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da7d8"/>
    </style:style>
    <style:style style:name="ce2" style:family="table-cell" style:parent-style-name="Default" style:data-style-name="N109"/>
    <style:style style:name="ce6" style:family="table-cell" style:parent-style-name="Default">
      <style:table-cell-properties fo:background-color="#fcd4d1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>
        <table:iteration table:steps="1" table:maximum-difference="1"/>
      </table:calculation-settings>
      <table:table table:name="Boolsche Ops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) Finde Gewichte für das boolesche OR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2) Finde Gewichte für das boolesche AND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3) Finde Gewichte für das boolesche NAND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4) Finde Gewichte für das boolesche XOR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d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error</text:p>
          </table:table-cell>
          <table:table-cell office:value-type="string" calcext:value-type="string">
            <text:p>error²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.0455" calcext:value-type="float">
            <text:p>1,0455</text:p>
          </table:table-cell>
          <table:table-cell table:number-columns-repeated="2"/>
          <table:table-cell table:formula="of:=ACT([.$B$6]; [.B14] ; [.$B$8] )" office:value-type="float" office:value="-0.9945" calcext:value-type="float">
            <text:p>-0,99450</text:p>
          </table:table-cell>
          <table:table-cell office:value-type="float" office:value="0" calcext:value-type="float">
            <text:p>0</text:p>
          </table:table-cell>
          <table:table-cell table:formula="of:=[.F11]-[.E11]" office:value-type="float" office:value="0.9945" calcext:value-type="float">
            <text:p>0,9945</text:p>
          </table:table-cell>
          <table:table-cell table:formula="of:=[.G11]*[.G11]" office:value-type="float" office:value="0.98903025" calcext:value-type="float">
            <text:p>0,98903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.0455" calcext:value-type="float">
            <text:p>1,045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-0.9945" calcext:value-type="float">
            <text:p>-0,9945</text:p>
          </table:table-cell>
          <table:table-cell table:number-columns-repeated="6"/>
        </table:table-row>
        <table:table-row table:style-name="ro1">
          <table:table-cell/>
          <table:table-cell table:formula="of:=[.A11]*[.B11]+[.A12]*[.B12]+[.B13]" office:value-type="float" office:value="-0.9945" calcext:value-type="float">
            <text:p>-0,9945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1]" office:value-type="float" office:value="1.0455" calcext:value-type="float">
            <text:p>1,0455</text:p>
          </table:table-cell>
          <table:table-cell table:number-columns-repeated="2"/>
          <table:table-cell table:formula="of:=ACT([.$B$6]; [.B20] ; [.$B$8] )" office:value-type="float" office:value="0.051" calcext:value-type="float">
            <text:p>0,05100</text:p>
          </table:table-cell>
          <table:table-cell office:value-type="float" office:value="0" calcext:value-type="float">
            <text:p>0</text:p>
          </table:table-cell>
          <table:table-cell table:formula="of:=[.F17]-[.E17]" office:value-type="float" office:value="-0.051" calcext:value-type="float">
            <text:p>-0,051</text:p>
          </table:table-cell>
          <table:table-cell table:formula="of:=[.G17]*[.G17]" office:value-type="float" office:value="0.002601" calcext:value-type="float">
            <text:p>0,0026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2]" office:value-type="float" office:value="1.0455" calcext:value-type="float">
            <text:p>1,0455</text:p>
          </table:table-cell>
          <table:table-cell table:number-columns-repeated="6"/>
        </table:table-row>
        <table:table-row table:style-name="ro1">
          <table:table-cell/>
          <table:table-cell table:formula="of:=[.$B$13]" office:value-type="float" office:value="-0.9945" calcext:value-type="float">
            <text:p>-0,9945</text:p>
          </table:table-cell>
          <table:table-cell table:number-columns-repeated="6"/>
        </table:table-row>
        <table:table-row table:style-name="ro1">
          <table:table-cell/>
          <table:table-cell table:formula="of:=[.A17]*[.B17]+[.A18]*[.B18]+[.B19]" office:value-type="float" office:value="0.051" calcext:value-type="float">
            <text:p>0,051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1]" office:value-type="float" office:value="1.0455" calcext:value-type="float">
            <text:p>1,0455</text:p>
          </table:table-cell>
          <table:table-cell table:number-columns-repeated="2"/>
          <table:table-cell table:formula="of:=ACT([.$B$6]; [.B26] ; [.$B$8] )" office:value-type="float" office:value="0.051" calcext:value-type="float">
            <text:p>0,05100</text:p>
          </table:table-cell>
          <table:table-cell office:value-type="float" office:value="0" calcext:value-type="float">
            <text:p>0</text:p>
          </table:table-cell>
          <table:table-cell table:formula="of:=[.F23]-[.E23]" office:value-type="float" office:value="-0.051" calcext:value-type="float">
            <text:p>-0,051</text:p>
          </table:table-cell>
          <table:table-cell table:formula="of:=[.G23]*[.G23]" office:value-type="float" office:value="0.002601" calcext:value-type="float">
            <text:p>0,0026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2]" office:value-type="float" office:value="1.0455" calcext:value-type="float">
            <text:p>1,0455</text:p>
          </table:table-cell>
          <table:table-cell table:number-columns-repeated="6"/>
        </table:table-row>
        <table:table-row table:style-name="ro1">
          <table:table-cell/>
          <table:table-cell table:formula="of:=[.$B$13]" office:value-type="float" office:value="-0.9945" calcext:value-type="float">
            <text:p>-0,9945</text:p>
          </table:table-cell>
          <table:table-cell table:number-columns-repeated="6"/>
        </table:table-row>
        <table:table-row table:style-name="ro1">
          <table:table-cell/>
          <table:table-cell table:formula="of:=[.A23]*[.B23]+[.A24]*[.B24]+[.B25]" office:value-type="float" office:value="0.051" calcext:value-type="float">
            <text:p>0,051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1]" office:value-type="float" office:value="1.0455" calcext:value-type="float">
            <text:p>1,0455</text:p>
          </table:table-cell>
          <table:table-cell table:number-columns-repeated="2"/>
          <table:table-cell table:formula="of:=ACT([.$B$6]; [.B32] ; [.$B$8] )" office:value-type="float" office:value="1.0965" calcext:value-type="float">
            <text:p>1,09650</text:p>
          </table:table-cell>
          <table:table-cell office:value-type="float" office:value="1" calcext:value-type="float">
            <text:p>1</text:p>
          </table:table-cell>
          <table:table-cell table:formula="of:=[.F29]-[.E29]" office:value-type="float" office:value="-0.0965000000000003" calcext:value-type="float">
            <text:p>-0,0965</text:p>
          </table:table-cell>
          <table:table-cell table:formula="of:=[.G29]*[.G29]" office:value-type="float" office:value="0.00931225000000005" calcext:value-type="float">
            <text:p>0,00931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2]" office:value-type="float" office:value="1.0455" calcext:value-type="float">
            <text:p>1,0455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formula="of:=[.$B$13]" office:value-type="float" office:value="-0.9945" calcext:value-type="float">
            <text:p>-0,9945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formula="of:=[.A29]*[.B29]+[.A30]*[.B30]+[.B31]" office:value-type="float" office:value="1.0965" calcext:value-type="float">
            <text:p>1,0965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SUM([.H11:.H29])" office:value-type="float" office:value="1.0035445" calcext:value-type="float">
            <text:p>1,0035445</text:p>
          </table:table-cell>
        </table:table-row>
      </table:table>
      <table:table table:name="NAND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3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3) Finde Gewichte für das boolesche NAND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d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error</text:p>
          </table:table-cell>
          <table:table-cell office:value-type="string" calcext:value-type="string">
            <text:p>error²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/>
          <table:table-cell table:formula="of:=ACT([.$B$6]; [.B14] ; [.$B$8] )" office:value-type="float" office:value="1" calcext:value-type="float">
            <text:p>1,00000</text:p>
          </table:table-cell>
          <table:table-cell office:value-type="float" office:value="1" calcext:value-type="float">
            <text:p>1</text:p>
          </table:table-cell>
          <table:table-cell table:formula="of:=[.F11]-[.E11]" office:value-type="float" office:value="0" calcext:value-type="float">
            <text:p>0</text:p>
          </table:table-cell>
          <table:table-cell table:formula="of:=[.G11]*[.G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formula="of:=[.A11]*[.B11]+[.A12]*[.B12]+[.B13]" office:value-type="float" office:value="2" calcext:value-type="float">
            <text:p>2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1]" office:value-type="float" office:value="-1" calcext:value-type="float">
            <text:p>-1</text:p>
          </table:table-cell>
          <table:table-cell table:number-columns-repeated="2"/>
          <table:table-cell table:formula="of:=ACT([.$B$6]; [.B20] ; [.$B$8] )" office:value-type="float" office:value="1" calcext:value-type="float">
            <text:p>1,00000</text:p>
          </table:table-cell>
          <table:table-cell office:value-type="float" office:value="1" calcext:value-type="float">
            <text:p>1</text:p>
          </table:table-cell>
          <table:table-cell table:formula="of:=[.F17]-[.E17]" office:value-type="float" office:value="0" calcext:value-type="float">
            <text:p>0</text:p>
          </table:table-cell>
          <table:table-cell table:formula="of:=[.G17]*[.G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2]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/>
          <table:table-cell table:formula="of:=[.$B$1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formula="of:=[.A17]*[.B17]+[.A18]*[.B18]+[.B19]"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1]" office:value-type="float" office:value="-1" calcext:value-type="float">
            <text:p>-1</text:p>
          </table:table-cell>
          <table:table-cell table:number-columns-repeated="2"/>
          <table:table-cell table:formula="of:=ACT([.$B$6]; [.B26] ; [.$B$8] )" office:value-type="float" office:value="1" calcext:value-type="float">
            <text:p>1,00000</text:p>
          </table:table-cell>
          <table:table-cell office:value-type="float" office:value="1" calcext:value-type="float">
            <text:p>1</text:p>
          </table:table-cell>
          <table:table-cell table:formula="of:=[.F23]-[.E23]" office:value-type="float" office:value="0" calcext:value-type="float">
            <text:p>0</text:p>
          </table:table-cell>
          <table:table-cell table:formula="of:=[.G23]*[.G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2]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/>
          <table:table-cell table:formula="of:=[.$B$1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formula="of:=[.A23]*[.B23]+[.A24]*[.B24]+[.B25]"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1]" office:value-type="float" office:value="-1" calcext:value-type="float">
            <text:p>-1</text:p>
          </table:table-cell>
          <table:table-cell table:number-columns-repeated="2"/>
          <table:table-cell table:formula="of:=ACT([.$B$6]; [.B32] ; [.$B$8] )" office:value-type="float" office:value="0" calcext:value-type="float">
            <text:p>0,00000</text:p>
          </table:table-cell>
          <table:table-cell office:value-type="float" office:value="0" calcext:value-type="float">
            <text:p>0</text:p>
          </table:table-cell>
          <table:table-cell table:formula="of:=[.F29]-[.E29]" office:value-type="float" office:value="0" calcext:value-type="float">
            <text:p>0</text:p>
          </table:table-cell>
          <table:table-cell table:formula="of:=[.G29]*[.G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2]"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formula="of:=[.$B$13]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formula="of:=[.A29]*[.B29]+[.A30]*[.B30]+[.B31]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SUM([.H11:.H29])" office:value-type="float" office:value="0" calcext:value-type="float">
            <text:p>0</text:p>
          </table:table-cell>
        </table:table-row>
      </table:table>
      <table:table table:name="Automatische Lösung" table:style-name="ta1">
        <table:shapes>
          <draw:frame draw:z-index="0" draw:style-name="gr1" draw:text-style-name="P1" svg:width="159.99mm" svg:height="89.99mm" svg:x="294.52mm" svg:y="37.12mm">
            <draw:object draw:notify-on-update-of-ranges="'Automatische Lösung'.M9:'Automatische Lösung'.M9 'Automatische Lösung'.M10:'Automatische Lösung'.M6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4"/>
          <table:table-cell table:style-name="Default"/>
          <table:table-cell office:value-type="string" calcext:value-type="string">
            <text:p>Einfach die gewünschten Werte in F11, F17, F23 und F29 eingeben</text:p>
          </table:table-cell>
          <table:table-cell table:number-columns-repeated="7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mod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epsilon (learning rate)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w‘[i]=w[i]+epsilon*error*x[i]</text:p>
          </table:table-cell>
          <table:table-cell table:number-columns-repeated="2"/>
          <table:table-cell office:value-type="string" calcext:value-type="string">
            <text:p>iteration</text:p>
          </table:table-cell>
          <table:table-cell office:value-type="string" calcext:value-type="string">
            <text:p>total error²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/>
          <table:table-cell office:value-type="float" office:value="0" calcext:value-type="float">
            <text:p>0</text:p>
          </table:table-cell>
          <table:table-cell table:formula="of:=OFFSET([.$J$32]; (ROW()-10)*25; 0)" office:value-type="float" office:value="12.7609280438998" calcext:value-type="float">
            <text:p>12,7609280438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2*RAND()-1" office:value-type="float" office:value="0.511460100475314" calcext:value-type="float">
            <text:p>0,511460100475314</text:p>
          </table:table-cell>
          <table:table-cell table:number-columns-repeated="2"/>
          <table:table-cell table:formula="of:=ACT([.$B$6]; [.B14] ; [.$B$8] )" office:value-type="float" office:value="-0.812012966484974" calcext:value-type="float">
            <text:p>-0,81201</text:p>
          </table:table-cell>
          <table:table-cell table:style-name="ce1" office:value-type="float" office:value="0" calcext:value-type="float">
            <text:p>0</text:p>
          </table:table-cell>
          <table:table-cell table:formula="of:=[.F11]-[.E11]" office:value-type="float" office:value="0.812012966484974" calcext:value-type="float">
            <text:p>0,812012966484974</text:p>
          </table:table-cell>
          <table:table-cell table:formula="of:=[.G11]*[.$B$7]*[.A11]" office:value-type="float" office:value="0" calcext:value-type="float">
            <text:p>0</text:p>
          </table:table-cell>
          <table:table-cell table:formula="of:=([.H11]+[.H17]+[.H23]+[.H29])/4+[.B11]" office:value-type="float" office:value="0.558360639403057" calcext:value-type="float">
            <text:p>0,558360639403057</text:p>
          </table:table-cell>
          <table:table-cell table:formula="of:=([.F11]-[.E11])*([.F11]-[.E11])" office:value-type="float" office:value="0.659365057739727" calcext:value-type="float">
            <text:p>0,659365057739727</text:p>
          </table:table-cell>
          <table:table-cell/>
          <table:table-cell table:formula="of:=OFFSET([.$J$32]; (ROW()-10)*25-23; -8)" office:value-type="float" office:value="1" calcext:value-type="float">
            <text:p>1</text:p>
          </table:table-cell>
          <table:table-cell table:formula="of:=OFFSET([.$J$32]; (ROW()-10)*25; 0)" office:value-type="float" office:value="10.0508261560189" calcext:value-type="float">
            <text:p>10,05082615601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2*RAND()-1" office:value-type="float" office:value="-0.274915825090392" calcext:value-type="float">
            <text:p>-0,274915825090392</text:p>
          </table:table-cell>
          <table:table-cell table:number-columns-repeated="3"/>
          <table:table-cell table:style-name="ce1"/>
          <table:table-cell/>
          <table:table-cell table:formula="of:=[.G11]*[.$B$7]*[.A12]" office:value-type="float" office:value="0" calcext:value-type="float">
            <text:p>0</text:p>
          </table:table-cell>
          <table:table-cell table:formula="of:=([.H12]+[.H18]+[.H24]+[.H30])/4+[.B12]" office:value-type="float" office:value="-0.158355888023507" calcext:value-type="float">
            <text:p>-0,158355888023507</text:p>
          </table:table-cell>
          <table:table-cell table:number-columns-repeated="2"/>
          <table:table-cell table:formula="of:=OFFSET([.$J$32]; (ROW()-10)*25-23; -8)" office:value-type="float" office:value="2" calcext:value-type="float">
            <text:p>2</text:p>
          </table:table-cell>
          <table:table-cell table:formula="of:=OFFSET([.$J$32]; (ROW()-10)*25; 0)" office:value-type="float" office:value="8.08831063037097" calcext:value-type="float">
            <text:p>8,08831063037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2*RAND()-1" office:value-type="float" office:value="-0.812012966484974" calcext:value-type="float">
            <text:p>-0,812012966484974</text:p>
          </table:table-cell>
          <table:table-cell table:number-columns-repeated="3"/>
          <table:table-cell table:style-name="ce1"/>
          <table:table-cell/>
          <table:table-cell table:formula="of:=[.G11]*[.$B$7]*[.A13]" office:value-type="float" office:value="0.0812012966484974" calcext:value-type="float">
            <text:p>0,081201296648497</text:p>
          </table:table-cell>
          <table:table-cell table:formula="of:=([.H13]+[.H19]+[.H25]+[.H31])/4+[.B13]" office:value-type="float" office:value="-0.667638883605722" calcext:value-type="float">
            <text:p>-0,667638883605722</text:p>
          </table:table-cell>
          <table:table-cell table:number-columns-repeated="2"/>
          <table:table-cell table:formula="of:=OFFSET([.$J$32]; (ROW()-10)*25-23; -8)" office:value-type="float" office:value="3" calcext:value-type="float">
            <text:p>3</text:p>
          </table:table-cell>
          <table:table-cell table:formula="of:=OFFSET([.$J$32]; (ROW()-10)*25; 0)" office:value-type="float" office:value="6.65648209578918" calcext:value-type="float">
            <text:p>6,65648209578918</text:p>
          </table:table-cell>
        </table:table-row>
        <table:table-row table:style-name="ro1">
          <table:table-cell/>
          <table:table-cell table:formula="of:=[.A11]*[.B11]+[.A12]*[.B12]+[.B13]" office:value-type="float" office:value="-0.812012966484974" calcext:value-type="float">
            <text:p>-0,812012966484974</text:p>
          </table:table-cell>
          <table:table-cell table:number-columns-repeated="3"/>
          <table:table-cell table:style-name="ce1"/>
          <table:table-cell table:number-columns-repeated="5"/>
          <table:table-cell table:formula="of:=OFFSET([.$J$32]; (ROW()-10)*25-23; -8)" office:value-type="float" office:value="4" calcext:value-type="float">
            <text:p>4</text:p>
          </table:table-cell>
          <table:table-cell table:formula="of:=OFFSET([.$J$32]; (ROW()-10)*25; 0)" office:value-type="float" office:value="5.60192943250847" calcext:value-type="float">
            <text:p>5,60192943250847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5"/>
          <table:table-cell table:formula="of:=OFFSET([.$J$32]; (ROW()-10)*25-23; -8)" office:value-type="float" office:value="5" calcext:value-type="float">
            <text:p>5</text:p>
          </table:table-cell>
          <table:table-cell table:formula="of:=OFFSET([.$J$32]; (ROW()-10)*25; 0)" office:value-type="float" office:value="4.81611841090519" calcext:value-type="float">
            <text:p>4,81611841090519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5"/>
          <table:table-cell table:formula="of:=OFFSET([.$J$32]; (ROW()-10)*25-23; -8)" office:value-type="float" office:value="6" calcext:value-type="float">
            <text:p>6</text:p>
          </table:table-cell>
          <table:table-cell table:formula="of:=OFFSET([.$J$32]; (ROW()-10)*25; 0)" office:value-type="float" office:value="4.22223756085312" calcext:value-type="float">
            <text:p>4,22223756085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1]" office:value-type="float" office:value="0.511460100475314" calcext:value-type="float">
            <text:p>0,511460100475314</text:p>
          </table:table-cell>
          <table:table-cell table:number-columns-repeated="2"/>
          <table:table-cell table:formula="of:=ACT([.$B$6]; [.B20] ; [.$B$8] )" office:value-type="float" office:value="-1.08692879157537" calcext:value-type="float">
            <text:p>-1,08693</text:p>
          </table:table-cell>
          <table:table-cell table:style-name="ce1" office:value-type="float" office:value="2" calcext:value-type="float">
            <text:p>2</text:p>
          </table:table-cell>
          <table:table-cell table:formula="of:=[.F17]-[.E17]" office:value-type="float" office:value="3.08692879157537" calcext:value-type="float">
            <text:p>3,08692879157537</text:p>
          </table:table-cell>
          <table:table-cell table:formula="of:=[.G17]*[.$B$7]*[.A17]" office:value-type="float" office:value="0" calcext:value-type="float">
            <text:p>0</text:p>
          </table:table-cell>
          <table:table-cell/>
          <table:table-cell table:formula="of:=([.F17]-[.E17])*([.F17]-[.E17])" office:value-type="float" office:value="9.52912936425695" calcext:value-type="float">
            <text:p>9,52912936425695</text:p>
          </table:table-cell>
          <table:table-cell/>
          <table:table-cell table:formula="of:=OFFSET([.$J$32]; (ROW()-10)*25-23; -8)" office:value-type="float" office:value="7" calcext:value-type="float">
            <text:p>7</text:p>
          </table:table-cell>
          <table:table-cell table:formula="of:=OFFSET([.$J$32]; (ROW()-10)*25; 0)" office:value-type="float" office:value="3.76590103257331" calcext:value-type="float">
            <text:p>3,765901032573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]" office:value-type="float" office:value="-0.274915825090392" calcext:value-type="float">
            <text:p>-0,274915825090392</text:p>
          </table:table-cell>
          <table:table-cell table:number-columns-repeated="3"/>
          <table:table-cell table:style-name="ce1"/>
          <table:table-cell/>
          <table:table-cell table:formula="of:=[.G17]*[.$B$7]*[.A18]" office:value-type="float" office:value="0.308692879157537" calcext:value-type="float">
            <text:p>0,308692879157537</text:p>
          </table:table-cell>
          <table:table-cell table:number-columns-repeated="3"/>
          <table:table-cell table:formula="of:=OFFSET([.$J$32]; (ROW()-10)*25-23; -8)" office:value-type="float" office:value="8" calcext:value-type="float">
            <text:p>8</text:p>
          </table:table-cell>
          <table:table-cell table:formula="of:=OFFSET([.$J$32]; (ROW()-10)*25; 0)" office:value-type="float" office:value="3.40857745583271" calcext:value-type="float">
            <text:p>3,408577455832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]" office:value-type="float" office:value="-0.812012966484974" calcext:value-type="float">
            <text:p>-0,812012966484974</text:p>
          </table:table-cell>
          <table:table-cell table:number-columns-repeated="3"/>
          <table:table-cell table:style-name="ce1"/>
          <table:table-cell/>
          <table:table-cell table:formula="of:=[.G17]*[.$B$7]*[.A19]" office:value-type="float" office:value="0.308692879157537" calcext:value-type="float">
            <text:p>0,308692879157537</text:p>
          </table:table-cell>
          <table:table-cell table:number-columns-repeated="3"/>
          <table:table-cell table:formula="of:=OFFSET([.$J$32]; (ROW()-10)*25-23; -8)" office:value-type="float" office:value="9" calcext:value-type="float">
            <text:p>9</text:p>
          </table:table-cell>
          <table:table-cell table:formula="of:=OFFSET([.$J$32]; (ROW()-10)*25; 0)" office:value-type="float" office:value="3.12294545085711" calcext:value-type="float">
            <text:p>3,12294545085711</text:p>
          </table:table-cell>
        </table:table-row>
        <table:table-row table:style-name="ro1">
          <table:table-cell/>
          <table:table-cell table:formula="of:=[.A17]*[.B17]+[.A18]*[.B18]+[.B19]" office:value-type="float" office:value="-1.08692879157537" calcext:value-type="float">
            <text:p>-1,08692879157537</text:p>
          </table:table-cell>
          <table:table-cell table:number-columns-repeated="3"/>
          <table:table-cell table:style-name="ce1"/>
          <table:table-cell table:number-columns-repeated="5"/>
          <table:table-cell table:formula="of:=OFFSET([.$J$32]; (ROW()-10)*25-23; -8)" office:value-type="float" office:value="10" calcext:value-type="float">
            <text:p>10</text:p>
          </table:table-cell>
          <table:table-cell table:formula="of:=OFFSET([.$J$32]; (ROW()-10)*25; 0)" office:value-type="float" office:value="2.88961084038958" calcext:value-type="float">
            <text:p>2,88961084038958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5"/>
          <table:table-cell table:formula="of:=OFFSET([.$J$32]; (ROW()-10)*25-23; -8)" office:value-type="float" office:value="11" calcext:value-type="float">
            <text:p>11</text:p>
          </table:table-cell>
          <table:table-cell table:formula="of:=OFFSET([.$J$32]; (ROW()-10)*25; 0)" office:value-type="float" office:value="2.69478627521343" calcext:value-type="float">
            <text:p>2,69478627521343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5"/>
          <table:table-cell table:formula="of:=OFFSET([.$J$32]; (ROW()-10)*25-23; -8)" office:value-type="float" office:value="12" calcext:value-type="float">
            <text:p>12</text:p>
          </table:table-cell>
          <table:table-cell table:formula="of:=OFFSET([.$J$32]; (ROW()-10)*25; 0)" office:value-type="float" office:value="2.52865107016199" calcext:value-type="float">
            <text:p>2,528651070161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]" office:value-type="float" office:value="0.511460100475314" calcext:value-type="float">
            <text:p>0,511460100475314</text:p>
          </table:table-cell>
          <table:table-cell table:number-columns-repeated="2"/>
          <table:table-cell table:formula="of:=ACT([.$B$6]; [.B26] ; [.$B$8] )" office:value-type="float" office:value="-0.300552866009659" calcext:value-type="float">
            <text:p>-0,30055</text:p>
          </table:table-cell>
          <table:table-cell table:style-name="ce1" office:value-type="float" office:value="0" calcext:value-type="float">
            <text:p>0</text:p>
          </table:table-cell>
          <table:table-cell table:formula="of:=[.F23]-[.E23]" office:value-type="float" office:value="0.300552866009659" calcext:value-type="float">
            <text:p>0,300552866009659</text:p>
          </table:table-cell>
          <table:table-cell table:formula="of:=[.G23]*[.$B$7]*[.A23]" office:value-type="float" office:value="0.0300552866009659" calcext:value-type="float">
            <text:p>0,030055286600966</text:p>
          </table:table-cell>
          <table:table-cell/>
          <table:table-cell table:formula="of:=([.F23]-[.E23])*([.F23]-[.E23])" office:value-type="float" office:value="0.0903320252666202" calcext:value-type="float">
            <text:p>0,09033202526662</text:p>
          </table:table-cell>
          <table:table-cell/>
          <table:table-cell table:formula="of:=OFFSET([.$J$32]; (ROW()-10)*25-23; -8)" office:value-type="float" office:value="13" calcext:value-type="float">
            <text:p>13</text:p>
          </table:table-cell>
          <table:table-cell table:formula="of:=OFFSET([.$J$32]; (ROW()-10)*25; 0)" office:value-type="float" office:value="2.38419179899666" calcext:value-type="float">
            <text:p>2,384191798996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8]" office:value-type="float" office:value="-0.274915825090392" calcext:value-type="float">
            <text:p>-0,274915825090392</text:p>
          </table:table-cell>
          <table:table-cell table:number-columns-repeated="3"/>
          <table:table-cell table:style-name="ce1"/>
          <table:table-cell/>
          <table:table-cell table:formula="of:=[.G23]*[.$B$7]*[.A24]" office:value-type="float" office:value="0" calcext:value-type="float">
            <text:p>0</text:p>
          </table:table-cell>
          <table:table-cell table:number-columns-repeated="3"/>
          <table:table-cell table:formula="of:=OFFSET([.$J$32]; (ROW()-10)*25-23; -8)" office:value-type="float" office:value="14" calcext:value-type="float">
            <text:p>14</text:p>
          </table:table-cell>
          <table:table-cell table:formula="of:=OFFSET([.$J$32]; (ROW()-10)*25; 0)" office:value-type="float" office:value="2.25638268229648" calcext:value-type="float">
            <text:p>2,25638268229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]" office:value-type="float" office:value="-0.812012966484974" calcext:value-type="float">
            <text:p>-0,812012966484974</text:p>
          </table:table-cell>
          <table:table-cell table:number-columns-repeated="3"/>
          <table:table-cell table:style-name="ce1"/>
          <table:table-cell/>
          <table:table-cell table:formula="of:=[.G23]*[.$B$7]*[.A25]" office:value-type="float" office:value="0.0300552866009659" calcext:value-type="float">
            <text:p>0,030055286600966</text:p>
          </table:table-cell>
          <table:table-cell table:number-columns-repeated="3"/>
          <table:table-cell table:formula="of:=OFFSET([.$J$32]; (ROW()-10)*25-23; -8)" office:value-type="float" office:value="15" calcext:value-type="float">
            <text:p>15</text:p>
          </table:table-cell>
          <table:table-cell table:formula="of:=OFFSET([.$J$32]; (ROW()-10)*25; 0)" office:value-type="float" office:value="2.14160613819775" calcext:value-type="float">
            <text:p>2,14160613819775</text:p>
          </table:table-cell>
        </table:table-row>
        <table:table-row table:style-name="ro1">
          <table:table-cell/>
          <table:table-cell table:formula="of:=[.A23]*[.B23]+[.A24]*[.B24]+[.B25]" office:value-type="float" office:value="-0.300552866009659" calcext:value-type="float">
            <text:p>-0,300552866009659</text:p>
          </table:table-cell>
          <table:table-cell table:number-columns-repeated="3"/>
          <table:table-cell table:style-name="ce1"/>
          <table:table-cell table:number-columns-repeated="5"/>
          <table:table-cell table:formula="of:=OFFSET([.$J$32]; (ROW()-10)*25-23; -8)" office:value-type="float" office:value="16" calcext:value-type="float">
            <text:p>16</text:p>
          </table:table-cell>
          <table:table-cell table:formula="of:=OFFSET([.$J$32]; (ROW()-10)*25; 0)" office:value-type="float" office:value="2.03724308045368" calcext:value-type="float">
            <text:p>2,03724308045368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5"/>
          <table:table-cell table:formula="of:=OFFSET([.$J$32]; (ROW()-10)*25-23; -8)" office:value-type="float" office:value="17" calcext:value-type="float">
            <text:p>17</text:p>
          </table:table-cell>
          <table:table-cell table:formula="of:=OFFSET([.$J$32]; (ROW()-10)*25; 0)" office:value-type="float" office:value="1.94138319617647" calcext:value-type="float">
            <text:p>1,94138319617647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5"/>
          <table:table-cell table:formula="of:=OFFSET([.$J$32]; (ROW()-10)*25-23; -8)" office:value-type="float" office:value="18" calcext:value-type="float">
            <text:p>18</text:p>
          </table:table-cell>
          <table:table-cell table:formula="of:=OFFSET([.$J$32]; (ROW()-10)*25; 0)" office:value-type="float" office:value="1.85262002884529" calcext:value-type="float">
            <text:p>1,852620028845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3]" office:value-type="float" office:value="0.511460100475314" calcext:value-type="float">
            <text:p>0,511460100475314</text:p>
          </table:table-cell>
          <table:table-cell table:number-columns-repeated="2"/>
          <table:table-cell table:formula="of:=ACT([.$B$6]; [.B32] ; [.$B$8] )" office:value-type="float" office:value="-0.575468691100051" calcext:value-type="float">
            <text:p>-0,57547</text:p>
          </table:table-cell>
          <table:table-cell table:style-name="ce1" office:value-type="float" office:value="1" calcext:value-type="float">
            <text:p>1</text:p>
          </table:table-cell>
          <table:table-cell table:formula="of:=[.F29]-[.E29]" office:value-type="float" office:value="1.57546869110005" calcext:value-type="float">
            <text:p>1,57546869110005</text:p>
          </table:table-cell>
          <table:table-cell table:formula="of:=[.G29]*[.$B$7]*[.A29]" office:value-type="float" office:value="0.157546869110005" calcext:value-type="float">
            <text:p>0,157546869110005</text:p>
          </table:table-cell>
          <table:table-cell/>
          <table:table-cell table:formula="of:=([.F29]-[.E29])*([.F29]-[.E29])" office:value-type="float" office:value="2.48210159663651" calcext:value-type="float">
            <text:p>2,48210159663651</text:p>
          </table:table-cell>
          <table:table-cell/>
          <table:table-cell table:formula="of:=OFFSET([.$J$32]; (ROW()-10)*25-23; -8)" office:value-type="float" office:value="19" calcext:value-type="float">
            <text:p>19</text:p>
          </table:table-cell>
          <table:table-cell table:formula="of:=OFFSET([.$J$32]; (ROW()-10)*25; 0)" office:value-type="float" office:value="1.76990600615744" calcext:value-type="float">
            <text:p>1,76990600615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4]" office:value-type="float" office:value="-0.274915825090392" calcext:value-type="float">
            <text:p>-0,274915825090392</text:p>
          </table:table-cell>
          <table:table-cell table:number-columns-repeated="2"/>
          <table:table-cell table:style-name="Default"/>
          <table:table-cell table:number-columns-repeated="2"/>
          <table:table-cell table:formula="of:=[.G29]*[.$B$7]*[.A30]" office:value-type="float" office:value="0.157546869110005" calcext:value-type="float">
            <text:p>0,157546869110005</text:p>
          </table:table-cell>
          <table:table-cell table:number-columns-repeated="3"/>
          <table:table-cell table:formula="of:=OFFSET([.$J$32]; (ROW()-10)*25-23; -8)" office:value-type="float" office:value="20" calcext:value-type="float">
            <text:p>20</text:p>
          </table:table-cell>
          <table:table-cell table:formula="of:=OFFSET([.$J$32]; (ROW()-10)*25; 0)" office:value-type="float" office:value="1.69244984188533" calcext:value-type="float">
            <text:p>1,692449841885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5]" office:value-type="float" office:value="-0.812012966484974" calcext:value-type="float">
            <text:p>-0,812012966484974</text:p>
          </table:table-cell>
          <table:table-cell table:number-columns-repeated="2"/>
          <table:table-cell table:style-name="Default"/>
          <table:table-cell table:number-columns-repeated="2"/>
          <table:table-cell table:formula="of:=[.G29]*[.$B$7]*[.A31]" office:value-type="float" office:value="0.157546869110005" calcext:value-type="float">
            <text:p>0,157546869110005</text:p>
          </table:table-cell>
          <table:table-cell table:number-columns-repeated="3"/>
          <table:table-cell table:formula="of:=OFFSET([.$J$32]; (ROW()-10)*25-23; -8)" office:value-type="float" office:value="21" calcext:value-type="float">
            <text:p>21</text:p>
          </table:table-cell>
          <table:table-cell table:formula="of:=OFFSET([.$J$32]; (ROW()-10)*25; 0)" office:value-type="float" office:value="1.61964389294119" calcext:value-type="float">
            <text:p>1,61964389294119</text:p>
          </table:table-cell>
        </table:table-row>
        <table:table-row table:style-name="ro1">
          <table:table-cell/>
          <table:table-cell table:formula="of:=[.A29]*[.B29]+[.A30]*[.B30]+[.B31]" office:value-type="float" office:value="-0.575468691100051" calcext:value-type="float">
            <text:p>-0,57546869110005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11:.J29])" office:value-type="float" office:value="12.7609280438998" calcext:value-type="float">
            <text:p>12,7609280438998</text:p>
          </table:table-cell>
          <table:table-cell/>
          <table:table-cell table:formula="of:=OFFSET([.$J$32]; (ROW()-10)*25-23; -8)" office:value-type="float" office:value="22" calcext:value-type="float">
            <text:p>22</text:p>
          </table:table-cell>
          <table:table-cell table:formula="of:=OFFSET([.$J$32]; (ROW()-10)*25; 0)" office:value-type="float" office:value="1.55101269414857" calcext:value-type="float">
            <text:p>1,55101269414857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formula="of:=OFFSET([.$J$32]; (ROW()-10)*25-23; -8)" office:value-type="float" office:value="23" calcext:value-type="float">
            <text:p>23</text:p>
          </table:table-cell>
          <table:table-cell table:formula="of:=OFFSET([.$J$32]; (ROW()-10)*25; 0)" office:value-type="float" office:value="1.4861764667759" calcext:value-type="float">
            <text:p>1,4861764667759</text:p>
          </table:table-cell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/>
          <table:table-cell table:formula="of:=OFFSET([.$J$32]; (ROW()-10)*25-23; -8)" office:value-type="float" office:value="24" calcext:value-type="float">
            <text:p>24</text:p>
          </table:table-cell>
          <table:table-cell table:formula="of:=OFFSET([.$J$32]; (ROW()-10)*25; 0)" office:value-type="float" office:value="1.42482521580181" calcext:value-type="float">
            <text:p>1,4248252158018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/>
          <table:table-cell table:formula="of:=OFFSET([.$J$32]; (ROW()-10)*25-23; -8)" office:value-type="float" office:value="25" calcext:value-type="float">
            <text:p>25</text:p>
          </table:table-cell>
          <table:table-cell table:formula="of:=OFFSET([.$J$32]; (ROW()-10)*25; 0)" office:value-type="float" office:value="1.36670031644113" calcext:value-type="float">
            <text:p>1,36670031644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1]" office:value-type="float" office:value="0.558360639403057" calcext:value-type="float">
            <text:p>0,558360639403057</text:p>
          </table:table-cell>
          <table:table-cell table:number-columns-repeated="2"/>
          <table:table-cell table:formula="of:=ACT([.$B$6]; [.B39] ; [.$B$8] )" office:value-type="float" office:value="-0.667638883605722" calcext:value-type="float">
            <text:p>-0,66764</text:p>
          </table:table-cell>
          <table:table-cell table:formula="of:=[.F11]" office:value-type="float" office:value="0" calcext:value-type="float">
            <text:p>0</text:p>
          </table:table-cell>
          <table:table-cell table:formula="of:=[.F36]-[.E36]" office:value-type="float" office:value="0.667638883605722" calcext:value-type="float">
            <text:p>0,667638883605722</text:p>
          </table:table-cell>
          <table:table-cell table:formula="of:=[.G36]*[.$B$7]*[.A36]" office:value-type="float" office:value="0" calcext:value-type="float">
            <text:p>0</text:p>
          </table:table-cell>
          <table:table-cell table:formula="of:=([.H36]+[.H42]+[.H48]+[.H54])/4+[.B36]" office:value-type="float" office:value="0.592783448813778" calcext:value-type="float">
            <text:p>0,592783448813778</text:p>
          </table:table-cell>
          <table:table-cell table:formula="of:=([.F36]-[.E36])*([.F36]-[.E36])" office:value-type="float" office:value="0.445741678902295" calcext:value-type="float">
            <text:p>0,445741678902295</text:p>
          </table:table-cell>
          <table:table-cell/>
          <table:table-cell table:formula="of:=OFFSET([.$J$32]; (ROW()-10)*25-23; -8)" office:value-type="float" office:value="26" calcext:value-type="float">
            <text:p>26</text:p>
          </table:table-cell>
          <table:table-cell table:formula="of:=OFFSET([.$J$32]; (ROW()-10)*25; 0)" office:value-type="float" office:value="1.31158139906262" calcext:value-type="float">
            <text:p>1,311581399062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2]" office:value-type="float" office:value="-0.158355888023507" calcext:value-type="float">
            <text:p>-0,158355888023507</text:p>
          </table:table-cell>
          <table:table-cell table:number-columns-repeated="5"/>
          <table:table-cell table:formula="of:=[.G36]*[.$B$7]*[.A37]" office:value-type="float" office:value="0" calcext:value-type="float">
            <text:p>0</text:p>
          </table:table-cell>
          <table:table-cell table:formula="of:=([.H37]+[.H43]+[.H49]+[.H55])/4+[.B37]" office:value-type="float" office:value="-0.0560151654271218" calcext:value-type="float">
            <text:p>-0,056015165427122</text:p>
          </table:table-cell>
          <table:table-cell table:number-columns-repeated="2"/>
          <table:table-cell table:formula="of:=OFFSET([.$J$32]; (ROW()-10)*25-23; -8)" office:value-type="float" office:value="27" calcext:value-type="float">
            <text:p>27</text:p>
          </table:table-cell>
          <table:table-cell table:formula="of:=OFFSET([.$J$32]; (ROW()-10)*25; 0)" office:value-type="float" office:value="1.25927698381072" calcext:value-type="float">
            <text:p>1,259276983810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13]" office:value-type="float" office:value="-0.667638883605722" calcext:value-type="float">
            <text:p>-0,667638883605722</text:p>
          </table:table-cell>
          <table:table-cell table:number-columns-repeated="5"/>
          <table:table-cell table:formula="of:=[.G36]*[.$B$7]*[.A38]" office:value-type="float" office:value="0.0667638883605722" calcext:value-type="float">
            <text:p>0,066763888360572</text:p>
          </table:table-cell>
          <table:table-cell table:formula="of:=([.H38]+[.H44]+[.H50]+[.H56])/4+[.B38]" office:value-type="float" office:value="-0.545875232814128" calcext:value-type="float">
            <text:p>-0,545875232814128</text:p>
          </table:table-cell>
          <table:table-cell table:number-columns-repeated="2"/>
          <table:table-cell table:formula="of:=OFFSET([.$J$32]; (ROW()-10)*25-23; -8)" office:value-type="float" office:value="28" calcext:value-type="float">
            <text:p>28</text:p>
          </table:table-cell>
          <table:table-cell table:formula="of:=OFFSET([.$J$32]; (ROW()-10)*25; 0)" office:value-type="float" office:value="1.20961777012728" calcext:value-type="float">
            <text:p>1,20961777012728</text:p>
          </table:table-cell>
        </table:table-row>
        <table:table-row table:style-name="ro1">
          <table:table-cell/>
          <table:table-cell table:formula="of:=[.A36]*[.B36]+[.A37]*[.B37]+[.B38]" office:value-type="float" office:value="-0.667638883605722" calcext:value-type="float">
            <text:p>-0,667638883605722</text:p>
          </table:table-cell>
          <table:table-cell table:number-columns-repeated="9"/>
          <table:table-cell table:formula="of:=OFFSET([.$J$32]; (ROW()-10)*25-23; -8)" office:value-type="float" office:value="29" calcext:value-type="float">
            <text:p>29</text:p>
          </table:table-cell>
          <table:table-cell table:formula="of:=OFFSET([.$J$32]; (ROW()-10)*25; 0)" office:value-type="float" office:value="1.1624518071705" calcext:value-type="float">
            <text:p>1,1624518071705</text:p>
          </table:table-cell>
        </table:table-row>
        <table:table-row table:style-name="ro1">
          <table:table-cell table:number-columns-repeated="11"/>
          <table:table-cell table:formula="of:=OFFSET([.$J$32]; (ROW()-10)*25-23; -8)" office:value-type="float" office:value="30" calcext:value-type="float">
            <text:p>30</text:p>
          </table:table-cell>
          <table:table-cell table:formula="of:=OFFSET([.$J$32]; (ROW()-10)*25; 0)" office:value-type="float" office:value="1.11764099787087" calcext:value-type="float">
            <text:p>1,11764099787087</text:p>
          </table:table-cell>
        </table:table-row>
        <table:table-row table:style-name="ro1">
          <table:table-cell table:number-columns-repeated="11"/>
          <table:table-cell table:formula="of:=OFFSET([.$J$32]; (ROW()-10)*25-23; -8)" office:value-type="float" office:value="31" calcext:value-type="float">
            <text:p>31</text:p>
          </table:table-cell>
          <table:table-cell table:formula="of:=OFFSET([.$J$32]; (ROW()-10)*25; 0)" office:value-type="float" office:value="1.0750585496284" calcext:value-type="float">
            <text:p>1,0750585496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6]" office:value-type="float" office:value="0.558360639403057" calcext:value-type="float">
            <text:p>0,558360639403057</text:p>
          </table:table-cell>
          <table:table-cell table:number-columns-repeated="2"/>
          <table:table-cell table:formula="of:=ACT([.$B$6]; [.B45] ; [.$B$8] )" office:value-type="float" office:value="-0.825994771629229" calcext:value-type="float">
            <text:p>-0,82599</text:p>
          </table:table-cell>
          <table:table-cell table:formula="of:=[.F17]" office:value-type="float" office:value="2" calcext:value-type="float">
            <text:p>2</text:p>
          </table:table-cell>
          <table:table-cell table:formula="of:=[.F42]-[.E42]" office:value-type="float" office:value="2.82599477162923" calcext:value-type="float">
            <text:p>2,82599477162923</text:p>
          </table:table-cell>
          <table:table-cell table:formula="of:=[.G42]*[.$B$7]*[.A42]" office:value-type="float" office:value="0" calcext:value-type="float">
            <text:p>0</text:p>
          </table:table-cell>
          <table:table-cell/>
          <table:table-cell table:formula="of:=([.F42]-[.E42])*([.F42]-[.E42])" office:value-type="float" office:value="7.98624644927574" calcext:value-type="float">
            <text:p>7,98624644927574</text:p>
          </table:table-cell>
          <table:table-cell/>
          <table:table-cell table:formula="of:=OFFSET([.$J$32]; (ROW()-10)*25-23; -8)" office:value-type="float" office:value="32" calcext:value-type="float">
            <text:p>32</text:p>
          </table:table-cell>
          <table:table-cell table:formula="of:=OFFSET([.$J$32]; (ROW()-10)*25; 0)" office:value-type="float" office:value="1.03458709793506" calcext:value-type="float">
            <text:p>1,034587097935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7]" office:value-type="float" office:value="-0.158355888023507" calcext:value-type="float">
            <text:p>-0,158355888023507</text:p>
          </table:table-cell>
          <table:table-cell table:number-columns-repeated="5"/>
          <table:table-cell table:formula="of:=[.G42]*[.$B$7]*[.A43]" office:value-type="float" office:value="0.282599477162923" calcext:value-type="float">
            <text:p>0,282599477162923</text:p>
          </table:table-cell>
          <table:table-cell table:number-columns-repeated="3"/>
          <table:table-cell table:formula="of:=OFFSET([.$J$32]; (ROW()-10)*25-23; -8)" office:value-type="float" office:value="33" calcext:value-type="float">
            <text:p>33</text:p>
          </table:table-cell>
          <table:table-cell table:formula="of:=OFFSET([.$J$32]; (ROW()-10)*25; 0)" office:value-type="float" office:value="0.996117309278745" calcext:value-type="float">
            <text:p>0,996117309278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8]" office:value-type="float" office:value="-0.667638883605722" calcext:value-type="float">
            <text:p>-0,667638883605722</text:p>
          </table:table-cell>
          <table:table-cell table:number-columns-repeated="5"/>
          <table:table-cell table:formula="of:=[.G42]*[.$B$7]*[.A44]" office:value-type="float" office:value="0.282599477162923" calcext:value-type="float">
            <text:p>0,282599477162923</text:p>
          </table:table-cell>
          <table:table-cell table:number-columns-repeated="3"/>
          <table:table-cell table:formula="of:=OFFSET([.$J$32]; (ROW()-10)*25-23; -8)" office:value-type="float" office:value="34" calcext:value-type="float">
            <text:p>34</text:p>
          </table:table-cell>
          <table:table-cell table:formula="of:=OFFSET([.$J$32]; (ROW()-10)*25; 0)" office:value-type="float" office:value="0.959546826286178" calcext:value-type="float">
            <text:p>0,959546826286178</text:p>
          </table:table-cell>
        </table:table-row>
        <table:table-row table:style-name="ro1">
          <table:table-cell/>
          <table:table-cell table:formula="of:=[.A42]*[.B42]+[.A43]*[.B43]+[.B44]" office:value-type="float" office:value="-0.825994771629229" calcext:value-type="float">
            <text:p>-0,825994771629229</text:p>
          </table:table-cell>
          <table:table-cell table:number-columns-repeated="9"/>
          <table:table-cell table:formula="of:=OFFSET([.$J$32]; (ROW()-10)*25-23; -8)" office:value-type="float" office:value="35" calcext:value-type="float">
            <text:p>35</text:p>
          </table:table-cell>
          <table:table-cell table:formula="of:=OFFSET([.$J$32]; (ROW()-10)*25; 0)" office:value-type="float" office:value="0.924779458075599" calcext:value-type="float">
            <text:p>0,924779458075599</text:p>
          </table:table-cell>
        </table:table-row>
        <table:table-row table:style-name="ro1">
          <table:table-cell table:number-columns-repeated="11"/>
          <table:table-cell table:formula="of:=OFFSET([.$J$32]; (ROW()-10)*25-23; -8)" office:value-type="float" office:value="36" calcext:value-type="float">
            <text:p>36</text:p>
          </table:table-cell>
          <table:table-cell table:formula="of:=OFFSET([.$J$32]; (ROW()-10)*25; 0)" office:value-type="float" office:value="0.891724547077871" calcext:value-type="float">
            <text:p>0,891724547077871</text:p>
          </table:table-cell>
        </table:table-row>
        <table:table-row table:style-name="ro1">
          <table:table-cell table:number-columns-repeated="11"/>
          <table:table-cell table:formula="of:=OFFSET([.$J$32]; (ROW()-10)*25-23; -8)" office:value-type="float" office:value="37" calcext:value-type="float">
            <text:p>37</text:p>
          </table:table-cell>
          <table:table-cell table:formula="of:=OFFSET([.$J$32]; (ROW()-10)*25; 0)" office:value-type="float" office:value="0.8602964635862" calcext:value-type="float">
            <text:p>0,86029646358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2]" office:value-type="float" office:value="0.558360639403057" calcext:value-type="float">
            <text:p>0,558360639403057</text:p>
          </table:table-cell>
          <table:table-cell table:number-columns-repeated="2"/>
          <table:table-cell table:formula="of:=ACT([.$B$6]; [.B51] ; [.$B$8] )" office:value-type="float" office:value="-0.109278244202665" calcext:value-type="float">
            <text:p>-0,10928</text:p>
          </table:table-cell>
          <table:table-cell table:formula="of:=[.F23]" office:value-type="float" office:value="0" calcext:value-type="float">
            <text:p>0</text:p>
          </table:table-cell>
          <table:table-cell table:formula="of:=[.F48]-[.E48]" office:value-type="float" office:value="0.109278244202665" calcext:value-type="float">
            <text:p>0,109278244202665</text:p>
          </table:table-cell>
          <table:table-cell table:formula="of:=[.G48]*[.$B$7]*[.A48]" office:value-type="float" office:value="0.0109278244202665" calcext:value-type="float">
            <text:p>0,010927824420267</text:p>
          </table:table-cell>
          <table:table-cell/>
          <table:table-cell table:formula="of:=([.F48]-[.E48])*([.F48]-[.E48])" office:value-type="float" office:value="0.0119417346560173" calcext:value-type="float">
            <text:p>0,011941734656017</text:p>
          </table:table-cell>
          <table:table-cell/>
          <table:table-cell table:formula="of:=OFFSET([.$J$32]; (ROW()-10)*25-23; -8)" office:value-type="float" office:value="38" calcext:value-type="float">
            <text:p>38</text:p>
          </table:table-cell>
          <table:table-cell table:formula="of:=OFFSET([.$J$32]; (ROW()-10)*25; 0)" office:value-type="float" office:value="0.830414193438393" calcext:value-type="float">
            <text:p>0,8304141934383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43]" office:value-type="float" office:value="-0.158355888023507" calcext:value-type="float">
            <text:p>-0,158355888023507</text:p>
          </table:table-cell>
          <table:table-cell table:number-columns-repeated="5"/>
          <table:table-cell table:formula="of:=[.G48]*[.$B$7]*[.A49]" office:value-type="float" office:value="0" calcext:value-type="float">
            <text:p>0</text:p>
          </table:table-cell>
          <table:table-cell table:number-columns-repeated="3"/>
          <table:table-cell table:formula="of:=OFFSET([.$J$32]; (ROW()-10)*25-23; -8)" office:value-type="float" office:value="39" calcext:value-type="float">
            <text:p>39</text:p>
          </table:table-cell>
          <table:table-cell table:formula="of:=OFFSET([.$J$32]; (ROW()-10)*25; 0)" office:value-type="float" office:value="0.802000994239351" calcext:value-type="float">
            <text:p>0,8020009942393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4]" office:value-type="float" office:value="-0.667638883605722" calcext:value-type="float">
            <text:p>-0,667638883605722</text:p>
          </table:table-cell>
          <table:table-cell table:number-columns-repeated="5"/>
          <table:table-cell table:formula="of:=[.G48]*[.$B$7]*[.A50]" office:value-type="float" office:value="0.0109278244202665" calcext:value-type="float">
            <text:p>0,010927824420267</text:p>
          </table:table-cell>
          <table:table-cell table:number-columns-repeated="3"/>
          <table:table-cell table:formula="of:=OFFSET([.$J$32]; (ROW()-10)*25-23; -8)" office:value-type="float" office:value="40" calcext:value-type="float">
            <text:p>40</text:p>
          </table:table-cell>
          <table:table-cell table:formula="of:=OFFSET([.$J$32]; (ROW()-10)*25; 0)" office:value-type="float" office:value="0.774984102608691" calcext:value-type="float">
            <text:p>0,774984102608691</text:p>
          </table:table-cell>
        </table:table-row>
        <table:table-row table:style-name="ro1">
          <table:table-cell/>
          <table:table-cell table:formula="of:=[.A48]*[.B48]+[.A49]*[.B49]+[.B50]" office:value-type="float" office:value="-0.109278244202665" calcext:value-type="float">
            <text:p>-0,109278244202665</text:p>
          </table:table-cell>
          <table:table-cell table:number-columns-repeated="9"/>
          <table:table-cell table:formula="of:=OFFSET([.$J$32]; (ROW()-10)*25-23; -8)" office:value-type="float" office:value="41" calcext:value-type="float">
            <text:p>41</text:p>
          </table:table-cell>
          <table:table-cell table:formula="of:=OFFSET([.$J$32]; (ROW()-10)*25; 0)" office:value-type="float" office:value="0.749294479946991" calcext:value-type="float">
            <text:p>0,749294479946991</text:p>
          </table:table-cell>
        </table:table-row>
        <table:table-row table:style-name="ro1">
          <table:table-cell table:number-columns-repeated="11"/>
          <table:table-cell table:formula="of:=OFFSET([.$J$32]; (ROW()-10)*25-23; -8)" office:value-type="float" office:value="42" calcext:value-type="float">
            <text:p>42</text:p>
          </table:table-cell>
          <table:table-cell table:formula="of:=OFFSET([.$J$32]; (ROW()-10)*25; 0)" office:value-type="float" office:value="0.724866587760294" calcext:value-type="float">
            <text:p>0,724866587760294</text:p>
          </table:table-cell>
        </table:table-row>
        <table:table-row table:style-name="ro1">
          <table:table-cell table:number-columns-repeated="11"/>
          <table:table-cell table:formula="of:=OFFSET([.$J$32]; (ROW()-10)*25-23; -8)" office:value-type="float" office:value="43" calcext:value-type="float">
            <text:p>43</text:p>
          </table:table-cell>
          <table:table-cell table:formula="of:=OFFSET([.$J$32]; (ROW()-10)*25; 0)" office:value-type="float" office:value="0.701638186094779" calcext:value-type="float">
            <text:p>0,7016381860947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8]" office:value-type="float" office:value="0.558360639403057" calcext:value-type="float">
            <text:p>0,558360639403057</text:p>
          </table:table-cell>
          <table:table-cell table:number-columns-repeated="2"/>
          <table:table-cell table:formula="of:=ACT([.$B$6]; [.B57] ; [.$B$8] )" office:value-type="float" office:value="-0.267634132226172" calcext:value-type="float">
            <text:p>-0,26763</text:p>
          </table:table-cell>
          <table:table-cell table:formula="of:=[.F29]" office:value-type="float" office:value="1" calcext:value-type="float">
            <text:p>1</text:p>
          </table:table-cell>
          <table:table-cell table:formula="of:=[.F54]-[.E54]" office:value-type="float" office:value="1.26763413222617" calcext:value-type="float">
            <text:p>1,26763413222617</text:p>
          </table:table-cell>
          <table:table-cell table:formula="of:=[.G54]*[.$B$7]*[.A54]" office:value-type="float" office:value="0.126763413222617" calcext:value-type="float">
            <text:p>0,126763413222617</text:p>
          </table:table-cell>
          <table:table-cell/>
          <table:table-cell table:formula="of:=([.F54]-[.E54])*([.F54]-[.E54])" office:value-type="float" office:value="1.6068962931848" calcext:value-type="float">
            <text:p>1,6068962931848</text:p>
          </table:table-cell>
          <table:table-cell/>
          <table:table-cell table:formula="of:=OFFSET([.$J$32]; (ROW()-10)*25-23; -8)" office:value-type="float" office:value="44" calcext:value-type="float">
            <text:p>44</text:p>
          </table:table-cell>
          <table:table-cell table:formula="of:=OFFSET([.$J$32]; (ROW()-10)*25; 0)" office:value-type="float" office:value="0.679550150414831" calcext:value-type="float">
            <text:p>0,6795501504148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9]" office:value-type="float" office:value="-0.158355888023507" calcext:value-type="float">
            <text:p>-0,158355888023507</text:p>
          </table:table-cell>
          <table:table-cell table:number-columns-repeated="2"/>
          <table:table-cell table:style-name="Default"/>
          <table:table-cell table:number-columns-repeated="2"/>
          <table:table-cell table:formula="of:=[.G54]*[.$B$7]*[.A55]" office:value-type="float" office:value="0.126763413222617" calcext:value-type="float">
            <text:p>0,126763413222617</text:p>
          </table:table-cell>
          <table:table-cell table:number-columns-repeated="3"/>
          <table:table-cell table:formula="of:=OFFSET([.$J$32]; (ROW()-10)*25-23; -8)" office:value-type="float" office:value="45" calcext:value-type="float">
            <text:p>45</text:p>
          </table:table-cell>
          <table:table-cell table:formula="of:=OFFSET([.$J$32]; (ROW()-10)*25; 0)" office:value-type="float" office:value="0.658546303522052" calcext:value-type="float">
            <text:p>0,6585463035220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0]" office:value-type="float" office:value="-0.667638883605722" calcext:value-type="float">
            <text:p>-0,667638883605722</text:p>
          </table:table-cell>
          <table:table-cell table:number-columns-repeated="2"/>
          <table:table-cell table:style-name="Default"/>
          <table:table-cell table:number-columns-repeated="2"/>
          <table:table-cell table:formula="of:=[.G54]*[.$B$7]*[.A56]" office:value-type="float" office:value="0.126763413222617" calcext:value-type="float">
            <text:p>0,126763413222617</text:p>
          </table:table-cell>
          <table:table-cell table:number-columns-repeated="3"/>
          <table:table-cell table:formula="of:=OFFSET([.$J$32]; (ROW()-10)*25-23; -8)" office:value-type="float" office:value="46" calcext:value-type="float">
            <text:p>46</text:p>
          </table:table-cell>
          <table:table-cell table:formula="of:=OFFSET([.$J$32]; (ROW()-10)*25; 0)" office:value-type="float" office:value="0.63857326001152" calcext:value-type="float">
            <text:p>0,63857326001152</text:p>
          </table:table-cell>
        </table:table-row>
        <table:table-row table:style-name="ro1">
          <table:table-cell/>
          <table:table-cell table:formula="of:=[.A54]*[.B54]+[.A55]*[.B55]+[.B56]" office:value-type="float" office:value="-0.267634132226172" calcext:value-type="float">
            <text:p>-0,26763413222617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36:.J54])" office:value-type="float" office:value="10.0508261560189" calcext:value-type="float">
            <text:p>10,0508261560189</text:p>
          </table:table-cell>
          <table:table-cell/>
          <table:table-cell table:formula="of:=OFFSET([.$J$32]; (ROW()-10)*25-23; -8)" office:value-type="float" office:value="47" calcext:value-type="float">
            <text:p>47</text:p>
          </table:table-cell>
          <table:table-cell table:formula="of:=OFFSET([.$J$32]; (ROW()-10)*25; 0)" office:value-type="float" office:value="0.619580281401662" calcext:value-type="float">
            <text:p>0,619580281401662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formula="of:=OFFSET([.$J$32]; (ROW()-10)*25-23; -8)" office:value-type="float" office:value="48" calcext:value-type="float">
            <text:p>48</text:p>
          </table:table-cell>
          <table:table-cell table:formula="of:=OFFSET([.$J$32]; (ROW()-10)*25; 0)" office:value-type="float" office:value="0.60151914053117" calcext:value-type="float">
            <text:p>0,60151914053117</text:p>
          </table:table-cell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34]+1" office:value-type="float" office:value="2" calcext:value-type="float">
            <text:p>2</text:p>
          </table:table-cell>
          <table:table-cell table:style-name="ce6" table:number-columns-repeated="8"/>
          <table:table-cell/>
          <table:table-cell table:formula="of:=OFFSET([.$J$32]; (ROW()-10)*25-23; -8)" office:value-type="float" office:value="49" calcext:value-type="float">
            <text:p>49</text:p>
          </table:table-cell>
          <table:table-cell table:formula="of:=OFFSET([.$J$32]; (ROW()-10)*25; 0)" office:value-type="float" office:value="0.584343994143781" calcext:value-type="float">
            <text:p>0,58434399414378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/>
          <table:table-cell table:formula="of:=OFFSET([.$J$32]; (ROW()-10)*25-23; -8)" office:value-type="float" office:value="50" calcext:value-type="float">
            <text:p>50</text:p>
          </table:table-cell>
          <table:table-cell table:formula="of:=OFFSET([.$J$32]; (ROW()-10)*25; 0)" office:value-type="float" office:value="0.568011262817385" calcext:value-type="float">
            <text:p>0,568011262817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36]" office:value-type="float" office:value="0.592783448813778" calcext:value-type="float">
            <text:p>0,592783448813778</text:p>
          </table:table-cell>
          <table:table-cell table:number-columns-repeated="2"/>
          <table:table-cell table:formula="of:=ACT([.$B$6]; [.B64] ; [.$B$8] )" office:value-type="float" office:value="-0.545875232814128" calcext:value-type="float">
            <text:p>-0,54588</text:p>
          </table:table-cell>
          <table:table-cell table:formula="of:=[.F36]" office:value-type="float" office:value="0" calcext:value-type="float">
            <text:p>0</text:p>
          </table:table-cell>
          <table:table-cell table:formula="of:=[.F61]-[.E61]" office:value-type="float" office:value="0.545875232814128" calcext:value-type="float">
            <text:p>0,545875232814128</text:p>
          </table:table-cell>
          <table:table-cell table:formula="of:=[.G61]*[.$B$7]*[.A61]" office:value-type="float" office:value="0" calcext:value-type="float">
            <text:p>0</text:p>
          </table:table-cell>
          <table:table-cell table:formula="of:=([.H61]+[.H67]+[.H73]+[.H79])/4+[.B61]" office:value-type="float" office:value="0.616838417149474" calcext:value-type="float">
            <text:p>0,616838417149474</text:p>
          </table:table-cell>
          <table:table-cell table:formula="of:=([.F61]-[.E61])*([.F61]-[.E61])" office:value-type="float" office:value="0.297979769799878" calcext:value-type="float">
            <text:p>0,297979769799878</text:p>
          </table:table-cell>
          <table:table-cell/>
          <table:table-cell table:formula="of:=OFFSET([.$J$32]; (ROW()-10)*25-23; -8)" office:value-type="float" office:value="51" calcext:value-type="float">
            <text:p>51</text:p>
          </table:table-cell>
          <table:table-cell table:formula="of:=OFFSET([.$J$32]; (ROW()-10)*25; 0)" office:value-type="float" office:value="0.552479517564409" calcext:value-type="float">
            <text:p>0,5524795175644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37]" office:value-type="float" office:value="-0.0560151654271218" calcext:value-type="float">
            <text:p>-0,056015165427122</text:p>
          </table:table-cell>
          <table:table-cell table:number-columns-repeated="5"/>
          <table:table-cell table:formula="of:=[.G61]*[.$B$7]*[.A62]" office:value-type="float" office:value="0" calcext:value-type="float">
            <text:p>0</text:p>
          </table:table-cell>
          <table:table-cell table:formula="of:=([.H62]+[.H68]+[.H74]+[.H80])/4+[.B62]" office:value-type="float" office:value="0.0342597682645962" calcext:value-type="float">
            <text:p>0,034259768264596</text:p>
          </table:table-cell>
          <table:table-cell table:number-columns-repeated="2"/>
          <table:table-cell table:formula="of:=OFFSET([.$J$32]; (ROW()-10)*25-23; -8)" office:value-type="float" office:value="52" calcext:value-type="float">
            <text:p>52</text:p>
          </table:table-cell>
          <table:table-cell table:formula="of:=OFFSET([.$J$32]; (ROW()-10)*25; 0)" office:value-type="float" office:value="0.537709372554754" calcext:value-type="float">
            <text:p>0,5377093725547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38]" office:value-type="float" office:value="-0.545875232814128" calcext:value-type="float">
            <text:p>-0,545875232814128</text:p>
          </table:table-cell>
          <table:table-cell table:number-columns-repeated="5"/>
          <table:table-cell table:formula="of:=[.G61]*[.$B$7]*[.A63]" office:value-type="float" office:value="0.0545875232814128" calcext:value-type="float">
            <text:p>0,054587523281413</text:p>
          </table:table-cell>
          <table:table-cell table:formula="of:=([.H63]+[.H69]+[.H75]+[.H81])/4+[.B63]" office:value-type="float" office:value="-0.443126123702048" calcext:value-type="float">
            <text:p>-0,443126123702048</text:p>
          </table:table-cell>
          <table:table-cell table:number-columns-repeated="2"/>
          <table:table-cell table:formula="of:=OFFSET([.$J$32]; (ROW()-10)*25-23; -8)" office:value-type="float" office:value="53" calcext:value-type="float">
            <text:p>53</text:p>
          </table:table-cell>
          <table:table-cell table:formula="of:=OFFSET([.$J$32]; (ROW()-10)*25; 0)" office:value-type="float" office:value="0.523663383504012" calcext:value-type="float">
            <text:p>0,523663383504012</text:p>
          </table:table-cell>
        </table:table-row>
        <table:table-row table:style-name="ro1">
          <table:table-cell/>
          <table:table-cell table:formula="of:=[.A61]*[.B61]+[.A62]*[.B62]+[.B63]" office:value-type="float" office:value="-0.545875232814128" calcext:value-type="float">
            <text:p>-0,545875232814128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61]" office:value-type="float" office:value="0.592783448813778" calcext:value-type="float">
            <text:p>0,592783448813778</text:p>
          </table:table-cell>
          <table:table-cell table:number-columns-repeated="2"/>
          <table:table-cell table:formula="of:=ACT([.$B$6]; [.B70] ; [.$B$8] )" office:value-type="float" office:value="-0.601890398241249" calcext:value-type="float">
            <text:p>-0,60189</text:p>
          </table:table-cell>
          <table:table-cell table:formula="of:=[.F42]" office:value-type="float" office:value="2" calcext:value-type="float">
            <text:p>2</text:p>
          </table:table-cell>
          <table:table-cell table:formula="of:=[.F67]-[.E67]" office:value-type="float" office:value="2.60189039824125" calcext:value-type="float">
            <text:p>2,60189039824125</text:p>
          </table:table-cell>
          <table:table-cell table:formula="of:=[.G67]*[.$B$7]*[.A67]" office:value-type="float" office:value="0" calcext:value-type="float">
            <text:p>0</text:p>
          </table:table-cell>
          <table:table-cell/>
          <table:table-cell table:formula="of:=([.F67]-[.E67])*([.F67]-[.E67])" office:value-type="float" office:value="6.76983364446001" calcext:value-type="float">
            <text:p>6,7698336444600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2]" office:value-type="float" office:value="-0.0560151654271218" calcext:value-type="float">
            <text:p>-0,056015165427122</text:p>
          </table:table-cell>
          <table:table-cell table:number-columns-repeated="5"/>
          <table:table-cell table:formula="of:=[.G67]*[.$B$7]*[.A68]" office:value-type="float" office:value="0.260189039824125" calcext:value-type="float">
            <text:p>0,2601890398241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3]" office:value-type="float" office:value="-0.545875232814128" calcext:value-type="float">
            <text:p>-0,545875232814128</text:p>
          </table:table-cell>
          <table:table-cell table:number-columns-repeated="5"/>
          <table:table-cell table:formula="of:=[.G67]*[.$B$7]*[.A69]" office:value-type="float" office:value="0.260189039824125" calcext:value-type="float">
            <text:p>0,260189039824125</text:p>
          </table:table-cell>
          <table:table-cell table:number-columns-repeated="5"/>
        </table:table-row>
        <table:table-row table:style-name="ro1">
          <table:table-cell/>
          <table:table-cell table:formula="of:=[.A67]*[.B67]+[.A68]*[.B68]+[.B69]" office:value-type="float" office:value="-0.601890398241249" calcext:value-type="float">
            <text:p>-0,601890398241249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7]" office:value-type="float" office:value="0.592783448813778" calcext:value-type="float">
            <text:p>0,592783448813778</text:p>
          </table:table-cell>
          <table:table-cell table:number-columns-repeated="2"/>
          <table:table-cell table:formula="of:=ACT([.$B$6]; [.B76] ; [.$B$8] )" office:value-type="float" office:value="0.0469082159996504" calcext:value-type="float">
            <text:p>0,04691</text:p>
          </table:table-cell>
          <table:table-cell table:formula="of:=[.F48]" office:value-type="float" office:value="0" calcext:value-type="float">
            <text:p>0</text:p>
          </table:table-cell>
          <table:table-cell table:formula="of:=[.F73]-[.E73]" office:value-type="float" office:value="-0.0469082159996504" calcext:value-type="float">
            <text:p>-0,046908215999651</text:p>
          </table:table-cell>
          <table:table-cell table:formula="of:=[.G73]*[.$B$7]*[.A73]" office:value-type="float" office:value="-0.00469082159996505" calcext:value-type="float">
            <text:p>-0,004690821599965</text:p>
          </table:table-cell>
          <table:table-cell/>
          <table:table-cell table:formula="of:=([.F73]-[.E73])*([.F73]-[.E73])" office:value-type="float" office:value="0.00220038072826986" calcext:value-type="float">
            <text:p>0,0022003807282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68]" office:value-type="float" office:value="-0.0560151654271218" calcext:value-type="float">
            <text:p>-0,056015165427122</text:p>
          </table:table-cell>
          <table:table-cell table:number-columns-repeated="5"/>
          <table:table-cell table:formula="of:=[.G73]*[.$B$7]*[.A7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9]" office:value-type="float" office:value="-0.545875232814128" calcext:value-type="float">
            <text:p>-0,545875232814128</text:p>
          </table:table-cell>
          <table:table-cell table:number-columns-repeated="5"/>
          <table:table-cell table:formula="of:=[.G73]*[.$B$7]*[.A75]" office:value-type="float" office:value="-0.00469082159996505" calcext:value-type="float">
            <text:p>-0,004690821599965</text:p>
          </table:table-cell>
          <table:table-cell table:number-columns-repeated="5"/>
        </table:table-row>
        <table:table-row table:style-name="ro1">
          <table:table-cell/>
          <table:table-cell table:formula="of:=[.A73]*[.B73]+[.A74]*[.B74]+[.B75]" office:value-type="float" office:value="0.0469082159996504" calcext:value-type="float">
            <text:p>0,046908215999651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3]" office:value-type="float" office:value="0.592783448813778" calcext:value-type="float">
            <text:p>0,592783448813778</text:p>
          </table:table-cell>
          <table:table-cell table:number-columns-repeated="2"/>
          <table:table-cell table:formula="of:=ACT([.$B$6]; [.B82] ; [.$B$8] )" office:value-type="float" office:value="-0.00910694942747137" calcext:value-type="float">
            <text:p>-0,00911</text:p>
          </table:table-cell>
          <table:table-cell table:formula="of:=[.F54]" office:value-type="float" office:value="1" calcext:value-type="float">
            <text:p>1</text:p>
          </table:table-cell>
          <table:table-cell table:formula="of:=[.F79]-[.E79]" office:value-type="float" office:value="1.00910694942747" calcext:value-type="float">
            <text:p>1,00910694942747</text:p>
          </table:table-cell>
          <table:table-cell table:formula="of:=[.G79]*[.$B$7]*[.A79]" office:value-type="float" office:value="0.100910694942747" calcext:value-type="float">
            <text:p>0,100910694942747</text:p>
          </table:table-cell>
          <table:table-cell/>
          <table:table-cell table:formula="of:=([.F79]-[.E79])*([.F79]-[.E79])" office:value-type="float" office:value="1.01829683538282" calcext:value-type="float">
            <text:p>1,0182968353828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4]" office:value-type="float" office:value="-0.0560151654271218" calcext:value-type="float">
            <text:p>-0,056015165427122</text:p>
          </table:table-cell>
          <table:table-cell table:number-columns-repeated="2"/>
          <table:table-cell table:style-name="Default"/>
          <table:table-cell table:number-columns-repeated="2"/>
          <table:table-cell table:formula="of:=[.G79]*[.$B$7]*[.A80]" office:value-type="float" office:value="0.100910694942747" calcext:value-type="float">
            <text:p>0,10091069494274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5]" office:value-type="float" office:value="-0.545875232814128" calcext:value-type="float">
            <text:p>-0,545875232814128</text:p>
          </table:table-cell>
          <table:table-cell table:number-columns-repeated="2"/>
          <table:table-cell table:style-name="Default"/>
          <table:table-cell table:number-columns-repeated="2"/>
          <table:table-cell table:formula="of:=[.G79]*[.$B$7]*[.A81]" office:value-type="float" office:value="0.100910694942747" calcext:value-type="float">
            <text:p>0,100910694942747</text:p>
          </table:table-cell>
          <table:table-cell table:number-columns-repeated="5"/>
        </table:table-row>
        <table:table-row table:style-name="ro1">
          <table:table-cell/>
          <table:table-cell table:formula="of:=[.A79]*[.B79]+[.A80]*[.B80]+[.B81]" office:value-type="float" office:value="-0.00910694942747137" calcext:value-type="float">
            <text:p>-0,00910694942747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61:.J79])" office:value-type="float" office:value="8.08831063037097" calcext:value-type="float">
            <text:p>8,08831063037097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59]+1" office:value-type="float" office:value="3" calcext:value-type="float">
            <text:p>3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61]" office:value-type="float" office:value="0.616838417149474" calcext:value-type="float">
            <text:p>0,616838417149474</text:p>
          </table:table-cell>
          <table:table-cell table:number-columns-repeated="2"/>
          <table:table-cell table:formula="of:=ACT([.$B$6]; [.B89] ; [.$B$8] )" office:value-type="float" office:value="-0.443126123702048" calcext:value-type="float">
            <text:p>-0,44313</text:p>
          </table:table-cell>
          <table:table-cell table:formula="of:=[.F61]" office:value-type="float" office:value="0" calcext:value-type="float">
            <text:p>0</text:p>
          </table:table-cell>
          <table:table-cell table:formula="of:=[.F86]-[.E86]" office:value-type="float" office:value="0.443126123702048" calcext:value-type="float">
            <text:p>0,443126123702048</text:p>
          </table:table-cell>
          <table:table-cell table:formula="of:=[.G86]*[.$B$7]*[.A86]" office:value-type="float" office:value="0" calcext:value-type="float">
            <text:p>0</text:p>
          </table:table-cell>
          <table:table-cell table:formula="of:=([.H86]+[.H92]+[.H98]+[.H104])/4+[.B86]" office:value-type="float" office:value="0.632296308270487" calcext:value-type="float">
            <text:p>0,632296308270487</text:p>
          </table:table-cell>
          <table:table-cell table:formula="of:=([.F86]-[.E86])*([.F86]-[.E86])" office:value-type="float" office:value="0.196360761507202" calcext:value-type="float">
            <text:p>0,19636076150720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62]" office:value-type="float" office:value="0.0342597682645962" calcext:value-type="float">
            <text:p>0,034259768264596</text:p>
          </table:table-cell>
          <table:table-cell table:number-columns-repeated="5"/>
          <table:table-cell table:formula="of:=[.G86]*[.$B$7]*[.A87]" office:value-type="float" office:value="0" calcext:value-type="float">
            <text:p>0</text:p>
          </table:table-cell>
          <table:table-cell table:formula="of:=([.H87]+[.H93]+[.H99]+[.H105])/4+[.B87]" office:value-type="float" office:value="0.114282125607732" calcext:value-type="float">
            <text:p>0,11428212560773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63]" office:value-type="float" office:value="-0.443126123702048" calcext:value-type="float">
            <text:p>-0,443126123702048</text:p>
          </table:table-cell>
          <table:table-cell table:number-columns-repeated="5"/>
          <table:table-cell table:formula="of:=[.G86]*[.$B$7]*[.A88]" office:value-type="float" office:value="0.0443126123702048" calcext:value-type="float">
            <text:p>0,044312612370205</text:p>
          </table:table-cell>
          <table:table-cell table:formula="of:=([.H88]+[.H94]+[.H100]+[.H106])/4+[.B88]" office:value-type="float" office:value="-0.356368420602546" calcext:value-type="float">
            <text:p>-0,356368420602546</text:p>
          </table:table-cell>
          <table:table-cell table:number-columns-repeated="4"/>
        </table:table-row>
        <table:table-row table:style-name="ro1">
          <table:table-cell/>
          <table:table-cell table:formula="of:=[.A86]*[.B86]+[.A87]*[.B87]+[.B88]" office:value-type="float" office:value="-0.443126123702048" calcext:value-type="float">
            <text:p>-0,443126123702048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86]" office:value-type="float" office:value="0.616838417149474" calcext:value-type="float">
            <text:p>0,616838417149474</text:p>
          </table:table-cell>
          <table:table-cell table:number-columns-repeated="2"/>
          <table:table-cell table:formula="of:=ACT([.$B$6]; [.B95] ; [.$B$8] )" office:value-type="float" office:value="-0.408866355437451" calcext:value-type="float">
            <text:p>-0,40887</text:p>
          </table:table-cell>
          <table:table-cell table:formula="of:=[.F67]" office:value-type="float" office:value="2" calcext:value-type="float">
            <text:p>2</text:p>
          </table:table-cell>
          <table:table-cell table:formula="of:=[.F92]-[.E92]" office:value-type="float" office:value="2.40886635543745" calcext:value-type="float">
            <text:p>2,40886635543745</text:p>
          </table:table-cell>
          <table:table-cell table:formula="of:=[.G92]*[.$B$7]*[.A92]" office:value-type="float" office:value="0" calcext:value-type="float">
            <text:p>0</text:p>
          </table:table-cell>
          <table:table-cell/>
          <table:table-cell table:formula="of:=([.F92]-[.E92])*([.F92]-[.E92])" office:value-type="float" office:value="5.80263711835851" calcext:value-type="float">
            <text:p>5,802637118358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7]" office:value-type="float" office:value="0.0342597682645962" calcext:value-type="float">
            <text:p>0,034259768264596</text:p>
          </table:table-cell>
          <table:table-cell table:number-columns-repeated="5"/>
          <table:table-cell table:formula="of:=[.G92]*[.$B$7]*[.A93]" office:value-type="float" office:value="0.240886635543745" calcext:value-type="float">
            <text:p>0,2408866355437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8]" office:value-type="float" office:value="-0.443126123702048" calcext:value-type="float">
            <text:p>-0,443126123702048</text:p>
          </table:table-cell>
          <table:table-cell table:number-columns-repeated="5"/>
          <table:table-cell table:formula="of:=[.G92]*[.$B$7]*[.A94]" office:value-type="float" office:value="0.240886635543745" calcext:value-type="float">
            <text:p>0,240886635543745</text:p>
          </table:table-cell>
          <table:table-cell table:number-columns-repeated="5"/>
        </table:table-row>
        <table:table-row table:style-name="ro1">
          <table:table-cell/>
          <table:table-cell table:formula="of:=[.A92]*[.B92]+[.A93]*[.B93]+[.B94]" office:value-type="float" office:value="-0.408866355437451" calcext:value-type="float">
            <text:p>-0,408866355437451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2]" office:value-type="float" office:value="0.616838417149474" calcext:value-type="float">
            <text:p>0,616838417149474</text:p>
          </table:table-cell>
          <table:table-cell table:number-columns-repeated="2"/>
          <table:table-cell table:formula="of:=ACT([.$B$6]; [.B101] ; [.$B$8] )" office:value-type="float" office:value="0.173712293447426" calcext:value-type="float">
            <text:p>0,17371</text:p>
          </table:table-cell>
          <table:table-cell table:formula="of:=[.F73]" office:value-type="float" office:value="0" calcext:value-type="float">
            <text:p>0</text:p>
          </table:table-cell>
          <table:table-cell table:formula="of:=[.F98]-[.E98]" office:value-type="float" office:value="-0.173712293447426" calcext:value-type="float">
            <text:p>-0,173712293447426</text:p>
          </table:table-cell>
          <table:table-cell table:formula="of:=[.G98]*[.$B$7]*[.A98]" office:value-type="float" office:value="-0.0173712293447426" calcext:value-type="float">
            <text:p>-0,017371229344743</text:p>
          </table:table-cell>
          <table:table-cell/>
          <table:table-cell table:formula="of:=([.F98]-[.E98])*([.F98]-[.E98])" office:value-type="float" office:value="0.0301759608947646" calcext:value-type="float">
            <text:p>0,03017596089476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93]" office:value-type="float" office:value="0.0342597682645962" calcext:value-type="float">
            <text:p>0,034259768264596</text:p>
          </table:table-cell>
          <table:table-cell table:number-columns-repeated="5"/>
          <table:table-cell table:formula="of:=[.G98]*[.$B$7]*[.A9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4]" office:value-type="float" office:value="-0.443126123702048" calcext:value-type="float">
            <text:p>-0,443126123702048</text:p>
          </table:table-cell>
          <table:table-cell table:number-columns-repeated="5"/>
          <table:table-cell table:formula="of:=[.G98]*[.$B$7]*[.A100]" office:value-type="float" office:value="-0.0173712293447426" calcext:value-type="float">
            <text:p>-0,017371229344743</text:p>
          </table:table-cell>
          <table:table-cell table:number-columns-repeated="5"/>
        </table:table-row>
        <table:table-row table:style-name="ro1">
          <table:table-cell/>
          <table:table-cell table:formula="of:=[.A98]*[.B98]+[.A99]*[.B99]+[.B100]" office:value-type="float" office:value="0.173712293447426" calcext:value-type="float">
            <text:p>0,173712293447426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8]" office:value-type="float" office:value="0.616838417149474" calcext:value-type="float">
            <text:p>0,616838417149474</text:p>
          </table:table-cell>
          <table:table-cell table:number-columns-repeated="2"/>
          <table:table-cell table:formula="of:=ACT([.$B$6]; [.B107] ; [.$B$8] )" office:value-type="float" office:value="0.207972061712022" calcext:value-type="float">
            <text:p>0,20797</text:p>
          </table:table-cell>
          <table:table-cell table:formula="of:=[.F79]" office:value-type="float" office:value="1" calcext:value-type="float">
            <text:p>1</text:p>
          </table:table-cell>
          <table:table-cell table:formula="of:=[.F104]-[.E104]" office:value-type="float" office:value="0.792027938287978" calcext:value-type="float">
            <text:p>0,792027938287978</text:p>
          </table:table-cell>
          <table:table-cell table:formula="of:=[.G104]*[.$B$7]*[.A104]" office:value-type="float" office:value="0.0792027938287978" calcext:value-type="float">
            <text:p>0,079202793828798</text:p>
          </table:table-cell>
          <table:table-cell/>
          <table:table-cell table:formula="of:=([.F104]-[.E104])*([.F104]-[.E104])" office:value-type="float" office:value="0.627308255028705" calcext:value-type="float">
            <text:p>0,62730825502870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9]" office:value-type="float" office:value="0.0342597682645962" calcext:value-type="float">
            <text:p>0,034259768264596</text:p>
          </table:table-cell>
          <table:table-cell table:number-columns-repeated="2"/>
          <table:table-cell table:style-name="Default"/>
          <table:table-cell table:number-columns-repeated="2"/>
          <table:table-cell table:formula="of:=[.G104]*[.$B$7]*[.A105]" office:value-type="float" office:value="0.0792027938287978" calcext:value-type="float">
            <text:p>0,07920279382879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0]" office:value-type="float" office:value="-0.443126123702048" calcext:value-type="float">
            <text:p>-0,443126123702048</text:p>
          </table:table-cell>
          <table:table-cell table:number-columns-repeated="2"/>
          <table:table-cell table:style-name="Default"/>
          <table:table-cell table:number-columns-repeated="2"/>
          <table:table-cell table:formula="of:=[.G104]*[.$B$7]*[.A106]" office:value-type="float" office:value="0.0792027938287978" calcext:value-type="float">
            <text:p>0,079202793828798</text:p>
          </table:table-cell>
          <table:table-cell table:number-columns-repeated="5"/>
        </table:table-row>
        <table:table-row table:style-name="ro1">
          <table:table-cell/>
          <table:table-cell table:formula="of:=[.A104]*[.B104]+[.A105]*[.B105]+[.B106]" office:value-type="float" office:value="0.207972061712022" calcext:value-type="float">
            <text:p>0,20797206171202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86:.J104])" office:value-type="float" office:value="6.65648209578918" calcext:value-type="float">
            <text:p>6,656482095789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84]+1" office:value-type="float" office:value="4" calcext:value-type="float">
            <text:p>4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86]" office:value-type="float" office:value="0.632296308270487" calcext:value-type="float">
            <text:p>0,632296308270487</text:p>
          </table:table-cell>
          <table:table-cell table:number-columns-repeated="2"/>
          <table:table-cell table:formula="of:=ACT([.$B$6]; [.B114] ; [.$B$8] )" office:value-type="float" office:value="-0.356368420602546" calcext:value-type="float">
            <text:p>-0,35637</text:p>
          </table:table-cell>
          <table:table-cell table:formula="of:=[.F86]" office:value-type="float" office:value="0" calcext:value-type="float">
            <text:p>0</text:p>
          </table:table-cell>
          <table:table-cell table:formula="of:=[.F111]-[.E111]" office:value-type="float" office:value="0.356368420602546" calcext:value-type="float">
            <text:p>0,356368420602546</text:p>
          </table:table-cell>
          <table:table-cell table:formula="of:=[.G111]*[.$B$7]*[.A111]" office:value-type="float" office:value="0" calcext:value-type="float">
            <text:p>0</text:p>
          </table:table-cell>
          <table:table-cell table:formula="of:=([.H111]+[.H117]+[.H123]+[.H129])/4+[.B111]" office:value-type="float" office:value="0.640642860746897" calcext:value-type="float">
            <text:p>0,640642860746897</text:p>
          </table:table-cell>
          <table:table-cell table:formula="of:=([.F111]-[.E111])*([.F111]-[.E111])" office:value-type="float" office:value="0.126998451202753" calcext:value-type="float">
            <text:p>0,12699845120275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87]" office:value-type="float" office:value="0.114282125607732" calcext:value-type="float">
            <text:p>0,114282125607732</text:p>
          </table:table-cell>
          <table:table-cell table:number-columns-repeated="5"/>
          <table:table-cell table:formula="of:=[.G111]*[.$B$7]*[.A112]" office:value-type="float" office:value="0" calcext:value-type="float">
            <text:p>0</text:p>
          </table:table-cell>
          <table:table-cell table:formula="of:=([.H112]+[.H118]+[.H124]+[.H130])/4+[.B112]" office:value-type="float" office:value="0.185579032650711" calcext:value-type="float">
            <text:p>0,1855790326507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88]" office:value-type="float" office:value="-0.356368420602546" calcext:value-type="float">
            <text:p>-0,356368420602546</text:p>
          </table:table-cell>
          <table:table-cell table:number-columns-repeated="5"/>
          <table:table-cell table:formula="of:=[.G111]*[.$B$7]*[.A113]" office:value-type="float" office:value="0.0356368420602546" calcext:value-type="float">
            <text:p>0,035636842060255</text:p>
          </table:table-cell>
          <table:table-cell table:formula="of:=([.H113]+[.H119]+[.H125]+[.H131])/4+[.B113]" office:value-type="float" office:value="-0.283060500236203" calcext:value-type="float">
            <text:p>-0,283060500236203</text:p>
          </table:table-cell>
          <table:table-cell table:number-columns-repeated="4"/>
        </table:table-row>
        <table:table-row table:style-name="ro1">
          <table:table-cell/>
          <table:table-cell table:formula="of:=[.A111]*[.B111]+[.A112]*[.B112]+[.B113]" office:value-type="float" office:value="-0.356368420602546" calcext:value-type="float">
            <text:p>-0,356368420602546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11]" office:value-type="float" office:value="0.632296308270487" calcext:value-type="float">
            <text:p>0,632296308270487</text:p>
          </table:table-cell>
          <table:table-cell table:number-columns-repeated="2"/>
          <table:table-cell table:formula="of:=ACT([.$B$6]; [.B120] ; [.$B$8] )" office:value-type="float" office:value="-0.242086294994814" calcext:value-type="float">
            <text:p>-0,24209</text:p>
          </table:table-cell>
          <table:table-cell table:formula="of:=[.F92]" office:value-type="float" office:value="2" calcext:value-type="float">
            <text:p>2</text:p>
          </table:table-cell>
          <table:table-cell table:formula="of:=[.F117]-[.E117]" office:value-type="float" office:value="2.24208629499481" calcext:value-type="float">
            <text:p>2,24208629499481</text:p>
          </table:table-cell>
          <table:table-cell table:formula="of:=[.G117]*[.$B$7]*[.A117]" office:value-type="float" office:value="0" calcext:value-type="float">
            <text:p>0</text:p>
          </table:table-cell>
          <table:table-cell/>
          <table:table-cell table:formula="of:=([.F117]-[.E117])*([.F117]-[.E117])" office:value-type="float" office:value="5.02695095420357" calcext:value-type="float">
            <text:p>5,0269509542035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2]" office:value-type="float" office:value="0.114282125607732" calcext:value-type="float">
            <text:p>0,114282125607732</text:p>
          </table:table-cell>
          <table:table-cell table:number-columns-repeated="5"/>
          <table:table-cell table:formula="of:=[.G117]*[.$B$7]*[.A118]" office:value-type="float" office:value="0.224208629499481" calcext:value-type="float">
            <text:p>0,22420862949948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3]" office:value-type="float" office:value="-0.356368420602546" calcext:value-type="float">
            <text:p>-0,356368420602546</text:p>
          </table:table-cell>
          <table:table-cell table:number-columns-repeated="5"/>
          <table:table-cell table:formula="of:=[.G117]*[.$B$7]*[.A119]" office:value-type="float" office:value="0.224208629499481" calcext:value-type="float">
            <text:p>0,224208629499481</text:p>
          </table:table-cell>
          <table:table-cell table:number-columns-repeated="5"/>
        </table:table-row>
        <table:table-row table:style-name="ro1">
          <table:table-cell/>
          <table:table-cell table:formula="of:=[.A117]*[.B117]+[.A118]*[.B118]+[.B119]" office:value-type="float" office:value="-0.242086294994814" calcext:value-type="float">
            <text:p>-0,242086294994814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7]" office:value-type="float" office:value="0.632296308270487" calcext:value-type="float">
            <text:p>0,632296308270487</text:p>
          </table:table-cell>
          <table:table-cell table:number-columns-repeated="2"/>
          <table:table-cell table:formula="of:=ACT([.$B$6]; [.B126] ; [.$B$8] )" office:value-type="float" office:value="0.275927887667941" calcext:value-type="float">
            <text:p>0,27593</text:p>
          </table:table-cell>
          <table:table-cell table:formula="of:=[.F98]" office:value-type="float" office:value="0" calcext:value-type="float">
            <text:p>0</text:p>
          </table:table-cell>
          <table:table-cell table:formula="of:=[.F123]-[.E123]" office:value-type="float" office:value="-0.275927887667941" calcext:value-type="float">
            <text:p>-0,275927887667941</text:p>
          </table:table-cell>
          <table:table-cell table:formula="of:=[.G123]*[.$B$7]*[.A123]" office:value-type="float" office:value="-0.0275927887667941" calcext:value-type="float">
            <text:p>-0,027592788766794</text:p>
          </table:table-cell>
          <table:table-cell/>
          <table:table-cell table:formula="of:=([.F123]-[.E123])*([.F123]-[.E123])" office:value-type="float" office:value="0.0761361991928919" calcext:value-type="float">
            <text:p>0,07613619919289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18]" office:value-type="float" office:value="0.114282125607732" calcext:value-type="float">
            <text:p>0,114282125607732</text:p>
          </table:table-cell>
          <table:table-cell table:number-columns-repeated="5"/>
          <table:table-cell table:formula="of:=[.G123]*[.$B$7]*[.A12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9]" office:value-type="float" office:value="-0.356368420602546" calcext:value-type="float">
            <text:p>-0,356368420602546</text:p>
          </table:table-cell>
          <table:table-cell table:number-columns-repeated="5"/>
          <table:table-cell table:formula="of:=[.G123]*[.$B$7]*[.A125]" office:value-type="float" office:value="-0.0275927887667941" calcext:value-type="float">
            <text:p>-0,027592788766794</text:p>
          </table:table-cell>
          <table:table-cell table:number-columns-repeated="5"/>
        </table:table-row>
        <table:table-row table:style-name="ro1">
          <table:table-cell/>
          <table:table-cell table:formula="of:=[.A123]*[.B123]+[.A124]*[.B124]+[.B125]" office:value-type="float" office:value="0.275927887667941" calcext:value-type="float">
            <text:p>0,275927887667941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3]" office:value-type="float" office:value="0.632296308270487" calcext:value-type="float">
            <text:p>0,632296308270487</text:p>
          </table:table-cell>
          <table:table-cell table:number-columns-repeated="2"/>
          <table:table-cell table:formula="of:=ACT([.$B$6]; [.B132] ; [.$B$8] )" office:value-type="float" office:value="0.390210013275673" calcext:value-type="float">
            <text:p>0,39021</text:p>
          </table:table-cell>
          <table:table-cell table:formula="of:=[.F104]" office:value-type="float" office:value="1" calcext:value-type="float">
            <text:p>1</text:p>
          </table:table-cell>
          <table:table-cell table:formula="of:=[.F129]-[.E129]" office:value-type="float" office:value="0.609789986724327" calcext:value-type="float">
            <text:p>0,609789986724327</text:p>
          </table:table-cell>
          <table:table-cell table:formula="of:=[.G129]*[.$B$7]*[.A129]" office:value-type="float" office:value="0.0609789986724327" calcext:value-type="float">
            <text:p>0,060978998672433</text:p>
          </table:table-cell>
          <table:table-cell/>
          <table:table-cell table:formula="of:=([.F129]-[.E129])*([.F129]-[.E129])" office:value-type="float" office:value="0.371843827909255" calcext:value-type="float">
            <text:p>0,37184382790925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4]" office:value-type="float" office:value="0.114282125607732" calcext:value-type="float">
            <text:p>0,114282125607732</text:p>
          </table:table-cell>
          <table:table-cell table:number-columns-repeated="2"/>
          <table:table-cell table:style-name="Default"/>
          <table:table-cell table:number-columns-repeated="2"/>
          <table:table-cell table:formula="of:=[.G129]*[.$B$7]*[.A130]" office:value-type="float" office:value="0.0609789986724327" calcext:value-type="float">
            <text:p>0,0609789986724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5]" office:value-type="float" office:value="-0.356368420602546" calcext:value-type="float">
            <text:p>-0,356368420602546</text:p>
          </table:table-cell>
          <table:table-cell table:number-columns-repeated="2"/>
          <table:table-cell table:style-name="Default"/>
          <table:table-cell table:number-columns-repeated="2"/>
          <table:table-cell table:formula="of:=[.G129]*[.$B$7]*[.A131]" office:value-type="float" office:value="0.0609789986724327" calcext:value-type="float">
            <text:p>0,060978998672433</text:p>
          </table:table-cell>
          <table:table-cell table:number-columns-repeated="5"/>
        </table:table-row>
        <table:table-row table:style-name="ro1">
          <table:table-cell/>
          <table:table-cell table:formula="of:=[.A129]*[.B129]+[.A130]*[.B130]+[.B131]" office:value-type="float" office:value="0.390210013275673" calcext:value-type="float">
            <text:p>0,390210013275673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111:.J129])" office:value-type="float" office:value="5.60192943250847" calcext:value-type="float">
            <text:p>5,60192943250847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109]+1" office:value-type="float" office:value="5" calcext:value-type="float">
            <text:p>5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11]" office:value-type="float" office:value="0.640642860746897" calcext:value-type="float">
            <text:p>0,640642860746897</text:p>
          </table:table-cell>
          <table:table-cell table:number-columns-repeated="2"/>
          <table:table-cell table:formula="of:=ACT([.$B$6]; [.B139] ; [.$B$8] )" office:value-type="float" office:value="-0.283060500236203" calcext:value-type="float">
            <text:p>-0,28306</text:p>
          </table:table-cell>
          <table:table-cell table:formula="of:=[.F111]" office:value-type="float" office:value="0" calcext:value-type="float">
            <text:p>0</text:p>
          </table:table-cell>
          <table:table-cell table:formula="of:=[.F136]-[.E136]" office:value-type="float" office:value="0.283060500236203" calcext:value-type="float">
            <text:p>0,283060500236203</text:p>
          </table:table-cell>
          <table:table-cell table:formula="of:=[.G136]*[.$B$7]*[.A136]" office:value-type="float" office:value="0" calcext:value-type="float">
            <text:p>0</text:p>
          </table:table-cell>
          <table:table-cell table:formula="of:=([.H136]+[.H142]+[.H148]+[.H154])/4+[.B136]" office:value-type="float" office:value="0.643124266905095" calcext:value-type="float">
            <text:p>0,643124266905095</text:p>
          </table:table-cell>
          <table:table-cell table:formula="of:=([.F136]-[.E136])*([.F136]-[.E136])" office:value-type="float" office:value="0.0801232467939693" calcext:value-type="float">
            <text:p>0,08012324679396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12]" office:value-type="float" office:value="0.185579032650711" calcext:value-type="float">
            <text:p>0,185579032650711</text:p>
          </table:table-cell>
          <table:table-cell table:number-columns-repeated="5"/>
          <table:table-cell table:formula="of:=[.G136]*[.$B$7]*[.A137]" office:value-type="float" office:value="0" calcext:value-type="float">
            <text:p>0</text:p>
          </table:table-cell>
          <table:table-cell table:formula="of:=([.H137]+[.H143]+[.H149]+[.H155])/4+[.B137]" office:value-type="float" office:value="0.249437034511313" calcext:value-type="float">
            <text:p>0,24943703451131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113]" office:value-type="float" office:value="-0.283060500236203" calcext:value-type="float">
            <text:p>-0,283060500236203</text:p>
          </table:table-cell>
          <table:table-cell table:number-columns-repeated="5"/>
          <table:table-cell table:formula="of:=[.G136]*[.$B$7]*[.A138]" office:value-type="float" office:value="0.0283060500236203" calcext:value-type="float">
            <text:p>0,02830605002362</text:p>
          </table:table-cell>
          <table:table-cell table:formula="of:=([.H138]+[.H144]+[.H150]+[.H156])/4+[.B138]" office:value-type="float" office:value="-0.221065544882463" calcext:value-type="float">
            <text:p>-0,221065544882463</text:p>
          </table:table-cell>
          <table:table-cell table:number-columns-repeated="4"/>
        </table:table-row>
        <table:table-row table:style-name="ro1">
          <table:table-cell/>
          <table:table-cell table:formula="of:=[.A136]*[.B136]+[.A137]*[.B137]+[.B138]" office:value-type="float" office:value="-0.283060500236203" calcext:value-type="float">
            <text:p>-0,283060500236203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36]" office:value-type="float" office:value="0.640642860746897" calcext:value-type="float">
            <text:p>0,640642860746897</text:p>
          </table:table-cell>
          <table:table-cell table:number-columns-repeated="2"/>
          <table:table-cell table:formula="of:=ACT([.$B$6]; [.B145] ; [.$B$8] )" office:value-type="float" office:value="-0.0974814675854922" calcext:value-type="float">
            <text:p>-0,09748</text:p>
          </table:table-cell>
          <table:table-cell table:formula="of:=[.F117]" office:value-type="float" office:value="2" calcext:value-type="float">
            <text:p>2</text:p>
          </table:table-cell>
          <table:table-cell table:formula="of:=[.F142]-[.E142]" office:value-type="float" office:value="2.09748146758549" calcext:value-type="float">
            <text:p>2,09748146758549</text:p>
          </table:table-cell>
          <table:table-cell table:formula="of:=[.G142]*[.$B$7]*[.A142]" office:value-type="float" office:value="0" calcext:value-type="float">
            <text:p>0</text:p>
          </table:table-cell>
          <table:table-cell/>
          <table:table-cell table:formula="of:=([.F142]-[.E142])*([.F142]-[.E142])" office:value-type="float" office:value="4.39942850686459" calcext:value-type="float">
            <text:p>4,3994285068645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7]" office:value-type="float" office:value="0.185579032650711" calcext:value-type="float">
            <text:p>0,185579032650711</text:p>
          </table:table-cell>
          <table:table-cell table:number-columns-repeated="5"/>
          <table:table-cell table:formula="of:=[.G142]*[.$B$7]*[.A143]" office:value-type="float" office:value="0.209748146758549" calcext:value-type="float">
            <text:p>0,2097481467585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8]" office:value-type="float" office:value="-0.283060500236203" calcext:value-type="float">
            <text:p>-0,283060500236203</text:p>
          </table:table-cell>
          <table:table-cell table:number-columns-repeated="5"/>
          <table:table-cell table:formula="of:=[.G142]*[.$B$7]*[.A144]" office:value-type="float" office:value="0.209748146758549" calcext:value-type="float">
            <text:p>0,209748146758549</text:p>
          </table:table-cell>
          <table:table-cell table:number-columns-repeated="5"/>
        </table:table-row>
        <table:table-row table:style-name="ro1">
          <table:table-cell/>
          <table:table-cell table:formula="of:=[.A142]*[.B142]+[.A143]*[.B143]+[.B144]" office:value-type="float" office:value="-0.0974814675854922" calcext:value-type="float">
            <text:p>-0,09748146758549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2]" office:value-type="float" office:value="0.640642860746897" calcext:value-type="float">
            <text:p>0,640642860746897</text:p>
          </table:table-cell>
          <table:table-cell table:number-columns-repeated="2"/>
          <table:table-cell table:formula="of:=ACT([.$B$6]; [.B151] ; [.$B$8] )" office:value-type="float" office:value="0.357582360510694" calcext:value-type="float">
            <text:p>0,35758</text:p>
          </table:table-cell>
          <table:table-cell table:formula="of:=[.F123]" office:value-type="float" office:value="0" calcext:value-type="float">
            <text:p>0</text:p>
          </table:table-cell>
          <table:table-cell table:formula="of:=[.F148]-[.E148]" office:value-type="float" office:value="-0.357582360510694" calcext:value-type="float">
            <text:p>-0,357582360510694</text:p>
          </table:table-cell>
          <table:table-cell table:formula="of:=[.G148]*[.$B$7]*[.A148]" office:value-type="float" office:value="-0.0357582360510694" calcext:value-type="float">
            <text:p>-0,03575823605107</text:p>
          </table:table-cell>
          <table:table-cell/>
          <table:table-cell table:formula="of:=([.F148]-[.E148])*([.F148]-[.E148])" office:value-type="float" office:value="0.1278651445484" calcext:value-type="float">
            <text:p>0,127865144548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43]" office:value-type="float" office:value="0.185579032650711" calcext:value-type="float">
            <text:p>0,185579032650711</text:p>
          </table:table-cell>
          <table:table-cell table:number-columns-repeated="5"/>
          <table:table-cell table:formula="of:=[.G148]*[.$B$7]*[.A14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4]" office:value-type="float" office:value="-0.283060500236203" calcext:value-type="float">
            <text:p>-0,283060500236203</text:p>
          </table:table-cell>
          <table:table-cell table:number-columns-repeated="5"/>
          <table:table-cell table:formula="of:=[.G148]*[.$B$7]*[.A150]" office:value-type="float" office:value="-0.0357582360510694" calcext:value-type="float">
            <text:p>-0,03575823605107</text:p>
          </table:table-cell>
          <table:table-cell table:number-columns-repeated="5"/>
        </table:table-row>
        <table:table-row table:style-name="ro1">
          <table:table-cell/>
          <table:table-cell table:formula="of:=[.A148]*[.B148]+[.A149]*[.B149]+[.B150]" office:value-type="float" office:value="0.357582360510694" calcext:value-type="float">
            <text:p>0,357582360510694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8]" office:value-type="float" office:value="0.640642860746897" calcext:value-type="float">
            <text:p>0,640642860746897</text:p>
          </table:table-cell>
          <table:table-cell table:number-columns-repeated="2"/>
          <table:table-cell table:formula="of:=ACT([.$B$6]; [.B157] ; [.$B$8] )" office:value-type="float" office:value="0.543161393161405" calcext:value-type="float">
            <text:p>0,54316</text:p>
          </table:table-cell>
          <table:table-cell table:formula="of:=[.F129]" office:value-type="float" office:value="1" calcext:value-type="float">
            <text:p>1</text:p>
          </table:table-cell>
          <table:table-cell table:formula="of:=[.F154]-[.E154]" office:value-type="float" office:value="0.456838606838595" calcext:value-type="float">
            <text:p>0,456838606838595</text:p>
          </table:table-cell>
          <table:table-cell table:formula="of:=[.G154]*[.$B$7]*[.A154]" office:value-type="float" office:value="0.0456838606838595" calcext:value-type="float">
            <text:p>0,04568386068386</text:p>
          </table:table-cell>
          <table:table-cell/>
          <table:table-cell table:formula="of:=([.F154]-[.E154])*([.F154]-[.E154])" office:value-type="float" office:value="0.208701512698228" calcext:value-type="float">
            <text:p>0,20870151269822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9]" office:value-type="float" office:value="0.185579032650711" calcext:value-type="float">
            <text:p>0,185579032650711</text:p>
          </table:table-cell>
          <table:table-cell table:number-columns-repeated="2"/>
          <table:table-cell table:style-name="Default"/>
          <table:table-cell table:number-columns-repeated="2"/>
          <table:table-cell table:formula="of:=[.G154]*[.$B$7]*[.A155]" office:value-type="float" office:value="0.0456838606838595" calcext:value-type="float">
            <text:p>0,0456838606838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50]" office:value-type="float" office:value="-0.283060500236203" calcext:value-type="float">
            <text:p>-0,283060500236203</text:p>
          </table:table-cell>
          <table:table-cell table:number-columns-repeated="2"/>
          <table:table-cell table:style-name="Default"/>
          <table:table-cell table:number-columns-repeated="2"/>
          <table:table-cell table:formula="of:=[.G154]*[.$B$7]*[.A156]" office:value-type="float" office:value="0.0456838606838595" calcext:value-type="float">
            <text:p>0,04568386068386</text:p>
          </table:table-cell>
          <table:table-cell table:number-columns-repeated="5"/>
        </table:table-row>
        <table:table-row table:style-name="ro1">
          <table:table-cell/>
          <table:table-cell table:formula="of:=[.A154]*[.B154]+[.A155]*[.B155]+[.B156]" office:value-type="float" office:value="0.543161393161405" calcext:value-type="float">
            <text:p>0,543161393161405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136:.J154])" office:value-type="float" office:value="4.81611841090519" calcext:value-type="float">
            <text:p>4,81611841090519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134]+1" office:value-type="float" office:value="6" calcext:value-type="float">
            <text:p>6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36]" office:value-type="float" office:value="0.643124266905095" calcext:value-type="float">
            <text:p>0,643124266905095</text:p>
          </table:table-cell>
          <table:table-cell table:number-columns-repeated="2"/>
          <table:table-cell table:formula="of:=ACT([.$B$6]; [.B164] ; [.$B$8] )" office:value-type="float" office:value="-0.221065544882463" calcext:value-type="float">
            <text:p>-0,22107</text:p>
          </table:table-cell>
          <table:table-cell table:formula="of:=[.F136]" office:value-type="float" office:value="0" calcext:value-type="float">
            <text:p>0</text:p>
          </table:table-cell>
          <table:table-cell table:formula="of:=[.F161]-[.E161]" office:value-type="float" office:value="0.221065544882463" calcext:value-type="float">
            <text:p>0,221065544882463</text:p>
          </table:table-cell>
          <table:table-cell table:formula="of:=[.G161]*[.$B$7]*[.A161]" office:value-type="float" office:value="0" calcext:value-type="float">
            <text:p>0</text:p>
          </table:table-cell>
          <table:table-cell table:formula="of:=([.H161]+[.H167]+[.H173]+[.H179])/4+[.B161]" office:value-type="float" office:value="0.64078540494118" calcext:value-type="float">
            <text:p>0,64078540494118</text:p>
          </table:table-cell>
          <table:table-cell table:formula="of:=([.F161]-[.E161])*([.F161]-[.E161])" office:value-type="float" office:value="0.0488699751341802" calcext:value-type="float">
            <text:p>0,0488699751341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37]" office:value-type="float" office:value="0.249437034511313" calcext:value-type="float">
            <text:p>0,249437034511313</text:p>
          </table:table-cell>
          <table:table-cell table:number-columns-repeated="5"/>
          <table:table-cell table:formula="of:=[.G161]*[.$B$7]*[.A162]" office:value-type="float" office:value="0" calcext:value-type="float">
            <text:p>0</text:p>
          </table:table-cell>
          <table:table-cell table:formula="of:=([.H162]+[.H168]+[.H174]+[.H180])/4+[.B162]" office:value-type="float" office:value="0.306940353357243" calcext:value-type="float">
            <text:p>0,30694035335724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138]" office:value-type="float" office:value="-0.221065544882463" calcext:value-type="float">
            <text:p>-0,221065544882463</text:p>
          </table:table-cell>
          <table:table-cell table:number-columns-repeated="5"/>
          <table:table-cell table:formula="of:=[.G161]*[.$B$7]*[.A163]" office:value-type="float" office:value="0.0221065544882463" calcext:value-type="float">
            <text:p>0,022106554488246</text:p>
          </table:table-cell>
          <table:table-cell table:formula="of:=([.H163]+[.H169]+[.H175]+[.H181])/4+[.B163]" office:value-type="float" office:value="-0.168587055465037" calcext:value-type="float">
            <text:p>-0,168587055465037</text:p>
          </table:table-cell>
          <table:table-cell table:number-columns-repeated="4"/>
        </table:table-row>
        <table:table-row table:style-name="ro1">
          <table:table-cell/>
          <table:table-cell table:formula="of:=[.A161]*[.B161]+[.A162]*[.B162]+[.B163]" office:value-type="float" office:value="-0.221065544882463" calcext:value-type="float">
            <text:p>-0,221065544882463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61]" office:value-type="float" office:value="0.643124266905095" calcext:value-type="float">
            <text:p>0,643124266905095</text:p>
          </table:table-cell>
          <table:table-cell table:number-columns-repeated="2"/>
          <table:table-cell table:formula="of:=ACT([.$B$6]; [.B170] ; [.$B$8] )" office:value-type="float" office:value="0.0283714896288499" calcext:value-type="float">
            <text:p>0,02837</text:p>
          </table:table-cell>
          <table:table-cell table:formula="of:=[.F142]" office:value-type="float" office:value="2" calcext:value-type="float">
            <text:p>2</text:p>
          </table:table-cell>
          <table:table-cell table:formula="of:=[.F167]-[.E167]" office:value-type="float" office:value="1.97162851037115" calcext:value-type="float">
            <text:p>1,97162851037115</text:p>
          </table:table-cell>
          <table:table-cell table:formula="of:=[.G167]*[.$B$7]*[.A167]" office:value-type="float" office:value="0" calcext:value-type="float">
            <text:p>0</text:p>
          </table:table-cell>
          <table:table-cell/>
          <table:table-cell table:formula="of:=([.F167]-[.E167])*([.F167]-[.E167])" office:value-type="float" office:value="3.88731898290836" calcext:value-type="float">
            <text:p>3,887318982908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62]" office:value-type="float" office:value="0.249437034511313" calcext:value-type="float">
            <text:p>0,249437034511313</text:p>
          </table:table-cell>
          <table:table-cell table:number-columns-repeated="5"/>
          <table:table-cell table:formula="of:=[.G167]*[.$B$7]*[.A168]" office:value-type="float" office:value="0.197162851037115" calcext:value-type="float">
            <text:p>0,1971628510371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63]" office:value-type="float" office:value="-0.221065544882463" calcext:value-type="float">
            <text:p>-0,221065544882463</text:p>
          </table:table-cell>
          <table:table-cell table:number-columns-repeated="5"/>
          <table:table-cell table:formula="of:=[.G167]*[.$B$7]*[.A169]" office:value-type="float" office:value="0.197162851037115" calcext:value-type="float">
            <text:p>0,197162851037115</text:p>
          </table:table-cell>
          <table:table-cell table:number-columns-repeated="5"/>
        </table:table-row>
        <table:table-row table:style-name="ro1">
          <table:table-cell/>
          <table:table-cell table:formula="of:=[.A167]*[.B167]+[.A168]*[.B168]+[.B169]" office:value-type="float" office:value="0.0283714896288499" calcext:value-type="float">
            <text:p>0,0283714896288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67]" office:value-type="float" office:value="0.643124266905095" calcext:value-type="float">
            <text:p>0,643124266905095</text:p>
          </table:table-cell>
          <table:table-cell table:number-columns-repeated="2"/>
          <table:table-cell table:formula="of:=ACT([.$B$6]; [.B176] ; [.$B$8] )" office:value-type="float" office:value="0.422058722022632" calcext:value-type="float">
            <text:p>0,42206</text:p>
          </table:table-cell>
          <table:table-cell table:formula="of:=[.F148]" office:value-type="float" office:value="0" calcext:value-type="float">
            <text:p>0</text:p>
          </table:table-cell>
          <table:table-cell table:formula="of:=[.F173]-[.E173]" office:value-type="float" office:value="-0.422058722022632" calcext:value-type="float">
            <text:p>-0,422058722022632</text:p>
          </table:table-cell>
          <table:table-cell table:formula="of:=[.G173]*[.$B$7]*[.A173]" office:value-type="float" office:value="-0.0422058722022632" calcext:value-type="float">
            <text:p>-0,042205872202263</text:p>
          </table:table-cell>
          <table:table-cell/>
          <table:table-cell table:formula="of:=([.F173]-[.E173])*([.F173]-[.E173])" office:value-type="float" office:value="0.178133564835377" calcext:value-type="float">
            <text:p>0,17813356483537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68]" office:value-type="float" office:value="0.249437034511313" calcext:value-type="float">
            <text:p>0,249437034511313</text:p>
          </table:table-cell>
          <table:table-cell table:number-columns-repeated="5"/>
          <table:table-cell table:formula="of:=[.G173]*[.$B$7]*[.A17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69]" office:value-type="float" office:value="-0.221065544882463" calcext:value-type="float">
            <text:p>-0,221065544882463</text:p>
          </table:table-cell>
          <table:table-cell table:number-columns-repeated="5"/>
          <table:table-cell table:formula="of:=[.G173]*[.$B$7]*[.A175]" office:value-type="float" office:value="-0.0422058722022632" calcext:value-type="float">
            <text:p>-0,042205872202263</text:p>
          </table:table-cell>
          <table:table-cell table:number-columns-repeated="5"/>
        </table:table-row>
        <table:table-row table:style-name="ro1">
          <table:table-cell/>
          <table:table-cell table:formula="of:=[.A173]*[.B173]+[.A174]*[.B174]+[.B175]" office:value-type="float" office:value="0.422058722022632" calcext:value-type="float">
            <text:p>0,42205872202263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3]" office:value-type="float" office:value="0.643124266905095" calcext:value-type="float">
            <text:p>0,643124266905095</text:p>
          </table:table-cell>
          <table:table-cell table:number-columns-repeated="2"/>
          <table:table-cell table:formula="of:=ACT([.$B$6]; [.B182] ; [.$B$8] )" office:value-type="float" office:value="0.671495756533945" calcext:value-type="float">
            <text:p>0,67150</text:p>
          </table:table-cell>
          <table:table-cell table:formula="of:=[.F154]" office:value-type="float" office:value="1" calcext:value-type="float">
            <text:p>1</text:p>
          </table:table-cell>
          <table:table-cell table:formula="of:=[.F179]-[.E179]" office:value-type="float" office:value="0.328504243466055" calcext:value-type="float">
            <text:p>0,328504243466055</text:p>
          </table:table-cell>
          <table:table-cell table:formula="of:=[.G179]*[.$B$7]*[.A179]" office:value-type="float" office:value="0.0328504243466055" calcext:value-type="float">
            <text:p>0,032850424346606</text:p>
          </table:table-cell>
          <table:table-cell/>
          <table:table-cell table:formula="of:=([.F179]-[.E179])*([.F179]-[.E179])" office:value-type="float" office:value="0.107915037975205" calcext:value-type="float">
            <text:p>0,10791503797520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4]" office:value-type="float" office:value="0.249437034511313" calcext:value-type="float">
            <text:p>0,249437034511313</text:p>
          </table:table-cell>
          <table:table-cell table:number-columns-repeated="2"/>
          <table:table-cell table:style-name="Default"/>
          <table:table-cell table:number-columns-repeated="2"/>
          <table:table-cell table:formula="of:=[.G179]*[.$B$7]*[.A180]" office:value-type="float" office:value="0.0328504243466055" calcext:value-type="float">
            <text:p>0,0328504243466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5]" office:value-type="float" office:value="-0.221065544882463" calcext:value-type="float">
            <text:p>-0,221065544882463</text:p>
          </table:table-cell>
          <table:table-cell table:number-columns-repeated="2"/>
          <table:table-cell table:style-name="Default"/>
          <table:table-cell table:number-columns-repeated="2"/>
          <table:table-cell table:formula="of:=[.G179]*[.$B$7]*[.A181]" office:value-type="float" office:value="0.0328504243466055" calcext:value-type="float">
            <text:p>0,032850424346606</text:p>
          </table:table-cell>
          <table:table-cell table:number-columns-repeated="5"/>
        </table:table-row>
        <table:table-row table:style-name="ro1">
          <table:table-cell/>
          <table:table-cell table:formula="of:=[.A179]*[.B179]+[.A180]*[.B180]+[.B181]" office:value-type="float" office:value="0.671495756533945" calcext:value-type="float">
            <text:p>0,671495756533945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161:.J179])" office:value-type="float" office:value="4.22223756085312" calcext:value-type="float">
            <text:p>4,2222375608531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159]+1" office:value-type="float" office:value="7" calcext:value-type="float">
            <text:p>7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61]" office:value-type="float" office:value="0.64078540494118" calcext:value-type="float">
            <text:p>0,64078540494118</text:p>
          </table:table-cell>
          <table:table-cell table:number-columns-repeated="2"/>
          <table:table-cell table:formula="of:=ACT([.$B$6]; [.B189] ; [.$B$8] )" office:value-type="float" office:value="-0.168587055465037" calcext:value-type="float">
            <text:p>-0,16859</text:p>
          </table:table-cell>
          <table:table-cell table:formula="of:=[.F161]" office:value-type="float" office:value="0" calcext:value-type="float">
            <text:p>0</text:p>
          </table:table-cell>
          <table:table-cell table:formula="of:=[.F186]-[.E186]" office:value-type="float" office:value="0.168587055465037" calcext:value-type="float">
            <text:p>0,168587055465037</text:p>
          </table:table-cell>
          <table:table-cell table:formula="of:=[.G186]*[.$B$7]*[.A186]" office:value-type="float" office:value="0" calcext:value-type="float">
            <text:p>0</text:p>
          </table:table-cell>
          <table:table-cell table:formula="of:=([.H186]+[.H192]+[.H198]+[.H204])/4+[.B186]" office:value-type="float" office:value="0.634501978633442" calcext:value-type="float">
            <text:p>0,634501978633442</text:p>
          </table:table-cell>
          <table:table-cell table:formula="of:=([.F186]-[.E186])*([.F186]-[.E186])" office:value-type="float" office:value="0.0284215952703714" calcext:value-type="float">
            <text:p>0,02842159527037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62]" office:value-type="float" office:value="0.306940353357243" calcext:value-type="float">
            <text:p>0,306940353357243</text:p>
          </table:table-cell>
          <table:table-cell table:number-columns-repeated="5"/>
          <table:table-cell table:formula="of:=[.G186]*[.$B$7]*[.A187]" office:value-type="float" office:value="0" calcext:value-type="float">
            <text:p>0</text:p>
          </table:table-cell>
          <table:table-cell table:formula="of:=([.H187]+[.H193]+[.H199]+[.H205])/4+[.B187]" office:value-type="float" office:value="0.359003053339103" calcext:value-type="float">
            <text:p>0,3590030533391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163]" office:value-type="float" office:value="-0.168587055465037" calcext:value-type="float">
            <text:p>-0,168587055465037</text:p>
          </table:table-cell>
          <table:table-cell table:number-columns-repeated="5"/>
          <table:table-cell table:formula="of:=[.G186]*[.$B$7]*[.A188]" office:value-type="float" office:value="0.0168587055465037" calcext:value-type="float">
            <text:p>0,016858705546504</text:p>
          </table:table-cell>
          <table:table-cell table:formula="of:=([.H188]+[.H194]+[.H200]+[.H206])/4+[.B188]" office:value-type="float" office:value="-0.124114637833454" calcext:value-type="float">
            <text:p>-0,124114637833454</text:p>
          </table:table-cell>
          <table:table-cell table:number-columns-repeated="4"/>
        </table:table-row>
        <table:table-row table:style-name="ro1">
          <table:table-cell/>
          <table:table-cell table:formula="of:=[.A186]*[.B186]+[.A187]*[.B187]+[.B188]" office:value-type="float" office:value="-0.168587055465037" calcext:value-type="float">
            <text:p>-0,168587055465037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86]" office:value-type="float" office:value="0.64078540494118" calcext:value-type="float">
            <text:p>0,64078540494118</text:p>
          </table:table-cell>
          <table:table-cell table:number-columns-repeated="2"/>
          <table:table-cell table:formula="of:=ACT([.$B$6]; [.B195] ; [.$B$8] )" office:value-type="float" office:value="0.138353297892206" calcext:value-type="float">
            <text:p>0,13835</text:p>
          </table:table-cell>
          <table:table-cell table:formula="of:=[.F167]" office:value-type="float" office:value="2" calcext:value-type="float">
            <text:p>2</text:p>
          </table:table-cell>
          <table:table-cell table:formula="of:=[.F192]-[.E192]" office:value-type="float" office:value="1.86164670210779" calcext:value-type="float">
            <text:p>1,86164670210779</text:p>
          </table:table-cell>
          <table:table-cell table:formula="of:=[.G192]*[.$B$7]*[.A192]" office:value-type="float" office:value="0" calcext:value-type="float">
            <text:p>0</text:p>
          </table:table-cell>
          <table:table-cell/>
          <table:table-cell table:formula="of:=([.F192]-[.E192])*([.F192]-[.E192])" office:value-type="float" office:value="3.46572844346883" calcext:value-type="float">
            <text:p>3,4657284434688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7]" office:value-type="float" office:value="0.306940353357243" calcext:value-type="float">
            <text:p>0,306940353357243</text:p>
          </table:table-cell>
          <table:table-cell table:number-columns-repeated="5"/>
          <table:table-cell table:formula="of:=[.G192]*[.$B$7]*[.A193]" office:value-type="float" office:value="0.186164670210779" calcext:value-type="float">
            <text:p>0,18616467021077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8]" office:value-type="float" office:value="-0.168587055465037" calcext:value-type="float">
            <text:p>-0,168587055465037</text:p>
          </table:table-cell>
          <table:table-cell table:number-columns-repeated="5"/>
          <table:table-cell table:formula="of:=[.G192]*[.$B$7]*[.A194]" office:value-type="float" office:value="0.186164670210779" calcext:value-type="float">
            <text:p>0,186164670210779</text:p>
          </table:table-cell>
          <table:table-cell table:number-columns-repeated="5"/>
        </table:table-row>
        <table:table-row table:style-name="ro1">
          <table:table-cell/>
          <table:table-cell table:formula="of:=[.A192]*[.B192]+[.A193]*[.B193]+[.B194]" office:value-type="float" office:value="0.138353297892206" calcext:value-type="float">
            <text:p>0,138353297892206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2]" office:value-type="float" office:value="0.64078540494118" calcext:value-type="float">
            <text:p>0,64078540494118</text:p>
          </table:table-cell>
          <table:table-cell table:number-columns-repeated="2"/>
          <table:table-cell table:formula="of:=ACT([.$B$6]; [.B201] ; [.$B$8] )" office:value-type="float" office:value="0.472198349476143" calcext:value-type="float">
            <text:p>0,47220</text:p>
          </table:table-cell>
          <table:table-cell table:formula="of:=[.F173]" office:value-type="float" office:value="0" calcext:value-type="float">
            <text:p>0</text:p>
          </table:table-cell>
          <table:table-cell table:formula="of:=[.F198]-[.E198]" office:value-type="float" office:value="-0.472198349476143" calcext:value-type="float">
            <text:p>-0,472198349476143</text:p>
          </table:table-cell>
          <table:table-cell table:formula="of:=[.G198]*[.$B$7]*[.A198]" office:value-type="float" office:value="-0.0472198349476143" calcext:value-type="float">
            <text:p>-0,047219834947614</text:p>
          </table:table-cell>
          <table:table-cell/>
          <table:table-cell table:formula="of:=([.F198]-[.E198])*([.F198]-[.E198])" office:value-type="float" office:value="0.222971281247994" calcext:value-type="float">
            <text:p>0,22297128124799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93]" office:value-type="float" office:value="0.306940353357243" calcext:value-type="float">
            <text:p>0,306940353357243</text:p>
          </table:table-cell>
          <table:table-cell table:number-columns-repeated="5"/>
          <table:table-cell table:formula="of:=[.G198]*[.$B$7]*[.A19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4]" office:value-type="float" office:value="-0.168587055465037" calcext:value-type="float">
            <text:p>-0,168587055465037</text:p>
          </table:table-cell>
          <table:table-cell table:number-columns-repeated="5"/>
          <table:table-cell table:formula="of:=[.G198]*[.$B$7]*[.A200]" office:value-type="float" office:value="-0.0472198349476143" calcext:value-type="float">
            <text:p>-0,047219834947614</text:p>
          </table:table-cell>
          <table:table-cell table:number-columns-repeated="5"/>
        </table:table-row>
        <table:table-row table:style-name="ro1">
          <table:table-cell/>
          <table:table-cell table:formula="of:=[.A198]*[.B198]+[.A199]*[.B199]+[.B200]" office:value-type="float" office:value="0.472198349476143" calcext:value-type="float">
            <text:p>0,472198349476143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8]" office:value-type="float" office:value="0.64078540494118" calcext:value-type="float">
            <text:p>0,64078540494118</text:p>
          </table:table-cell>
          <table:table-cell table:number-columns-repeated="2"/>
          <table:table-cell table:formula="of:=ACT([.$B$6]; [.B207] ; [.$B$8] )" office:value-type="float" office:value="0.779138702833386" calcext:value-type="float">
            <text:p>0,77914</text:p>
          </table:table-cell>
          <table:table-cell table:formula="of:=[.F179]" office:value-type="float" office:value="1" calcext:value-type="float">
            <text:p>1</text:p>
          </table:table-cell>
          <table:table-cell table:formula="of:=[.F204]-[.E204]" office:value-type="float" office:value="0.220861297166614" calcext:value-type="float">
            <text:p>0,220861297166614</text:p>
          </table:table-cell>
          <table:table-cell table:formula="of:=[.G204]*[.$B$7]*[.A204]" office:value-type="float" office:value="0.0220861297166614" calcext:value-type="float">
            <text:p>0,022086129716661</text:p>
          </table:table-cell>
          <table:table-cell/>
          <table:table-cell table:formula="of:=([.F204]-[.E204])*([.F204]-[.E204])" office:value-type="float" office:value="0.0487797125861193" calcext:value-type="float">
            <text:p>0,04877971258611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9]" office:value-type="float" office:value="0.306940353357243" calcext:value-type="float">
            <text:p>0,306940353357243</text:p>
          </table:table-cell>
          <table:table-cell table:number-columns-repeated="2"/>
          <table:table-cell table:style-name="Default"/>
          <table:table-cell table:number-columns-repeated="2"/>
          <table:table-cell table:formula="of:=[.G204]*[.$B$7]*[.A205]" office:value-type="float" office:value="0.0220861297166614" calcext:value-type="float">
            <text:p>0,02208612971666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00]" office:value-type="float" office:value="-0.168587055465037" calcext:value-type="float">
            <text:p>-0,168587055465037</text:p>
          </table:table-cell>
          <table:table-cell table:number-columns-repeated="2"/>
          <table:table-cell table:style-name="Default"/>
          <table:table-cell table:number-columns-repeated="2"/>
          <table:table-cell table:formula="of:=[.G204]*[.$B$7]*[.A206]" office:value-type="float" office:value="0.0220861297166614" calcext:value-type="float">
            <text:p>0,022086129716661</text:p>
          </table:table-cell>
          <table:table-cell table:number-columns-repeated="5"/>
        </table:table-row>
        <table:table-row table:style-name="ro1">
          <table:table-cell/>
          <table:table-cell table:formula="of:=[.A204]*[.B204]+[.A205]*[.B205]+[.B206]" office:value-type="float" office:value="0.779138702833386" calcext:value-type="float">
            <text:p>0,779138702833386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186:.J204])" office:value-type="float" office:value="3.76590103257331" calcext:value-type="float">
            <text:p>3,7659010325733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184]+1" office:value-type="float" office:value="8" calcext:value-type="float">
            <text:p>8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86]" office:value-type="float" office:value="0.634501978633442" calcext:value-type="float">
            <text:p>0,634501978633442</text:p>
          </table:table-cell>
          <table:table-cell table:number-columns-repeated="2"/>
          <table:table-cell table:formula="of:=ACT([.$B$6]; [.B214] ; [.$B$8] )" office:value-type="float" office:value="-0.124114637833454" calcext:value-type="float">
            <text:p>-0,12411</text:p>
          </table:table-cell>
          <table:table-cell table:formula="of:=[.F186]" office:value-type="float" office:value="0" calcext:value-type="float">
            <text:p>0</text:p>
          </table:table-cell>
          <table:table-cell table:formula="of:=[.F211]-[.E211]" office:value-type="float" office:value="0.124114637833454" calcext:value-type="float">
            <text:p>0,124114637833454</text:p>
          </table:table-cell>
          <table:table-cell table:formula="of:=[.G211]*[.$B$7]*[.A211]" office:value-type="float" office:value="0" calcext:value-type="float">
            <text:p>0</text:p>
          </table:table-cell>
          <table:table-cell table:formula="of:=([.H211]+[.H217]+[.H223]+[.H229])/4+[.B211]" office:value-type="float" office:value="0.625007535259965" calcext:value-type="float">
            <text:p>0,625007535259965</text:p>
          </table:table-cell>
          <table:table-cell table:formula="of:=([.F211]-[.E211])*([.F211]-[.E211])" office:value-type="float" office:value="0.0154044433245295" calcext:value-type="float">
            <text:p>0,0154044433245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87]" office:value-type="float" office:value="0.359003053339103" calcext:value-type="float">
            <text:p>0,359003053339103</text:p>
          </table:table-cell>
          <table:table-cell table:number-columns-repeated="5"/>
          <table:table-cell table:formula="of:=[.G211]*[.$B$7]*[.A212]" office:value-type="float" office:value="0" calcext:value-type="float">
            <text:p>0</text:p>
          </table:table-cell>
          <table:table-cell table:formula="of:=([.H212]+[.H218]+[.H224]+[.H230])/4+[.B212]" office:value-type="float" office:value="0.406396083097985" calcext:value-type="float">
            <text:p>0,40639608309798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188]" office:value-type="float" office:value="-0.124114637833454" calcext:value-type="float">
            <text:p>-0,124114637833454</text:p>
          </table:table-cell>
          <table:table-cell table:number-columns-repeated="5"/>
          <table:table-cell table:formula="of:=[.G211]*[.$B$7]*[.A213]" office:value-type="float" office:value="0.0124114637833454" calcext:value-type="float">
            <text:p>0,012411463783346</text:p>
          </table:table-cell>
          <table:table-cell table:formula="of:=([.H213]+[.H219]+[.H225]+[.H231])/4+[.B213]" office:value-type="float" office:value="-0.0863784256487361" calcext:value-type="float">
            <text:p>-0,086378425648736</text:p>
          </table:table-cell>
          <table:table-cell table:number-columns-repeated="4"/>
        </table:table-row>
        <table:table-row table:style-name="ro1">
          <table:table-cell/>
          <table:table-cell table:formula="of:=[.A211]*[.B211]+[.A212]*[.B212]+[.B213]" office:value-type="float" office:value="-0.124114637833454" calcext:value-type="float">
            <text:p>-0,124114637833454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11]" office:value-type="float" office:value="0.634501978633442" calcext:value-type="float">
            <text:p>0,634501978633442</text:p>
          </table:table-cell>
          <table:table-cell table:number-columns-repeated="2"/>
          <table:table-cell table:formula="of:=ACT([.$B$6]; [.B220] ; [.$B$8] )" office:value-type="float" office:value="0.234888415505649" calcext:value-type="float">
            <text:p>0,23489</text:p>
          </table:table-cell>
          <table:table-cell table:formula="of:=[.F192]" office:value-type="float" office:value="2" calcext:value-type="float">
            <text:p>2</text:p>
          </table:table-cell>
          <table:table-cell table:formula="of:=[.F217]-[.E217]" office:value-type="float" office:value="1.76511158449435" calcext:value-type="float">
            <text:p>1,76511158449435</text:p>
          </table:table-cell>
          <table:table-cell table:formula="of:=[.G217]*[.$B$7]*[.A217]" office:value-type="float" office:value="0" calcext:value-type="float">
            <text:p>0</text:p>
          </table:table-cell>
          <table:table-cell/>
          <table:table-cell table:formula="of:=([.F217]-[.E217])*([.F217]-[.E217])" office:value-type="float" office:value="3.11561890571616" calcext:value-type="float">
            <text:p>3,115618905716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2]" office:value-type="float" office:value="0.359003053339103" calcext:value-type="float">
            <text:p>0,359003053339103</text:p>
          </table:table-cell>
          <table:table-cell table:number-columns-repeated="5"/>
          <table:table-cell table:formula="of:=[.G217]*[.$B$7]*[.A218]" office:value-type="float" office:value="0.176511158449435" calcext:value-type="float">
            <text:p>0,1765111584494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3]" office:value-type="float" office:value="-0.124114637833454" calcext:value-type="float">
            <text:p>-0,124114637833454</text:p>
          </table:table-cell>
          <table:table-cell table:number-columns-repeated="5"/>
          <table:table-cell table:formula="of:=[.G217]*[.$B$7]*[.A219]" office:value-type="float" office:value="0.176511158449435" calcext:value-type="float">
            <text:p>0,176511158449435</text:p>
          </table:table-cell>
          <table:table-cell table:number-columns-repeated="5"/>
        </table:table-row>
        <table:table-row table:style-name="ro1">
          <table:table-cell/>
          <table:table-cell table:formula="of:=[.A217]*[.B217]+[.A218]*[.B218]+[.B219]" office:value-type="float" office:value="0.234888415505649" calcext:value-type="float">
            <text:p>0,234888415505649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7]" office:value-type="float" office:value="0.634501978633442" calcext:value-type="float">
            <text:p>0,634501978633442</text:p>
          </table:table-cell>
          <table:table-cell table:number-columns-repeated="2"/>
          <table:table-cell table:formula="of:=ACT([.$B$6]; [.B226] ; [.$B$8] )" office:value-type="float" office:value="0.510387340799988" calcext:value-type="float">
            <text:p>0,51039</text:p>
          </table:table-cell>
          <table:table-cell table:formula="of:=[.F198]" office:value-type="float" office:value="0" calcext:value-type="float">
            <text:p>0</text:p>
          </table:table-cell>
          <table:table-cell table:formula="of:=[.F223]-[.E223]" office:value-type="float" office:value="-0.510387340799988" calcext:value-type="float">
            <text:p>-0,510387340799988</text:p>
          </table:table-cell>
          <table:table-cell table:formula="of:=[.G223]*[.$B$7]*[.A223]" office:value-type="float" office:value="-0.0510387340799988" calcext:value-type="float">
            <text:p>-0,051038734079999</text:p>
          </table:table-cell>
          <table:table-cell/>
          <table:table-cell table:formula="of:=([.F223]-[.E223])*([.F223]-[.E223])" office:value-type="float" office:value="0.260495237648883" calcext:value-type="float">
            <text:p>0,26049523764888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18]" office:value-type="float" office:value="0.359003053339103" calcext:value-type="float">
            <text:p>0,359003053339103</text:p>
          </table:table-cell>
          <table:table-cell table:number-columns-repeated="5"/>
          <table:table-cell table:formula="of:=[.G223]*[.$B$7]*[.A22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9]" office:value-type="float" office:value="-0.124114637833454" calcext:value-type="float">
            <text:p>-0,124114637833454</text:p>
          </table:table-cell>
          <table:table-cell table:number-columns-repeated="5"/>
          <table:table-cell table:formula="of:=[.G223]*[.$B$7]*[.A225]" office:value-type="float" office:value="-0.0510387340799988" calcext:value-type="float">
            <text:p>-0,051038734079999</text:p>
          </table:table-cell>
          <table:table-cell table:number-columns-repeated="5"/>
        </table:table-row>
        <table:table-row table:style-name="ro1">
          <table:table-cell/>
          <table:table-cell table:formula="of:=[.A223]*[.B223]+[.A224]*[.B224]+[.B225]" office:value-type="float" office:value="0.510387340799988" calcext:value-type="float">
            <text:p>0,510387340799988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23]" office:value-type="float" office:value="0.634501978633442" calcext:value-type="float">
            <text:p>0,634501978633442</text:p>
          </table:table-cell>
          <table:table-cell table:number-columns-repeated="2"/>
          <table:table-cell table:formula="of:=ACT([.$B$6]; [.B232] ; [.$B$8] )" office:value-type="float" office:value="0.869390394139091" calcext:value-type="float">
            <text:p>0,86939</text:p>
          </table:table-cell>
          <table:table-cell table:formula="of:=[.F204]" office:value-type="float" office:value="1" calcext:value-type="float">
            <text:p>1</text:p>
          </table:table-cell>
          <table:table-cell table:formula="of:=[.F229]-[.E229]" office:value-type="float" office:value="0.130609605860909" calcext:value-type="float">
            <text:p>0,130609605860909</text:p>
          </table:table-cell>
          <table:table-cell table:formula="of:=[.G229]*[.$B$7]*[.A229]" office:value-type="float" office:value="0.0130609605860909" calcext:value-type="float">
            <text:p>0,013060960586091</text:p>
          </table:table-cell>
          <table:table-cell/>
          <table:table-cell table:formula="of:=([.F229]-[.E229])*([.F229]-[.E229])" office:value-type="float" office:value="0.0170588691431421" calcext:value-type="float">
            <text:p>0,01705886914314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24]" office:value-type="float" office:value="0.359003053339103" calcext:value-type="float">
            <text:p>0,359003053339103</text:p>
          </table:table-cell>
          <table:table-cell table:number-columns-repeated="2"/>
          <table:table-cell table:style-name="Default"/>
          <table:table-cell table:number-columns-repeated="2"/>
          <table:table-cell table:formula="of:=[.G229]*[.$B$7]*[.A230]" office:value-type="float" office:value="0.0130609605860909" calcext:value-type="float">
            <text:p>0,01306096058609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25]" office:value-type="float" office:value="-0.124114637833454" calcext:value-type="float">
            <text:p>-0,124114637833454</text:p>
          </table:table-cell>
          <table:table-cell table:number-columns-repeated="2"/>
          <table:table-cell table:style-name="Default"/>
          <table:table-cell table:number-columns-repeated="2"/>
          <table:table-cell table:formula="of:=[.G229]*[.$B$7]*[.A231]" office:value-type="float" office:value="0.0130609605860909" calcext:value-type="float">
            <text:p>0,013060960586091</text:p>
          </table:table-cell>
          <table:table-cell table:number-columns-repeated="5"/>
        </table:table-row>
        <table:table-row table:style-name="ro1">
          <table:table-cell/>
          <table:table-cell table:formula="of:=[.A229]*[.B229]+[.A230]*[.B230]+[.B231]" office:value-type="float" office:value="0.869390394139091" calcext:value-type="float">
            <text:p>0,86939039413909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211:.J229])" office:value-type="float" office:value="3.40857745583271" calcext:value-type="float">
            <text:p>3,4085774558327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209]+1" office:value-type="float" office:value="9" calcext:value-type="float">
            <text:p>9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211]" office:value-type="float" office:value="0.625007535259965" calcext:value-type="float">
            <text:p>0,625007535259965</text:p>
          </table:table-cell>
          <table:table-cell table:number-columns-repeated="2"/>
          <table:table-cell table:formula="of:=ACT([.$B$6]; [.B239] ; [.$B$8] )" office:value-type="float" office:value="-0.0863784256487361" calcext:value-type="float">
            <text:p>-0,08638</text:p>
          </table:table-cell>
          <table:table-cell table:formula="of:=[.F211]" office:value-type="float" office:value="0" calcext:value-type="float">
            <text:p>0</text:p>
          </table:table-cell>
          <table:table-cell table:formula="of:=[.F236]-[.E236]" office:value-type="float" office:value="0.0863784256487361" calcext:value-type="float">
            <text:p>0,086378425648736</text:p>
          </table:table-cell>
          <table:table-cell table:formula="of:=[.G236]*[.$B$7]*[.A236]" office:value-type="float" office:value="0" calcext:value-type="float">
            <text:p>0</text:p>
          </table:table-cell>
          <table:table-cell table:formula="of:=([.H236]+[.H242]+[.H248]+[.H254])/4+[.B236]" office:value-type="float" office:value="0.612916177701954" calcext:value-type="float">
            <text:p>0,612916177701954</text:p>
          </table:table-cell>
          <table:table-cell table:formula="of:=([.F236]-[.E236])*([.F236]-[.E236])" office:value-type="float" office:value="0.00746123241755424" calcext:value-type="float">
            <text:p>0,00746123241755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212]" office:value-type="float" office:value="0.406396083097985" calcext:value-type="float">
            <text:p>0,406396083097985</text:p>
          </table:table-cell>
          <table:table-cell table:number-columns-repeated="5"/>
          <table:table-cell table:formula="of:=[.G236]*[.$B$7]*[.A237]" office:value-type="float" office:value="0" calcext:value-type="float">
            <text:p>0</text:p>
          </table:table-cell>
          <table:table-cell table:formula="of:=([.H237]+[.H243]+[.H249]+[.H255])/4+[.B237]" office:value-type="float" office:value="0.449770011844023" calcext:value-type="float">
            <text:p>0,44977001184402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213]" office:value-type="float" office:value="-0.0863784256487361" calcext:value-type="float">
            <text:p>-0,086378425648736</text:p>
          </table:table-cell>
          <table:table-cell table:number-columns-repeated="5"/>
          <table:table-cell table:formula="of:=[.G236]*[.$B$7]*[.A238]" office:value-type="float" office:value="0.00863784256487361" calcext:value-type="float">
            <text:p>0,008637842564874</text:p>
          </table:table-cell>
          <table:table-cell table:formula="of:=([.H238]+[.H244]+[.H250]+[.H256])/4+[.B238]" office:value-type="float" office:value="-0.05431076400176" calcext:value-type="float">
            <text:p>-0,05431076400176</text:p>
          </table:table-cell>
          <table:table-cell table:number-columns-repeated="4"/>
        </table:table-row>
        <table:table-row table:style-name="ro1">
          <table:table-cell/>
          <table:table-cell table:formula="of:=[.A236]*[.B236]+[.A237]*[.B237]+[.B238]" office:value-type="float" office:value="-0.0863784256487361" calcext:value-type="float">
            <text:p>-0,086378425648736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36]" office:value-type="float" office:value="0.625007535259965" calcext:value-type="float">
            <text:p>0,625007535259965</text:p>
          </table:table-cell>
          <table:table-cell table:number-columns-repeated="2"/>
          <table:table-cell table:formula="of:=ACT([.$B$6]; [.B245] ; [.$B$8] )" office:value-type="float" office:value="0.320017657449248" calcext:value-type="float">
            <text:p>0,32002</text:p>
          </table:table-cell>
          <table:table-cell table:formula="of:=[.F217]" office:value-type="float" office:value="2" calcext:value-type="float">
            <text:p>2</text:p>
          </table:table-cell>
          <table:table-cell table:formula="of:=[.F242]-[.E242]" office:value-type="float" office:value="1.67998234255075" calcext:value-type="float">
            <text:p>1,67998234255075</text:p>
          </table:table-cell>
          <table:table-cell table:formula="of:=[.G242]*[.$B$7]*[.A242]" office:value-type="float" office:value="0" calcext:value-type="float">
            <text:p>0</text:p>
          </table:table-cell>
          <table:table-cell/>
          <table:table-cell table:formula="of:=([.F242]-[.E242])*([.F242]-[.E242])" office:value-type="float" office:value="2.82234067128231" calcext:value-type="float">
            <text:p>2,822340671282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37]" office:value-type="float" office:value="0.406396083097985" calcext:value-type="float">
            <text:p>0,406396083097985</text:p>
          </table:table-cell>
          <table:table-cell table:number-columns-repeated="5"/>
          <table:table-cell table:formula="of:=[.G242]*[.$B$7]*[.A243]" office:value-type="float" office:value="0.167998234255075" calcext:value-type="float">
            <text:p>0,16799823425507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38]" office:value-type="float" office:value="-0.0863784256487361" calcext:value-type="float">
            <text:p>-0,086378425648736</text:p>
          </table:table-cell>
          <table:table-cell table:number-columns-repeated="5"/>
          <table:table-cell table:formula="of:=[.G242]*[.$B$7]*[.A244]" office:value-type="float" office:value="0.167998234255075" calcext:value-type="float">
            <text:p>0,167998234255075</text:p>
          </table:table-cell>
          <table:table-cell table:number-columns-repeated="5"/>
        </table:table-row>
        <table:table-row table:style-name="ro1">
          <table:table-cell/>
          <table:table-cell table:formula="of:=[.A242]*[.B242]+[.A243]*[.B243]+[.B244]" office:value-type="float" office:value="0.320017657449248" calcext:value-type="float">
            <text:p>0,320017657449248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42]" office:value-type="float" office:value="0.625007535259965" calcext:value-type="float">
            <text:p>0,625007535259965</text:p>
          </table:table-cell>
          <table:table-cell table:number-columns-repeated="2"/>
          <table:table-cell table:formula="of:=ACT([.$B$6]; [.B251] ; [.$B$8] )" office:value-type="float" office:value="0.538629109611229" calcext:value-type="float">
            <text:p>0,53863</text:p>
          </table:table-cell>
          <table:table-cell table:formula="of:=[.F223]" office:value-type="float" office:value="0" calcext:value-type="float">
            <text:p>0</text:p>
          </table:table-cell>
          <table:table-cell table:formula="of:=[.F248]-[.E248]" office:value-type="float" office:value="-0.538629109611229" calcext:value-type="float">
            <text:p>-0,538629109611229</text:p>
          </table:table-cell>
          <table:table-cell table:formula="of:=[.G248]*[.$B$7]*[.A248]" office:value-type="float" office:value="-0.0538629109611229" calcext:value-type="float">
            <text:p>-0,053862910961123</text:p>
          </table:table-cell>
          <table:table-cell/>
          <table:table-cell table:formula="of:=([.F248]-[.E248])*([.F248]-[.E248])" office:value-type="float" office:value="0.290121317720585" calcext:value-type="float">
            <text:p>0,29012131772058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43]" office:value-type="float" office:value="0.406396083097985" calcext:value-type="float">
            <text:p>0,406396083097985</text:p>
          </table:table-cell>
          <table:table-cell table:number-columns-repeated="5"/>
          <table:table-cell table:formula="of:=[.G248]*[.$B$7]*[.A24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44]" office:value-type="float" office:value="-0.0863784256487361" calcext:value-type="float">
            <text:p>-0,086378425648736</text:p>
          </table:table-cell>
          <table:table-cell table:number-columns-repeated="5"/>
          <table:table-cell table:formula="of:=[.G248]*[.$B$7]*[.A250]" office:value-type="float" office:value="-0.0538629109611229" calcext:value-type="float">
            <text:p>-0,053862910961123</text:p>
          </table:table-cell>
          <table:table-cell table:number-columns-repeated="5"/>
        </table:table-row>
        <table:table-row table:style-name="ro1">
          <table:table-cell/>
          <table:table-cell table:formula="of:=[.A248]*[.B248]+[.A249]*[.B249]+[.B250]" office:value-type="float" office:value="0.538629109611229" calcext:value-type="float">
            <text:p>0,538629109611229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48]" office:value-type="float" office:value="0.625007535259965" calcext:value-type="float">
            <text:p>0,625007535259965</text:p>
          </table:table-cell>
          <table:table-cell table:number-columns-repeated="2"/>
          <table:table-cell table:formula="of:=ACT([.$B$6]; [.B257] ; [.$B$8] )" office:value-type="float" office:value="0.945025192709213" calcext:value-type="float">
            <text:p>0,94503</text:p>
          </table:table-cell>
          <table:table-cell table:formula="of:=[.F229]" office:value-type="float" office:value="1" calcext:value-type="float">
            <text:p>1</text:p>
          </table:table-cell>
          <table:table-cell table:formula="of:=[.F254]-[.E254]" office:value-type="float" office:value="0.0549748072907865" calcext:value-type="float">
            <text:p>0,054974807290787</text:p>
          </table:table-cell>
          <table:table-cell table:formula="of:=[.G254]*[.$B$7]*[.A254]" office:value-type="float" office:value="0.00549748072907865" calcext:value-type="float">
            <text:p>0,005497480729079</text:p>
          </table:table-cell>
          <table:table-cell/>
          <table:table-cell table:formula="of:=([.F254]-[.E254])*([.F254]-[.E254])" office:value-type="float" office:value="0.00302222943665911" calcext:value-type="float">
            <text:p>0,00302222943665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49]" office:value-type="float" office:value="0.406396083097985" calcext:value-type="float">
            <text:p>0,406396083097985</text:p>
          </table:table-cell>
          <table:table-cell table:number-columns-repeated="2"/>
          <table:table-cell table:style-name="Default"/>
          <table:table-cell table:number-columns-repeated="2"/>
          <table:table-cell table:formula="of:=[.G254]*[.$B$7]*[.A255]" office:value-type="float" office:value="0.00549748072907865" calcext:value-type="float">
            <text:p>0,00549748072907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50]" office:value-type="float" office:value="-0.0863784256487361" calcext:value-type="float">
            <text:p>-0,086378425648736</text:p>
          </table:table-cell>
          <table:table-cell table:number-columns-repeated="2"/>
          <table:table-cell table:style-name="Default"/>
          <table:table-cell table:number-columns-repeated="2"/>
          <table:table-cell table:formula="of:=[.G254]*[.$B$7]*[.A256]" office:value-type="float" office:value="0.00549748072907865" calcext:value-type="float">
            <text:p>0,005497480729079</text:p>
          </table:table-cell>
          <table:table-cell table:number-columns-repeated="5"/>
        </table:table-row>
        <table:table-row table:style-name="ro1">
          <table:table-cell/>
          <table:table-cell table:formula="of:=[.A254]*[.B254]+[.A255]*[.B255]+[.B256]" office:value-type="float" office:value="0.945025192709213" calcext:value-type="float">
            <text:p>0,945025192709213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236:.J254])" office:value-type="float" office:value="3.12294545085711" calcext:value-type="float">
            <text:p>3,1229454508571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234]+1" office:value-type="float" office:value="10" calcext:value-type="float">
            <text:p>10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236]" office:value-type="float" office:value="0.612916177701954" calcext:value-type="float">
            <text:p>0,612916177701954</text:p>
          </table:table-cell>
          <table:table-cell table:number-columns-repeated="2"/>
          <table:table-cell table:formula="of:=ACT([.$B$6]; [.B264] ; [.$B$8] )" office:value-type="float" office:value="-0.05431076400176" calcext:value-type="float">
            <text:p>-0,05431</text:p>
          </table:table-cell>
          <table:table-cell table:formula="of:=[.F236]" office:value-type="float" office:value="0" calcext:value-type="float">
            <text:p>0</text:p>
          </table:table-cell>
          <table:table-cell table:formula="of:=[.F261]-[.E261]" office:value-type="float" office:value="0.05431076400176" calcext:value-type="float">
            <text:p>0,05431076400176</text:p>
          </table:table-cell>
          <table:table-cell table:formula="of:=[.G261]*[.$B$7]*[.A261]" office:value-type="float" office:value="0" calcext:value-type="float">
            <text:p>0</text:p>
          </table:table-cell>
          <table:table-cell table:formula="of:=([.H261]+[.H267]+[.H273]+[.H279])/4+[.B261]" office:value-type="float" office:value="0.598741656720844" calcext:value-type="float">
            <text:p>0,598741656720844</text:p>
          </table:table-cell>
          <table:table-cell table:formula="of:=([.F261]-[.E261])*([.F261]-[.E261])" office:value-type="float" office:value="0.00294965908645487" calcext:value-type="float">
            <text:p>0,00294965908645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237]" office:value-type="float" office:value="0.449770011844023" calcext:value-type="float">
            <text:p>0,449770011844023</text:p>
          </table:table-cell>
          <table:table-cell table:number-columns-repeated="5"/>
          <table:table-cell table:formula="of:=[.G261]*[.$B$7]*[.A262]" office:value-type="float" office:value="0" calcext:value-type="float">
            <text:p>0</text:p>
          </table:table-cell>
          <table:table-cell table:formula="of:=([.H262]+[.H268]+[.H274]+[.H280])/4+[.B262]" office:value-type="float" office:value="0.489674145009361" calcext:value-type="float">
            <text:p>0,48967414500936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238]" office:value-type="float" office:value="-0.05431076400176" calcext:value-type="float">
            <text:p>-0,05431076400176</text:p>
          </table:table-cell>
          <table:table-cell table:number-columns-repeated="5"/>
          <table:table-cell table:formula="of:=[.G261]*[.$B$7]*[.A263]" office:value-type="float" office:value="0.005431076400176" calcext:value-type="float">
            <text:p>0,005431076400176</text:p>
          </table:table-cell>
          <table:table-cell table:formula="of:=([.H263]+[.H269]+[.H275]+[.H281])/4+[.B263]" office:value-type="float" office:value="-0.0270139970788828" calcext:value-type="float">
            <text:p>-0,027013997078883</text:p>
          </table:table-cell>
          <table:table-cell table:number-columns-repeated="4"/>
        </table:table-row>
        <table:table-row table:style-name="ro1">
          <table:table-cell/>
          <table:table-cell table:formula="of:=[.A261]*[.B261]+[.A262]*[.B262]+[.B263]" office:value-type="float" office:value="-0.05431076400176" calcext:value-type="float">
            <text:p>-0,05431076400176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61]" office:value-type="float" office:value="0.612916177701954" calcext:value-type="float">
            <text:p>0,612916177701954</text:p>
          </table:table-cell>
          <table:table-cell table:number-columns-repeated="2"/>
          <table:table-cell table:formula="of:=ACT([.$B$6]; [.B270] ; [.$B$8] )" office:value-type="float" office:value="0.395459247842263" calcext:value-type="float">
            <text:p>0,39546</text:p>
          </table:table-cell>
          <table:table-cell table:formula="of:=[.F242]" office:value-type="float" office:value="2" calcext:value-type="float">
            <text:p>2</text:p>
          </table:table-cell>
          <table:table-cell table:formula="of:=[.F267]-[.E267]" office:value-type="float" office:value="1.60454075215774" calcext:value-type="float">
            <text:p>1,60454075215774</text:p>
          </table:table-cell>
          <table:table-cell table:formula="of:=[.G267]*[.$B$7]*[.A267]" office:value-type="float" office:value="0" calcext:value-type="float">
            <text:p>0</text:p>
          </table:table-cell>
          <table:table-cell/>
          <table:table-cell table:formula="of:=([.F267]-[.E267])*([.F267]-[.E267])" office:value-type="float" office:value="2.57455102533492" calcext:value-type="float">
            <text:p>2,5745510253349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62]" office:value-type="float" office:value="0.449770011844023" calcext:value-type="float">
            <text:p>0,449770011844023</text:p>
          </table:table-cell>
          <table:table-cell table:number-columns-repeated="5"/>
          <table:table-cell table:formula="of:=[.G267]*[.$B$7]*[.A268]" office:value-type="float" office:value="0.160454075215774" calcext:value-type="float">
            <text:p>0,16045407521577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63]" office:value-type="float" office:value="-0.05431076400176" calcext:value-type="float">
            <text:p>-0,05431076400176</text:p>
          </table:table-cell>
          <table:table-cell table:number-columns-repeated="5"/>
          <table:table-cell table:formula="of:=[.G267]*[.$B$7]*[.A269]" office:value-type="float" office:value="0.160454075215774" calcext:value-type="float">
            <text:p>0,160454075215774</text:p>
          </table:table-cell>
          <table:table-cell table:number-columns-repeated="5"/>
        </table:table-row>
        <table:table-row table:style-name="ro1">
          <table:table-cell/>
          <table:table-cell table:formula="of:=[.A267]*[.B267]+[.A268]*[.B268]+[.B269]" office:value-type="float" office:value="0.395459247842263" calcext:value-type="float">
            <text:p>0,395459247842263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67]" office:value-type="float" office:value="0.612916177701954" calcext:value-type="float">
            <text:p>0,612916177701954</text:p>
          </table:table-cell>
          <table:table-cell table:number-columns-repeated="2"/>
          <table:table-cell table:formula="of:=ACT([.$B$6]; [.B276] ; [.$B$8] )" office:value-type="float" office:value="0.558605413700194" calcext:value-type="float">
            <text:p>0,55861</text:p>
          </table:table-cell>
          <table:table-cell table:formula="of:=[.F248]" office:value-type="float" office:value="0" calcext:value-type="float">
            <text:p>0</text:p>
          </table:table-cell>
          <table:table-cell table:formula="of:=[.F273]-[.E273]" office:value-type="float" office:value="-0.558605413700194" calcext:value-type="float">
            <text:p>-0,558605413700194</text:p>
          </table:table-cell>
          <table:table-cell table:formula="of:=[.G273]*[.$B$7]*[.A273]" office:value-type="float" office:value="-0.0558605413700194" calcext:value-type="float">
            <text:p>-0,055860541370019</text:p>
          </table:table-cell>
          <table:table-cell/>
          <table:table-cell table:formula="of:=([.F273]-[.E273])*([.F273]-[.E273])" office:value-type="float" office:value="0.312040008215165" calcext:value-type="float">
            <text:p>0,31204000821516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68]" office:value-type="float" office:value="0.449770011844023" calcext:value-type="float">
            <text:p>0,449770011844023</text:p>
          </table:table-cell>
          <table:table-cell table:number-columns-repeated="5"/>
          <table:table-cell table:formula="of:=[.G273]*[.$B$7]*[.A27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69]" office:value-type="float" office:value="-0.05431076400176" calcext:value-type="float">
            <text:p>-0,05431076400176</text:p>
          </table:table-cell>
          <table:table-cell table:number-columns-repeated="5"/>
          <table:table-cell table:formula="of:=[.G273]*[.$B$7]*[.A275]" office:value-type="float" office:value="-0.0558605413700194" calcext:value-type="float">
            <text:p>-0,055860541370019</text:p>
          </table:table-cell>
          <table:table-cell table:number-columns-repeated="5"/>
        </table:table-row>
        <table:table-row table:style-name="ro1">
          <table:table-cell/>
          <table:table-cell table:formula="of:=[.A273]*[.B273]+[.A274]*[.B274]+[.B275]" office:value-type="float" office:value="0.558605413700194" calcext:value-type="float">
            <text:p>0,558605413700194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73]" office:value-type="float" office:value="0.612916177701954" calcext:value-type="float">
            <text:p>0,612916177701954</text:p>
          </table:table-cell>
          <table:table-cell table:number-columns-repeated="2"/>
          <table:table-cell table:formula="of:=ACT([.$B$6]; [.B282] ; [.$B$8] )" office:value-type="float" office:value="1.00837542554422" calcext:value-type="float">
            <text:p>1,00838</text:p>
          </table:table-cell>
          <table:table-cell table:formula="of:=[.F254]" office:value-type="float" office:value="1" calcext:value-type="float">
            <text:p>1</text:p>
          </table:table-cell>
          <table:table-cell table:formula="of:=[.F279]-[.E279]" office:value-type="float" office:value="-0.008375425544217" calcext:value-type="float">
            <text:p>-0,008375425544217</text:p>
          </table:table-cell>
          <table:table-cell table:formula="of:=[.G279]*[.$B$7]*[.A279]" office:value-type="float" office:value="-0.0008375425544217" calcext:value-type="float">
            <text:p>-0,000837542554422</text:p>
          </table:table-cell>
          <table:table-cell/>
          <table:table-cell table:formula="of:=([.F279]-[.E279])*([.F279]-[.E279])" office:value-type="float" office:value="0.0000701477530467226" calcext:value-type="float">
            <text:p>7,01477530467226E-0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74]" office:value-type="float" office:value="0.449770011844023" calcext:value-type="float">
            <text:p>0,449770011844023</text:p>
          </table:table-cell>
          <table:table-cell table:number-columns-repeated="2"/>
          <table:table-cell table:style-name="Default"/>
          <table:table-cell table:number-columns-repeated="2"/>
          <table:table-cell table:formula="of:=[.G279]*[.$B$7]*[.A280]" office:value-type="float" office:value="-0.0008375425544217" calcext:value-type="float">
            <text:p>-0,00083754255442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75]" office:value-type="float" office:value="-0.05431076400176" calcext:value-type="float">
            <text:p>-0,05431076400176</text:p>
          </table:table-cell>
          <table:table-cell table:number-columns-repeated="2"/>
          <table:table-cell table:style-name="Default"/>
          <table:table-cell table:number-columns-repeated="2"/>
          <table:table-cell table:formula="of:=[.G279]*[.$B$7]*[.A281]" office:value-type="float" office:value="-0.0008375425544217" calcext:value-type="float">
            <text:p>-0,000837542554422</text:p>
          </table:table-cell>
          <table:table-cell table:number-columns-repeated="5"/>
        </table:table-row>
        <table:table-row table:style-name="ro1">
          <table:table-cell/>
          <table:table-cell table:formula="of:=[.A279]*[.B279]+[.A280]*[.B280]+[.B281]" office:value-type="float" office:value="1.00837542554422" calcext:value-type="float">
            <text:p>1,0083754255442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261:.J279])" office:value-type="float" office:value="2.88961084038958" calcext:value-type="float">
            <text:p>2,8896108403895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259]+1" office:value-type="float" office:value="11" calcext:value-type="float">
            <text:p>11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261]" office:value-type="float" office:value="0.598741656720844" calcext:value-type="float">
            <text:p>0,598741656720844</text:p>
          </table:table-cell>
          <table:table-cell table:number-columns-repeated="2"/>
          <table:table-cell table:formula="of:=ACT([.$B$6]; [.B289] ; [.$B$8] )" office:value-type="float" office:value="-0.0270139970788828" calcext:value-type="float">
            <text:p>-0,02701</text:p>
          </table:table-cell>
          <table:table-cell table:formula="of:=[.F261]" office:value-type="float" office:value="0" calcext:value-type="float">
            <text:p>0</text:p>
          </table:table-cell>
          <table:table-cell table:formula="of:=[.F286]-[.E286]" office:value-type="float" office:value="0.0270139970788828" calcext:value-type="float">
            <text:p>0,027013997078883</text:p>
          </table:table-cell>
          <table:table-cell table:formula="of:=[.G286]*[.$B$7]*[.A286]" office:value-type="float" office:value="0" calcext:value-type="float">
            <text:p>0</text:p>
          </table:table-cell>
          <table:table-cell table:formula="of:=([.H286]+[.H292]+[.H298]+[.H304])/4+[.B286]" office:value-type="float" office:value="0.582913420113512" calcext:value-type="float">
            <text:p>0,582913420113512</text:p>
          </table:table-cell>
          <table:table-cell table:formula="of:=([.F286]-[.E286])*([.F286]-[.E286])" office:value-type="float" office:value="0.00072975603817789" calcext:value-type="float">
            <text:p>0,00072975603817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262]" office:value-type="float" office:value="0.489674145009361" calcext:value-type="float">
            <text:p>0,489674145009361</text:p>
          </table:table-cell>
          <table:table-cell table:number-columns-repeated="5"/>
          <table:table-cell table:formula="of:=[.G286]*[.$B$7]*[.A287]" office:value-type="float" office:value="0" calcext:value-type="float">
            <text:p>0</text:p>
          </table:table-cell>
          <table:table-cell table:formula="of:=([.H287]+[.H293]+[.H299]+[.H305])/4+[.B287]" office:value-type="float" office:value="0.526572596194816" calcext:value-type="float">
            <text:p>0,52657259619481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263]" office:value-type="float" office:value="-0.0270139970788828" calcext:value-type="float">
            <text:p>-0,027013997078883</text:p>
          </table:table-cell>
          <table:table-cell table:number-columns-repeated="5"/>
          <table:table-cell table:formula="of:=[.G286]*[.$B$7]*[.A288]" office:value-type="float" office:value="0.00270139970788828" calcext:value-type="float">
            <text:p>0,002701399707888</text:p>
          </table:table-cell>
          <table:table-cell table:formula="of:=([.H288]+[.H294]+[.H300]+[.H306])/4+[.B288]" office:value-type="float" office:value="-0.00373338745750478" calcext:value-type="float">
            <text:p>-0,003733387457505</text:p>
          </table:table-cell>
          <table:table-cell table:number-columns-repeated="4"/>
        </table:table-row>
        <table:table-row table:style-name="ro1">
          <table:table-cell/>
          <table:table-cell table:formula="of:=[.A286]*[.B286]+[.A287]*[.B287]+[.B288]" office:value-type="float" office:value="-0.0270139970788828" calcext:value-type="float">
            <text:p>-0,027013997078883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86]" office:value-type="float" office:value="0.598741656720844" calcext:value-type="float">
            <text:p>0,598741656720844</text:p>
          </table:table-cell>
          <table:table-cell table:number-columns-repeated="2"/>
          <table:table-cell table:formula="of:=ACT([.$B$6]; [.B295] ; [.$B$8] )" office:value-type="float" office:value="0.462660147930478" calcext:value-type="float">
            <text:p>0,46266</text:p>
          </table:table-cell>
          <table:table-cell table:formula="of:=[.F267]" office:value-type="float" office:value="2" calcext:value-type="float">
            <text:p>2</text:p>
          </table:table-cell>
          <table:table-cell table:formula="of:=[.F292]-[.E292]" office:value-type="float" office:value="1.53733985206952" calcext:value-type="float">
            <text:p>1,53733985206952</text:p>
          </table:table-cell>
          <table:table-cell table:formula="of:=[.G292]*[.$B$7]*[.A292]" office:value-type="float" office:value="0" calcext:value-type="float">
            <text:p>0</text:p>
          </table:table-cell>
          <table:table-cell/>
          <table:table-cell table:formula="of:=([.F292]-[.E292])*([.F292]-[.E292])" office:value-type="float" office:value="2.36341382076114" calcext:value-type="float">
            <text:p>2,363413820761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87]" office:value-type="float" office:value="0.489674145009361" calcext:value-type="float">
            <text:p>0,489674145009361</text:p>
          </table:table-cell>
          <table:table-cell table:number-columns-repeated="5"/>
          <table:table-cell table:formula="of:=[.G292]*[.$B$7]*[.A293]" office:value-type="float" office:value="0.153733985206952" calcext:value-type="float">
            <text:p>0,15373398520695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88]" office:value-type="float" office:value="-0.0270139970788828" calcext:value-type="float">
            <text:p>-0,027013997078883</text:p>
          </table:table-cell>
          <table:table-cell table:number-columns-repeated="5"/>
          <table:table-cell table:formula="of:=[.G292]*[.$B$7]*[.A294]" office:value-type="float" office:value="0.153733985206952" calcext:value-type="float">
            <text:p>0,153733985206952</text:p>
          </table:table-cell>
          <table:table-cell table:number-columns-repeated="5"/>
        </table:table-row>
        <table:table-row table:style-name="ro1">
          <table:table-cell/>
          <table:table-cell table:formula="of:=[.A292]*[.B292]+[.A293]*[.B293]+[.B294]" office:value-type="float" office:value="0.462660147930478" calcext:value-type="float">
            <text:p>0,462660147930478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92]" office:value-type="float" office:value="0.598741656720844" calcext:value-type="float">
            <text:p>0,598741656720844</text:p>
          </table:table-cell>
          <table:table-cell table:number-columns-repeated="2"/>
          <table:table-cell table:formula="of:=ACT([.$B$6]; [.B301] ; [.$B$8] )" office:value-type="float" office:value="0.571727659641961" calcext:value-type="float">
            <text:p>0,57173</text:p>
          </table:table-cell>
          <table:table-cell table:formula="of:=[.F273]" office:value-type="float" office:value="0" calcext:value-type="float">
            <text:p>0</text:p>
          </table:table-cell>
          <table:table-cell table:formula="of:=[.F298]-[.E298]" office:value-type="float" office:value="-0.571727659641961" calcext:value-type="float">
            <text:p>-0,571727659641961</text:p>
          </table:table-cell>
          <table:table-cell table:formula="of:=[.G298]*[.$B$7]*[.A298]" office:value-type="float" office:value="-0.0571727659641961" calcext:value-type="float">
            <text:p>-0,057172765964196</text:p>
          </table:table-cell>
          <table:table-cell/>
          <table:table-cell table:formula="of:=([.F298]-[.E298])*([.F298]-[.E298])" office:value-type="float" office:value="0.326872516799674" calcext:value-type="float">
            <text:p>0,32687251679967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93]" office:value-type="float" office:value="0.489674145009361" calcext:value-type="float">
            <text:p>0,489674145009361</text:p>
          </table:table-cell>
          <table:table-cell table:number-columns-repeated="5"/>
          <table:table-cell table:formula="of:=[.G298]*[.$B$7]*[.A29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94]" office:value-type="float" office:value="-0.0270139970788828" calcext:value-type="float">
            <text:p>-0,027013997078883</text:p>
          </table:table-cell>
          <table:table-cell table:number-columns-repeated="5"/>
          <table:table-cell table:formula="of:=[.G298]*[.$B$7]*[.A300]" office:value-type="float" office:value="-0.0571727659641961" calcext:value-type="float">
            <text:p>-0,057172765964196</text:p>
          </table:table-cell>
          <table:table-cell table:number-columns-repeated="5"/>
        </table:table-row>
        <table:table-row table:style-name="ro1">
          <table:table-cell/>
          <table:table-cell table:formula="of:=[.A298]*[.B298]+[.A299]*[.B299]+[.B300]" office:value-type="float" office:value="0.571727659641961" calcext:value-type="float">
            <text:p>0,571727659641961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98]" office:value-type="float" office:value="0.598741656720844" calcext:value-type="float">
            <text:p>0,598741656720844</text:p>
          </table:table-cell>
          <table:table-cell table:number-columns-repeated="2"/>
          <table:table-cell table:formula="of:=ACT([.$B$6]; [.B307] ; [.$B$8] )" office:value-type="float" office:value="1.06140180465132" calcext:value-type="float">
            <text:p>1,06140</text:p>
          </table:table-cell>
          <table:table-cell table:formula="of:=[.F279]" office:value-type="float" office:value="1" calcext:value-type="float">
            <text:p>1</text:p>
          </table:table-cell>
          <table:table-cell table:formula="of:=[.F304]-[.E304]" office:value-type="float" office:value="-0.0614018046513221" calcext:value-type="float">
            <text:p>-0,061401804651322</text:p>
          </table:table-cell>
          <table:table-cell table:formula="of:=[.G304]*[.$B$7]*[.A304]" office:value-type="float" office:value="-0.00614018046513221" calcext:value-type="float">
            <text:p>-0,006140180465132</text:p>
          </table:table-cell>
          <table:table-cell/>
          <table:table-cell table:formula="of:=([.F304]-[.E304])*([.F304]-[.E304])" office:value-type="float" office:value="0.00377018161443912" calcext:value-type="float">
            <text:p>0,0037701816144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99]" office:value-type="float" office:value="0.489674145009361" calcext:value-type="float">
            <text:p>0,489674145009361</text:p>
          </table:table-cell>
          <table:table-cell table:number-columns-repeated="2"/>
          <table:table-cell table:style-name="Default"/>
          <table:table-cell table:number-columns-repeated="2"/>
          <table:table-cell table:formula="of:=[.G304]*[.$B$7]*[.A305]" office:value-type="float" office:value="-0.00614018046513221" calcext:value-type="float">
            <text:p>-0,00614018046513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00]" office:value-type="float" office:value="-0.0270139970788828" calcext:value-type="float">
            <text:p>-0,027013997078883</text:p>
          </table:table-cell>
          <table:table-cell table:number-columns-repeated="2"/>
          <table:table-cell table:style-name="Default"/>
          <table:table-cell table:number-columns-repeated="2"/>
          <table:table-cell table:formula="of:=[.G304]*[.$B$7]*[.A306]" office:value-type="float" office:value="-0.00614018046513221" calcext:value-type="float">
            <text:p>-0,006140180465132</text:p>
          </table:table-cell>
          <table:table-cell table:number-columns-repeated="5"/>
        </table:table-row>
        <table:table-row table:style-name="ro1">
          <table:table-cell/>
          <table:table-cell table:formula="of:=[.A304]*[.B304]+[.A305]*[.B305]+[.B306]" office:value-type="float" office:value="1.06140180465132" calcext:value-type="float">
            <text:p>1,0614018046513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286:.J304])" office:value-type="float" office:value="2.69478627521343" calcext:value-type="float">
            <text:p>2,6947862752134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284]+1" office:value-type="float" office:value="12" calcext:value-type="float">
            <text:p>12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286]" office:value-type="float" office:value="0.582913420113512" calcext:value-type="float">
            <text:p>0,582913420113512</text:p>
          </table:table-cell>
          <table:table-cell table:number-columns-repeated="2"/>
          <table:table-cell table:formula="of:=ACT([.$B$6]; [.B314] ; [.$B$8] )" office:value-type="float" office:value="-0.00373338745750478" calcext:value-type="float">
            <text:p>-0,00373</text:p>
          </table:table-cell>
          <table:table-cell table:formula="of:=[.F286]" office:value-type="float" office:value="0" calcext:value-type="float">
            <text:p>0</text:p>
          </table:table-cell>
          <table:table-cell table:formula="of:=[.F311]-[.E311]" office:value-type="float" office:value="0.00373338745750478" calcext:value-type="float">
            <text:p>0,003733387457505</text:p>
          </table:table-cell>
          <table:table-cell table:formula="of:=[.G311]*[.$B$7]*[.A311]" office:value-type="float" office:value="0" calcext:value-type="float">
            <text:p>0</text:p>
          </table:table-cell>
          <table:table-cell table:formula="of:=([.H311]+[.H317]+[.H323]+[.H329])/4+[.B311]" office:value-type="float" office:value="0.565790103575841" calcext:value-type="float">
            <text:p>0,565790103575841</text:p>
          </table:table-cell>
          <table:table-cell table:formula="of:=([.F311]-[.E311])*([.F311]-[.E311])" office:value-type="float" office:value="0.000013938181907854" calcext:value-type="float">
            <text:p>1,3938181907854E-0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287]" office:value-type="float" office:value="0.526572596194816" calcext:value-type="float">
            <text:p>0,526572596194816</text:p>
          </table:table-cell>
          <table:table-cell table:number-columns-repeated="5"/>
          <table:table-cell table:formula="of:=[.G311]*[.$B$7]*[.A312]" office:value-type="float" office:value="0" calcext:value-type="float">
            <text:p>0</text:p>
          </table:table-cell>
          <table:table-cell table:formula="of:=([.H312]+[.H318]+[.H324]+[.H330])/4+[.B312]" office:value-type="float" office:value="0.560857800255113" calcext:value-type="float">
            <text:p>0,56085780025511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288]" office:value-type="float" office:value="-0.00373338745750478" calcext:value-type="float">
            <text:p>-0,003733387457505</text:p>
          </table:table-cell>
          <table:table-cell table:number-columns-repeated="5"/>
          <table:table-cell table:formula="of:=[.G311]*[.$B$7]*[.A313]" office:value-type="float" office:value="0.000373338745750478" calcext:value-type="float">
            <text:p>0,00037333874575</text:p>
          </table:table-cell>
          <table:table-cell table:formula="of:=([.H313]+[.H319]+[.H325]+[.H331])/4+[.B313]" office:value-type="float" office:value="0.0161656504728293" calcext:value-type="float">
            <text:p>0,016165650472829</text:p>
          </table:table-cell>
          <table:table-cell table:number-columns-repeated="4"/>
        </table:table-row>
        <table:table-row table:style-name="ro1">
          <table:table-cell/>
          <table:table-cell table:formula="of:=[.A311]*[.B311]+[.A312]*[.B312]+[.B313]" office:value-type="float" office:value="-0.00373338745750478" calcext:value-type="float">
            <text:p>-0,00373338745750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11]" office:value-type="float" office:value="0.582913420113512" calcext:value-type="float">
            <text:p>0,582913420113512</text:p>
          </table:table-cell>
          <table:table-cell table:number-columns-repeated="2"/>
          <table:table-cell table:formula="of:=ACT([.$B$6]; [.B320] ; [.$B$8] )" office:value-type="float" office:value="0.522839208737311" calcext:value-type="float">
            <text:p>0,52284</text:p>
          </table:table-cell>
          <table:table-cell table:formula="of:=[.F292]" office:value-type="float" office:value="2" calcext:value-type="float">
            <text:p>2</text:p>
          </table:table-cell>
          <table:table-cell table:formula="of:=[.F317]-[.E317]" office:value-type="float" office:value="1.47716079126269" calcext:value-type="float">
            <text:p>1,47716079126269</text:p>
          </table:table-cell>
          <table:table-cell table:formula="of:=[.G317]*[.$B$7]*[.A317]" office:value-type="float" office:value="0" calcext:value-type="float">
            <text:p>0</text:p>
          </table:table-cell>
          <table:table-cell/>
          <table:table-cell table:formula="of:=([.F317]-[.E317])*([.F317]-[.E317])" office:value-type="float" office:value="2.18200400324381" calcext:value-type="float">
            <text:p>2,1820040032438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12]" office:value-type="float" office:value="0.526572596194816" calcext:value-type="float">
            <text:p>0,526572596194816</text:p>
          </table:table-cell>
          <table:table-cell table:number-columns-repeated="5"/>
          <table:table-cell table:formula="of:=[.G317]*[.$B$7]*[.A318]" office:value-type="float" office:value="0.147716079126269" calcext:value-type="float">
            <text:p>0,14771607912626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13]" office:value-type="float" office:value="-0.00373338745750478" calcext:value-type="float">
            <text:p>-0,003733387457505</text:p>
          </table:table-cell>
          <table:table-cell table:number-columns-repeated="5"/>
          <table:table-cell table:formula="of:=[.G317]*[.$B$7]*[.A319]" office:value-type="float" office:value="0.147716079126269" calcext:value-type="float">
            <text:p>0,147716079126269</text:p>
          </table:table-cell>
          <table:table-cell table:number-columns-repeated="5"/>
        </table:table-row>
        <table:table-row table:style-name="ro1">
          <table:table-cell/>
          <table:table-cell table:formula="of:=[.A317]*[.B317]+[.A318]*[.B318]+[.B319]" office:value-type="float" office:value="0.522839208737311" calcext:value-type="float">
            <text:p>0,522839208737311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17]" office:value-type="float" office:value="0.582913420113512" calcext:value-type="float">
            <text:p>0,582913420113512</text:p>
          </table:table-cell>
          <table:table-cell table:number-columns-repeated="2"/>
          <table:table-cell table:formula="of:=ACT([.$B$6]; [.B326] ; [.$B$8] )" office:value-type="float" office:value="0.579180032656007" calcext:value-type="float">
            <text:p>0,57918</text:p>
          </table:table-cell>
          <table:table-cell table:formula="of:=[.F298]" office:value-type="float" office:value="0" calcext:value-type="float">
            <text:p>0</text:p>
          </table:table-cell>
          <table:table-cell table:formula="of:=[.F323]-[.E323]" office:value-type="float" office:value="-0.579180032656007" calcext:value-type="float">
            <text:p>-0,579180032656007</text:p>
          </table:table-cell>
          <table:table-cell table:formula="of:=[.G323]*[.$B$7]*[.A323]" office:value-type="float" office:value="-0.0579180032656007" calcext:value-type="float">
            <text:p>-0,057918003265601</text:p>
          </table:table-cell>
          <table:table-cell/>
          <table:table-cell table:formula="of:=([.F323]-[.E323])*([.F323]-[.E323])" office:value-type="float" office:value="0.335449510227413" calcext:value-type="float">
            <text:p>0,33544951022741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18]" office:value-type="float" office:value="0.526572596194816" calcext:value-type="float">
            <text:p>0,526572596194816</text:p>
          </table:table-cell>
          <table:table-cell table:number-columns-repeated="5"/>
          <table:table-cell table:formula="of:=[.G323]*[.$B$7]*[.A32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19]" office:value-type="float" office:value="-0.00373338745750478" calcext:value-type="float">
            <text:p>-0,003733387457505</text:p>
          </table:table-cell>
          <table:table-cell table:number-columns-repeated="5"/>
          <table:table-cell table:formula="of:=[.G323]*[.$B$7]*[.A325]" office:value-type="float" office:value="-0.0579180032656007" calcext:value-type="float">
            <text:p>-0,057918003265601</text:p>
          </table:table-cell>
          <table:table-cell table:number-columns-repeated="5"/>
        </table:table-row>
        <table:table-row table:style-name="ro1">
          <table:table-cell/>
          <table:table-cell table:formula="of:=[.A323]*[.B323]+[.A324]*[.B324]+[.B325]" office:value-type="float" office:value="0.579180032656007" calcext:value-type="float">
            <text:p>0,579180032656007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23]" office:value-type="float" office:value="0.582913420113512" calcext:value-type="float">
            <text:p>0,582913420113512</text:p>
          </table:table-cell>
          <table:table-cell table:number-columns-repeated="2"/>
          <table:table-cell table:formula="of:=ACT([.$B$6]; [.B332] ; [.$B$8] )" office:value-type="float" office:value="1.10575262885082" calcext:value-type="float">
            <text:p>1,10575</text:p>
          </table:table-cell>
          <table:table-cell table:formula="of:=[.F304]" office:value-type="float" office:value="1" calcext:value-type="float">
            <text:p>1</text:p>
          </table:table-cell>
          <table:table-cell table:formula="of:=[.F329]-[.E329]" office:value-type="float" office:value="-0.105752628850823" calcext:value-type="float">
            <text:p>-0,105752628850823</text:p>
          </table:table-cell>
          <table:table-cell table:formula="of:=[.G329]*[.$B$7]*[.A329]" office:value-type="float" office:value="-0.0105752628850823" calcext:value-type="float">
            <text:p>-0,010575262885082</text:p>
          </table:table-cell>
          <table:table-cell/>
          <table:table-cell table:formula="of:=([.F329]-[.E329])*([.F329]-[.E329])" office:value-type="float" office:value="0.0111836185088599" calcext:value-type="float">
            <text:p>0,0111836185088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24]" office:value-type="float" office:value="0.526572596194816" calcext:value-type="float">
            <text:p>0,526572596194816</text:p>
          </table:table-cell>
          <table:table-cell table:number-columns-repeated="2"/>
          <table:table-cell table:style-name="Default"/>
          <table:table-cell table:number-columns-repeated="2"/>
          <table:table-cell table:formula="of:=[.G329]*[.$B$7]*[.A330]" office:value-type="float" office:value="-0.0105752628850823" calcext:value-type="float">
            <text:p>-0,01057526288508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25]" office:value-type="float" office:value="-0.00373338745750478" calcext:value-type="float">
            <text:p>-0,003733387457505</text:p>
          </table:table-cell>
          <table:table-cell table:number-columns-repeated="2"/>
          <table:table-cell table:style-name="Default"/>
          <table:table-cell table:number-columns-repeated="2"/>
          <table:table-cell table:formula="of:=[.G329]*[.$B$7]*[.A331]" office:value-type="float" office:value="-0.0105752628850823" calcext:value-type="float">
            <text:p>-0,010575262885082</text:p>
          </table:table-cell>
          <table:table-cell table:number-columns-repeated="5"/>
        </table:table-row>
        <table:table-row table:style-name="ro1">
          <table:table-cell/>
          <table:table-cell table:formula="of:=[.A329]*[.B329]+[.A330]*[.B330]+[.B331]" office:value-type="float" office:value="1.10575262885082" calcext:value-type="float">
            <text:p>1,1057526288508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311:.J329])" office:value-type="float" office:value="2.52865107016199" calcext:value-type="float">
            <text:p>2,52865107016199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309]+1" office:value-type="float" office:value="13" calcext:value-type="float">
            <text:p>13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311]" office:value-type="float" office:value="0.565790103575841" calcext:value-type="float">
            <text:p>0,565790103575841</text:p>
          </table:table-cell>
          <table:table-cell table:number-columns-repeated="2"/>
          <table:table-cell table:formula="of:=ACT([.$B$6]; [.B339] ; [.$B$8] )" office:value-type="float" office:value="0.0161656504728293" calcext:value-type="float">
            <text:p>0,01617</text:p>
          </table:table-cell>
          <table:table-cell table:formula="of:=[.F311]" office:value-type="float" office:value="0" calcext:value-type="float">
            <text:p>0</text:p>
          </table:table-cell>
          <table:table-cell table:formula="of:=[.F336]-[.E336]" office:value-type="float" office:value="-0.0161656504728293" calcext:value-type="float">
            <text:p>-0,016165650472829</text:p>
          </table:table-cell>
          <table:table-cell table:formula="of:=[.G336]*[.$B$7]*[.A336]" office:value-type="float" office:value="-0" calcext:value-type="float">
            <text:p>0</text:p>
          </table:table-cell>
          <table:table-cell table:formula="of:=([.H336]+[.H342]+[.H348]+[.H354])/4+[.B336]" office:value-type="float" office:value="0.547670870867029" calcext:value-type="float">
            <text:p>0,547670870867029</text:p>
          </table:table-cell>
          <table:table-cell table:formula="of:=([.F336]-[.E336])*([.F336]-[.E336])" office:value-type="float" office:value="0.000261328255209687" calcext:value-type="float">
            <text:p>0,000261328255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312]" office:value-type="float" office:value="0.560857800255113" calcext:value-type="float">
            <text:p>0,560857800255113</text:p>
          </table:table-cell>
          <table:table-cell table:number-columns-repeated="5"/>
          <table:table-cell table:formula="of:=[.G336]*[.$B$7]*[.A337]" office:value-type="float" office:value="-0" calcext:value-type="float">
            <text:p>0</text:p>
          </table:table-cell>
          <table:table-cell table:formula="of:=([.H337]+[.H343]+[.H349]+[.H355])/4+[.B337]" office:value-type="float" office:value="0.59286187512932" calcext:value-type="float">
            <text:p>0,5928618751293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313]" office:value-type="float" office:value="0.0161656504728293" calcext:value-type="float">
            <text:p>0,016165650472829</text:p>
          </table:table-cell>
          <table:table-cell table:number-columns-repeated="5"/>
          <table:table-cell table:formula="of:=[.G336]*[.$B$7]*[.A338]" office:value-type="float" office:value="-0.00161656504728293" calcext:value-type="float">
            <text:p>-0,001616565047283</text:p>
          </table:table-cell>
          <table:table-cell table:formula="of:=([.H338]+[.H344]+[.H350]+[.H356])/4+[.B338]" office:value-type="float" office:value="0.0332166902339987" calcext:value-type="float">
            <text:p>0,033216690233999</text:p>
          </table:table-cell>
          <table:table-cell table:number-columns-repeated="4"/>
        </table:table-row>
        <table:table-row table:style-name="ro1">
          <table:table-cell/>
          <table:table-cell table:formula="of:=[.A336]*[.B336]+[.A337]*[.B337]+[.B338]" office:value-type="float" office:value="0.0161656504728293" calcext:value-type="float">
            <text:p>0,016165650472829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36]" office:value-type="float" office:value="0.565790103575841" calcext:value-type="float">
            <text:p>0,565790103575841</text:p>
          </table:table-cell>
          <table:table-cell table:number-columns-repeated="2"/>
          <table:table-cell table:formula="of:=ACT([.$B$6]; [.B345] ; [.$B$8] )" office:value-type="float" office:value="0.577023450727942" calcext:value-type="float">
            <text:p>0,57702</text:p>
          </table:table-cell>
          <table:table-cell table:formula="of:=[.F317]" office:value-type="float" office:value="2" calcext:value-type="float">
            <text:p>2</text:p>
          </table:table-cell>
          <table:table-cell table:formula="of:=[.F342]-[.E342]" office:value-type="float" office:value="1.42297654927206" calcext:value-type="float">
            <text:p>1,42297654927206</text:p>
          </table:table-cell>
          <table:table-cell table:formula="of:=[.G342]*[.$B$7]*[.A342]" office:value-type="float" office:value="0" calcext:value-type="float">
            <text:p>0</text:p>
          </table:table-cell>
          <table:table-cell/>
          <table:table-cell table:formula="of:=([.F342]-[.E342])*([.F342]-[.E342])" office:value-type="float" office:value="2.02486225977821" calcext:value-type="float">
            <text:p>2,024862259778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37]" office:value-type="float" office:value="0.560857800255113" calcext:value-type="float">
            <text:p>0,560857800255113</text:p>
          </table:table-cell>
          <table:table-cell table:number-columns-repeated="5"/>
          <table:table-cell table:formula="of:=[.G342]*[.$B$7]*[.A343]" office:value-type="float" office:value="0.142297654927206" calcext:value-type="float">
            <text:p>0,1422976549272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38]" office:value-type="float" office:value="0.0161656504728293" calcext:value-type="float">
            <text:p>0,016165650472829</text:p>
          </table:table-cell>
          <table:table-cell table:number-columns-repeated="5"/>
          <table:table-cell table:formula="of:=[.G342]*[.$B$7]*[.A344]" office:value-type="float" office:value="0.142297654927206" calcext:value-type="float">
            <text:p>0,142297654927206</text:p>
          </table:table-cell>
          <table:table-cell table:number-columns-repeated="5"/>
        </table:table-row>
        <table:table-row table:style-name="ro1">
          <table:table-cell/>
          <table:table-cell table:formula="of:=[.A342]*[.B342]+[.A343]*[.B343]+[.B344]" office:value-type="float" office:value="0.577023450727942" calcext:value-type="float">
            <text:p>0,57702345072794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42]" office:value-type="float" office:value="0.565790103575841" calcext:value-type="float">
            <text:p>0,565790103575841</text:p>
          </table:table-cell>
          <table:table-cell table:number-columns-repeated="2"/>
          <table:table-cell table:formula="of:=ACT([.$B$6]; [.B351] ; [.$B$8] )" office:value-type="float" office:value="0.58195575404867" calcext:value-type="float">
            <text:p>0,58196</text:p>
          </table:table-cell>
          <table:table-cell table:formula="of:=[.F323]" office:value-type="float" office:value="0" calcext:value-type="float">
            <text:p>0</text:p>
          </table:table-cell>
          <table:table-cell table:formula="of:=[.F348]-[.E348]" office:value-type="float" office:value="-0.58195575404867" calcext:value-type="float">
            <text:p>-0,58195575404867</text:p>
          </table:table-cell>
          <table:table-cell table:formula="of:=[.G348]*[.$B$7]*[.A348]" office:value-type="float" office:value="-0.058195575404867" calcext:value-type="float">
            <text:p>-0,058195575404867</text:p>
          </table:table-cell>
          <table:table-cell/>
          <table:table-cell table:formula="of:=([.F348]-[.E348])*([.F348]-[.E348])" office:value-type="float" office:value="0.338672499670356" calcext:value-type="float">
            <text:p>0,33867249967035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43]" office:value-type="float" office:value="0.560857800255113" calcext:value-type="float">
            <text:p>0,560857800255113</text:p>
          </table:table-cell>
          <table:table-cell table:number-columns-repeated="5"/>
          <table:table-cell table:formula="of:=[.G348]*[.$B$7]*[.A34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44]" office:value-type="float" office:value="0.0161656504728293" calcext:value-type="float">
            <text:p>0,016165650472829</text:p>
          </table:table-cell>
          <table:table-cell table:number-columns-repeated="5"/>
          <table:table-cell table:formula="of:=[.G348]*[.$B$7]*[.A350]" office:value-type="float" office:value="-0.058195575404867" calcext:value-type="float">
            <text:p>-0,058195575404867</text:p>
          </table:table-cell>
          <table:table-cell table:number-columns-repeated="5"/>
        </table:table-row>
        <table:table-row table:style-name="ro1">
          <table:table-cell/>
          <table:table-cell table:formula="of:=[.A348]*[.B348]+[.A349]*[.B349]+[.B350]" office:value-type="float" office:value="0.58195575404867" calcext:value-type="float">
            <text:p>0,58195575404867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48]" office:value-type="float" office:value="0.565790103575841" calcext:value-type="float">
            <text:p>0,565790103575841</text:p>
          </table:table-cell>
          <table:table-cell table:number-columns-repeated="2"/>
          <table:table-cell table:formula="of:=ACT([.$B$6]; [.B357] ; [.$B$8] )" office:value-type="float" office:value="1.14281355430378" calcext:value-type="float">
            <text:p>1,14281</text:p>
          </table:table-cell>
          <table:table-cell table:formula="of:=[.F329]" office:value-type="float" office:value="1" calcext:value-type="float">
            <text:p>1</text:p>
          </table:table-cell>
          <table:table-cell table:formula="of:=[.F354]-[.E354]" office:value-type="float" office:value="-0.142813554303783" calcext:value-type="float">
            <text:p>-0,142813554303783</text:p>
          </table:table-cell>
          <table:table-cell table:formula="of:=[.G354]*[.$B$7]*[.A354]" office:value-type="float" office:value="-0.0142813554303783" calcext:value-type="float">
            <text:p>-0,014281355430378</text:p>
          </table:table-cell>
          <table:table-cell/>
          <table:table-cell table:formula="of:=([.F354]-[.E354])*([.F354]-[.E354])" office:value-type="float" office:value="0.0203957112928795" calcext:value-type="float">
            <text:p>0,0203957112928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49]" office:value-type="float" office:value="0.560857800255113" calcext:value-type="float">
            <text:p>0,560857800255113</text:p>
          </table:table-cell>
          <table:table-cell table:number-columns-repeated="2"/>
          <table:table-cell table:style-name="Default"/>
          <table:table-cell table:number-columns-repeated="2"/>
          <table:table-cell table:formula="of:=[.G354]*[.$B$7]*[.A355]" office:value-type="float" office:value="-0.0142813554303783" calcext:value-type="float">
            <text:p>-0,01428135543037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50]" office:value-type="float" office:value="0.0161656504728293" calcext:value-type="float">
            <text:p>0,016165650472829</text:p>
          </table:table-cell>
          <table:table-cell table:number-columns-repeated="2"/>
          <table:table-cell table:style-name="Default"/>
          <table:table-cell table:number-columns-repeated="2"/>
          <table:table-cell table:formula="of:=[.G354]*[.$B$7]*[.A356]" office:value-type="float" office:value="-0.0142813554303783" calcext:value-type="float">
            <text:p>-0,014281355430378</text:p>
          </table:table-cell>
          <table:table-cell table:number-columns-repeated="5"/>
        </table:table-row>
        <table:table-row table:style-name="ro1">
          <table:table-cell/>
          <table:table-cell table:formula="of:=[.A354]*[.B354]+[.A355]*[.B355]+[.B356]" office:value-type="float" office:value="1.14281355430378" calcext:value-type="float">
            <text:p>1,14281355430378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336:.J354])" office:value-type="float" office:value="2.38419179899666" calcext:value-type="float">
            <text:p>2,3841917989966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334]+1" office:value-type="float" office:value="14" calcext:value-type="float">
            <text:p>14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336]" office:value-type="float" office:value="0.547670870867029" calcext:value-type="float">
            <text:p>0,547670870867029</text:p>
          </table:table-cell>
          <table:table-cell table:number-columns-repeated="2"/>
          <table:table-cell table:formula="of:=ACT([.$B$6]; [.B364] ; [.$B$8] )" office:value-type="float" office:value="0.0332166902339987" calcext:value-type="float">
            <text:p>0,03322</text:p>
          </table:table-cell>
          <table:table-cell table:formula="of:=[.F336]" office:value-type="float" office:value="0" calcext:value-type="float">
            <text:p>0</text:p>
          </table:table-cell>
          <table:table-cell table:formula="of:=[.F361]-[.E361]" office:value-type="float" office:value="-0.0332166902339987" calcext:value-type="float">
            <text:p>-0,033216690233999</text:p>
          </table:table-cell>
          <table:table-cell table:formula="of:=[.G361]*[.$B$7]*[.A361]" office:value-type="float" office:value="-0" calcext:value-type="float">
            <text:p>0</text:p>
          </table:table-cell>
          <table:table-cell table:formula="of:=([.H361]+[.H367]+[.H373]+[.H379])/4+[.B361]" office:value-type="float" office:value="0.528804945933745" calcext:value-type="float">
            <text:p>0,528804945933745</text:p>
          </table:table-cell>
          <table:table-cell table:formula="of:=([.F361]-[.E361])*([.F361]-[.E361])" office:value-type="float" office:value="0.00110334851010142" calcext:value-type="float">
            <text:p>0,00110334851010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337]" office:value-type="float" office:value="0.59286187512932" calcext:value-type="float">
            <text:p>0,59286187512932</text:p>
          </table:table-cell>
          <table:table-cell table:number-columns-repeated="5"/>
          <table:table-cell table:formula="of:=[.G361]*[.$B$7]*[.A362]" office:value-type="float" office:value="-0" calcext:value-type="float">
            <text:p>0</text:p>
          </table:table-cell>
          <table:table-cell table:formula="of:=([.H362]+[.H368]+[.H374]+[.H380])/4+[.B362]" office:value-type="float" office:value="0.622866175089478" calcext:value-type="float">
            <text:p>0,62286617508947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338]" office:value-type="float" office:value="0.0332166902339987" calcext:value-type="float">
            <text:p>0,033216690233999</text:p>
          </table:table-cell>
          <table:table-cell table:number-columns-repeated="5"/>
          <table:table-cell table:formula="of:=[.G361]*[.$B$7]*[.A363]" office:value-type="float" office:value="-0.00332166902339987" calcext:value-type="float">
            <text:p>-0,0033216690234</text:p>
          </table:table-cell>
          <table:table-cell table:formula="of:=([.H363]+[.H369]+[.H375]+[.H381])/4+[.B363]" office:value-type="float" office:value="0.0478683839107814" calcext:value-type="float">
            <text:p>0,047868383910781</text:p>
          </table:table-cell>
          <table:table-cell table:number-columns-repeated="4"/>
        </table:table-row>
        <table:table-row table:style-name="ro1">
          <table:table-cell/>
          <table:table-cell table:formula="of:=[.A361]*[.B361]+[.A362]*[.B362]+[.B363]" office:value-type="float" office:value="0.0332166902339987" calcext:value-type="float">
            <text:p>0,033216690233999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61]" office:value-type="float" office:value="0.547670870867029" calcext:value-type="float">
            <text:p>0,547670870867029</text:p>
          </table:table-cell>
          <table:table-cell table:number-columns-repeated="2"/>
          <table:table-cell table:formula="of:=ACT([.$B$6]; [.B370] ; [.$B$8] )" office:value-type="float" office:value="0.626078565363318" calcext:value-type="float">
            <text:p>0,62608</text:p>
          </table:table-cell>
          <table:table-cell table:formula="of:=[.F342]" office:value-type="float" office:value="2" calcext:value-type="float">
            <text:p>2</text:p>
          </table:table-cell>
          <table:table-cell table:formula="of:=[.F367]-[.E367]" office:value-type="float" office:value="1.37392143463668" calcext:value-type="float">
            <text:p>1,37392143463668</text:p>
          </table:table-cell>
          <table:table-cell table:formula="of:=[.G367]*[.$B$7]*[.A367]" office:value-type="float" office:value="0" calcext:value-type="float">
            <text:p>0</text:p>
          </table:table-cell>
          <table:table-cell/>
          <table:table-cell table:formula="of:=([.F367]-[.E367])*([.F367]-[.E367])" office:value-type="float" office:value="1.88766010855412" calcext:value-type="float">
            <text:p>1,887660108554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62]" office:value-type="float" office:value="0.59286187512932" calcext:value-type="float">
            <text:p>0,59286187512932</text:p>
          </table:table-cell>
          <table:table-cell table:number-columns-repeated="5"/>
          <table:table-cell table:formula="of:=[.G367]*[.$B$7]*[.A368]" office:value-type="float" office:value="0.137392143463668" calcext:value-type="float">
            <text:p>0,1373921434636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63]" office:value-type="float" office:value="0.0332166902339987" calcext:value-type="float">
            <text:p>0,033216690233999</text:p>
          </table:table-cell>
          <table:table-cell table:number-columns-repeated="5"/>
          <table:table-cell table:formula="of:=[.G367]*[.$B$7]*[.A369]" office:value-type="float" office:value="0.137392143463668" calcext:value-type="float">
            <text:p>0,137392143463668</text:p>
          </table:table-cell>
          <table:table-cell table:number-columns-repeated="5"/>
        </table:table-row>
        <table:table-row table:style-name="ro1">
          <table:table-cell/>
          <table:table-cell table:formula="of:=[.A367]*[.B367]+[.A368]*[.B368]+[.B369]" office:value-type="float" office:value="0.626078565363318" calcext:value-type="float">
            <text:p>0,626078565363318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67]" office:value-type="float" office:value="0.547670870867029" calcext:value-type="float">
            <text:p>0,547670870867029</text:p>
          </table:table-cell>
          <table:table-cell table:number-columns-repeated="2"/>
          <table:table-cell table:formula="of:=ACT([.$B$6]; [.B376] ; [.$B$8] )" office:value-type="float" office:value="0.580887561101028" calcext:value-type="float">
            <text:p>0,58089</text:p>
          </table:table-cell>
          <table:table-cell table:formula="of:=[.F348]" office:value-type="float" office:value="0" calcext:value-type="float">
            <text:p>0</text:p>
          </table:table-cell>
          <table:table-cell table:formula="of:=[.F373]-[.E373]" office:value-type="float" office:value="-0.580887561101028" calcext:value-type="float">
            <text:p>-0,580887561101028</text:p>
          </table:table-cell>
          <table:table-cell table:formula="of:=[.G373]*[.$B$7]*[.A373]" office:value-type="float" office:value="-0.0580887561101028" calcext:value-type="float">
            <text:p>-0,058088756110103</text:p>
          </table:table-cell>
          <table:table-cell/>
          <table:table-cell table:formula="of:=([.F373]-[.E373])*([.F373]-[.E373])" office:value-type="float" office:value="0.337430358641901" calcext:value-type="float">
            <text:p>0,33743035864190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68]" office:value-type="float" office:value="0.59286187512932" calcext:value-type="float">
            <text:p>0,59286187512932</text:p>
          </table:table-cell>
          <table:table-cell table:number-columns-repeated="5"/>
          <table:table-cell table:formula="of:=[.G373]*[.$B$7]*[.A37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69]" office:value-type="float" office:value="0.0332166902339987" calcext:value-type="float">
            <text:p>0,033216690233999</text:p>
          </table:table-cell>
          <table:table-cell table:number-columns-repeated="5"/>
          <table:table-cell table:formula="of:=[.G373]*[.$B$7]*[.A375]" office:value-type="float" office:value="-0.0580887561101028" calcext:value-type="float">
            <text:p>-0,058088756110103</text:p>
          </table:table-cell>
          <table:table-cell table:number-columns-repeated="5"/>
        </table:table-row>
        <table:table-row table:style-name="ro1">
          <table:table-cell/>
          <table:table-cell table:formula="of:=[.A373]*[.B373]+[.A374]*[.B374]+[.B375]" office:value-type="float" office:value="0.580887561101028" calcext:value-type="float">
            <text:p>0,580887561101028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73]" office:value-type="float" office:value="0.547670870867029" calcext:value-type="float">
            <text:p>0,547670870867029</text:p>
          </table:table-cell>
          <table:table-cell table:number-columns-repeated="2"/>
          <table:table-cell table:formula="of:=ACT([.$B$6]; [.B382] ; [.$B$8] )" office:value-type="float" office:value="1.17374943623035" calcext:value-type="float">
            <text:p>1,17375</text:p>
          </table:table-cell>
          <table:table-cell table:formula="of:=[.F354]" office:value-type="float" office:value="1" calcext:value-type="float">
            <text:p>1</text:p>
          </table:table-cell>
          <table:table-cell table:formula="of:=[.F379]-[.E379]" office:value-type="float" office:value="-0.173749436230348" calcext:value-type="float">
            <text:p>-0,173749436230348</text:p>
          </table:table-cell>
          <table:table-cell table:formula="of:=[.G379]*[.$B$7]*[.A379]" office:value-type="float" office:value="-0.0173749436230348" calcext:value-type="float">
            <text:p>-0,017374943623035</text:p>
          </table:table-cell>
          <table:table-cell/>
          <table:table-cell table:formula="of:=([.F379]-[.E379])*([.F379]-[.E379])" office:value-type="float" office:value="0.0301888665903637" calcext:value-type="float">
            <text:p>0,0301888665903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74]" office:value-type="float" office:value="0.59286187512932" calcext:value-type="float">
            <text:p>0,59286187512932</text:p>
          </table:table-cell>
          <table:table-cell table:number-columns-repeated="2"/>
          <table:table-cell table:style-name="Default"/>
          <table:table-cell table:number-columns-repeated="2"/>
          <table:table-cell table:formula="of:=[.G379]*[.$B$7]*[.A380]" office:value-type="float" office:value="-0.0173749436230348" calcext:value-type="float">
            <text:p>-0,0173749436230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75]" office:value-type="float" office:value="0.0332166902339987" calcext:value-type="float">
            <text:p>0,033216690233999</text:p>
          </table:table-cell>
          <table:table-cell table:number-columns-repeated="2"/>
          <table:table-cell table:style-name="Default"/>
          <table:table-cell table:number-columns-repeated="2"/>
          <table:table-cell table:formula="of:=[.G379]*[.$B$7]*[.A381]" office:value-type="float" office:value="-0.0173749436230348" calcext:value-type="float">
            <text:p>-0,017374943623035</text:p>
          </table:table-cell>
          <table:table-cell table:number-columns-repeated="5"/>
        </table:table-row>
        <table:table-row table:style-name="ro1">
          <table:table-cell/>
          <table:table-cell table:formula="of:=[.A379]*[.B379]+[.A380]*[.B380]+[.B381]" office:value-type="float" office:value="1.17374943623035" calcext:value-type="float">
            <text:p>1,17374943623035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361:.J379])" office:value-type="float" office:value="2.25638268229648" calcext:value-type="float">
            <text:p>2,2563826822964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359]+1" office:value-type="float" office:value="15" calcext:value-type="float">
            <text:p>15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361]" office:value-type="float" office:value="0.528804945933745" calcext:value-type="float">
            <text:p>0,528804945933745</text:p>
          </table:table-cell>
          <table:table-cell table:number-columns-repeated="2"/>
          <table:table-cell table:formula="of:=ACT([.$B$6]; [.B389] ; [.$B$8] )" office:value-type="float" office:value="0.0478683839107814" calcext:value-type="float">
            <text:p>0,04787</text:p>
          </table:table-cell>
          <table:table-cell table:formula="of:=[.F361]" office:value-type="float" office:value="0" calcext:value-type="float">
            <text:p>0</text:p>
          </table:table-cell>
          <table:table-cell table:formula="of:=[.F386]-[.E386]" office:value-type="float" office:value="-0.0478683839107814" calcext:value-type="float">
            <text:p>-0,047868383910781</text:p>
          </table:table-cell>
          <table:table-cell table:formula="of:=[.G386]*[.$B$7]*[.A386]" office:value-type="float" office:value="-0" calcext:value-type="float">
            <text:p>0</text:p>
          </table:table-cell>
          <table:table-cell table:formula="of:=([.H386]+[.H392]+[.H398]+[.H404])/4+[.B386]" office:value-type="float" office:value="0.509399625064282" calcext:value-type="float">
            <text:p>0,509399625064282</text:p>
          </table:table-cell>
          <table:table-cell table:formula="of:=([.F386]-[.E386])*([.F386]-[.E386])" office:value-type="float" office:value="0.00229138217822995" calcext:value-type="float">
            <text:p>0,0022913821782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362]" office:value-type="float" office:value="0.622866175089478" calcext:value-type="float">
            <text:p>0,622866175089478</text:p>
          </table:table-cell>
          <table:table-cell table:number-columns-repeated="5"/>
          <table:table-cell table:formula="of:=[.G386]*[.$B$7]*[.A387]" office:value-type="float" office:value="-0" calcext:value-type="float">
            <text:p>0</text:p>
          </table:table-cell>
          <table:table-cell table:formula="of:=([.H387]+[.H393]+[.H399]+[.H405])/4+[.B387]" office:value-type="float" office:value="0.651109323491121" calcext:value-type="float">
            <text:p>0,6511093234911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363]" office:value-type="float" office:value="0.0478683839107814" calcext:value-type="float">
            <text:p>0,047868383910781</text:p>
          </table:table-cell>
          <table:table-cell table:number-columns-repeated="5"/>
          <table:table-cell table:formula="of:=[.G386]*[.$B$7]*[.A388]" office:value-type="float" office:value="-0.00478683839107814" calcext:value-type="float">
            <text:p>-0,004786838391078</text:p>
          </table:table-cell>
          <table:table-cell table:formula="of:=([.H388]+[.H394]+[.H400]+[.H406])/4+[.B388]" office:value-type="float" office:value="0.0604979894685421" calcext:value-type="float">
            <text:p>0,060497989468542</text:p>
          </table:table-cell>
          <table:table-cell table:number-columns-repeated="4"/>
        </table:table-row>
        <table:table-row table:style-name="ro1">
          <table:table-cell/>
          <table:table-cell table:formula="of:=[.A386]*[.B386]+[.A387]*[.B387]+[.B388]" office:value-type="float" office:value="0.0478683839107814" calcext:value-type="float">
            <text:p>0,047868383910781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86]" office:value-type="float" office:value="0.528804945933745" calcext:value-type="float">
            <text:p>0,528804945933745</text:p>
          </table:table-cell>
          <table:table-cell table:number-columns-repeated="2"/>
          <table:table-cell table:formula="of:=ACT([.$B$6]; [.B395] ; [.$B$8] )" office:value-type="float" office:value="0.670734559000259" calcext:value-type="float">
            <text:p>0,67073</text:p>
          </table:table-cell>
          <table:table-cell table:formula="of:=[.F367]" office:value-type="float" office:value="2" calcext:value-type="float">
            <text:p>2</text:p>
          </table:table-cell>
          <table:table-cell table:formula="of:=[.F392]-[.E392]" office:value-type="float" office:value="1.32926544099974" calcext:value-type="float">
            <text:p>1,32926544099974</text:p>
          </table:table-cell>
          <table:table-cell table:formula="of:=[.G392]*[.$B$7]*[.A392]" office:value-type="float" office:value="0" calcext:value-type="float">
            <text:p>0</text:p>
          </table:table-cell>
          <table:table-cell/>
          <table:table-cell table:formula="of:=([.F392]-[.E392])*([.F392]-[.E392])" office:value-type="float" office:value="1.76694661263624" calcext:value-type="float">
            <text:p>1,7669466126362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87]" office:value-type="float" office:value="0.622866175089478" calcext:value-type="float">
            <text:p>0,622866175089478</text:p>
          </table:table-cell>
          <table:table-cell table:number-columns-repeated="5"/>
          <table:table-cell table:formula="of:=[.G392]*[.$B$7]*[.A393]" office:value-type="float" office:value="0.132926544099974" calcext:value-type="float">
            <text:p>0,13292654409997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88]" office:value-type="float" office:value="0.0478683839107814" calcext:value-type="float">
            <text:p>0,047868383910781</text:p>
          </table:table-cell>
          <table:table-cell table:number-columns-repeated="5"/>
          <table:table-cell table:formula="of:=[.G392]*[.$B$7]*[.A394]" office:value-type="float" office:value="0.132926544099974" calcext:value-type="float">
            <text:p>0,132926544099974</text:p>
          </table:table-cell>
          <table:table-cell table:number-columns-repeated="5"/>
        </table:table-row>
        <table:table-row table:style-name="ro1">
          <table:table-cell/>
          <table:table-cell table:formula="of:=[.A392]*[.B392]+[.A393]*[.B393]+[.B394]" office:value-type="float" office:value="0.670734559000259" calcext:value-type="float">
            <text:p>0,670734559000259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92]" office:value-type="float" office:value="0.528804945933745" calcext:value-type="float">
            <text:p>0,528804945933745</text:p>
          </table:table-cell>
          <table:table-cell table:number-columns-repeated="2"/>
          <table:table-cell table:formula="of:=ACT([.$B$6]; [.B401] ; [.$B$8] )" office:value-type="float" office:value="0.576673329844526" calcext:value-type="float">
            <text:p>0,57667</text:p>
          </table:table-cell>
          <table:table-cell table:formula="of:=[.F373]" office:value-type="float" office:value="0" calcext:value-type="float">
            <text:p>0</text:p>
          </table:table-cell>
          <table:table-cell table:formula="of:=[.F398]-[.E398]" office:value-type="float" office:value="-0.576673329844526" calcext:value-type="float">
            <text:p>-0,576673329844526</text:p>
          </table:table-cell>
          <table:table-cell table:formula="of:=[.G398]*[.$B$7]*[.A398]" office:value-type="float" office:value="-0.0576673329844526" calcext:value-type="float">
            <text:p>-0,057667332984453</text:p>
          </table:table-cell>
          <table:table-cell/>
          <table:table-cell table:formula="of:=([.F398]-[.E398])*([.F398]-[.E398])" office:value-type="float" office:value="0.332552129353974" calcext:value-type="float">
            <text:p>0,33255212935397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93]" office:value-type="float" office:value="0.622866175089478" calcext:value-type="float">
            <text:p>0,622866175089478</text:p>
          </table:table-cell>
          <table:table-cell table:number-columns-repeated="5"/>
          <table:table-cell table:formula="of:=[.G398]*[.$B$7]*[.A39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94]" office:value-type="float" office:value="0.0478683839107814" calcext:value-type="float">
            <text:p>0,047868383910781</text:p>
          </table:table-cell>
          <table:table-cell table:number-columns-repeated="5"/>
          <table:table-cell table:formula="of:=[.G398]*[.$B$7]*[.A400]" office:value-type="float" office:value="-0.0576673329844526" calcext:value-type="float">
            <text:p>-0,057667332984453</text:p>
          </table:table-cell>
          <table:table-cell table:number-columns-repeated="5"/>
        </table:table-row>
        <table:table-row table:style-name="ro1">
          <table:table-cell/>
          <table:table-cell table:formula="of:=[.A398]*[.B398]+[.A399]*[.B399]+[.B400]" office:value-type="float" office:value="0.576673329844526" calcext:value-type="float">
            <text:p>0,576673329844526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98]" office:value-type="float" office:value="0.528804945933745" calcext:value-type="float">
            <text:p>0,528804945933745</text:p>
          </table:table-cell>
          <table:table-cell table:number-columns-repeated="2"/>
          <table:table-cell table:formula="of:=ACT([.$B$6]; [.B407] ; [.$B$8] )" office:value-type="float" office:value="1.199539504934" calcext:value-type="float">
            <text:p>1,19954</text:p>
          </table:table-cell>
          <table:table-cell table:formula="of:=[.F379]" office:value-type="float" office:value="1" calcext:value-type="float">
            <text:p>1</text:p>
          </table:table-cell>
          <table:table-cell table:formula="of:=[.F404]-[.E404]" office:value-type="float" office:value="-0.199539504934004" calcext:value-type="float">
            <text:p>-0,199539504934004</text:p>
          </table:table-cell>
          <table:table-cell table:formula="of:=[.G404]*[.$B$7]*[.A404]" office:value-type="float" office:value="-0.0199539504934004" calcext:value-type="float">
            <text:p>-0,019953950493401</text:p>
          </table:table-cell>
          <table:table-cell/>
          <table:table-cell table:formula="of:=([.F404]-[.E404])*([.F404]-[.E404])" office:value-type="float" office:value="0.0398160140293075" calcext:value-type="float">
            <text:p>0,03981601402930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99]" office:value-type="float" office:value="0.622866175089478" calcext:value-type="float">
            <text:p>0,622866175089478</text:p>
          </table:table-cell>
          <table:table-cell table:number-columns-repeated="2"/>
          <table:table-cell table:style-name="Default"/>
          <table:table-cell table:number-columns-repeated="2"/>
          <table:table-cell table:formula="of:=[.G404]*[.$B$7]*[.A405]" office:value-type="float" office:value="-0.0199539504934004" calcext:value-type="float">
            <text:p>-0,01995395049340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00]" office:value-type="float" office:value="0.0478683839107814" calcext:value-type="float">
            <text:p>0,047868383910781</text:p>
          </table:table-cell>
          <table:table-cell table:number-columns-repeated="2"/>
          <table:table-cell table:style-name="Default"/>
          <table:table-cell table:number-columns-repeated="2"/>
          <table:table-cell table:formula="of:=[.G404]*[.$B$7]*[.A406]" office:value-type="float" office:value="-0.0199539504934004" calcext:value-type="float">
            <text:p>-0,019953950493401</text:p>
          </table:table-cell>
          <table:table-cell table:number-columns-repeated="5"/>
        </table:table-row>
        <table:table-row table:style-name="ro1">
          <table:table-cell/>
          <table:table-cell table:formula="of:=[.A404]*[.B404]+[.A405]*[.B405]+[.B406]" office:value-type="float" office:value="1.199539504934" calcext:value-type="float">
            <text:p>1,199539504934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386:.J404])" office:value-type="float" office:value="2.14160613819775" calcext:value-type="float">
            <text:p>2,1416061381977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384]+1" office:value-type="float" office:value="16" calcext:value-type="float">
            <text:p>16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386]" office:value-type="float" office:value="0.509399625064282" calcext:value-type="float">
            <text:p>0,509399625064282</text:p>
          </table:table-cell>
          <table:table-cell table:number-columns-repeated="2"/>
          <table:table-cell table:formula="of:=ACT([.$B$6]; [.B414] ; [.$B$8] )" office:value-type="float" office:value="0.0604979894685421" calcext:value-type="float">
            <text:p>0,06050</text:p>
          </table:table-cell>
          <table:table-cell table:formula="of:=[.F386]" office:value-type="float" office:value="0" calcext:value-type="float">
            <text:p>0</text:p>
          </table:table-cell>
          <table:table-cell table:formula="of:=[.F411]-[.E411]" office:value-type="float" office:value="-0.0604979894685421" calcext:value-type="float">
            <text:p>-0,060497989468542</text:p>
          </table:table-cell>
          <table:table-cell table:formula="of:=[.G411]*[.$B$7]*[.A411]" office:value-type="float" office:value="-0" calcext:value-type="float">
            <text:p>0</text:p>
          </table:table-cell>
          <table:table-cell table:formula="of:=([.H411]+[.H417]+[.H423]+[.H429])/4+[.B411]" office:value-type="float" office:value="0.489627011250363" calcext:value-type="float">
            <text:p>0,489627011250363</text:p>
          </table:table-cell>
          <table:table-cell table:formula="of:=([.F411]-[.E411])*([.F411]-[.E411])" office:value-type="float" office:value="0.00366000672973583" calcext:value-type="float">
            <text:p>0,00366000672973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387]" office:value-type="float" office:value="0.651109323491121" calcext:value-type="float">
            <text:p>0,651109323491121</text:p>
          </table:table-cell>
          <table:table-cell table:number-columns-repeated="5"/>
          <table:table-cell table:formula="of:=[.G411]*[.$B$7]*[.A412]" office:value-type="float" office:value="-0" calcext:value-type="float">
            <text:p>0</text:p>
          </table:table-cell>
          <table:table-cell table:formula="of:=([.H412]+[.H418]+[.H424]+[.H430])/4+[.B412]" office:value-type="float" office:value="0.677793967216531" calcext:value-type="float">
            <text:p>0,67779396721653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388]" office:value-type="float" office:value="0.0604979894685421" calcext:value-type="float">
            <text:p>0,060497989468542</text:p>
          </table:table-cell>
          <table:table-cell table:number-columns-repeated="5"/>
          <table:table-cell table:formula="of:=[.G411]*[.$B$7]*[.A413]" office:value-type="float" office:value="-0.00604979894685421" calcext:value-type="float">
            <text:p>-0,006049798946854</text:p>
          </table:table-cell>
          <table:table-cell table:formula="of:=([.H413]+[.H419]+[.H425]+[.H431])/4+[.B413]" office:value-type="float" office:value="0.0714227430939177" calcext:value-type="float">
            <text:p>0,071422743093918</text:p>
          </table:table-cell>
          <table:table-cell table:number-columns-repeated="4"/>
        </table:table-row>
        <table:table-row table:style-name="ro1">
          <table:table-cell/>
          <table:table-cell table:formula="of:=[.A411]*[.B411]+[.A412]*[.B412]+[.B413]" office:value-type="float" office:value="0.0604979894685421" calcext:value-type="float">
            <text:p>0,06049798946854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411]" office:value-type="float" office:value="0.509399625064282" calcext:value-type="float">
            <text:p>0,509399625064282</text:p>
          </table:table-cell>
          <table:table-cell table:number-columns-repeated="2"/>
          <table:table-cell table:formula="of:=ACT([.$B$6]; [.B420] ; [.$B$8] )" office:value-type="float" office:value="0.711607312959663" calcext:value-type="float">
            <text:p>0,71161</text:p>
          </table:table-cell>
          <table:table-cell table:formula="of:=[.F392]" office:value-type="float" office:value="2" calcext:value-type="float">
            <text:p>2</text:p>
          </table:table-cell>
          <table:table-cell table:formula="of:=[.F417]-[.E417]" office:value-type="float" office:value="1.28839268704034" calcext:value-type="float">
            <text:p>1,28839268704034</text:p>
          </table:table-cell>
          <table:table-cell table:formula="of:=[.G417]*[.$B$7]*[.A417]" office:value-type="float" office:value="0" calcext:value-type="float">
            <text:p>0</text:p>
          </table:table-cell>
          <table:table-cell/>
          <table:table-cell table:formula="of:=([.F417]-[.E417])*([.F417]-[.E417])" office:value-type="float" office:value="1.65995571601902" calcext:value-type="float">
            <text:p>1,6599557160190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12]" office:value-type="float" office:value="0.651109323491121" calcext:value-type="float">
            <text:p>0,651109323491121</text:p>
          </table:table-cell>
          <table:table-cell table:number-columns-repeated="5"/>
          <table:table-cell table:formula="of:=[.G417]*[.$B$7]*[.A418]" office:value-type="float" office:value="0.128839268704034" calcext:value-type="float">
            <text:p>0,12883926870403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13]" office:value-type="float" office:value="0.0604979894685421" calcext:value-type="float">
            <text:p>0,060497989468542</text:p>
          </table:table-cell>
          <table:table-cell table:number-columns-repeated="5"/>
          <table:table-cell table:formula="of:=[.G417]*[.$B$7]*[.A419]" office:value-type="float" office:value="0.128839268704034" calcext:value-type="float">
            <text:p>0,128839268704034</text:p>
          </table:table-cell>
          <table:table-cell table:number-columns-repeated="5"/>
        </table:table-row>
        <table:table-row table:style-name="ro1">
          <table:table-cell/>
          <table:table-cell table:formula="of:=[.A417]*[.B417]+[.A418]*[.B418]+[.B419]" office:value-type="float" office:value="0.711607312959663" calcext:value-type="float">
            <text:p>0,711607312959663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17]" office:value-type="float" office:value="0.509399625064282" calcext:value-type="float">
            <text:p>0,509399625064282</text:p>
          </table:table-cell>
          <table:table-cell table:number-columns-repeated="2"/>
          <table:table-cell table:formula="of:=ACT([.$B$6]; [.B426] ; [.$B$8] )" office:value-type="float" office:value="0.569897614532824" calcext:value-type="float">
            <text:p>0,56990</text:p>
          </table:table-cell>
          <table:table-cell table:formula="of:=[.F398]" office:value-type="float" office:value="0" calcext:value-type="float">
            <text:p>0</text:p>
          </table:table-cell>
          <table:table-cell table:formula="of:=[.F423]-[.E423]" office:value-type="float" office:value="-0.569897614532824" calcext:value-type="float">
            <text:p>-0,569897614532824</text:p>
          </table:table-cell>
          <table:table-cell table:formula="of:=[.G423]*[.$B$7]*[.A423]" office:value-type="float" office:value="-0.0569897614532824" calcext:value-type="float">
            <text:p>-0,056989761453282</text:p>
          </table:table-cell>
          <table:table-cell/>
          <table:table-cell table:formula="of:=([.F423]-[.E423])*([.F423]-[.E423])" office:value-type="float" office:value="0.324783291050203" calcext:value-type="float">
            <text:p>0,32478329105020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418]" office:value-type="float" office:value="0.651109323491121" calcext:value-type="float">
            <text:p>0,651109323491121</text:p>
          </table:table-cell>
          <table:table-cell table:number-columns-repeated="5"/>
          <table:table-cell table:formula="of:=[.G423]*[.$B$7]*[.A42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19]" office:value-type="float" office:value="0.0604979894685421" calcext:value-type="float">
            <text:p>0,060497989468542</text:p>
          </table:table-cell>
          <table:table-cell table:number-columns-repeated="5"/>
          <table:table-cell table:formula="of:=[.G423]*[.$B$7]*[.A425]" office:value-type="float" office:value="-0.0569897614532824" calcext:value-type="float">
            <text:p>-0,056989761453282</text:p>
          </table:table-cell>
          <table:table-cell table:number-columns-repeated="5"/>
        </table:table-row>
        <table:table-row table:style-name="ro1">
          <table:table-cell/>
          <table:table-cell table:formula="of:=[.A423]*[.B423]+[.A424]*[.B424]+[.B425]" office:value-type="float" office:value="0.569897614532824" calcext:value-type="float">
            <text:p>0,569897614532824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23]" office:value-type="float" office:value="0.509399625064282" calcext:value-type="float">
            <text:p>0,509399625064282</text:p>
          </table:table-cell>
          <table:table-cell table:number-columns-repeated="2"/>
          <table:table-cell table:formula="of:=ACT([.$B$6]; [.B432] ; [.$B$8] )" office:value-type="float" office:value="1.22100693802395" calcext:value-type="float">
            <text:p>1,22101</text:p>
          </table:table-cell>
          <table:table-cell table:formula="of:=[.F404]" office:value-type="float" office:value="1" calcext:value-type="float">
            <text:p>1</text:p>
          </table:table-cell>
          <table:table-cell table:formula="of:=[.F429]-[.E429]" office:value-type="float" office:value="-0.221006938023945" calcext:value-type="float">
            <text:p>-0,221006938023945</text:p>
          </table:table-cell>
          <table:table-cell table:formula="of:=[.G429]*[.$B$7]*[.A429]" office:value-type="float" office:value="-0.0221006938023945" calcext:value-type="float">
            <text:p>-0,022100693802395</text:p>
          </table:table-cell>
          <table:table-cell/>
          <table:table-cell table:formula="of:=([.F429]-[.E429])*([.F429]-[.E429])" office:value-type="float" office:value="0.04884406665472" calcext:value-type="float">
            <text:p>0,0488440666547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24]" office:value-type="float" office:value="0.651109323491121" calcext:value-type="float">
            <text:p>0,651109323491121</text:p>
          </table:table-cell>
          <table:table-cell table:number-columns-repeated="2"/>
          <table:table-cell table:style-name="Default"/>
          <table:table-cell table:number-columns-repeated="2"/>
          <table:table-cell table:formula="of:=[.G429]*[.$B$7]*[.A430]" office:value-type="float" office:value="-0.0221006938023945" calcext:value-type="float">
            <text:p>-0,02210069380239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25]" office:value-type="float" office:value="0.0604979894685421" calcext:value-type="float">
            <text:p>0,060497989468542</text:p>
          </table:table-cell>
          <table:table-cell table:number-columns-repeated="2"/>
          <table:table-cell table:style-name="Default"/>
          <table:table-cell table:number-columns-repeated="2"/>
          <table:table-cell table:formula="of:=[.G429]*[.$B$7]*[.A431]" office:value-type="float" office:value="-0.0221006938023945" calcext:value-type="float">
            <text:p>-0,022100693802395</text:p>
          </table:table-cell>
          <table:table-cell table:number-columns-repeated="5"/>
        </table:table-row>
        <table:table-row table:style-name="ro1">
          <table:table-cell/>
          <table:table-cell table:formula="of:=[.A429]*[.B429]+[.A430]*[.B430]+[.B431]" office:value-type="float" office:value="1.22100693802395" calcext:value-type="float">
            <text:p>1,22100693802395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411:.J429])" office:value-type="float" office:value="2.03724308045368" calcext:value-type="float">
            <text:p>2,0372430804536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409]+1" office:value-type="float" office:value="17" calcext:value-type="float">
            <text:p>17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411]" office:value-type="float" office:value="0.489627011250363" calcext:value-type="float">
            <text:p>0,489627011250363</text:p>
          </table:table-cell>
          <table:table-cell table:number-columns-repeated="2"/>
          <table:table-cell table:formula="of:=ACT([.$B$6]; [.B439] ; [.$B$8] )" office:value-type="float" office:value="0.0714227430939177" calcext:value-type="float">
            <text:p>0,07142</text:p>
          </table:table-cell>
          <table:table-cell table:formula="of:=[.F411]" office:value-type="float" office:value="0" calcext:value-type="float">
            <text:p>0</text:p>
          </table:table-cell>
          <table:table-cell table:formula="of:=[.F436]-[.E436]" office:value-type="float" office:value="-0.0714227430939177" calcext:value-type="float">
            <text:p>-0,071422743093918</text:p>
          </table:table-cell>
          <table:table-cell table:formula="of:=[.G436]*[.$B$7]*[.A436]" office:value-type="float" office:value="-0" calcext:value-type="float">
            <text:p>0</text:p>
          </table:table-cell>
          <table:table-cell table:formula="of:=([.H436]+[.H442]+[.H448]+[.H454])/4+[.B436]" office:value-type="float" office:value="0.469629674352735" calcext:value-type="float">
            <text:p>0,469629674352735</text:p>
          </table:table-cell>
          <table:table-cell table:formula="of:=([.F436]-[.E436])*([.F436]-[.E436])" office:value-type="float" office:value="0.00510120823105977" calcext:value-type="float">
            <text:p>0,0051012082310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412]" office:value-type="float" office:value="0.677793967216531" calcext:value-type="float">
            <text:p>0,677793967216531</text:p>
          </table:table-cell>
          <table:table-cell table:number-columns-repeated="5"/>
          <table:table-cell table:formula="of:=[.G436]*[.$B$7]*[.A437]" office:value-type="float" office:value="-0" calcext:value-type="float">
            <text:p>0</text:p>
          </table:table-cell>
          <table:table-cell table:formula="of:=([.H437]+[.H443]+[.H449]+[.H455])/4+[.B437]" office:value-type="float" office:value="0.70309245641975" calcext:value-type="float">
            <text:p>0,7030924564197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413]" office:value-type="float" office:value="0.0714227430939177" calcext:value-type="float">
            <text:p>0,071422743093918</text:p>
          </table:table-cell>
          <table:table-cell table:number-columns-repeated="5"/>
          <table:table-cell table:formula="of:=[.G436]*[.$B$7]*[.A438]" office:value-type="float" office:value="-0.00714227430939177" calcext:value-type="float">
            <text:p>-0,007142274309392</text:p>
          </table:table-cell>
          <table:table-cell table:formula="of:=([.H438]+[.H444]+[.H450]+[.H456])/4+[.B438]" office:value-type="float" office:value="0.0809094198611813" calcext:value-type="float">
            <text:p>0,080909419861181</text:p>
          </table:table-cell>
          <table:table-cell table:number-columns-repeated="4"/>
        </table:table-row>
        <table:table-row table:style-name="ro1">
          <table:table-cell/>
          <table:table-cell table:formula="of:=[.A436]*[.B436]+[.A437]*[.B437]+[.B438]" office:value-type="float" office:value="0.0714227430939177" calcext:value-type="float">
            <text:p>0,071422743093918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436]" office:value-type="float" office:value="0.489627011250363" calcext:value-type="float">
            <text:p>0,489627011250363</text:p>
          </table:table-cell>
          <table:table-cell table:number-columns-repeated="2"/>
          <table:table-cell table:formula="of:=ACT([.$B$6]; [.B445] ; [.$B$8] )" office:value-type="float" office:value="0.749216710310449" calcext:value-type="float">
            <text:p>0,74922</text:p>
          </table:table-cell>
          <table:table-cell table:formula="of:=[.F417]" office:value-type="float" office:value="2" calcext:value-type="float">
            <text:p>2</text:p>
          </table:table-cell>
          <table:table-cell table:formula="of:=[.F442]-[.E442]" office:value-type="float" office:value="1.25078328968955" calcext:value-type="float">
            <text:p>1,25078328968955</text:p>
          </table:table-cell>
          <table:table-cell table:formula="of:=[.G442]*[.$B$7]*[.A442]" office:value-type="float" office:value="0" calcext:value-type="float">
            <text:p>0</text:p>
          </table:table-cell>
          <table:table-cell/>
          <table:table-cell table:formula="of:=([.F442]-[.E442])*([.F442]-[.E442])" office:value-type="float" office:value="1.56445883776662" calcext:value-type="float">
            <text:p>1,5644588377666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37]" office:value-type="float" office:value="0.677793967216531" calcext:value-type="float">
            <text:p>0,677793967216531</text:p>
          </table:table-cell>
          <table:table-cell table:number-columns-repeated="5"/>
          <table:table-cell table:formula="of:=[.G442]*[.$B$7]*[.A443]" office:value-type="float" office:value="0.125078328968955" calcext:value-type="float">
            <text:p>0,12507832896895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38]" office:value-type="float" office:value="0.0714227430939177" calcext:value-type="float">
            <text:p>0,071422743093918</text:p>
          </table:table-cell>
          <table:table-cell table:number-columns-repeated="5"/>
          <table:table-cell table:formula="of:=[.G442]*[.$B$7]*[.A444]" office:value-type="float" office:value="0.125078328968955" calcext:value-type="float">
            <text:p>0,125078328968955</text:p>
          </table:table-cell>
          <table:table-cell table:number-columns-repeated="5"/>
        </table:table-row>
        <table:table-row table:style-name="ro1">
          <table:table-cell/>
          <table:table-cell table:formula="of:=[.A442]*[.B442]+[.A443]*[.B443]+[.B444]" office:value-type="float" office:value="0.749216710310449" calcext:value-type="float">
            <text:p>0,749216710310449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42]" office:value-type="float" office:value="0.489627011250363" calcext:value-type="float">
            <text:p>0,489627011250363</text:p>
          </table:table-cell>
          <table:table-cell table:number-columns-repeated="2"/>
          <table:table-cell table:formula="of:=ACT([.$B$6]; [.B451] ; [.$B$8] )" office:value-type="float" office:value="0.56104975434428" calcext:value-type="float">
            <text:p>0,56105</text:p>
          </table:table-cell>
          <table:table-cell table:formula="of:=[.F423]" office:value-type="float" office:value="0" calcext:value-type="float">
            <text:p>0</text:p>
          </table:table-cell>
          <table:table-cell table:formula="of:=[.F448]-[.E448]" office:value-type="float" office:value="-0.56104975434428" calcext:value-type="float">
            <text:p>-0,56104975434428</text:p>
          </table:table-cell>
          <table:table-cell table:formula="of:=[.G448]*[.$B$7]*[.A448]" office:value-type="float" office:value="-0.056104975434428" calcext:value-type="float">
            <text:p>-0,056104975434428</text:p>
          </table:table-cell>
          <table:table-cell/>
          <table:table-cell table:formula="of:=([.F448]-[.E448])*([.F448]-[.E448])" office:value-type="float" office:value="0.314776826849777" calcext:value-type="float">
            <text:p>0,31477682684977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443]" office:value-type="float" office:value="0.677793967216531" calcext:value-type="float">
            <text:p>0,677793967216531</text:p>
          </table:table-cell>
          <table:table-cell table:number-columns-repeated="5"/>
          <table:table-cell table:formula="of:=[.G448]*[.$B$7]*[.A44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44]" office:value-type="float" office:value="0.0714227430939177" calcext:value-type="float">
            <text:p>0,071422743093918</text:p>
          </table:table-cell>
          <table:table-cell table:number-columns-repeated="5"/>
          <table:table-cell table:formula="of:=[.G448]*[.$B$7]*[.A450]" office:value-type="float" office:value="-0.056104975434428" calcext:value-type="float">
            <text:p>-0,056104975434428</text:p>
          </table:table-cell>
          <table:table-cell table:number-columns-repeated="5"/>
        </table:table-row>
        <table:table-row table:style-name="ro1">
          <table:table-cell/>
          <table:table-cell table:formula="of:=[.A448]*[.B448]+[.A449]*[.B449]+[.B450]" office:value-type="float" office:value="0.56104975434428" calcext:value-type="float">
            <text:p>0,56104975434428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48]" office:value-type="float" office:value="0.489627011250363" calcext:value-type="float">
            <text:p>0,489627011250363</text:p>
          </table:table-cell>
          <table:table-cell table:number-columns-repeated="2"/>
          <table:table-cell table:formula="of:=ACT([.$B$6]; [.B457] ; [.$B$8] )" office:value-type="float" office:value="1.23884372156081" calcext:value-type="float">
            <text:p>1,23884</text:p>
          </table:table-cell>
          <table:table-cell table:formula="of:=[.F429]" office:value-type="float" office:value="1" calcext:value-type="float">
            <text:p>1</text:p>
          </table:table-cell>
          <table:table-cell table:formula="of:=[.F454]-[.E454]" office:value-type="float" office:value="-0.238843721560811" calcext:value-type="float">
            <text:p>-0,238843721560811</text:p>
          </table:table-cell>
          <table:table-cell table:formula="of:=[.G454]*[.$B$7]*[.A454]" office:value-type="float" office:value="-0.0238843721560811" calcext:value-type="float">
            <text:p>-0,023884372156081</text:p>
          </table:table-cell>
          <table:table-cell/>
          <table:table-cell table:formula="of:=([.F454]-[.E454])*([.F454]-[.E454])" office:value-type="float" office:value="0.0570463233290184" calcext:value-type="float">
            <text:p>0,05704632332901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49]" office:value-type="float" office:value="0.677793967216531" calcext:value-type="float">
            <text:p>0,677793967216531</text:p>
          </table:table-cell>
          <table:table-cell table:number-columns-repeated="2"/>
          <table:table-cell table:style-name="Default"/>
          <table:table-cell table:number-columns-repeated="2"/>
          <table:table-cell table:formula="of:=[.G454]*[.$B$7]*[.A455]" office:value-type="float" office:value="-0.0238843721560811" calcext:value-type="float">
            <text:p>-0,02388437215608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50]" office:value-type="float" office:value="0.0714227430939177" calcext:value-type="float">
            <text:p>0,071422743093918</text:p>
          </table:table-cell>
          <table:table-cell table:number-columns-repeated="2"/>
          <table:table-cell table:style-name="Default"/>
          <table:table-cell table:number-columns-repeated="2"/>
          <table:table-cell table:formula="of:=[.G454]*[.$B$7]*[.A456]" office:value-type="float" office:value="-0.0238843721560811" calcext:value-type="float">
            <text:p>-0,023884372156081</text:p>
          </table:table-cell>
          <table:table-cell table:number-columns-repeated="5"/>
        </table:table-row>
        <table:table-row table:style-name="ro1">
          <table:table-cell/>
          <table:table-cell table:formula="of:=[.A454]*[.B454]+[.A455]*[.B455]+[.B456]" office:value-type="float" office:value="1.23884372156081" calcext:value-type="float">
            <text:p>1,2388437215608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436:.J454])" office:value-type="float" office:value="1.94138319617647" calcext:value-type="float">
            <text:p>1,94138319617647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434]+1" office:value-type="float" office:value="18" calcext:value-type="float">
            <text:p>18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436]" office:value-type="float" office:value="0.469629674352735" calcext:value-type="float">
            <text:p>0,469629674352735</text:p>
          </table:table-cell>
          <table:table-cell table:number-columns-repeated="2"/>
          <table:table-cell table:formula="of:=ACT([.$B$6]; [.B464] ; [.$B$8] )" office:value-type="float" office:value="0.0809094198611813" calcext:value-type="float">
            <text:p>0,08091</text:p>
          </table:table-cell>
          <table:table-cell table:formula="of:=[.F436]" office:value-type="float" office:value="0" calcext:value-type="float">
            <text:p>0</text:p>
          </table:table-cell>
          <table:table-cell table:formula="of:=[.F461]-[.E461]" office:value-type="float" office:value="-0.0809094198611813" calcext:value-type="float">
            <text:p>-0,080909419861181</text:p>
          </table:table-cell>
          <table:table-cell table:formula="of:=[.G461]*[.$B$7]*[.A461]" office:value-type="float" office:value="-0" calcext:value-type="float">
            <text:p>0</text:p>
          </table:table-cell>
          <table:table-cell table:formula="of:=([.H461]+[.H467]+[.H473]+[.H479])/4+[.B461]" office:value-type="float" office:value="0.449525408231546" calcext:value-type="float">
            <text:p>0,449525408231546</text:p>
          </table:table-cell>
          <table:table-cell table:formula="of:=([.F461]-[.E461])*([.F461]-[.E461])" office:value-type="float" office:value="0.00654633422227292" calcext:value-type="float">
            <text:p>0,00654633422227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437]" office:value-type="float" office:value="0.70309245641975" calcext:value-type="float">
            <text:p>0,70309245641975</text:p>
          </table:table-cell>
          <table:table-cell table:number-columns-repeated="5"/>
          <table:table-cell table:formula="of:=[.G461]*[.$B$7]*[.A462]" office:value-type="float" office:value="-0" calcext:value-type="float">
            <text:p>0</text:p>
          </table:table-cell>
          <table:table-cell table:formula="of:=([.H462]+[.H468]+[.H474]+[.H480])/4+[.B462]" office:value-type="float" office:value="0.727151620746885" calcext:value-type="float">
            <text:p>0,72715162074688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438]" office:value-type="float" office:value="0.0809094198611813" calcext:value-type="float">
            <text:p>0,080909419861181</text:p>
          </table:table-cell>
          <table:table-cell table:number-columns-repeated="5"/>
          <table:table-cell table:formula="of:=[.G461]*[.$B$7]*[.A463]" office:value-type="float" office:value="-0.00809094198611813" calcext:value-type="float">
            <text:p>-0,008090941986118</text:p>
          </table:table-cell>
          <table:table-cell table:formula="of:=([.H463]+[.H469]+[.H475]+[.H481])/4+[.B463]" office:value-type="float" office:value="0.0891823713364389" calcext:value-type="float">
            <text:p>0,089182371336439</text:p>
          </table:table-cell>
          <table:table-cell table:number-columns-repeated="4"/>
        </table:table-row>
        <table:table-row table:style-name="ro1">
          <table:table-cell/>
          <table:table-cell table:formula="of:=[.A461]*[.B461]+[.A462]*[.B462]+[.B463]" office:value-type="float" office:value="0.0809094198611813" calcext:value-type="float">
            <text:p>0,080909419861181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461]" office:value-type="float" office:value="0.469629674352735" calcext:value-type="float">
            <text:p>0,469629674352735</text:p>
          </table:table-cell>
          <table:table-cell table:number-columns-repeated="2"/>
          <table:table-cell table:formula="of:=ACT([.$B$6]; [.B470] ; [.$B$8] )" office:value-type="float" office:value="0.784001876280931" calcext:value-type="float">
            <text:p>0,78400</text:p>
          </table:table-cell>
          <table:table-cell table:formula="of:=[.F442]" office:value-type="float" office:value="2" calcext:value-type="float">
            <text:p>2</text:p>
          </table:table-cell>
          <table:table-cell table:formula="of:=[.F467]-[.E467]" office:value-type="float" office:value="1.21599812371907" calcext:value-type="float">
            <text:p>1,21599812371907</text:p>
          </table:table-cell>
          <table:table-cell table:formula="of:=[.G467]*[.$B$7]*[.A467]" office:value-type="float" office:value="0" calcext:value-type="float">
            <text:p>0</text:p>
          </table:table-cell>
          <table:table-cell/>
          <table:table-cell table:formula="of:=([.F467]-[.E467])*([.F467]-[.E467])" office:value-type="float" office:value="1.4786514368883" calcext:value-type="float">
            <text:p>1,478651436888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62]" office:value-type="float" office:value="0.70309245641975" calcext:value-type="float">
            <text:p>0,70309245641975</text:p>
          </table:table-cell>
          <table:table-cell table:number-columns-repeated="5"/>
          <table:table-cell table:formula="of:=[.G467]*[.$B$7]*[.A468]" office:value-type="float" office:value="0.121599812371907" calcext:value-type="float">
            <text:p>0,1215998123719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63]" office:value-type="float" office:value="0.0809094198611813" calcext:value-type="float">
            <text:p>0,080909419861181</text:p>
          </table:table-cell>
          <table:table-cell table:number-columns-repeated="5"/>
          <table:table-cell table:formula="of:=[.G467]*[.$B$7]*[.A469]" office:value-type="float" office:value="0.121599812371907" calcext:value-type="float">
            <text:p>0,121599812371907</text:p>
          </table:table-cell>
          <table:table-cell table:number-columns-repeated="5"/>
        </table:table-row>
        <table:table-row table:style-name="ro1">
          <table:table-cell/>
          <table:table-cell table:formula="of:=[.A467]*[.B467]+[.A468]*[.B468]+[.B469]" office:value-type="float" office:value="0.784001876280931" calcext:value-type="float">
            <text:p>0,784001876280931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67]" office:value-type="float" office:value="0.469629674352735" calcext:value-type="float">
            <text:p>0,469629674352735</text:p>
          </table:table-cell>
          <table:table-cell table:number-columns-repeated="2"/>
          <table:table-cell table:formula="of:=ACT([.$B$6]; [.B476] ; [.$B$8] )" office:value-type="float" office:value="0.550539094213917" calcext:value-type="float">
            <text:p>0,55054</text:p>
          </table:table-cell>
          <table:table-cell table:formula="of:=[.F448]" office:value-type="float" office:value="0" calcext:value-type="float">
            <text:p>0</text:p>
          </table:table-cell>
          <table:table-cell table:formula="of:=[.F473]-[.E473]" office:value-type="float" office:value="-0.550539094213917" calcext:value-type="float">
            <text:p>-0,550539094213917</text:p>
          </table:table-cell>
          <table:table-cell table:formula="of:=[.G473]*[.$B$7]*[.A473]" office:value-type="float" office:value="-0.0550539094213917" calcext:value-type="float">
            <text:p>-0,055053909421392</text:p>
          </table:table-cell>
          <table:table-cell/>
          <table:table-cell table:formula="of:=([.F473]-[.E473])*([.F473]-[.E473])" office:value-type="float" office:value="0.30309329425788" calcext:value-type="float">
            <text:p>0,303093294257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468]" office:value-type="float" office:value="0.70309245641975" calcext:value-type="float">
            <text:p>0,70309245641975</text:p>
          </table:table-cell>
          <table:table-cell table:number-columns-repeated="5"/>
          <table:table-cell table:formula="of:=[.G473]*[.$B$7]*[.A47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69]" office:value-type="float" office:value="0.0809094198611813" calcext:value-type="float">
            <text:p>0,080909419861181</text:p>
          </table:table-cell>
          <table:table-cell table:number-columns-repeated="5"/>
          <table:table-cell table:formula="of:=[.G473]*[.$B$7]*[.A475]" office:value-type="float" office:value="-0.0550539094213917" calcext:value-type="float">
            <text:p>-0,055053909421392</text:p>
          </table:table-cell>
          <table:table-cell table:number-columns-repeated="5"/>
        </table:table-row>
        <table:table-row table:style-name="ro1">
          <table:table-cell/>
          <table:table-cell table:formula="of:=[.A473]*[.B473]+[.A474]*[.B474]+[.B475]" office:value-type="float" office:value="0.550539094213917" calcext:value-type="float">
            <text:p>0,550539094213917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73]" office:value-type="float" office:value="0.469629674352735" calcext:value-type="float">
            <text:p>0,469629674352735</text:p>
          </table:table-cell>
          <table:table-cell table:number-columns-repeated="2"/>
          <table:table-cell table:formula="of:=ACT([.$B$6]; [.B482] ; [.$B$8] )" office:value-type="float" office:value="1.25363155063367" calcext:value-type="float">
            <text:p>1,25363</text:p>
          </table:table-cell>
          <table:table-cell table:formula="of:=[.F454]" office:value-type="float" office:value="1" calcext:value-type="float">
            <text:p>1</text:p>
          </table:table-cell>
          <table:table-cell table:formula="of:=[.F479]-[.E479]" office:value-type="float" office:value="-0.253631550633666" calcext:value-type="float">
            <text:p>-0,253631550633666</text:p>
          </table:table-cell>
          <table:table-cell table:formula="of:=[.G479]*[.$B$7]*[.A479]" office:value-type="float" office:value="-0.0253631550633666" calcext:value-type="float">
            <text:p>-0,025363155063367</text:p>
          </table:table-cell>
          <table:table-cell/>
          <table:table-cell table:formula="of:=([.F479]-[.E479])*([.F479]-[.E479])" office:value-type="float" office:value="0.064328963476838" calcext:value-type="float">
            <text:p>0,06432896347683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74]" office:value-type="float" office:value="0.70309245641975" calcext:value-type="float">
            <text:p>0,70309245641975</text:p>
          </table:table-cell>
          <table:table-cell table:number-columns-repeated="2"/>
          <table:table-cell table:style-name="Default"/>
          <table:table-cell table:number-columns-repeated="2"/>
          <table:table-cell table:formula="of:=[.G479]*[.$B$7]*[.A480]" office:value-type="float" office:value="-0.0253631550633666" calcext:value-type="float">
            <text:p>-0,0253631550633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75]" office:value-type="float" office:value="0.0809094198611813" calcext:value-type="float">
            <text:p>0,080909419861181</text:p>
          </table:table-cell>
          <table:table-cell table:number-columns-repeated="2"/>
          <table:table-cell table:style-name="Default"/>
          <table:table-cell table:number-columns-repeated="2"/>
          <table:table-cell table:formula="of:=[.G479]*[.$B$7]*[.A481]" office:value-type="float" office:value="-0.0253631550633666" calcext:value-type="float">
            <text:p>-0,025363155063367</text:p>
          </table:table-cell>
          <table:table-cell table:number-columns-repeated="5"/>
        </table:table-row>
        <table:table-row table:style-name="ro1">
          <table:table-cell/>
          <table:table-cell table:formula="of:=[.A479]*[.B479]+[.A480]*[.B480]+[.B481]" office:value-type="float" office:value="1.25363155063367" calcext:value-type="float">
            <text:p>1,25363155063367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461:.J479])" office:value-type="float" office:value="1.85262002884529" calcext:value-type="float">
            <text:p>1,85262002884529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459]+1" office:value-type="float" office:value="19" calcext:value-type="float">
            <text:p>19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461]" office:value-type="float" office:value="0.449525408231546" calcext:value-type="float">
            <text:p>0,449525408231546</text:p>
          </table:table-cell>
          <table:table-cell table:number-columns-repeated="2"/>
          <table:table-cell table:formula="of:=ACT([.$B$6]; [.B489] ; [.$B$8] )" office:value-type="float" office:value="0.0891823713364389" calcext:value-type="float">
            <text:p>0,08918</text:p>
          </table:table-cell>
          <table:table-cell table:formula="of:=[.F461]" office:value-type="float" office:value="0" calcext:value-type="float">
            <text:p>0</text:p>
          </table:table-cell>
          <table:table-cell table:formula="of:=[.F486]-[.E486]" office:value-type="float" office:value="-0.0891823713364389" calcext:value-type="float">
            <text:p>-0,089182371336439</text:p>
          </table:table-cell>
          <table:table-cell table:formula="of:=[.G486]*[.$B$7]*[.A486]" office:value-type="float" office:value="-0" calcext:value-type="float">
            <text:p>0</text:p>
          </table:table-cell>
          <table:table-cell table:formula="of:=([.H486]+[.H492]+[.H498]+[.H504])/4+[.B486]" office:value-type="float" office:value="0.429411228734474" calcext:value-type="float">
            <text:p>0,429411228734474</text:p>
          </table:table-cell>
          <table:table-cell table:formula="of:=([.F486]-[.E486])*([.F486]-[.E486])" office:value-type="float" office:value="0.00795349535719048" calcext:value-type="float">
            <text:p>0,0079534953571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462]" office:value-type="float" office:value="0.727151620746885" calcext:value-type="float">
            <text:p>0,727151620746885</text:p>
          </table:table-cell>
          <table:table-cell table:number-columns-repeated="5"/>
          <table:table-cell table:formula="of:=[.G486]*[.$B$7]*[.A487]" office:value-type="float" office:value="-0" calcext:value-type="float">
            <text:p>0</text:p>
          </table:table-cell>
          <table:table-cell table:formula="of:=([.H487]+[.H493]+[.H499]+[.H505])/4+[.B487]" office:value-type="float" office:value="0.75009678593693" calcext:value-type="float">
            <text:p>0,7500967859369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463]" office:value-type="float" office:value="0.0891823713364389" calcext:value-type="float">
            <text:p>0,089182371336439</text:p>
          </table:table-cell>
          <table:table-cell table:number-columns-repeated="5"/>
          <table:table-cell table:formula="of:=[.G486]*[.$B$7]*[.A488]" office:value-type="float" office:value="-0.00891823713364389" calcext:value-type="float">
            <text:p>-0,008918237133644</text:p>
          </table:table-cell>
          <table:table-cell table:formula="of:=([.H488]+[.H494]+[.H500]+[.H506])/4+[.B488]" office:value-type="float" office:value="0.0964302827538735" calcext:value-type="float">
            <text:p>0,096430282753874</text:p>
          </table:table-cell>
          <table:table-cell table:number-columns-repeated="4"/>
        </table:table-row>
        <table:table-row table:style-name="ro1">
          <table:table-cell/>
          <table:table-cell table:formula="of:=[.A486]*[.B486]+[.A487]*[.B487]+[.B488]" office:value-type="float" office:value="0.0891823713364389" calcext:value-type="float">
            <text:p>0,089182371336439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486]" office:value-type="float" office:value="0.449525408231546" calcext:value-type="float">
            <text:p>0,449525408231546</text:p>
          </table:table-cell>
          <table:table-cell table:number-columns-repeated="2"/>
          <table:table-cell table:formula="of:=ACT([.$B$6]; [.B495] ; [.$B$8] )" office:value-type="float" office:value="0.816333992083324" calcext:value-type="float">
            <text:p>0,81633</text:p>
          </table:table-cell>
          <table:table-cell table:formula="of:=[.F467]" office:value-type="float" office:value="2" calcext:value-type="float">
            <text:p>2</text:p>
          </table:table-cell>
          <table:table-cell table:formula="of:=[.F492]-[.E492]" office:value-type="float" office:value="1.18366600791668" calcext:value-type="float">
            <text:p>1,18366600791668</text:p>
          </table:table-cell>
          <table:table-cell table:formula="of:=[.G492]*[.$B$7]*[.A492]" office:value-type="float" office:value="0" calcext:value-type="float">
            <text:p>0</text:p>
          </table:table-cell>
          <table:table-cell/>
          <table:table-cell table:formula="of:=([.F492]-[.E492])*([.F492]-[.E492])" office:value-type="float" office:value="1.4010652182974" calcext:value-type="float">
            <text:p>1,40106521829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87]" office:value-type="float" office:value="0.727151620746885" calcext:value-type="float">
            <text:p>0,727151620746885</text:p>
          </table:table-cell>
          <table:table-cell table:number-columns-repeated="5"/>
          <table:table-cell table:formula="of:=[.G492]*[.$B$7]*[.A493]" office:value-type="float" office:value="0.118366600791668" calcext:value-type="float">
            <text:p>0,1183666007916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88]" office:value-type="float" office:value="0.0891823713364389" calcext:value-type="float">
            <text:p>0,089182371336439</text:p>
          </table:table-cell>
          <table:table-cell table:number-columns-repeated="5"/>
          <table:table-cell table:formula="of:=[.G492]*[.$B$7]*[.A494]" office:value-type="float" office:value="0.118366600791668" calcext:value-type="float">
            <text:p>0,118366600791668</text:p>
          </table:table-cell>
          <table:table-cell table:number-columns-repeated="5"/>
        </table:table-row>
        <table:table-row table:style-name="ro1">
          <table:table-cell/>
          <table:table-cell table:formula="of:=[.A492]*[.B492]+[.A493]*[.B493]+[.B494]" office:value-type="float" office:value="0.816333992083324" calcext:value-type="float">
            <text:p>0,816333992083324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92]" office:value-type="float" office:value="0.449525408231546" calcext:value-type="float">
            <text:p>0,449525408231546</text:p>
          </table:table-cell>
          <table:table-cell table:number-columns-repeated="2"/>
          <table:table-cell table:formula="of:=ACT([.$B$6]; [.B501] ; [.$B$8] )" office:value-type="float" office:value="0.538707779567985" calcext:value-type="float">
            <text:p>0,53871</text:p>
          </table:table-cell>
          <table:table-cell table:formula="of:=[.F473]" office:value-type="float" office:value="0" calcext:value-type="float">
            <text:p>0</text:p>
          </table:table-cell>
          <table:table-cell table:formula="of:=[.F498]-[.E498]" office:value-type="float" office:value="-0.538707779567985" calcext:value-type="float">
            <text:p>-0,538707779567985</text:p>
          </table:table-cell>
          <table:table-cell table:formula="of:=[.G498]*[.$B$7]*[.A498]" office:value-type="float" office:value="-0.0538707779567985" calcext:value-type="float">
            <text:p>-0,053870777956799</text:p>
          </table:table-cell>
          <table:table-cell/>
          <table:table-cell table:formula="of:=([.F498]-[.E498])*([.F498]-[.E498])" office:value-type="float" office:value="0.290206071767068" calcext:value-type="float">
            <text:p>0,29020607176706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493]" office:value-type="float" office:value="0.727151620746885" calcext:value-type="float">
            <text:p>0,727151620746885</text:p>
          </table:table-cell>
          <table:table-cell table:number-columns-repeated="5"/>
          <table:table-cell table:formula="of:=[.G498]*[.$B$7]*[.A49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94]" office:value-type="float" office:value="0.0891823713364389" calcext:value-type="float">
            <text:p>0,089182371336439</text:p>
          </table:table-cell>
          <table:table-cell table:number-columns-repeated="5"/>
          <table:table-cell table:formula="of:=[.G498]*[.$B$7]*[.A500]" office:value-type="float" office:value="-0.0538707779567985" calcext:value-type="float">
            <text:p>-0,053870777956799</text:p>
          </table:table-cell>
          <table:table-cell table:number-columns-repeated="5"/>
        </table:table-row>
        <table:table-row table:style-name="ro1">
          <table:table-cell/>
          <table:table-cell table:formula="of:=[.A498]*[.B498]+[.A499]*[.B499]+[.B500]" office:value-type="float" office:value="0.538707779567985" calcext:value-type="float">
            <text:p>0,53870777956798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98]" office:value-type="float" office:value="0.449525408231546" calcext:value-type="float">
            <text:p>0,449525408231546</text:p>
          </table:table-cell>
          <table:table-cell table:number-columns-repeated="2"/>
          <table:table-cell table:formula="of:=ACT([.$B$6]; [.B507] ; [.$B$8] )" office:value-type="float" office:value="1.26585940031487" calcext:value-type="float">
            <text:p>1,26586</text:p>
          </table:table-cell>
          <table:table-cell table:formula="of:=[.F479]" office:value-type="float" office:value="1" calcext:value-type="float">
            <text:p>1</text:p>
          </table:table-cell>
          <table:table-cell table:formula="of:=[.F504]-[.E504]" office:value-type="float" office:value="-0.26585940031487" calcext:value-type="float">
            <text:p>-0,26585940031487</text:p>
          </table:table-cell>
          <table:table-cell table:formula="of:=[.G504]*[.$B$7]*[.A504]" office:value-type="float" office:value="-0.026585940031487" calcext:value-type="float">
            <text:p>-0,026585940031487</text:p>
          </table:table-cell>
          <table:table-cell/>
          <table:table-cell table:formula="of:=([.F504]-[.E504])*([.F504]-[.E504])" office:value-type="float" office:value="0.070681220735782" calcext:value-type="float">
            <text:p>0,07068122073578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99]" office:value-type="float" office:value="0.727151620746885" calcext:value-type="float">
            <text:p>0,727151620746885</text:p>
          </table:table-cell>
          <table:table-cell table:number-columns-repeated="2"/>
          <table:table-cell table:style-name="Default"/>
          <table:table-cell table:number-columns-repeated="2"/>
          <table:table-cell table:formula="of:=[.G504]*[.$B$7]*[.A505]" office:value-type="float" office:value="-0.026585940031487" calcext:value-type="float">
            <text:p>-0,02658594003148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00]" office:value-type="float" office:value="0.0891823713364389" calcext:value-type="float">
            <text:p>0,089182371336439</text:p>
          </table:table-cell>
          <table:table-cell table:number-columns-repeated="2"/>
          <table:table-cell table:style-name="Default"/>
          <table:table-cell table:number-columns-repeated="2"/>
          <table:table-cell table:formula="of:=[.G504]*[.$B$7]*[.A506]" office:value-type="float" office:value="-0.026585940031487" calcext:value-type="float">
            <text:p>-0,026585940031487</text:p>
          </table:table-cell>
          <table:table-cell table:number-columns-repeated="5"/>
        </table:table-row>
        <table:table-row table:style-name="ro1">
          <table:table-cell/>
          <table:table-cell table:formula="of:=[.A504]*[.B504]+[.A505]*[.B505]+[.B506]" office:value-type="float" office:value="1.26585940031487" calcext:value-type="float">
            <text:p>1,26585940031487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486:.J504])" office:value-type="float" office:value="1.76990600615744" calcext:value-type="float">
            <text:p>1,7699060061574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484]+1" office:value-type="float" office:value="20" calcext:value-type="float">
            <text:p>20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486]" office:value-type="float" office:value="0.429411228734474" calcext:value-type="float">
            <text:p>0,429411228734474</text:p>
          </table:table-cell>
          <table:table-cell table:number-columns-repeated="2"/>
          <table:table-cell table:formula="of:=ACT([.$B$6]; [.B514] ; [.$B$8] )" office:value-type="float" office:value="0.0964302827538735" calcext:value-type="float">
            <text:p>0,09643</text:p>
          </table:table-cell>
          <table:table-cell table:formula="of:=[.F486]" office:value-type="float" office:value="0" calcext:value-type="float">
            <text:p>0</text:p>
          </table:table-cell>
          <table:table-cell table:formula="of:=[.F511]-[.E511]" office:value-type="float" office:value="-0.0964302827538735" calcext:value-type="float">
            <text:p>-0,096430282753874</text:p>
          </table:table-cell>
          <table:table-cell table:formula="of:=[.G511]*[.$B$7]*[.A511]" office:value-type="float" office:value="-0" calcext:value-type="float">
            <text:p>0</text:p>
          </table:table-cell>
          <table:table-cell table:formula="of:=([.H511]+[.H517]+[.H523]+[.H529])/4+[.B511]" office:value-type="float" office:value="0.409366733511634" calcext:value-type="float">
            <text:p>0,409366733511634</text:p>
          </table:table-cell>
          <table:table-cell table:formula="of:=([.F511]-[.E511])*([.F511]-[.E511])" office:value-type="float" office:value="0.00929879943199199" calcext:value-type="float">
            <text:p>0,00929879943199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487]" office:value-type="float" office:value="0.75009678593693" calcext:value-type="float">
            <text:p>0,75009678593693</text:p>
          </table:table-cell>
          <table:table-cell table:number-columns-repeated="5"/>
          <table:table-cell table:formula="of:=[.G511]*[.$B$7]*[.A512]" office:value-type="float" office:value="-0" calcext:value-type="float">
            <text:p>0</text:p>
          </table:table-cell>
          <table:table-cell table:formula="of:=([.H512]+[.H518]+[.H524]+[.H530])/4+[.B512]" office:value-type="float" office:value="0.772035151784028" calcext:value-type="float">
            <text:p>0,77203515178402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488]" office:value-type="float" office:value="0.0964302827538735" calcext:value-type="float">
            <text:p>0,096430282753874</text:p>
          </table:table-cell>
          <table:table-cell table:number-columns-repeated="5"/>
          <table:table-cell table:formula="of:=[.G511]*[.$B$7]*[.A513]" office:value-type="float" office:value="-0.00964302827538735" calcext:value-type="float">
            <text:p>-0,009643028275387</text:p>
          </table:table-cell>
          <table:table-cell table:formula="of:=([.H513]+[.H519]+[.H525]+[.H531])/4+[.B513]" office:value-type="float" office:value="0.102811853744916" calcext:value-type="float">
            <text:p>0,102811853744916</text:p>
          </table:table-cell>
          <table:table-cell table:number-columns-repeated="4"/>
        </table:table-row>
        <table:table-row table:style-name="ro1">
          <table:table-cell/>
          <table:table-cell table:formula="of:=[.A511]*[.B511]+[.A512]*[.B512]+[.B513]" office:value-type="float" office:value="0.0964302827538735" calcext:value-type="float">
            <text:p>0,096430282753874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511]" office:value-type="float" office:value="0.429411228734474" calcext:value-type="float">
            <text:p>0,429411228734474</text:p>
          </table:table-cell>
          <table:table-cell table:number-columns-repeated="2"/>
          <table:table-cell table:formula="of:=ACT([.$B$6]; [.B520] ; [.$B$8] )" office:value-type="float" office:value="0.846527068690803" calcext:value-type="float">
            <text:p>0,84653</text:p>
          </table:table-cell>
          <table:table-cell table:formula="of:=[.F492]" office:value-type="float" office:value="2" calcext:value-type="float">
            <text:p>2</text:p>
          </table:table-cell>
          <table:table-cell table:formula="of:=[.F517]-[.E517]" office:value-type="float" office:value="1.1534729313092" calcext:value-type="float">
            <text:p>1,1534729313092</text:p>
          </table:table-cell>
          <table:table-cell table:formula="of:=[.G517]*[.$B$7]*[.A517]" office:value-type="float" office:value="0" calcext:value-type="float">
            <text:p>0</text:p>
          </table:table-cell>
          <table:table-cell/>
          <table:table-cell table:formula="of:=([.F517]-[.E517])*([.F517]-[.E517])" office:value-type="float" office:value="1.33049980326303" calcext:value-type="float">
            <text:p>1,330499803263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12]" office:value-type="float" office:value="0.75009678593693" calcext:value-type="float">
            <text:p>0,75009678593693</text:p>
          </table:table-cell>
          <table:table-cell table:number-columns-repeated="5"/>
          <table:table-cell table:formula="of:=[.G517]*[.$B$7]*[.A518]" office:value-type="float" office:value="0.11534729313092" calcext:value-type="float">
            <text:p>0,1153472931309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13]" office:value-type="float" office:value="0.0964302827538735" calcext:value-type="float">
            <text:p>0,096430282753874</text:p>
          </table:table-cell>
          <table:table-cell table:number-columns-repeated="5"/>
          <table:table-cell table:formula="of:=[.G517]*[.$B$7]*[.A519]" office:value-type="float" office:value="0.11534729313092" calcext:value-type="float">
            <text:p>0,11534729313092</text:p>
          </table:table-cell>
          <table:table-cell table:number-columns-repeated="5"/>
        </table:table-row>
        <table:table-row table:style-name="ro1">
          <table:table-cell/>
          <table:table-cell table:formula="of:=[.A517]*[.B517]+[.A518]*[.B518]+[.B519]" office:value-type="float" office:value="0.846527068690803" calcext:value-type="float">
            <text:p>0,846527068690803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17]" office:value-type="float" office:value="0.429411228734474" calcext:value-type="float">
            <text:p>0,429411228734474</text:p>
          </table:table-cell>
          <table:table-cell table:number-columns-repeated="2"/>
          <table:table-cell table:formula="of:=ACT([.$B$6]; [.B526] ; [.$B$8] )" office:value-type="float" office:value="0.525841511488348" calcext:value-type="float">
            <text:p>0,52584</text:p>
          </table:table-cell>
          <table:table-cell table:formula="of:=[.F498]" office:value-type="float" office:value="0" calcext:value-type="float">
            <text:p>0</text:p>
          </table:table-cell>
          <table:table-cell table:formula="of:=[.F523]-[.E523]" office:value-type="float" office:value="-0.525841511488348" calcext:value-type="float">
            <text:p>-0,525841511488348</text:p>
          </table:table-cell>
          <table:table-cell table:formula="of:=[.G523]*[.$B$7]*[.A523]" office:value-type="float" office:value="-0.0525841511488348" calcext:value-type="float">
            <text:p>-0,052584151148835</text:p>
          </table:table-cell>
          <table:table-cell/>
          <table:table-cell table:formula="of:=([.F523]-[.E523])*([.F523]-[.E523])" office:value-type="float" office:value="0.27650929520435" calcext:value-type="float">
            <text:p>0,2765092952043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518]" office:value-type="float" office:value="0.75009678593693" calcext:value-type="float">
            <text:p>0,75009678593693</text:p>
          </table:table-cell>
          <table:table-cell table:number-columns-repeated="5"/>
          <table:table-cell table:formula="of:=[.G523]*[.$B$7]*[.A52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19]" office:value-type="float" office:value="0.0964302827538735" calcext:value-type="float">
            <text:p>0,096430282753874</text:p>
          </table:table-cell>
          <table:table-cell table:number-columns-repeated="5"/>
          <table:table-cell table:formula="of:=[.G523]*[.$B$7]*[.A525]" office:value-type="float" office:value="-0.0525841511488348" calcext:value-type="float">
            <text:p>-0,052584151148835</text:p>
          </table:table-cell>
          <table:table-cell table:number-columns-repeated="5"/>
        </table:table-row>
        <table:table-row table:style-name="ro1">
          <table:table-cell/>
          <table:table-cell table:formula="of:=[.A523]*[.B523]+[.A524]*[.B524]+[.B525]" office:value-type="float" office:value="0.525841511488348" calcext:value-type="float">
            <text:p>0,525841511488348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23]" office:value-type="float" office:value="0.429411228734474" calcext:value-type="float">
            <text:p>0,429411228734474</text:p>
          </table:table-cell>
          <table:table-cell table:number-columns-repeated="2"/>
          <table:table-cell table:formula="of:=ACT([.$B$6]; [.B532] ; [.$B$8] )" office:value-type="float" office:value="1.27593829742528" calcext:value-type="float">
            <text:p>1,27594</text:p>
          </table:table-cell>
          <table:table-cell table:formula="of:=[.F504]" office:value-type="float" office:value="1" calcext:value-type="float">
            <text:p>1</text:p>
          </table:table-cell>
          <table:table-cell table:formula="of:=[.F529]-[.E529]" office:value-type="float" office:value="-0.275938297425278" calcext:value-type="float">
            <text:p>-0,275938297425278</text:p>
          </table:table-cell>
          <table:table-cell table:formula="of:=[.G529]*[.$B$7]*[.A529]" office:value-type="float" office:value="-0.0275938297425278" calcext:value-type="float">
            <text:p>-0,027593829742528</text:p>
          </table:table-cell>
          <table:table-cell/>
          <table:table-cell table:formula="of:=([.F529]-[.E529])*([.F529]-[.E529])" office:value-type="float" office:value="0.0761419439859611" calcext:value-type="float">
            <text:p>0,07614194398596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24]" office:value-type="float" office:value="0.75009678593693" calcext:value-type="float">
            <text:p>0,75009678593693</text:p>
          </table:table-cell>
          <table:table-cell table:number-columns-repeated="2"/>
          <table:table-cell table:style-name="Default"/>
          <table:table-cell table:number-columns-repeated="2"/>
          <table:table-cell table:formula="of:=[.G529]*[.$B$7]*[.A530]" office:value-type="float" office:value="-0.0275938297425278" calcext:value-type="float">
            <text:p>-0,02759382974252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25]" office:value-type="float" office:value="0.0964302827538735" calcext:value-type="float">
            <text:p>0,096430282753874</text:p>
          </table:table-cell>
          <table:table-cell table:number-columns-repeated="2"/>
          <table:table-cell table:style-name="Default"/>
          <table:table-cell table:number-columns-repeated="2"/>
          <table:table-cell table:formula="of:=[.G529]*[.$B$7]*[.A531]" office:value-type="float" office:value="-0.0275938297425278" calcext:value-type="float">
            <text:p>-0,027593829742528</text:p>
          </table:table-cell>
          <table:table-cell table:number-columns-repeated="5"/>
        </table:table-row>
        <table:table-row table:style-name="ro1">
          <table:table-cell/>
          <table:table-cell table:formula="of:=[.A529]*[.B529]+[.A530]*[.B530]+[.B531]" office:value-type="float" office:value="1.27593829742528" calcext:value-type="float">
            <text:p>1,27593829742528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511:.J529])" office:value-type="float" office:value="1.69244984188533" calcext:value-type="float">
            <text:p>1,6924498418853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509]+1" office:value-type="float" office:value="21" calcext:value-type="float">
            <text:p>21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511]" office:value-type="float" office:value="0.409366733511634" calcext:value-type="float">
            <text:p>0,409366733511634</text:p>
          </table:table-cell>
          <table:table-cell table:number-columns-repeated="2"/>
          <table:table-cell table:formula="of:=ACT([.$B$6]; [.B539] ; [.$B$8] )" office:value-type="float" office:value="0.102811853744916" calcext:value-type="float">
            <text:p>0,10281</text:p>
          </table:table-cell>
          <table:table-cell table:formula="of:=[.F511]" office:value-type="float" office:value="0" calcext:value-type="float">
            <text:p>0</text:p>
          </table:table-cell>
          <table:table-cell table:formula="of:=[.F536]-[.E536]" office:value-type="float" office:value="-0.102811853744916" calcext:value-type="float">
            <text:p>-0,102811853744916</text:p>
          </table:table-cell>
          <table:table-cell table:formula="of:=[.G536]*[.$B$7]*[.A536]" office:value-type="float" office:value="-0" calcext:value-type="float">
            <text:p>0</text:p>
          </table:table-cell>
          <table:table-cell table:formula="of:=([.H536]+[.H542]+[.H548]+[.H554])/4+[.B536]" office:value-type="float" office:value="0.389456925354206" calcext:value-type="float">
            <text:p>0,389456925354206</text:p>
          </table:table-cell>
          <table:table-cell table:formula="of:=([.F536]-[.E536])*([.F536]-[.E536])" office:value-type="float" office:value="0.010570277270466" calcext:value-type="float">
            <text:p>0,01057027727046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512]" office:value-type="float" office:value="0.772035151784028" calcext:value-type="float">
            <text:p>0,772035151784028</text:p>
          </table:table-cell>
          <table:table-cell table:number-columns-repeated="5"/>
          <table:table-cell table:formula="of:=[.G536]*[.$B$7]*[.A537]" office:value-type="float" office:value="-0" calcext:value-type="float">
            <text:p>0</text:p>
          </table:table-cell>
          <table:table-cell table:formula="of:=([.H537]+[.H543]+[.H549]+[.H555])/4+[.B537]" office:value-type="float" office:value="0.79305863316979" calcext:value-type="float">
            <text:p>0,7930586331697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513]" office:value-type="float" office:value="0.102811853744916" calcext:value-type="float">
            <text:p>0,102811853744916</text:p>
          </table:table-cell>
          <table:table-cell table:number-columns-repeated="5"/>
          <table:table-cell table:formula="of:=[.G536]*[.$B$7]*[.A538]" office:value-type="float" office:value="-0.0102811853744916" calcext:value-type="float">
            <text:p>-0,010281185374492</text:p>
          </table:table-cell>
          <table:table-cell table:formula="of:=([.H538]+[.H544]+[.H550]+[.H556])/4+[.B538]" office:value-type="float" office:value="0.108460574105641" calcext:value-type="float">
            <text:p>0,108460574105641</text:p>
          </table:table-cell>
          <table:table-cell table:number-columns-repeated="4"/>
        </table:table-row>
        <table:table-row table:style-name="ro1">
          <table:table-cell/>
          <table:table-cell table:formula="of:=[.A536]*[.B536]+[.A537]*[.B537]+[.B538]" office:value-type="float" office:value="0.102811853744916" calcext:value-type="float">
            <text:p>0,102811853744916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536]" office:value-type="float" office:value="0.409366733511634" calcext:value-type="float">
            <text:p>0,409366733511634</text:p>
          </table:table-cell>
          <table:table-cell table:number-columns-repeated="2"/>
          <table:table-cell table:formula="of:=ACT([.$B$6]; [.B545] ; [.$B$8] )" office:value-type="float" office:value="0.874847005528944" calcext:value-type="float">
            <text:p>0,87485</text:p>
          </table:table-cell>
          <table:table-cell table:formula="of:=[.F517]" office:value-type="float" office:value="2" calcext:value-type="float">
            <text:p>2</text:p>
          </table:table-cell>
          <table:table-cell table:formula="of:=[.F542]-[.E542]" office:value-type="float" office:value="1.12515299447106" calcext:value-type="float">
            <text:p>1,12515299447106</text:p>
          </table:table-cell>
          <table:table-cell table:formula="of:=[.G542]*[.$B$7]*[.A542]" office:value-type="float" office:value="0" calcext:value-type="float">
            <text:p>0</text:p>
          </table:table-cell>
          <table:table-cell/>
          <table:table-cell table:formula="of:=([.F542]-[.E542])*([.F542]-[.E542])" office:value-type="float" office:value="1.26596926096718" calcext:value-type="float">
            <text:p>1,265969260967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37]" office:value-type="float" office:value="0.772035151784028" calcext:value-type="float">
            <text:p>0,772035151784028</text:p>
          </table:table-cell>
          <table:table-cell table:number-columns-repeated="5"/>
          <table:table-cell table:formula="of:=[.G542]*[.$B$7]*[.A543]" office:value-type="float" office:value="0.112515299447106" calcext:value-type="float">
            <text:p>0,1125152994471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38]" office:value-type="float" office:value="0.102811853744916" calcext:value-type="float">
            <text:p>0,102811853744916</text:p>
          </table:table-cell>
          <table:table-cell table:number-columns-repeated="5"/>
          <table:table-cell table:formula="of:=[.G542]*[.$B$7]*[.A544]" office:value-type="float" office:value="0.112515299447106" calcext:value-type="float">
            <text:p>0,112515299447106</text:p>
          </table:table-cell>
          <table:table-cell table:number-columns-repeated="5"/>
        </table:table-row>
        <table:table-row table:style-name="ro1">
          <table:table-cell/>
          <table:table-cell table:formula="of:=[.A542]*[.B542]+[.A543]*[.B543]+[.B544]" office:value-type="float" office:value="0.874847005528944" calcext:value-type="float">
            <text:p>0,874847005528944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42]" office:value-type="float" office:value="0.409366733511634" calcext:value-type="float">
            <text:p>0,409366733511634</text:p>
          </table:table-cell>
          <table:table-cell table:number-columns-repeated="2"/>
          <table:table-cell table:formula="of:=ACT([.$B$6]; [.B551] ; [.$B$8] )" office:value-type="float" office:value="0.51217858725655" calcext:value-type="float">
            <text:p>0,51218</text:p>
          </table:table-cell>
          <table:table-cell table:formula="of:=[.F523]" office:value-type="float" office:value="0" calcext:value-type="float">
            <text:p>0</text:p>
          </table:table-cell>
          <table:table-cell table:formula="of:=[.F548]-[.E548]" office:value-type="float" office:value="-0.51217858725655" calcext:value-type="float">
            <text:p>-0,51217858725655</text:p>
          </table:table-cell>
          <table:table-cell table:formula="of:=[.G548]*[.$B$7]*[.A548]" office:value-type="float" office:value="-0.051217858725655" calcext:value-type="float">
            <text:p>-0,051217858725655</text:p>
          </table:table-cell>
          <table:table-cell/>
          <table:table-cell table:formula="of:=([.F548]-[.E548])*([.F548]-[.E548])" office:value-type="float" office:value="0.262326905244115" calcext:value-type="float">
            <text:p>0,2623269052441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543]" office:value-type="float" office:value="0.772035151784028" calcext:value-type="float">
            <text:p>0,772035151784028</text:p>
          </table:table-cell>
          <table:table-cell table:number-columns-repeated="5"/>
          <table:table-cell table:formula="of:=[.G548]*[.$B$7]*[.A54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44]" office:value-type="float" office:value="0.102811853744916" calcext:value-type="float">
            <text:p>0,102811853744916</text:p>
          </table:table-cell>
          <table:table-cell table:number-columns-repeated="5"/>
          <table:table-cell table:formula="of:=[.G548]*[.$B$7]*[.A550]" office:value-type="float" office:value="-0.051217858725655" calcext:value-type="float">
            <text:p>-0,051217858725655</text:p>
          </table:table-cell>
          <table:table-cell table:number-columns-repeated="5"/>
        </table:table-row>
        <table:table-row table:style-name="ro1">
          <table:table-cell/>
          <table:table-cell table:formula="of:=[.A548]*[.B548]+[.A549]*[.B549]+[.B550]" office:value-type="float" office:value="0.51217858725655" calcext:value-type="float">
            <text:p>0,5121785872565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48]" office:value-type="float" office:value="0.409366733511634" calcext:value-type="float">
            <text:p>0,409366733511634</text:p>
          </table:table-cell>
          <table:table-cell table:number-columns-repeated="2"/>
          <table:table-cell table:formula="of:=ACT([.$B$6]; [.B557] ; [.$B$8] )" office:value-type="float" office:value="1.28421373904058" calcext:value-type="float">
            <text:p>1,28421</text:p>
          </table:table-cell>
          <table:table-cell table:formula="of:=[.F529]" office:value-type="float" office:value="1" calcext:value-type="float">
            <text:p>1</text:p>
          </table:table-cell>
          <table:table-cell table:formula="of:=[.F554]-[.E554]" office:value-type="float" office:value="-0.284213739040577" calcext:value-type="float">
            <text:p>-0,284213739040577</text:p>
          </table:table-cell>
          <table:table-cell table:formula="of:=[.G554]*[.$B$7]*[.A554]" office:value-type="float" office:value="-0.0284213739040577" calcext:value-type="float">
            <text:p>-0,028421373904058</text:p>
          </table:table-cell>
          <table:table-cell/>
          <table:table-cell table:formula="of:=([.F554]-[.E554])*([.F554]-[.E554])" office:value-type="float" office:value="0.0807774494594255" calcext:value-type="float">
            <text:p>0,0807774494594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49]" office:value-type="float" office:value="0.772035151784028" calcext:value-type="float">
            <text:p>0,772035151784028</text:p>
          </table:table-cell>
          <table:table-cell table:number-columns-repeated="2"/>
          <table:table-cell table:style-name="Default"/>
          <table:table-cell table:number-columns-repeated="2"/>
          <table:table-cell table:formula="of:=[.G554]*[.$B$7]*[.A555]" office:value-type="float" office:value="-0.0284213739040577" calcext:value-type="float">
            <text:p>-0,02842137390405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50]" office:value-type="float" office:value="0.102811853744916" calcext:value-type="float">
            <text:p>0,102811853744916</text:p>
          </table:table-cell>
          <table:table-cell table:number-columns-repeated="2"/>
          <table:table-cell table:style-name="Default"/>
          <table:table-cell table:number-columns-repeated="2"/>
          <table:table-cell table:formula="of:=[.G554]*[.$B$7]*[.A556]" office:value-type="float" office:value="-0.0284213739040577" calcext:value-type="float">
            <text:p>-0,028421373904058</text:p>
          </table:table-cell>
          <table:table-cell table:number-columns-repeated="5"/>
        </table:table-row>
        <table:table-row table:style-name="ro1">
          <table:table-cell/>
          <table:table-cell table:formula="of:=[.A554]*[.B554]+[.A555]*[.B555]+[.B556]" office:value-type="float" office:value="1.28421373904058" calcext:value-type="float">
            <text:p>1,28421373904058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536:.J554])" office:value-type="float" office:value="1.61964389294119" calcext:value-type="float">
            <text:p>1,61964389294119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534]+1" office:value-type="float" office:value="22" calcext:value-type="float">
            <text:p>22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536]" office:value-type="float" office:value="0.389456925354206" calcext:value-type="float">
            <text:p>0,389456925354206</text:p>
          </table:table-cell>
          <table:table-cell table:number-columns-repeated="2"/>
          <table:table-cell table:formula="of:=ACT([.$B$6]; [.B564] ; [.$B$8] )" office:value-type="float" office:value="0.108460574105641" calcext:value-type="float">
            <text:p>0,10846</text:p>
          </table:table-cell>
          <table:table-cell table:formula="of:=[.F536]" office:value-type="float" office:value="0" calcext:value-type="float">
            <text:p>0</text:p>
          </table:table-cell>
          <table:table-cell table:formula="of:=[.F561]-[.E561]" office:value-type="float" office:value="-0.108460574105641" calcext:value-type="float">
            <text:p>-0,108460574105641</text:p>
          </table:table-cell>
          <table:table-cell table:formula="of:=[.G561]*[.$B$7]*[.A561]" office:value-type="float" office:value="-0" calcext:value-type="float">
            <text:p>0</text:p>
          </table:table-cell>
          <table:table-cell table:formula="of:=([.H561]+[.H567]+[.H573]+[.H579])/4+[.B561]" office:value-type="float" office:value="0.369734584551968" calcext:value-type="float">
            <text:p>0,369734584551968</text:p>
          </table:table-cell>
          <table:table-cell table:formula="of:=([.F561]-[.E561])*([.F561]-[.E561])" office:value-type="float" office:value="0.0117636961353253" calcext:value-type="float">
            <text:p>0,01176369613532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537]" office:value-type="float" office:value="0.79305863316979" calcext:value-type="float">
            <text:p>0,79305863316979</text:p>
          </table:table-cell>
          <table:table-cell table:number-columns-repeated="5"/>
          <table:table-cell table:formula="of:=[.G561]*[.$B$7]*[.A562]" office:value-type="float" office:value="-0" calcext:value-type="float">
            <text:p>0</text:p>
          </table:table-cell>
          <table:table-cell table:formula="of:=([.H562]+[.H568]+[.H574]+[.H580])/4+[.B562]" office:value-type="float" office:value="0.813246249672163" calcext:value-type="float">
            <text:p>0,81324624967216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538]" office:value-type="float" office:value="0.108460574105641" calcext:value-type="float">
            <text:p>0,108460574105641</text:p>
          </table:table-cell>
          <table:table-cell table:number-columns-repeated="5"/>
          <table:table-cell table:formula="of:=[.G561]*[.$B$7]*[.A563]" office:value-type="float" office:value="-0.0108460574105641" calcext:value-type="float">
            <text:p>-0,010846057410564</text:p>
          </table:table-cell>
          <table:table-cell table:formula="of:=([.H563]+[.H569]+[.H575]+[.H581])/4+[.B563]" office:value-type="float" office:value="0.113488738768877" calcext:value-type="float">
            <text:p>0,113488738768877</text:p>
          </table:table-cell>
          <table:table-cell table:number-columns-repeated="4"/>
        </table:table-row>
        <table:table-row table:style-name="ro1">
          <table:table-cell/>
          <table:table-cell table:formula="of:=[.A561]*[.B561]+[.A562]*[.B562]+[.B563]" office:value-type="float" office:value="0.108460574105641" calcext:value-type="float">
            <text:p>0,108460574105641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561]" office:value-type="float" office:value="0.389456925354206" calcext:value-type="float">
            <text:p>0,389456925354206</text:p>
          </table:table-cell>
          <table:table-cell table:number-columns-repeated="2"/>
          <table:table-cell table:formula="of:=ACT([.$B$6]; [.B570] ; [.$B$8] )" office:value-type="float" office:value="0.901519207275431" calcext:value-type="float">
            <text:p>0,90152</text:p>
          </table:table-cell>
          <table:table-cell table:formula="of:=[.F542]" office:value-type="float" office:value="2" calcext:value-type="float">
            <text:p>2</text:p>
          </table:table-cell>
          <table:table-cell table:formula="of:=[.F567]-[.E567]" office:value-type="float" office:value="1.09848079272457" calcext:value-type="float">
            <text:p>1,09848079272457</text:p>
          </table:table-cell>
          <table:table-cell table:formula="of:=[.G567]*[.$B$7]*[.A567]" office:value-type="float" office:value="0" calcext:value-type="float">
            <text:p>0</text:p>
          </table:table-cell>
          <table:table-cell/>
          <table:table-cell table:formula="of:=([.F567]-[.E567])*([.F567]-[.E567])" office:value-type="float" office:value="1.2066600519848" calcext:value-type="float">
            <text:p>1,20666005198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62]" office:value-type="float" office:value="0.79305863316979" calcext:value-type="float">
            <text:p>0,79305863316979</text:p>
          </table:table-cell>
          <table:table-cell table:number-columns-repeated="5"/>
          <table:table-cell table:formula="of:=[.G567]*[.$B$7]*[.A568]" office:value-type="float" office:value="0.109848079272457" calcext:value-type="float">
            <text:p>0,10984807927245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63]" office:value-type="float" office:value="0.108460574105641" calcext:value-type="float">
            <text:p>0,108460574105641</text:p>
          </table:table-cell>
          <table:table-cell table:number-columns-repeated="5"/>
          <table:table-cell table:formula="of:=[.G567]*[.$B$7]*[.A569]" office:value-type="float" office:value="0.109848079272457" calcext:value-type="float">
            <text:p>0,109848079272457</text:p>
          </table:table-cell>
          <table:table-cell table:number-columns-repeated="5"/>
        </table:table-row>
        <table:table-row table:style-name="ro1">
          <table:table-cell/>
          <table:table-cell table:formula="of:=[.A567]*[.B567]+[.A568]*[.B568]+[.B569]" office:value-type="float" office:value="0.901519207275431" calcext:value-type="float">
            <text:p>0,901519207275431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67]" office:value-type="float" office:value="0.389456925354206" calcext:value-type="float">
            <text:p>0,389456925354206</text:p>
          </table:table-cell>
          <table:table-cell table:number-columns-repeated="2"/>
          <table:table-cell table:formula="of:=ACT([.$B$6]; [.B576] ; [.$B$8] )" office:value-type="float" office:value="0.497917499459847" calcext:value-type="float">
            <text:p>0,49792</text:p>
          </table:table-cell>
          <table:table-cell table:formula="of:=[.F548]" office:value-type="float" office:value="0" calcext:value-type="float">
            <text:p>0</text:p>
          </table:table-cell>
          <table:table-cell table:formula="of:=[.F573]-[.E573]" office:value-type="float" office:value="-0.497917499459847" calcext:value-type="float">
            <text:p>-0,497917499459847</text:p>
          </table:table-cell>
          <table:table-cell table:formula="of:=[.G573]*[.$B$7]*[.A573]" office:value-type="float" office:value="-0.0497917499459847" calcext:value-type="float">
            <text:p>-0,049791749945985</text:p>
          </table:table-cell>
          <table:table-cell/>
          <table:table-cell table:formula="of:=([.F573]-[.E573])*([.F573]-[.E573])" office:value-type="float" office:value="0.247921836268347" calcext:value-type="float">
            <text:p>0,24792183626834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568]" office:value-type="float" office:value="0.79305863316979" calcext:value-type="float">
            <text:p>0,79305863316979</text:p>
          </table:table-cell>
          <table:table-cell table:number-columns-repeated="5"/>
          <table:table-cell table:formula="of:=[.G573]*[.$B$7]*[.A57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69]" office:value-type="float" office:value="0.108460574105641" calcext:value-type="float">
            <text:p>0,108460574105641</text:p>
          </table:table-cell>
          <table:table-cell table:number-columns-repeated="5"/>
          <table:table-cell table:formula="of:=[.G573]*[.$B$7]*[.A575]" office:value-type="float" office:value="-0.0497917499459847" calcext:value-type="float">
            <text:p>-0,049791749945985</text:p>
          </table:table-cell>
          <table:table-cell table:number-columns-repeated="5"/>
        </table:table-row>
        <table:table-row table:style-name="ro1">
          <table:table-cell/>
          <table:table-cell table:formula="of:=[.A573]*[.B573]+[.A574]*[.B574]+[.B575]" office:value-type="float" office:value="0.497917499459847" calcext:value-type="float">
            <text:p>0,497917499459847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73]" office:value-type="float" office:value="0.389456925354206" calcext:value-type="float">
            <text:p>0,389456925354206</text:p>
          </table:table-cell>
          <table:table-cell table:number-columns-repeated="2"/>
          <table:table-cell table:formula="of:=ACT([.$B$6]; [.B582] ; [.$B$8] )" office:value-type="float" office:value="1.29097613262964" calcext:value-type="float">
            <text:p>1,29098</text:p>
          </table:table-cell>
          <table:table-cell table:formula="of:=[.F554]" office:value-type="float" office:value="1" calcext:value-type="float">
            <text:p>1</text:p>
          </table:table-cell>
          <table:table-cell table:formula="of:=[.F579]-[.E579]" office:value-type="float" office:value="-0.290976132629637" calcext:value-type="float">
            <text:p>-0,290976132629637</text:p>
          </table:table-cell>
          <table:table-cell table:formula="of:=[.G579]*[.$B$7]*[.A579]" office:value-type="float" office:value="-0.0290976132629637" calcext:value-type="float">
            <text:p>-0,029097613262964</text:p>
          </table:table-cell>
          <table:table-cell/>
          <table:table-cell table:formula="of:=([.F579]-[.E579])*([.F579]-[.E579])" office:value-type="float" office:value="0.0846671097600999" calcext:value-type="float">
            <text:p>0,084667109760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74]" office:value-type="float" office:value="0.79305863316979" calcext:value-type="float">
            <text:p>0,79305863316979</text:p>
          </table:table-cell>
          <table:table-cell table:number-columns-repeated="2"/>
          <table:table-cell table:style-name="Default"/>
          <table:table-cell table:number-columns-repeated="2"/>
          <table:table-cell table:formula="of:=[.G579]*[.$B$7]*[.A580]" office:value-type="float" office:value="-0.0290976132629637" calcext:value-type="float">
            <text:p>-0,02909761326296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75]" office:value-type="float" office:value="0.108460574105641" calcext:value-type="float">
            <text:p>0,108460574105641</text:p>
          </table:table-cell>
          <table:table-cell table:number-columns-repeated="2"/>
          <table:table-cell table:style-name="Default"/>
          <table:table-cell table:number-columns-repeated="2"/>
          <table:table-cell table:formula="of:=[.G579]*[.$B$7]*[.A581]" office:value-type="float" office:value="-0.0290976132629637" calcext:value-type="float">
            <text:p>-0,029097613262964</text:p>
          </table:table-cell>
          <table:table-cell table:number-columns-repeated="5"/>
        </table:table-row>
        <table:table-row table:style-name="ro1">
          <table:table-cell/>
          <table:table-cell table:formula="of:=[.A579]*[.B579]+[.A580]*[.B580]+[.B581]" office:value-type="float" office:value="1.29097613262964" calcext:value-type="float">
            <text:p>1,29097613262964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561:.J579])" office:value-type="float" office:value="1.55101269414857" calcext:value-type="float">
            <text:p>1,55101269414857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559]+1" office:value-type="float" office:value="23" calcext:value-type="float">
            <text:p>23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561]" office:value-type="float" office:value="0.369734584551968" calcext:value-type="float">
            <text:p>0,369734584551968</text:p>
          </table:table-cell>
          <table:table-cell table:number-columns-repeated="2"/>
          <table:table-cell table:formula="of:=ACT([.$B$6]; [.B589] ; [.$B$8] )" office:value-type="float" office:value="0.113488738768877" calcext:value-type="float">
            <text:p>0,11349</text:p>
          </table:table-cell>
          <table:table-cell table:formula="of:=[.F561]" office:value-type="float" office:value="0" calcext:value-type="float">
            <text:p>0</text:p>
          </table:table-cell>
          <table:table-cell table:formula="of:=[.F586]-[.E586]" office:value-type="float" office:value="-0.113488738768877" calcext:value-type="float">
            <text:p>-0,113488738768877</text:p>
          </table:table-cell>
          <table:table-cell table:formula="of:=[.G586]*[.$B$7]*[.A586]" office:value-type="float" office:value="-0" calcext:value-type="float">
            <text:p>0</text:p>
          </table:table-cell>
          <table:table-cell table:formula="of:=([.H586]+[.H592]+[.H598]+[.H604])/4+[.B586]" office:value-type="float" office:value="0.350242262144122" calcext:value-type="float">
            <text:p>0,350242262144122</text:p>
          </table:table-cell>
          <table:table-cell table:formula="of:=([.F586]-[.E586])*([.F586]-[.E586])" office:value-type="float" office:value="0.0128796938273505" calcext:value-type="float">
            <text:p>0,01287969382735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562]" office:value-type="float" office:value="0.813246249672163" calcext:value-type="float">
            <text:p>0,813246249672163</text:p>
          </table:table-cell>
          <table:table-cell table:number-columns-repeated="5"/>
          <table:table-cell table:formula="of:=[.G586]*[.$B$7]*[.A587]" office:value-type="float" office:value="-0" calcext:value-type="float">
            <text:p>0</text:p>
          </table:table-cell>
          <table:table-cell table:formula="of:=([.H587]+[.H593]+[.H599]+[.H605])/4+[.B587]" office:value-type="float" office:value="0.832666135636312" calcext:value-type="float">
            <text:p>0,83266613563631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563]" office:value-type="float" office:value="0.113488738768877" calcext:value-type="float">
            <text:p>0,113488738768877</text:p>
          </table:table-cell>
          <table:table-cell table:number-columns-repeated="5"/>
          <table:table-cell table:formula="of:=[.G586]*[.$B$7]*[.A588]" office:value-type="float" office:value="-0.0113488738768877" calcext:value-type="float">
            <text:p>-0,011348873876888</text:p>
          </table:table-cell>
          <table:table-cell table:formula="of:=([.H588]+[.H594]+[.H600]+[.H606])/4+[.B588]" office:value-type="float" office:value="0.117990823180783" calcext:value-type="float">
            <text:p>0,117990823180783</text:p>
          </table:table-cell>
          <table:table-cell table:number-columns-repeated="4"/>
        </table:table-row>
        <table:table-row table:style-name="ro1">
          <table:table-cell/>
          <table:table-cell table:formula="of:=[.A586]*[.B586]+[.A587]*[.B587]+[.B588]" office:value-type="float" office:value="0.113488738768877" calcext:value-type="float">
            <text:p>0,113488738768877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586]" office:value-type="float" office:value="0.369734584551968" calcext:value-type="float">
            <text:p>0,369734584551968</text:p>
          </table:table-cell>
          <table:table-cell table:number-columns-repeated="2"/>
          <table:table-cell table:formula="of:=ACT([.$B$6]; [.B595] ; [.$B$8] )" office:value-type="float" office:value="0.92673498844104" calcext:value-type="float">
            <text:p>0,92673</text:p>
          </table:table-cell>
          <table:table-cell table:formula="of:=[.F567]" office:value-type="float" office:value="2" calcext:value-type="float">
            <text:p>2</text:p>
          </table:table-cell>
          <table:table-cell table:formula="of:=[.F592]-[.E592]" office:value-type="float" office:value="1.07326501155896" calcext:value-type="float">
            <text:p>1,07326501155896</text:p>
          </table:table-cell>
          <table:table-cell table:formula="of:=[.G592]*[.$B$7]*[.A592]" office:value-type="float" office:value="0" calcext:value-type="float">
            <text:p>0</text:p>
          </table:table-cell>
          <table:table-cell/>
          <table:table-cell table:formula="of:=([.F592]-[.E592])*([.F592]-[.E592])" office:value-type="float" office:value="1.15189778503665" calcext:value-type="float">
            <text:p>1,1518977850366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87]" office:value-type="float" office:value="0.813246249672163" calcext:value-type="float">
            <text:p>0,813246249672163</text:p>
          </table:table-cell>
          <table:table-cell table:number-columns-repeated="5"/>
          <table:table-cell table:formula="of:=[.G592]*[.$B$7]*[.A593]" office:value-type="float" office:value="0.107326501155896" calcext:value-type="float">
            <text:p>0,10732650115589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88]" office:value-type="float" office:value="0.113488738768877" calcext:value-type="float">
            <text:p>0,113488738768877</text:p>
          </table:table-cell>
          <table:table-cell table:number-columns-repeated="5"/>
          <table:table-cell table:formula="of:=[.G592]*[.$B$7]*[.A594]" office:value-type="float" office:value="0.107326501155896" calcext:value-type="float">
            <text:p>0,107326501155896</text:p>
          </table:table-cell>
          <table:table-cell table:number-columns-repeated="5"/>
        </table:table-row>
        <table:table-row table:style-name="ro1">
          <table:table-cell/>
          <table:table-cell table:formula="of:=[.A592]*[.B592]+[.A593]*[.B593]+[.B594]" office:value-type="float" office:value="0.92673498844104" calcext:value-type="float">
            <text:p>0,92673498844104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92]" office:value-type="float" office:value="0.369734584551968" calcext:value-type="float">
            <text:p>0,369734584551968</text:p>
          </table:table-cell>
          <table:table-cell table:number-columns-repeated="2"/>
          <table:table-cell table:formula="of:=ACT([.$B$6]; [.B601] ; [.$B$8] )" office:value-type="float" office:value="0.483223323320846" calcext:value-type="float">
            <text:p>0,48322</text:p>
          </table:table-cell>
          <table:table-cell table:formula="of:=[.F573]" office:value-type="float" office:value="0" calcext:value-type="float">
            <text:p>0</text:p>
          </table:table-cell>
          <table:table-cell table:formula="of:=[.F598]-[.E598]" office:value-type="float" office:value="-0.483223323320846" calcext:value-type="float">
            <text:p>-0,483223323320846</text:p>
          </table:table-cell>
          <table:table-cell table:formula="of:=[.G598]*[.$B$7]*[.A598]" office:value-type="float" office:value="-0.0483223323320846" calcext:value-type="float">
            <text:p>-0,048322332332085</text:p>
          </table:table-cell>
          <table:table-cell/>
          <table:table-cell table:formula="of:=([.F598]-[.E598])*([.F598]-[.E598])" office:value-type="float" office:value="0.233504780201243" calcext:value-type="float">
            <text:p>0,23350478020124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593]" office:value-type="float" office:value="0.813246249672163" calcext:value-type="float">
            <text:p>0,813246249672163</text:p>
          </table:table-cell>
          <table:table-cell table:number-columns-repeated="5"/>
          <table:table-cell table:formula="of:=[.G598]*[.$B$7]*[.A59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94]" office:value-type="float" office:value="0.113488738768877" calcext:value-type="float">
            <text:p>0,113488738768877</text:p>
          </table:table-cell>
          <table:table-cell table:number-columns-repeated="5"/>
          <table:table-cell table:formula="of:=[.G598]*[.$B$7]*[.A600]" office:value-type="float" office:value="-0.0483223323320846" calcext:value-type="float">
            <text:p>-0,048322332332085</text:p>
          </table:table-cell>
          <table:table-cell table:number-columns-repeated="5"/>
        </table:table-row>
        <table:table-row table:style-name="ro1">
          <table:table-cell/>
          <table:table-cell table:formula="of:=[.A598]*[.B598]+[.A599]*[.B599]+[.B600]" office:value-type="float" office:value="0.483223323320846" calcext:value-type="float">
            <text:p>0,483223323320846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98]" office:value-type="float" office:value="0.369734584551968" calcext:value-type="float">
            <text:p>0,369734584551968</text:p>
          </table:table-cell>
          <table:table-cell table:number-columns-repeated="2"/>
          <table:table-cell table:formula="of:=ACT([.$B$6]; [.B607] ; [.$B$8] )" office:value-type="float" office:value="1.29646957299301" calcext:value-type="float">
            <text:p>1,29647</text:p>
          </table:table-cell>
          <table:table-cell table:formula="of:=[.F579]" office:value-type="float" office:value="1" calcext:value-type="float">
            <text:p>1</text:p>
          </table:table-cell>
          <table:table-cell table:formula="of:=[.F604]-[.E604]" office:value-type="float" office:value="-0.296469572993009" calcext:value-type="float">
            <text:p>-0,296469572993009</text:p>
          </table:table-cell>
          <table:table-cell table:formula="of:=[.G604]*[.$B$7]*[.A604]" office:value-type="float" office:value="-0.0296469572993009" calcext:value-type="float">
            <text:p>-0,029646957299301</text:p>
          </table:table-cell>
          <table:table-cell/>
          <table:table-cell table:formula="of:=([.F604]-[.E604])*([.F604]-[.E604])" office:value-type="float" office:value="0.0878942077106572" calcext:value-type="float">
            <text:p>0,08789420771065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99]" office:value-type="float" office:value="0.813246249672163" calcext:value-type="float">
            <text:p>0,813246249672163</text:p>
          </table:table-cell>
          <table:table-cell table:number-columns-repeated="2"/>
          <table:table-cell table:style-name="Default"/>
          <table:table-cell table:number-columns-repeated="2"/>
          <table:table-cell table:formula="of:=[.G604]*[.$B$7]*[.A605]" office:value-type="float" office:value="-0.0296469572993009" calcext:value-type="float">
            <text:p>-0,02964695729930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00]" office:value-type="float" office:value="0.113488738768877" calcext:value-type="float">
            <text:p>0,113488738768877</text:p>
          </table:table-cell>
          <table:table-cell table:number-columns-repeated="2"/>
          <table:table-cell table:style-name="Default"/>
          <table:table-cell table:number-columns-repeated="2"/>
          <table:table-cell table:formula="of:=[.G604]*[.$B$7]*[.A606]" office:value-type="float" office:value="-0.0296469572993009" calcext:value-type="float">
            <text:p>-0,029646957299301</text:p>
          </table:table-cell>
          <table:table-cell table:number-columns-repeated="5"/>
        </table:table-row>
        <table:table-row table:style-name="ro1">
          <table:table-cell/>
          <table:table-cell table:formula="of:=[.A604]*[.B604]+[.A605]*[.B605]+[.B606]" office:value-type="float" office:value="1.29646957299301" calcext:value-type="float">
            <text:p>1,2964695729930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586:.J604])" office:value-type="float" office:value="1.4861764667759" calcext:value-type="float">
            <text:p>1,4861764667759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584]+1" office:value-type="float" office:value="24" calcext:value-type="float">
            <text:p>24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586]" office:value-type="float" office:value="0.350242262144122" calcext:value-type="float">
            <text:p>0,350242262144122</text:p>
          </table:table-cell>
          <table:table-cell table:number-columns-repeated="2"/>
          <table:table-cell table:formula="of:=ACT([.$B$6]; [.B614] ; [.$B$8] )" office:value-type="float" office:value="0.117990823180783" calcext:value-type="float">
            <text:p>0,11799</text:p>
          </table:table-cell>
          <table:table-cell table:formula="of:=[.F586]" office:value-type="float" office:value="0" calcext:value-type="float">
            <text:p>0</text:p>
          </table:table-cell>
          <table:table-cell table:formula="of:=[.F611]-[.E611]" office:value-type="float" office:value="-0.117990823180783" calcext:value-type="float">
            <text:p>-0,117990823180783</text:p>
          </table:table-cell>
          <table:table-cell table:formula="of:=[.G611]*[.$B$7]*[.A611]" office:value-type="float" office:value="-0" calcext:value-type="float">
            <text:p>0</text:p>
          </table:table-cell>
          <table:table-cell table:formula="of:=([.H611]+[.H617]+[.H623]+[.H629])/4+[.B611]" office:value-type="float" office:value="0.331013954486969" calcext:value-type="float">
            <text:p>0,331013954486969</text:p>
          </table:table-cell>
          <table:table-cell table:formula="of:=([.F611]-[.E611])*([.F611]-[.E611])" office:value-type="float" office:value="0.0139218343548788" calcext:value-type="float">
            <text:p>0,01392183435487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587]" office:value-type="float" office:value="0.832666135636312" calcext:value-type="float">
            <text:p>0,832666135636312</text:p>
          </table:table-cell>
          <table:table-cell table:number-columns-repeated="5"/>
          <table:table-cell table:formula="of:=[.G611]*[.$B$7]*[.A612]" office:value-type="float" office:value="-0" calcext:value-type="float">
            <text:p>0</text:p>
          </table:table-cell>
          <table:table-cell table:formula="of:=([.H612]+[.H618]+[.H624]+[.H630])/4+[.B612]" office:value-type="float" office:value="0.851377231141854" calcext:value-type="float">
            <text:p>0,85137723114185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588]" office:value-type="float" office:value="0.117990823180783" calcext:value-type="float">
            <text:p>0,117990823180783</text:p>
          </table:table-cell>
          <table:table-cell table:number-columns-repeated="5"/>
          <table:table-cell table:formula="of:=[.G611]*[.$B$7]*[.A613]" office:value-type="float" office:value="-0.0117990823180783" calcext:value-type="float">
            <text:p>-0,011799082318078</text:p>
          </table:table-cell>
          <table:table-cell table:formula="of:=([.H613]+[.H619]+[.H625]+[.H631])/4+[.B613]" office:value-type="float" office:value="0.122046320973683" calcext:value-type="float">
            <text:p>0,122046320973683</text:p>
          </table:table-cell>
          <table:table-cell table:number-columns-repeated="4"/>
        </table:table-row>
        <table:table-row table:style-name="ro1">
          <table:table-cell/>
          <table:table-cell table:formula="of:=[.A611]*[.B611]+[.A612]*[.B612]+[.B613]" office:value-type="float" office:value="0.117990823180783" calcext:value-type="float">
            <text:p>0,117990823180783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611]" office:value-type="float" office:value="0.350242262144122" calcext:value-type="float">
            <text:p>0,350242262144122</text:p>
          </table:table-cell>
          <table:table-cell table:number-columns-repeated="2"/>
          <table:table-cell table:formula="of:=ACT([.$B$6]; [.B620] ; [.$B$8] )" office:value-type="float" office:value="0.950656958817095" calcext:value-type="float">
            <text:p>0,95066</text:p>
          </table:table-cell>
          <table:table-cell table:formula="of:=[.F592]" office:value-type="float" office:value="2" calcext:value-type="float">
            <text:p>2</text:p>
          </table:table-cell>
          <table:table-cell table:formula="of:=[.F617]-[.E617]" office:value-type="float" office:value="1.04934304118291" calcext:value-type="float">
            <text:p>1,04934304118291</text:p>
          </table:table-cell>
          <table:table-cell table:formula="of:=[.G617]*[.$B$7]*[.A617]" office:value-type="float" office:value="0" calcext:value-type="float">
            <text:p>0</text:p>
          </table:table-cell>
          <table:table-cell/>
          <table:table-cell table:formula="of:=([.F617]-[.E617])*([.F617]-[.E617])" office:value-type="float" office:value="1.10112081807899" calcext:value-type="float">
            <text:p>1,1011208180789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12]" office:value-type="float" office:value="0.832666135636312" calcext:value-type="float">
            <text:p>0,832666135636312</text:p>
          </table:table-cell>
          <table:table-cell table:number-columns-repeated="5"/>
          <table:table-cell table:formula="of:=[.G617]*[.$B$7]*[.A618]" office:value-type="float" office:value="0.104934304118291" calcext:value-type="float">
            <text:p>0,10493430411829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13]" office:value-type="float" office:value="0.117990823180783" calcext:value-type="float">
            <text:p>0,117990823180783</text:p>
          </table:table-cell>
          <table:table-cell table:number-columns-repeated="5"/>
          <table:table-cell table:formula="of:=[.G617]*[.$B$7]*[.A619]" office:value-type="float" office:value="0.104934304118291" calcext:value-type="float">
            <text:p>0,104934304118291</text:p>
          </table:table-cell>
          <table:table-cell table:number-columns-repeated="5"/>
        </table:table-row>
        <table:table-row table:style-name="ro1">
          <table:table-cell/>
          <table:table-cell table:formula="of:=[.A617]*[.B617]+[.A618]*[.B618]+[.B619]" office:value-type="float" office:value="0.950656958817095" calcext:value-type="float">
            <text:p>0,95065695881709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17]" office:value-type="float" office:value="0.350242262144122" calcext:value-type="float">
            <text:p>0,350242262144122</text:p>
          </table:table-cell>
          <table:table-cell table:number-columns-repeated="2"/>
          <table:table-cell table:formula="of:=ACT([.$B$6]; [.B626] ; [.$B$8] )" office:value-type="float" office:value="0.468233085324905" calcext:value-type="float">
            <text:p>0,46823</text:p>
          </table:table-cell>
          <table:table-cell table:formula="of:=[.F598]" office:value-type="float" office:value="0" calcext:value-type="float">
            <text:p>0</text:p>
          </table:table-cell>
          <table:table-cell table:formula="of:=[.F623]-[.E623]" office:value-type="float" office:value="-0.468233085324905" calcext:value-type="float">
            <text:p>-0,468233085324905</text:p>
          </table:table-cell>
          <table:table-cell table:formula="of:=[.G623]*[.$B$7]*[.A623]" office:value-type="float" office:value="-0.0468233085324905" calcext:value-type="float">
            <text:p>-0,046823308532491</text:p>
          </table:table-cell>
          <table:table-cell/>
          <table:table-cell table:formula="of:=([.F623]-[.E623])*([.F623]-[.E623])" office:value-type="float" office:value="0.21924222219288" calcext:value-type="float">
            <text:p>0,219242222192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618]" office:value-type="float" office:value="0.832666135636312" calcext:value-type="float">
            <text:p>0,832666135636312</text:p>
          </table:table-cell>
          <table:table-cell table:number-columns-repeated="5"/>
          <table:table-cell table:formula="of:=[.G623]*[.$B$7]*[.A62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19]" office:value-type="float" office:value="0.117990823180783" calcext:value-type="float">
            <text:p>0,117990823180783</text:p>
          </table:table-cell>
          <table:table-cell table:number-columns-repeated="5"/>
          <table:table-cell table:formula="of:=[.G623]*[.$B$7]*[.A625]" office:value-type="float" office:value="-0.0468233085324905" calcext:value-type="float">
            <text:p>-0,046823308532491</text:p>
          </table:table-cell>
          <table:table-cell table:number-columns-repeated="5"/>
        </table:table-row>
        <table:table-row table:style-name="ro1">
          <table:table-cell/>
          <table:table-cell table:formula="of:=[.A623]*[.B623]+[.A624]*[.B624]+[.B625]" office:value-type="float" office:value="0.468233085324905" calcext:value-type="float">
            <text:p>0,46823308532490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23]" office:value-type="float" office:value="0.350242262144122" calcext:value-type="float">
            <text:p>0,350242262144122</text:p>
          </table:table-cell>
          <table:table-cell table:number-columns-repeated="2"/>
          <table:table-cell table:formula="of:=ACT([.$B$6]; [.B632] ; [.$B$8] )" office:value-type="float" office:value="1.30089922096122" calcext:value-type="float">
            <text:p>1,30090</text:p>
          </table:table-cell>
          <table:table-cell table:formula="of:=[.F604]" office:value-type="float" office:value="1" calcext:value-type="float">
            <text:p>1</text:p>
          </table:table-cell>
          <table:table-cell table:formula="of:=[.F629]-[.E629]" office:value-type="float" office:value="-0.300899220961217" calcext:value-type="float">
            <text:p>-0,300899220961217</text:p>
          </table:table-cell>
          <table:table-cell table:formula="of:=[.G629]*[.$B$7]*[.A629]" office:value-type="float" office:value="-0.0300899220961217" calcext:value-type="float">
            <text:p>-0,030089922096122</text:p>
          </table:table-cell>
          <table:table-cell/>
          <table:table-cell table:formula="of:=([.F629]-[.E629])*([.F629]-[.E629])" office:value-type="float" office:value="0.0905403411750674" calcext:value-type="float">
            <text:p>0,0905403411750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24]" office:value-type="float" office:value="0.832666135636312" calcext:value-type="float">
            <text:p>0,832666135636312</text:p>
          </table:table-cell>
          <table:table-cell table:number-columns-repeated="2"/>
          <table:table-cell table:style-name="Default"/>
          <table:table-cell table:number-columns-repeated="2"/>
          <table:table-cell table:formula="of:=[.G629]*[.$B$7]*[.A630]" office:value-type="float" office:value="-0.0300899220961217" calcext:value-type="float">
            <text:p>-0,03008992209612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25]" office:value-type="float" office:value="0.117990823180783" calcext:value-type="float">
            <text:p>0,117990823180783</text:p>
          </table:table-cell>
          <table:table-cell table:number-columns-repeated="2"/>
          <table:table-cell table:style-name="Default"/>
          <table:table-cell table:number-columns-repeated="2"/>
          <table:table-cell table:formula="of:=[.G629]*[.$B$7]*[.A631]" office:value-type="float" office:value="-0.0300899220961217" calcext:value-type="float">
            <text:p>-0,030089922096122</text:p>
          </table:table-cell>
          <table:table-cell table:number-columns-repeated="5"/>
        </table:table-row>
        <table:table-row table:style-name="ro1">
          <table:table-cell/>
          <table:table-cell table:formula="of:=[.A629]*[.B629]+[.A630]*[.B630]+[.B631]" office:value-type="float" office:value="1.30089922096122" calcext:value-type="float">
            <text:p>1,3008992209612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611:.J629])" office:value-type="float" office:value="1.42482521580181" calcext:value-type="float">
            <text:p>1,4248252158018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609]+1" office:value-type="float" office:value="25" calcext:value-type="float">
            <text:p>25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611]" office:value-type="float" office:value="0.331013954486969" calcext:value-type="float">
            <text:p>0,331013954486969</text:p>
          </table:table-cell>
          <table:table-cell table:number-columns-repeated="2"/>
          <table:table-cell table:formula="of:=ACT([.$B$6]; [.B639] ; [.$B$8] )" office:value-type="float" office:value="0.122046320973683" calcext:value-type="float">
            <text:p>0,12205</text:p>
          </table:table-cell>
          <table:table-cell table:formula="of:=[.F611]" office:value-type="float" office:value="0" calcext:value-type="float">
            <text:p>0</text:p>
          </table:table-cell>
          <table:table-cell table:formula="of:=[.F636]-[.E636]" office:value-type="float" office:value="-0.122046320973683" calcext:value-type="float">
            <text:p>-0,122046320973683</text:p>
          </table:table-cell>
          <table:table-cell table:formula="of:=[.G636]*[.$B$7]*[.A636]" office:value-type="float" office:value="-0" calcext:value-type="float">
            <text:p>0</text:p>
          </table:table-cell>
          <table:table-cell table:formula="of:=([.H636]+[.H642]+[.H648]+[.H654])/4+[.B636]" office:value-type="float" office:value="0.31207650993539" calcext:value-type="float">
            <text:p>0,31207650993539</text:p>
          </table:table-cell>
          <table:table-cell table:formula="of:=([.F636]-[.E636])*([.F636]-[.E636])" office:value-type="float" office:value="0.0148953044632113" calcext:value-type="float">
            <text:p>0,01489530446321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612]" office:value-type="float" office:value="0.851377231141854" calcext:value-type="float">
            <text:p>0,851377231141854</text:p>
          </table:table-cell>
          <table:table-cell table:number-columns-repeated="5"/>
          <table:table-cell table:formula="of:=[.G636]*[.$B$7]*[.A637]" office:value-type="float" office:value="-0" calcext:value-type="float">
            <text:p>0</text:p>
          </table:table-cell>
          <table:table-cell table:formula="of:=([.H637]+[.H643]+[.H649]+[.H655])/4+[.B637]" office:value-type="float" office:value="0.869430704673903" calcext:value-type="float">
            <text:p>0,8694307046739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613]" office:value-type="float" office:value="0.122046320973683" calcext:value-type="float">
            <text:p>0,122046320973683</text:p>
          </table:table-cell>
          <table:table-cell table:number-columns-repeated="5"/>
          <table:table-cell table:formula="of:=[.G636]*[.$B$7]*[.A638]" office:value-type="float" office:value="-0.0122046320973683" calcext:value-type="float">
            <text:p>-0,012204632097368</text:p>
          </table:table-cell>
          <table:table-cell table:formula="of:=([.H638]+[.H644]+[.H650]+[.H656])/4+[.B638]" office:value-type="float" office:value="0.125722129594874" calcext:value-type="float">
            <text:p>0,125722129594874</text:p>
          </table:table-cell>
          <table:table-cell table:number-columns-repeated="4"/>
        </table:table-row>
        <table:table-row table:style-name="ro1">
          <table:table-cell/>
          <table:table-cell table:formula="of:=[.A636]*[.B636]+[.A637]*[.B637]+[.B638]" office:value-type="float" office:value="0.122046320973683" calcext:value-type="float">
            <text:p>0,122046320973683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636]" office:value-type="float" office:value="0.331013954486969" calcext:value-type="float">
            <text:p>0,331013954486969</text:p>
          </table:table-cell>
          <table:table-cell table:number-columns-repeated="2"/>
          <table:table-cell table:formula="of:=ACT([.$B$6]; [.B645] ; [.$B$8] )" office:value-type="float" office:value="0.973423552115537" calcext:value-type="float">
            <text:p>0,97342</text:p>
          </table:table-cell>
          <table:table-cell table:formula="of:=[.F617]" office:value-type="float" office:value="2" calcext:value-type="float">
            <text:p>2</text:p>
          </table:table-cell>
          <table:table-cell table:formula="of:=[.F642]-[.E642]" office:value-type="float" office:value="1.02657644788446" calcext:value-type="float">
            <text:p>1,02657644788446</text:p>
          </table:table-cell>
          <table:table-cell table:formula="of:=[.G642]*[.$B$7]*[.A642]" office:value-type="float" office:value="0" calcext:value-type="float">
            <text:p>0</text:p>
          </table:table-cell>
          <table:table-cell/>
          <table:table-cell table:formula="of:=([.F642]-[.E642])*([.F642]-[.E642])" office:value-type="float" office:value="1.05385920335108" calcext:value-type="float">
            <text:p>1,0538592033510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37]" office:value-type="float" office:value="0.851377231141854" calcext:value-type="float">
            <text:p>0,851377231141854</text:p>
          </table:table-cell>
          <table:table-cell table:number-columns-repeated="5"/>
          <table:table-cell table:formula="of:=[.G642]*[.$B$7]*[.A643]" office:value-type="float" office:value="0.102657644788446" calcext:value-type="float">
            <text:p>0,10265764478844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38]" office:value-type="float" office:value="0.122046320973683" calcext:value-type="float">
            <text:p>0,122046320973683</text:p>
          </table:table-cell>
          <table:table-cell table:number-columns-repeated="5"/>
          <table:table-cell table:formula="of:=[.G642]*[.$B$7]*[.A644]" office:value-type="float" office:value="0.102657644788446" calcext:value-type="float">
            <text:p>0,102657644788446</text:p>
          </table:table-cell>
          <table:table-cell table:number-columns-repeated="5"/>
        </table:table-row>
        <table:table-row table:style-name="ro1">
          <table:table-cell/>
          <table:table-cell table:formula="of:=[.A642]*[.B642]+[.A643]*[.B643]+[.B644]" office:value-type="float" office:value="0.973423552115537" calcext:value-type="float">
            <text:p>0,973423552115537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42]" office:value-type="float" office:value="0.331013954486969" calcext:value-type="float">
            <text:p>0,331013954486969</text:p>
          </table:table-cell>
          <table:table-cell table:number-columns-repeated="2"/>
          <table:table-cell table:formula="of:=ACT([.$B$6]; [.B651] ; [.$B$8] )" office:value-type="float" office:value="0.453060275460652" calcext:value-type="float">
            <text:p>0,45306</text:p>
          </table:table-cell>
          <table:table-cell table:formula="of:=[.F623]" office:value-type="float" office:value="0" calcext:value-type="float">
            <text:p>0</text:p>
          </table:table-cell>
          <table:table-cell table:formula="of:=[.F648]-[.E648]" office:value-type="float" office:value="-0.453060275460652" calcext:value-type="float">
            <text:p>-0,453060275460652</text:p>
          </table:table-cell>
          <table:table-cell table:formula="of:=[.G648]*[.$B$7]*[.A648]" office:value-type="float" office:value="-0.0453060275460652" calcext:value-type="float">
            <text:p>-0,045306027546065</text:p>
          </table:table-cell>
          <table:table-cell/>
          <table:table-cell table:formula="of:=([.F648]-[.E648])*([.F648]-[.E648])" office:value-type="float" office:value="0.205263613200482" calcext:value-type="float">
            <text:p>0,20526361320048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643]" office:value-type="float" office:value="0.851377231141854" calcext:value-type="float">
            <text:p>0,851377231141854</text:p>
          </table:table-cell>
          <table:table-cell table:number-columns-repeated="5"/>
          <table:table-cell table:formula="of:=[.G648]*[.$B$7]*[.A64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44]" office:value-type="float" office:value="0.122046320973683" calcext:value-type="float">
            <text:p>0,122046320973683</text:p>
          </table:table-cell>
          <table:table-cell table:number-columns-repeated="5"/>
          <table:table-cell table:formula="of:=[.G648]*[.$B$7]*[.A650]" office:value-type="float" office:value="-0.0453060275460652" calcext:value-type="float">
            <text:p>-0,045306027546065</text:p>
          </table:table-cell>
          <table:table-cell table:number-columns-repeated="5"/>
        </table:table-row>
        <table:table-row table:style-name="ro1">
          <table:table-cell/>
          <table:table-cell table:formula="of:=[.A648]*[.B648]+[.A649]*[.B649]+[.B650]" office:value-type="float" office:value="0.453060275460652" calcext:value-type="float">
            <text:p>0,45306027546065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48]" office:value-type="float" office:value="0.331013954486969" calcext:value-type="float">
            <text:p>0,331013954486969</text:p>
          </table:table-cell>
          <table:table-cell table:number-columns-repeated="2"/>
          <table:table-cell table:formula="of:=ACT([.$B$6]; [.B657] ; [.$B$8] )" office:value-type="float" office:value="1.30443750660251" calcext:value-type="float">
            <text:p>1,30444</text:p>
          </table:table-cell>
          <table:table-cell table:formula="of:=[.F629]" office:value-type="float" office:value="1" calcext:value-type="float">
            <text:p>1</text:p>
          </table:table-cell>
          <table:table-cell table:formula="of:=[.F654]-[.E654]" office:value-type="float" office:value="-0.304437506602506" calcext:value-type="float">
            <text:p>-0,304437506602506</text:p>
          </table:table-cell>
          <table:table-cell table:formula="of:=[.G654]*[.$B$7]*[.A654]" office:value-type="float" office:value="-0.0304437506602506" calcext:value-type="float">
            <text:p>-0,030443750660251</text:p>
          </table:table-cell>
          <table:table-cell/>
          <table:table-cell table:formula="of:=([.F654]-[.E654])*([.F654]-[.E654])" office:value-type="float" office:value="0.092682195426351" calcext:value-type="float">
            <text:p>0,0926821954263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49]" office:value-type="float" office:value="0.851377231141854" calcext:value-type="float">
            <text:p>0,851377231141854</text:p>
          </table:table-cell>
          <table:table-cell table:number-columns-repeated="2"/>
          <table:table-cell table:style-name="Default"/>
          <table:table-cell table:number-columns-repeated="2"/>
          <table:table-cell table:formula="of:=[.G654]*[.$B$7]*[.A655]" office:value-type="float" office:value="-0.0304437506602506" calcext:value-type="float">
            <text:p>-0,03044375066025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50]" office:value-type="float" office:value="0.122046320973683" calcext:value-type="float">
            <text:p>0,122046320973683</text:p>
          </table:table-cell>
          <table:table-cell table:number-columns-repeated="2"/>
          <table:table-cell table:style-name="Default"/>
          <table:table-cell table:number-columns-repeated="2"/>
          <table:table-cell table:formula="of:=[.G654]*[.$B$7]*[.A656]" office:value-type="float" office:value="-0.0304437506602506" calcext:value-type="float">
            <text:p>-0,030443750660251</text:p>
          </table:table-cell>
          <table:table-cell table:number-columns-repeated="5"/>
        </table:table-row>
        <table:table-row table:style-name="ro1">
          <table:table-cell/>
          <table:table-cell table:formula="of:=[.A654]*[.B654]+[.A655]*[.B655]+[.B656]" office:value-type="float" office:value="1.30443750660251" calcext:value-type="float">
            <text:p>1,3044375066025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636:.J654])" office:value-type="float" office:value="1.36670031644113" calcext:value-type="float">
            <text:p>1,3667003164411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634]+1" office:value-type="float" office:value="26" calcext:value-type="float">
            <text:p>26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636]" office:value-type="float" office:value="0.31207650993539" calcext:value-type="float">
            <text:p>0,31207650993539</text:p>
          </table:table-cell>
          <table:table-cell table:number-columns-repeated="2"/>
          <table:table-cell table:formula="of:=ACT([.$B$6]; [.B664] ; [.$B$8] )" office:value-type="float" office:value="0.125722129594874" calcext:value-type="float">
            <text:p>0,12572</text:p>
          </table:table-cell>
          <table:table-cell table:formula="of:=[.F636]" office:value-type="float" office:value="0" calcext:value-type="float">
            <text:p>0</text:p>
          </table:table-cell>
          <table:table-cell table:formula="of:=[.F661]-[.E661]" office:value-type="float" office:value="-0.125722129594874" calcext:value-type="float">
            <text:p>-0,125722129594874</text:p>
          </table:table-cell>
          <table:table-cell table:formula="of:=[.G661]*[.$B$7]*[.A661]" office:value-type="float" office:value="-0" calcext:value-type="float">
            <text:p>0</text:p>
          </table:table-cell>
          <table:table-cell table:formula="of:=([.H661]+[.H667]+[.H673]+[.H679])/4+[.B661]" office:value-type="float" office:value="0.293450810342029" calcext:value-type="float">
            <text:p>0,293450810342029</text:p>
          </table:table-cell>
          <table:table-cell table:formula="of:=([.F661]-[.E661])*([.F661]-[.E661])" office:value-type="float" office:value="0.0158060538698702" calcext:value-type="float">
            <text:p>0,0158060538698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637]" office:value-type="float" office:value="0.869430704673903" calcext:value-type="float">
            <text:p>0,869430704673903</text:p>
          </table:table-cell>
          <table:table-cell table:number-columns-repeated="5"/>
          <table:table-cell table:formula="of:=[.G661]*[.$B$7]*[.A662]" office:value-type="float" office:value="-0" calcext:value-type="float">
            <text:p>0</text:p>
          </table:table-cell>
          <table:table-cell table:formula="of:=([.H662]+[.H668]+[.H674]+[.H680])/4+[.B662]" office:value-type="float" office:value="0.886871150212079" calcext:value-type="float">
            <text:p>0,88687115021207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638]" office:value-type="float" office:value="0.125722129594874" calcext:value-type="float">
            <text:p>0,125722129594874</text:p>
          </table:table-cell>
          <table:table-cell table:number-columns-repeated="5"/>
          <table:table-cell table:formula="of:=[.G661]*[.$B$7]*[.A663]" office:value-type="float" office:value="-0.0125722129594874" calcext:value-type="float">
            <text:p>-0,012572212959487</text:p>
          </table:table-cell>
          <table:table-cell table:formula="of:=([.H663]+[.H669]+[.H675]+[.H681])/4+[.B663]" office:value-type="float" office:value="0.129074555904922" calcext:value-type="float">
            <text:p>0,129074555904922</text:p>
          </table:table-cell>
          <table:table-cell table:number-columns-repeated="4"/>
        </table:table-row>
        <table:table-row table:style-name="ro1">
          <table:table-cell/>
          <table:table-cell table:formula="of:=[.A661]*[.B661]+[.A662]*[.B662]+[.B663]" office:value-type="float" office:value="0.125722129594874" calcext:value-type="float">
            <text:p>0,125722129594874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661]" office:value-type="float" office:value="0.31207650993539" calcext:value-type="float">
            <text:p>0,31207650993539</text:p>
          </table:table-cell>
          <table:table-cell table:number-columns-repeated="2"/>
          <table:table-cell table:formula="of:=ACT([.$B$6]; [.B670] ; [.$B$8] )" office:value-type="float" office:value="0.995152834268776" calcext:value-type="float">
            <text:p>0,99515</text:p>
          </table:table-cell>
          <table:table-cell table:formula="of:=[.F642]" office:value-type="float" office:value="2" calcext:value-type="float">
            <text:p>2</text:p>
          </table:table-cell>
          <table:table-cell table:formula="of:=[.F667]-[.E667]" office:value-type="float" office:value="1.00484716573122" calcext:value-type="float">
            <text:p>1,00484716573122</text:p>
          </table:table-cell>
          <table:table-cell table:formula="of:=[.G667]*[.$B$7]*[.A667]" office:value-type="float" office:value="0" calcext:value-type="float">
            <text:p>0</text:p>
          </table:table-cell>
          <table:table-cell/>
          <table:table-cell table:formula="of:=([.F667]-[.E667])*([.F667]-[.E667])" office:value-type="float" office:value="1.00971782647807" calcext:value-type="float">
            <text:p>1,0097178264780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62]" office:value-type="float" office:value="0.869430704673903" calcext:value-type="float">
            <text:p>0,869430704673903</text:p>
          </table:table-cell>
          <table:table-cell table:number-columns-repeated="5"/>
          <table:table-cell table:formula="of:=[.G667]*[.$B$7]*[.A668]" office:value-type="float" office:value="0.100484716573122" calcext:value-type="float">
            <text:p>0,10048471657312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63]" office:value-type="float" office:value="0.125722129594874" calcext:value-type="float">
            <text:p>0,125722129594874</text:p>
          </table:table-cell>
          <table:table-cell table:number-columns-repeated="5"/>
          <table:table-cell table:formula="of:=[.G667]*[.$B$7]*[.A669]" office:value-type="float" office:value="0.100484716573122" calcext:value-type="float">
            <text:p>0,100484716573122</text:p>
          </table:table-cell>
          <table:table-cell table:number-columns-repeated="5"/>
        </table:table-row>
        <table:table-row table:style-name="ro1">
          <table:table-cell/>
          <table:table-cell table:formula="of:=[.A667]*[.B667]+[.A668]*[.B668]+[.B669]" office:value-type="float" office:value="0.995152834268776" calcext:value-type="float">
            <text:p>0,995152834268776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67]" office:value-type="float" office:value="0.31207650993539" calcext:value-type="float">
            <text:p>0,31207650993539</text:p>
          </table:table-cell>
          <table:table-cell table:number-columns-repeated="2"/>
          <table:table-cell table:formula="of:=ACT([.$B$6]; [.B676] ; [.$B$8] )" office:value-type="float" office:value="0.437798639530264" calcext:value-type="float">
            <text:p>0,43780</text:p>
          </table:table-cell>
          <table:table-cell table:formula="of:=[.F648]" office:value-type="float" office:value="0" calcext:value-type="float">
            <text:p>0</text:p>
          </table:table-cell>
          <table:table-cell table:formula="of:=[.F673]-[.E673]" office:value-type="float" office:value="-0.437798639530264" calcext:value-type="float">
            <text:p>-0,437798639530264</text:p>
          </table:table-cell>
          <table:table-cell table:formula="of:=[.G673]*[.$B$7]*[.A673]" office:value-type="float" office:value="-0.0437798639530264" calcext:value-type="float">
            <text:p>-0,043779863953026</text:p>
          </table:table-cell>
          <table:table-cell/>
          <table:table-cell table:formula="of:=([.F673]-[.E673])*([.F673]-[.E673])" office:value-type="float" office:value="0.19166764877455" calcext:value-type="float">
            <text:p>0,1916676487745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668]" office:value-type="float" office:value="0.869430704673903" calcext:value-type="float">
            <text:p>0,869430704673903</text:p>
          </table:table-cell>
          <table:table-cell table:number-columns-repeated="5"/>
          <table:table-cell table:formula="of:=[.G673]*[.$B$7]*[.A67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69]" office:value-type="float" office:value="0.125722129594874" calcext:value-type="float">
            <text:p>0,125722129594874</text:p>
          </table:table-cell>
          <table:table-cell table:number-columns-repeated="5"/>
          <table:table-cell table:formula="of:=[.G673]*[.$B$7]*[.A675]" office:value-type="float" office:value="-0.0437798639530264" calcext:value-type="float">
            <text:p>-0,043779863953026</text:p>
          </table:table-cell>
          <table:table-cell table:number-columns-repeated="5"/>
        </table:table-row>
        <table:table-row table:style-name="ro1">
          <table:table-cell/>
          <table:table-cell table:formula="of:=[.A673]*[.B673]+[.A674]*[.B674]+[.B675]" office:value-type="float" office:value="0.437798639530264" calcext:value-type="float">
            <text:p>0,437798639530264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73]" office:value-type="float" office:value="0.31207650993539" calcext:value-type="float">
            <text:p>0,31207650993539</text:p>
          </table:table-cell>
          <table:table-cell table:number-columns-repeated="2"/>
          <table:table-cell table:formula="of:=ACT([.$B$6]; [.B682] ; [.$B$8] )" office:value-type="float" office:value="1.30722934420417" calcext:value-type="float">
            <text:p>1,30723</text:p>
          </table:table-cell>
          <table:table-cell table:formula="of:=[.F654]" office:value-type="float" office:value="1" calcext:value-type="float">
            <text:p>1</text:p>
          </table:table-cell>
          <table:table-cell table:formula="of:=[.F679]-[.E679]" office:value-type="float" office:value="-0.307229344204167" calcext:value-type="float">
            <text:p>-0,307229344204167</text:p>
          </table:table-cell>
          <table:table-cell table:formula="of:=[.G679]*[.$B$7]*[.A679]" office:value-type="float" office:value="-0.0307229344204167" calcext:value-type="float">
            <text:p>-0,030722934420417</text:p>
          </table:table-cell>
          <table:table-cell/>
          <table:table-cell table:formula="of:=([.F679]-[.E679])*([.F679]-[.E679])" office:value-type="float" office:value="0.0943898699401223" calcext:value-type="float">
            <text:p>0,0943898699401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74]" office:value-type="float" office:value="0.869430704673903" calcext:value-type="float">
            <text:p>0,869430704673903</text:p>
          </table:table-cell>
          <table:table-cell table:number-columns-repeated="2"/>
          <table:table-cell table:style-name="Default"/>
          <table:table-cell table:number-columns-repeated="2"/>
          <table:table-cell table:formula="of:=[.G679]*[.$B$7]*[.A680]" office:value-type="float" office:value="-0.0307229344204167" calcext:value-type="float">
            <text:p>-0,03072293442041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75]" office:value-type="float" office:value="0.125722129594874" calcext:value-type="float">
            <text:p>0,125722129594874</text:p>
          </table:table-cell>
          <table:table-cell table:number-columns-repeated="2"/>
          <table:table-cell table:style-name="Default"/>
          <table:table-cell table:number-columns-repeated="2"/>
          <table:table-cell table:formula="of:=[.G679]*[.$B$7]*[.A681]" office:value-type="float" office:value="-0.0307229344204167" calcext:value-type="float">
            <text:p>-0,030722934420417</text:p>
          </table:table-cell>
          <table:table-cell table:number-columns-repeated="5"/>
        </table:table-row>
        <table:table-row table:style-name="ro1">
          <table:table-cell/>
          <table:table-cell table:formula="of:=[.A679]*[.B679]+[.A680]*[.B680]+[.B681]" office:value-type="float" office:value="1.30722934420417" calcext:value-type="float">
            <text:p>1,30722934420417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661:.J679])" office:value-type="float" office:value="1.31158139906262" calcext:value-type="float">
            <text:p>1,3115813990626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659]+1" office:value-type="float" office:value="27" calcext:value-type="float">
            <text:p>27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661]" office:value-type="float" office:value="0.293450810342029" calcext:value-type="float">
            <text:p>0,293450810342029</text:p>
          </table:table-cell>
          <table:table-cell table:number-columns-repeated="2"/>
          <table:table-cell table:formula="of:=ACT([.$B$6]; [.B689] ; [.$B$8] )" office:value-type="float" office:value="0.129074555904922" calcext:value-type="float">
            <text:p>0,12907</text:p>
          </table:table-cell>
          <table:table-cell table:formula="of:=[.F661]" office:value-type="float" office:value="0" calcext:value-type="float">
            <text:p>0</text:p>
          </table:table-cell>
          <table:table-cell table:formula="of:=[.F686]-[.E686]" office:value-type="float" office:value="-0.129074555904922" calcext:value-type="float">
            <text:p>-0,129074555904922</text:p>
          </table:table-cell>
          <table:table-cell table:formula="of:=[.G686]*[.$B$7]*[.A686]" office:value-type="float" office:value="-0" calcext:value-type="float">
            <text:p>0</text:p>
          </table:table-cell>
          <table:table-cell table:formula="of:=([.H686]+[.H692]+[.H698]+[.H704])/4+[.B686]" office:value-type="float" office:value="0.27515276327438" calcext:value-type="float">
            <text:p>0,27515276327438</text:p>
          </table:table-cell>
          <table:table-cell table:formula="of:=([.F686]-[.E686])*([.F686]-[.E686])" office:value-type="float" office:value="0.0166602409820527" calcext:value-type="float">
            <text:p>0,01666024098205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662]" office:value-type="float" office:value="0.886871150212079" calcext:value-type="float">
            <text:p>0,886871150212079</text:p>
          </table:table-cell>
          <table:table-cell table:number-columns-repeated="5"/>
          <table:table-cell table:formula="of:=[.G686]*[.$B$7]*[.A687]" office:value-type="float" office:value="-0" calcext:value-type="float">
            <text:p>0</text:p>
          </table:table-cell>
          <table:table-cell table:formula="of:=([.H687]+[.H693]+[.H699]+[.H705])/4+[.B687]" office:value-type="float" office:value="0.903737594647679" calcext:value-type="float">
            <text:p>0,90373759464767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663]" office:value-type="float" office:value="0.129074555904922" calcext:value-type="float">
            <text:p>0,129074555904922</text:p>
          </table:table-cell>
          <table:table-cell table:number-columns-repeated="5"/>
          <table:table-cell table:formula="of:=[.G686]*[.$B$7]*[.A688]" office:value-type="float" office:value="-0.0129074555904922" calcext:value-type="float">
            <text:p>-0,012907455590492</text:p>
          </table:table-cell>
          <table:table-cell table:formula="of:=([.H688]+[.H694]+[.H700]+[.H706])/4+[.B688]" office:value-type="float" office:value="0.132151002286724" calcext:value-type="float">
            <text:p>0,132151002286724</text:p>
          </table:table-cell>
          <table:table-cell table:number-columns-repeated="4"/>
        </table:table-row>
        <table:table-row table:style-name="ro1">
          <table:table-cell/>
          <table:table-cell table:formula="of:=[.A686]*[.B686]+[.A687]*[.B687]+[.B688]" office:value-type="float" office:value="0.129074555904922" calcext:value-type="float">
            <text:p>0,12907455590492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686]" office:value-type="float" office:value="0.293450810342029" calcext:value-type="float">
            <text:p>0,293450810342029</text:p>
          </table:table-cell>
          <table:table-cell table:number-columns-repeated="2"/>
          <table:table-cell table:formula="of:=ACT([.$B$6]; [.B695] ; [.$B$8] )" office:value-type="float" office:value="1.015945706117" calcext:value-type="float">
            <text:p>1,01595</text:p>
          </table:table-cell>
          <table:table-cell table:formula="of:=[.F667]" office:value-type="float" office:value="2" calcext:value-type="float">
            <text:p>2</text:p>
          </table:table-cell>
          <table:table-cell table:formula="of:=[.F692]-[.E692]" office:value-type="float" office:value="0.984054293882999" calcext:value-type="float">
            <text:p>0,984054293882999</text:p>
          </table:table-cell>
          <table:table-cell table:formula="of:=[.G692]*[.$B$7]*[.A692]" office:value-type="float" office:value="0" calcext:value-type="float">
            <text:p>0</text:p>
          </table:table-cell>
          <table:table-cell/>
          <table:table-cell table:formula="of:=([.F692]-[.E692])*([.F692]-[.E692])" office:value-type="float" office:value="0.968362853309568" calcext:value-type="float">
            <text:p>0,96836285330956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87]" office:value-type="float" office:value="0.886871150212079" calcext:value-type="float">
            <text:p>0,886871150212079</text:p>
          </table:table-cell>
          <table:table-cell table:number-columns-repeated="5"/>
          <table:table-cell table:formula="of:=[.G692]*[.$B$7]*[.A693]" office:value-type="float" office:value="0.0984054293882999" calcext:value-type="float">
            <text:p>0,098405429388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88]" office:value-type="float" office:value="0.129074555904922" calcext:value-type="float">
            <text:p>0,129074555904922</text:p>
          </table:table-cell>
          <table:table-cell table:number-columns-repeated="5"/>
          <table:table-cell table:formula="of:=[.G692]*[.$B$7]*[.A694]" office:value-type="float" office:value="0.0984054293882999" calcext:value-type="float">
            <text:p>0,0984054293883</text:p>
          </table:table-cell>
          <table:table-cell table:number-columns-repeated="5"/>
        </table:table-row>
        <table:table-row table:style-name="ro1">
          <table:table-cell/>
          <table:table-cell table:formula="of:=[.A692]*[.B692]+[.A693]*[.B693]+[.B694]" office:value-type="float" office:value="1.015945706117" calcext:value-type="float">
            <text:p>1,015945706117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92]" office:value-type="float" office:value="0.293450810342029" calcext:value-type="float">
            <text:p>0,293450810342029</text:p>
          </table:table-cell>
          <table:table-cell table:number-columns-repeated="2"/>
          <table:table-cell table:formula="of:=ACT([.$B$6]; [.B701] ; [.$B$8] )" office:value-type="float" office:value="0.422525366246951" calcext:value-type="float">
            <text:p>0,42253</text:p>
          </table:table-cell>
          <table:table-cell table:formula="of:=[.F673]" office:value-type="float" office:value="0" calcext:value-type="float">
            <text:p>0</text:p>
          </table:table-cell>
          <table:table-cell table:formula="of:=[.F698]-[.E698]" office:value-type="float" office:value="-0.422525366246951" calcext:value-type="float">
            <text:p>-0,422525366246951</text:p>
          </table:table-cell>
          <table:table-cell table:formula="of:=[.G698]*[.$B$7]*[.A698]" office:value-type="float" office:value="-0.0422525366246951" calcext:value-type="float">
            <text:p>-0,042252536624695</text:p>
          </table:table-cell>
          <table:table-cell/>
          <table:table-cell table:formula="of:=([.F698]-[.E698])*([.F698]-[.E698])" office:value-type="float" office:value="0.17852768512212" calcext:value-type="float">
            <text:p>0,178527685122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693]" office:value-type="float" office:value="0.886871150212079" calcext:value-type="float">
            <text:p>0,886871150212079</text:p>
          </table:table-cell>
          <table:table-cell table:number-columns-repeated="5"/>
          <table:table-cell table:formula="of:=[.G698]*[.$B$7]*[.A69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94]" office:value-type="float" office:value="0.129074555904922" calcext:value-type="float">
            <text:p>0,129074555904922</text:p>
          </table:table-cell>
          <table:table-cell table:number-columns-repeated="5"/>
          <table:table-cell table:formula="of:=[.G698]*[.$B$7]*[.A700]" office:value-type="float" office:value="-0.0422525366246951" calcext:value-type="float">
            <text:p>-0,042252536624695</text:p>
          </table:table-cell>
          <table:table-cell table:number-columns-repeated="5"/>
        </table:table-row>
        <table:table-row table:style-name="ro1">
          <table:table-cell/>
          <table:table-cell table:formula="of:=[.A698]*[.B698]+[.A699]*[.B699]+[.B700]" office:value-type="float" office:value="0.422525366246951" calcext:value-type="float">
            <text:p>0,422525366246951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98]" office:value-type="float" office:value="0.293450810342029" calcext:value-type="float">
            <text:p>0,293450810342029</text:p>
          </table:table-cell>
          <table:table-cell table:number-columns-repeated="2"/>
          <table:table-cell table:formula="of:=ACT([.$B$6]; [.B707] ; [.$B$8] )" office:value-type="float" office:value="1.30939651645903" calcext:value-type="float">
            <text:p>1,30940</text:p>
          </table:table-cell>
          <table:table-cell table:formula="of:=[.F679]" office:value-type="float" office:value="1" calcext:value-type="float">
            <text:p>1</text:p>
          </table:table-cell>
          <table:table-cell table:formula="of:=[.F704]-[.E704]" office:value-type="float" office:value="-0.30939651645903" calcext:value-type="float">
            <text:p>-0,30939651645903</text:p>
          </table:table-cell>
          <table:table-cell table:formula="of:=[.G704]*[.$B$7]*[.A704]" office:value-type="float" office:value="-0.030939651645903" calcext:value-type="float">
            <text:p>-0,030939651645903</text:p>
          </table:table-cell>
          <table:table-cell/>
          <table:table-cell table:formula="of:=([.F704]-[.E704])*([.F704]-[.E704])" office:value-type="float" office:value="0.0957262043969831" calcext:value-type="float">
            <text:p>0,09572620439698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99]" office:value-type="float" office:value="0.886871150212079" calcext:value-type="float">
            <text:p>0,886871150212079</text:p>
          </table:table-cell>
          <table:table-cell table:number-columns-repeated="2"/>
          <table:table-cell table:style-name="Default"/>
          <table:table-cell table:number-columns-repeated="2"/>
          <table:table-cell table:formula="of:=[.G704]*[.$B$7]*[.A705]" office:value-type="float" office:value="-0.030939651645903" calcext:value-type="float">
            <text:p>-0,0309396516459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00]" office:value-type="float" office:value="0.129074555904922" calcext:value-type="float">
            <text:p>0,129074555904922</text:p>
          </table:table-cell>
          <table:table-cell table:number-columns-repeated="2"/>
          <table:table-cell table:style-name="Default"/>
          <table:table-cell table:number-columns-repeated="2"/>
          <table:table-cell table:formula="of:=[.G704]*[.$B$7]*[.A706]" office:value-type="float" office:value="-0.030939651645903" calcext:value-type="float">
            <text:p>-0,030939651645903</text:p>
          </table:table-cell>
          <table:table-cell table:number-columns-repeated="5"/>
        </table:table-row>
        <table:table-row table:style-name="ro1">
          <table:table-cell/>
          <table:table-cell table:formula="of:=[.A704]*[.B704]+[.A705]*[.B705]+[.B706]" office:value-type="float" office:value="1.30939651645903" calcext:value-type="float">
            <text:p>1,30939651645903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686:.J704])" office:value-type="float" office:value="1.25927698381072" calcext:value-type="float">
            <text:p>1,2592769838107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684]+1" office:value-type="float" office:value="28" calcext:value-type="float">
            <text:p>28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686]" office:value-type="float" office:value="0.27515276327438" calcext:value-type="float">
            <text:p>0,27515276327438</text:p>
          </table:table-cell>
          <table:table-cell table:number-columns-repeated="2"/>
          <table:table-cell table:formula="of:=ACT([.$B$6]; [.B714] ; [.$B$8] )" office:value-type="float" office:value="0.132151002286724" calcext:value-type="float">
            <text:p>0,13215</text:p>
          </table:table-cell>
          <table:table-cell table:formula="of:=[.F686]" office:value-type="float" office:value="0" calcext:value-type="float">
            <text:p>0</text:p>
          </table:table-cell>
          <table:table-cell table:formula="of:=[.F711]-[.E711]" office:value-type="float" office:value="-0.132151002286724" calcext:value-type="float">
            <text:p>-0,132151002286724</text:p>
          </table:table-cell>
          <table:table-cell table:formula="of:=[.G711]*[.$B$7]*[.A711]" office:value-type="float" office:value="-0" calcext:value-type="float">
            <text:p>0</text:p>
          </table:table-cell>
          <table:table-cell table:formula="of:=([.H711]+[.H717]+[.H723]+[.H729])/4+[.B711]" office:value-type="float" office:value="0.257194135130133" calcext:value-type="float">
            <text:p>0,257194135130133</text:p>
          </table:table-cell>
          <table:table-cell table:formula="of:=([.F711]-[.E711])*([.F711]-[.E711])" office:value-type="float" office:value="0.0174638874053857" calcext:value-type="float">
            <text:p>0,01746388740538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687]" office:value-type="float" office:value="0.903737594647679" calcext:value-type="float">
            <text:p>0,903737594647679</text:p>
          </table:table-cell>
          <table:table-cell table:number-columns-repeated="5"/>
          <table:table-cell table:formula="of:=[.G711]*[.$B$7]*[.A712]" office:value-type="float" office:value="-0" calcext:value-type="float">
            <text:p>0</text:p>
          </table:table-cell>
          <table:table-cell table:formula="of:=([.H712]+[.H718]+[.H724]+[.H730])/4+[.B712]" office:value-type="float" office:value="0.920064345719099" calcext:value-type="float">
            <text:p>0,9200643457190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688]" office:value-type="float" office:value="0.132151002286724" calcext:value-type="float">
            <text:p>0,132151002286724</text:p>
          </table:table-cell>
          <table:table-cell table:number-columns-repeated="5"/>
          <table:table-cell table:formula="of:=[.G711]*[.$B$7]*[.A713]" office:value-type="float" office:value="-0.0132151002286724" calcext:value-type="float">
            <text:p>-0,013215100228672</text:p>
          </table:table-cell>
          <table:table-cell table:formula="of:=([.H713]+[.H719]+[.H725]+[.H731])/4+[.B713]" office:value-type="float" office:value="0.134991384161949" calcext:value-type="float">
            <text:p>0,134991384161949</text:p>
          </table:table-cell>
          <table:table-cell table:number-columns-repeated="4"/>
        </table:table-row>
        <table:table-row table:style-name="ro1">
          <table:table-cell/>
          <table:table-cell table:formula="of:=[.A711]*[.B711]+[.A712]*[.B712]+[.B713]" office:value-type="float" office:value="0.132151002286724" calcext:value-type="float">
            <text:p>0,132151002286724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711]" office:value-type="float" office:value="0.27515276327438" calcext:value-type="float">
            <text:p>0,27515276327438</text:p>
          </table:table-cell>
          <table:table-cell table:number-columns-repeated="2"/>
          <table:table-cell table:formula="of:=ACT([.$B$6]; [.B720] ; [.$B$8] )" office:value-type="float" office:value="1.0358885969344" calcext:value-type="float">
            <text:p>1,03589</text:p>
          </table:table-cell>
          <table:table-cell table:formula="of:=[.F692]" office:value-type="float" office:value="2" calcext:value-type="float">
            <text:p>2</text:p>
          </table:table-cell>
          <table:table-cell table:formula="of:=[.F717]-[.E717]" office:value-type="float" office:value="0.964111403065597" calcext:value-type="float">
            <text:p>0,964111403065597</text:p>
          </table:table-cell>
          <table:table-cell table:formula="of:=[.G717]*[.$B$7]*[.A717]" office:value-type="float" office:value="0" calcext:value-type="float">
            <text:p>0</text:p>
          </table:table-cell>
          <table:table-cell/>
          <table:table-cell table:formula="of:=([.F717]-[.E717])*([.F717]-[.E717])" office:value-type="float" office:value="0.929510797521115" calcext:value-type="float">
            <text:p>0,9295107975211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12]" office:value-type="float" office:value="0.903737594647679" calcext:value-type="float">
            <text:p>0,903737594647679</text:p>
          </table:table-cell>
          <table:table-cell table:number-columns-repeated="5"/>
          <table:table-cell table:formula="of:=[.G717]*[.$B$7]*[.A718]" office:value-type="float" office:value="0.0964111403065597" calcext:value-type="float">
            <text:p>0,0964111403065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13]" office:value-type="float" office:value="0.132151002286724" calcext:value-type="float">
            <text:p>0,132151002286724</text:p>
          </table:table-cell>
          <table:table-cell table:number-columns-repeated="5"/>
          <table:table-cell table:formula="of:=[.G717]*[.$B$7]*[.A719]" office:value-type="float" office:value="0.0964111403065597" calcext:value-type="float">
            <text:p>0,09641114030656</text:p>
          </table:table-cell>
          <table:table-cell table:number-columns-repeated="5"/>
        </table:table-row>
        <table:table-row table:style-name="ro1">
          <table:table-cell/>
          <table:table-cell table:formula="of:=[.A717]*[.B717]+[.A718]*[.B718]+[.B719]" office:value-type="float" office:value="1.0358885969344" calcext:value-type="float">
            <text:p>1,0358885969344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17]" office:value-type="float" office:value="0.27515276327438" calcext:value-type="float">
            <text:p>0,27515276327438</text:p>
          </table:table-cell>
          <table:table-cell table:number-columns-repeated="2"/>
          <table:table-cell table:formula="of:=ACT([.$B$6]; [.B726] ; [.$B$8] )" office:value-type="float" office:value="0.407303765561104" calcext:value-type="float">
            <text:p>0,40730</text:p>
          </table:table-cell>
          <table:table-cell table:formula="of:=[.F698]" office:value-type="float" office:value="0" calcext:value-type="float">
            <text:p>0</text:p>
          </table:table-cell>
          <table:table-cell table:formula="of:=[.F723]-[.E723]" office:value-type="float" office:value="-0.407303765561104" calcext:value-type="float">
            <text:p>-0,407303765561104</text:p>
          </table:table-cell>
          <table:table-cell table:formula="of:=[.G723]*[.$B$7]*[.A723]" office:value-type="float" office:value="-0.0407303765561104" calcext:value-type="float">
            <text:p>-0,04073037655611</text:p>
          </table:table-cell>
          <table:table-cell/>
          <table:table-cell table:formula="of:=([.F723]-[.E723])*([.F723]-[.E723])" office:value-type="float" office:value="0.165896357440255" calcext:value-type="float">
            <text:p>0,16589635744025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718]" office:value-type="float" office:value="0.903737594647679" calcext:value-type="float">
            <text:p>0,903737594647679</text:p>
          </table:table-cell>
          <table:table-cell table:number-columns-repeated="5"/>
          <table:table-cell table:formula="of:=[.G723]*[.$B$7]*[.A72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19]" office:value-type="float" office:value="0.132151002286724" calcext:value-type="float">
            <text:p>0,132151002286724</text:p>
          </table:table-cell>
          <table:table-cell table:number-columns-repeated="5"/>
          <table:table-cell table:formula="of:=[.G723]*[.$B$7]*[.A725]" office:value-type="float" office:value="-0.0407303765561104" calcext:value-type="float">
            <text:p>-0,04073037655611</text:p>
          </table:table-cell>
          <table:table-cell table:number-columns-repeated="5"/>
        </table:table-row>
        <table:table-row table:style-name="ro1">
          <table:table-cell/>
          <table:table-cell table:formula="of:=[.A723]*[.B723]+[.A724]*[.B724]+[.B725]" office:value-type="float" office:value="0.407303765561104" calcext:value-type="float">
            <text:p>0,407303765561104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23]" office:value-type="float" office:value="0.27515276327438" calcext:value-type="float">
            <text:p>0,27515276327438</text:p>
          </table:table-cell>
          <table:table-cell table:number-columns-repeated="2"/>
          <table:table-cell table:formula="of:=ACT([.$B$6]; [.B732] ; [.$B$8] )" office:value-type="float" office:value="1.31104136020878" calcext:value-type="float">
            <text:p>1,31104</text:p>
          </table:table-cell>
          <table:table-cell table:formula="of:=[.F704]" office:value-type="float" office:value="1" calcext:value-type="float">
            <text:p>1</text:p>
          </table:table-cell>
          <table:table-cell table:formula="of:=[.F729]-[.E729]" office:value-type="float" office:value="-0.311041360208782" calcext:value-type="float">
            <text:p>-0,311041360208782</text:p>
          </table:table-cell>
          <table:table-cell table:formula="of:=[.G729]*[.$B$7]*[.A729]" office:value-type="float" office:value="-0.0311041360208782" calcext:value-type="float">
            <text:p>-0,031104136020878</text:p>
          </table:table-cell>
          <table:table-cell/>
          <table:table-cell table:formula="of:=([.F729]-[.E729])*([.F729]-[.E729])" office:value-type="float" office:value="0.0967467277605296" calcext:value-type="float">
            <text:p>0,0967467277605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24]" office:value-type="float" office:value="0.903737594647679" calcext:value-type="float">
            <text:p>0,903737594647679</text:p>
          </table:table-cell>
          <table:table-cell table:number-columns-repeated="2"/>
          <table:table-cell table:style-name="Default"/>
          <table:table-cell table:number-columns-repeated="2"/>
          <table:table-cell table:formula="of:=[.G729]*[.$B$7]*[.A730]" office:value-type="float" office:value="-0.0311041360208782" calcext:value-type="float">
            <text:p>-0,03110413602087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25]" office:value-type="float" office:value="0.132151002286724" calcext:value-type="float">
            <text:p>0,132151002286724</text:p>
          </table:table-cell>
          <table:table-cell table:number-columns-repeated="2"/>
          <table:table-cell table:style-name="Default"/>
          <table:table-cell table:number-columns-repeated="2"/>
          <table:table-cell table:formula="of:=[.G729]*[.$B$7]*[.A731]" office:value-type="float" office:value="-0.0311041360208782" calcext:value-type="float">
            <text:p>-0,031104136020878</text:p>
          </table:table-cell>
          <table:table-cell table:number-columns-repeated="5"/>
        </table:table-row>
        <table:table-row table:style-name="ro1">
          <table:table-cell/>
          <table:table-cell table:formula="of:=[.A729]*[.B729]+[.A730]*[.B730]+[.B731]" office:value-type="float" office:value="1.31104136020878" calcext:value-type="float">
            <text:p>1,31104136020878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711:.J729])" office:value-type="float" office:value="1.20961777012728" calcext:value-type="float">
            <text:p>1,2096177701272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709]+1" office:value-type="float" office:value="29" calcext:value-type="float">
            <text:p>29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711]" office:value-type="float" office:value="0.257194135130133" calcext:value-type="float">
            <text:p>0,257194135130133</text:p>
          </table:table-cell>
          <table:table-cell table:number-columns-repeated="2"/>
          <table:table-cell table:formula="of:=ACT([.$B$6]; [.B739] ; [.$B$8] )" office:value-type="float" office:value="0.134991384161949" calcext:value-type="float">
            <text:p>0,13499</text:p>
          </table:table-cell>
          <table:table-cell table:formula="of:=[.F711]" office:value-type="float" office:value="0" calcext:value-type="float">
            <text:p>0</text:p>
          </table:table-cell>
          <table:table-cell table:formula="of:=[.F736]-[.E736]" office:value-type="float" office:value="-0.134991384161949" calcext:value-type="float">
            <text:p>-0,134991384161949</text:p>
          </table:table-cell>
          <table:table-cell table:formula="of:=[.G736]*[.$B$7]*[.A736]" office:value-type="float" office:value="-0" calcext:value-type="float">
            <text:p>0</text:p>
          </table:table-cell>
          <table:table-cell table:formula="of:=([.H736]+[.H742]+[.H748]+[.H754])/4+[.B736]" office:value-type="float" office:value="0.239583250522551" calcext:value-type="float">
            <text:p>0,239583250522551</text:p>
          </table:table-cell>
          <table:table-cell table:formula="of:=([.F736]-[.E736])*([.F736]-[.E736])" office:value-type="float" office:value="0.0182226737979588" calcext:value-type="float">
            <text:p>0,01822267379795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712]" office:value-type="float" office:value="0.920064345719099" calcext:value-type="float">
            <text:p>0,920064345719099</text:p>
          </table:table-cell>
          <table:table-cell table:number-columns-repeated="5"/>
          <table:table-cell table:formula="of:=[.G736]*[.$B$7]*[.A737]" office:value-type="float" office:value="-0" calcext:value-type="float">
            <text:p>0</text:p>
          </table:table-cell>
          <table:table-cell table:formula="of:=([.H737]+[.H743]+[.H749]+[.H755])/4+[.B737]" office:value-type="float" office:value="0.935881705846793" calcext:value-type="float">
            <text:p>0,93588170584679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713]" office:value-type="float" office:value="0.134991384161949" calcext:value-type="float">
            <text:p>0,134991384161949</text:p>
          </table:table-cell>
          <table:table-cell table:number-columns-repeated="5"/>
          <table:table-cell table:formula="of:=[.G736]*[.$B$7]*[.A738]" office:value-type="float" office:value="-0.0134991384161949" calcext:value-type="float">
            <text:p>-0,013499138416195</text:p>
          </table:table-cell>
          <table:table-cell table:formula="of:=([.H738]+[.H744]+[.H750]+[.H756])/4+[.B738]" office:value-type="float" office:value="0.137629321703292" calcext:value-type="float">
            <text:p>0,137629321703292</text:p>
          </table:table-cell>
          <table:table-cell table:number-columns-repeated="4"/>
        </table:table-row>
        <table:table-row table:style-name="ro1">
          <table:table-cell/>
          <table:table-cell table:formula="of:=[.A736]*[.B736]+[.A737]*[.B737]+[.B738]" office:value-type="float" office:value="0.134991384161949" calcext:value-type="float">
            <text:p>0,134991384161949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736]" office:value-type="float" office:value="0.257194135130133" calcext:value-type="float">
            <text:p>0,257194135130133</text:p>
          </table:table-cell>
          <table:table-cell table:number-columns-repeated="2"/>
          <table:table-cell table:formula="of:=ACT([.$B$6]; [.B745] ; [.$B$8] )" office:value-type="float" office:value="1.05505572988105" calcext:value-type="float">
            <text:p>1,05506</text:p>
          </table:table-cell>
          <table:table-cell table:formula="of:=[.F717]" office:value-type="float" office:value="2" calcext:value-type="float">
            <text:p>2</text:p>
          </table:table-cell>
          <table:table-cell table:formula="of:=[.F742]-[.E742]" office:value-type="float" office:value="0.944944270118952" calcext:value-type="float">
            <text:p>0,944944270118952</text:p>
          </table:table-cell>
          <table:table-cell table:formula="of:=[.G742]*[.$B$7]*[.A742]" office:value-type="float" office:value="0" calcext:value-type="float">
            <text:p>0</text:p>
          </table:table-cell>
          <table:table-cell/>
          <table:table-cell table:formula="of:=([.F742]-[.E742])*([.F742]-[.E742])" office:value-type="float" office:value="0.892919673630639" calcext:value-type="float">
            <text:p>0,8929196736306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37]" office:value-type="float" office:value="0.920064345719099" calcext:value-type="float">
            <text:p>0,920064345719099</text:p>
          </table:table-cell>
          <table:table-cell table:number-columns-repeated="5"/>
          <table:table-cell table:formula="of:=[.G742]*[.$B$7]*[.A743]" office:value-type="float" office:value="0.0944944270118952" calcext:value-type="float">
            <text:p>0,09449442701189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38]" office:value-type="float" office:value="0.134991384161949" calcext:value-type="float">
            <text:p>0,134991384161949</text:p>
          </table:table-cell>
          <table:table-cell table:number-columns-repeated="5"/>
          <table:table-cell table:formula="of:=[.G742]*[.$B$7]*[.A744]" office:value-type="float" office:value="0.0944944270118952" calcext:value-type="float">
            <text:p>0,094494427011895</text:p>
          </table:table-cell>
          <table:table-cell table:number-columns-repeated="5"/>
        </table:table-row>
        <table:table-row table:style-name="ro1">
          <table:table-cell/>
          <table:table-cell table:formula="of:=[.A742]*[.B742]+[.A743]*[.B743]+[.B744]" office:value-type="float" office:value="1.05505572988105" calcext:value-type="float">
            <text:p>1,0550557298810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42]" office:value-type="float" office:value="0.257194135130133" calcext:value-type="float">
            <text:p>0,257194135130133</text:p>
          </table:table-cell>
          <table:table-cell table:number-columns-repeated="2"/>
          <table:table-cell table:formula="of:=ACT([.$B$6]; [.B751] ; [.$B$8] )" office:value-type="float" office:value="0.392185519292081" calcext:value-type="float">
            <text:p>0,39219</text:p>
          </table:table-cell>
          <table:table-cell table:formula="of:=[.F723]" office:value-type="float" office:value="0" calcext:value-type="float">
            <text:p>0</text:p>
          </table:table-cell>
          <table:table-cell table:formula="of:=[.F748]-[.E748]" office:value-type="float" office:value="-0.392185519292081" calcext:value-type="float">
            <text:p>-0,392185519292081</text:p>
          </table:table-cell>
          <table:table-cell table:formula="of:=[.G748]*[.$B$7]*[.A748]" office:value-type="float" office:value="-0.0392185519292081" calcext:value-type="float">
            <text:p>-0,039218551929208</text:p>
          </table:table-cell>
          <table:table-cell/>
          <table:table-cell table:formula="of:=([.F748]-[.E748])*([.F748]-[.E748])" office:value-type="float" office:value="0.1538094815424" calcext:value-type="float">
            <text:p>0,153809481542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743]" office:value-type="float" office:value="0.920064345719099" calcext:value-type="float">
            <text:p>0,920064345719099</text:p>
          </table:table-cell>
          <table:table-cell table:number-columns-repeated="5"/>
          <table:table-cell table:formula="of:=[.G748]*[.$B$7]*[.A74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44]" office:value-type="float" office:value="0.134991384161949" calcext:value-type="float">
            <text:p>0,134991384161949</text:p>
          </table:table-cell>
          <table:table-cell table:number-columns-repeated="5"/>
          <table:table-cell table:formula="of:=[.G748]*[.$B$7]*[.A750]" office:value-type="float" office:value="-0.0392185519292081" calcext:value-type="float">
            <text:p>-0,039218551929208</text:p>
          </table:table-cell>
          <table:table-cell table:number-columns-repeated="5"/>
        </table:table-row>
        <table:table-row table:style-name="ro1">
          <table:table-cell/>
          <table:table-cell table:formula="of:=[.A748]*[.B748]+[.A749]*[.B749]+[.B750]" office:value-type="float" office:value="0.392185519292081" calcext:value-type="float">
            <text:p>0,392185519292081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48]" office:value-type="float" office:value="0.257194135130133" calcext:value-type="float">
            <text:p>0,257194135130133</text:p>
          </table:table-cell>
          <table:table-cell table:number-columns-repeated="2"/>
          <table:table-cell table:formula="of:=ACT([.$B$6]; [.B757] ; [.$B$8] )" office:value-type="float" office:value="1.31224986501118" calcext:value-type="float">
            <text:p>1,31225</text:p>
          </table:table-cell>
          <table:table-cell table:formula="of:=[.F729]" office:value-type="float" office:value="1" calcext:value-type="float">
            <text:p>1</text:p>
          </table:table-cell>
          <table:table-cell table:formula="of:=[.F754]-[.E754]" office:value-type="float" office:value="-0.31224986501118" calcext:value-type="float">
            <text:p>-0,31224986501118</text:p>
          </table:table-cell>
          <table:table-cell table:formula="of:=[.G754]*[.$B$7]*[.A754]" office:value-type="float" office:value="-0.031224986501118" calcext:value-type="float">
            <text:p>-0,031224986501118</text:p>
          </table:table-cell>
          <table:table-cell/>
          <table:table-cell table:formula="of:=([.F754]-[.E754])*([.F754]-[.E754])" office:value-type="float" office:value="0.0974999781995003" calcext:value-type="float">
            <text:p>0,09749997819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49]" office:value-type="float" office:value="0.920064345719099" calcext:value-type="float">
            <text:p>0,920064345719099</text:p>
          </table:table-cell>
          <table:table-cell table:number-columns-repeated="2"/>
          <table:table-cell table:style-name="Default"/>
          <table:table-cell table:number-columns-repeated="2"/>
          <table:table-cell table:formula="of:=[.G754]*[.$B$7]*[.A755]" office:value-type="float" office:value="-0.031224986501118" calcext:value-type="float">
            <text:p>-0,03122498650111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50]" office:value-type="float" office:value="0.134991384161949" calcext:value-type="float">
            <text:p>0,134991384161949</text:p>
          </table:table-cell>
          <table:table-cell table:number-columns-repeated="2"/>
          <table:table-cell table:style-name="Default"/>
          <table:table-cell table:number-columns-repeated="2"/>
          <table:table-cell table:formula="of:=[.G754]*[.$B$7]*[.A756]" office:value-type="float" office:value="-0.031224986501118" calcext:value-type="float">
            <text:p>-0,031224986501118</text:p>
          </table:table-cell>
          <table:table-cell table:number-columns-repeated="5"/>
        </table:table-row>
        <table:table-row table:style-name="ro1">
          <table:table-cell/>
          <table:table-cell table:formula="of:=[.A754]*[.B754]+[.A755]*[.B755]+[.B756]" office:value-type="float" office:value="1.31224986501118" calcext:value-type="float">
            <text:p>1,31224986501118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736:.J754])" office:value-type="float" office:value="1.1624518071705" calcext:value-type="float">
            <text:p>1,162451807170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734]+1" office:value-type="float" office:value="30" calcext:value-type="float">
            <text:p>30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736]" office:value-type="float" office:value="0.239583250522551" calcext:value-type="float">
            <text:p>0,239583250522551</text:p>
          </table:table-cell>
          <table:table-cell table:number-columns-repeated="2"/>
          <table:table-cell table:formula="of:=ACT([.$B$6]; [.B764] ; [.$B$8] )" office:value-type="float" office:value="0.137629321703292" calcext:value-type="float">
            <text:p>0,13763</text:p>
          </table:table-cell>
          <table:table-cell table:formula="of:=[.F736]" office:value-type="float" office:value="0" calcext:value-type="float">
            <text:p>0</text:p>
          </table:table-cell>
          <table:table-cell table:formula="of:=[.F761]-[.E761]" office:value-type="float" office:value="-0.137629321703292" calcext:value-type="float">
            <text:p>-0,137629321703292</text:p>
          </table:table-cell>
          <table:table-cell table:formula="of:=[.G761]*[.$B$7]*[.A761]" office:value-type="float" office:value="-0" calcext:value-type="float">
            <text:p>0</text:p>
          </table:table-cell>
          <table:table-cell table:formula="of:=([.H761]+[.H767]+[.H773]+[.H779])/4+[.B761]" office:value-type="float" office:value="0.222325579265089" calcext:value-type="float">
            <text:p>0,222325579265089</text:p>
          </table:table-cell>
          <table:table-cell table:formula="of:=([.F761]-[.E761])*([.F761]-[.E761])" office:value-type="float" office:value="0.0189418301925083" calcext:value-type="float">
            <text:p>0,01894183019250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737]" office:value-type="float" office:value="0.935881705846793" calcext:value-type="float">
            <text:p>0,935881705846793</text:p>
          </table:table-cell>
          <table:table-cell table:number-columns-repeated="5"/>
          <table:table-cell table:formula="of:=[.G761]*[.$B$7]*[.A762]" office:value-type="float" office:value="-0" calcext:value-type="float">
            <text:p>0</text:p>
          </table:table-cell>
          <table:table-cell table:formula="of:=([.H762]+[.H768]+[.H774]+[.H780])/4+[.B762]" office:value-type="float" office:value="0.951216573206225" calcext:value-type="float">
            <text:p>0,9512165732062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738]" office:value-type="float" office:value="0.137629321703292" calcext:value-type="float">
            <text:p>0,137629321703292</text:p>
          </table:table-cell>
          <table:table-cell table:number-columns-repeated="5"/>
          <table:table-cell table:formula="of:=[.G761]*[.$B$7]*[.A763]" office:value-type="float" office:value="-0.0137629321703292" calcext:value-type="float">
            <text:p>-0,013762932170329</text:p>
          </table:table-cell>
          <table:table-cell table:formula="of:=([.H763]+[.H769]+[.H775]+[.H781])/4+[.B763]" office:value-type="float" office:value="0.140093141714496" calcext:value-type="float">
            <text:p>0,140093141714496</text:p>
          </table:table-cell>
          <table:table-cell table:number-columns-repeated="4"/>
        </table:table-row>
        <table:table-row table:style-name="ro1">
          <table:table-cell/>
          <table:table-cell table:formula="of:=[.A761]*[.B761]+[.A762]*[.B762]+[.B763]" office:value-type="float" office:value="0.137629321703292" calcext:value-type="float">
            <text:p>0,13762932170329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761]" office:value-type="float" office:value="0.239583250522551" calcext:value-type="float">
            <text:p>0,239583250522551</text:p>
          </table:table-cell>
          <table:table-cell table:number-columns-repeated="2"/>
          <table:table-cell table:formula="of:=ACT([.$B$6]; [.B770] ; [.$B$8] )" office:value-type="float" office:value="1.07351102755009" calcext:value-type="float">
            <text:p>1,07351</text:p>
          </table:table-cell>
          <table:table-cell table:formula="of:=[.F742]" office:value-type="float" office:value="2" calcext:value-type="float">
            <text:p>2</text:p>
          </table:table-cell>
          <table:table-cell table:formula="of:=[.F767]-[.E767]" office:value-type="float" office:value="0.926488972449915" calcext:value-type="float">
            <text:p>0,926488972449915</text:p>
          </table:table-cell>
          <table:table-cell table:formula="of:=[.G767]*[.$B$7]*[.A767]" office:value-type="float" office:value="0" calcext:value-type="float">
            <text:p>0</text:p>
          </table:table-cell>
          <table:table-cell/>
          <table:table-cell table:formula="of:=([.F767]-[.E767])*([.F767]-[.E767])" office:value-type="float" office:value="0.858381816071299" calcext:value-type="float">
            <text:p>0,85838181607129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62]" office:value-type="float" office:value="0.935881705846793" calcext:value-type="float">
            <text:p>0,935881705846793</text:p>
          </table:table-cell>
          <table:table-cell table:number-columns-repeated="5"/>
          <table:table-cell table:formula="of:=[.G767]*[.$B$7]*[.A768]" office:value-type="float" office:value="0.0926488972449915" calcext:value-type="float">
            <text:p>0,09264889724499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63]" office:value-type="float" office:value="0.137629321703292" calcext:value-type="float">
            <text:p>0,137629321703292</text:p>
          </table:table-cell>
          <table:table-cell table:number-columns-repeated="5"/>
          <table:table-cell table:formula="of:=[.G767]*[.$B$7]*[.A769]" office:value-type="float" office:value="0.0926488972449915" calcext:value-type="float">
            <text:p>0,092648897244992</text:p>
          </table:table-cell>
          <table:table-cell table:number-columns-repeated="5"/>
        </table:table-row>
        <table:table-row table:style-name="ro1">
          <table:table-cell/>
          <table:table-cell table:formula="of:=[.A767]*[.B767]+[.A768]*[.B768]+[.B769]" office:value-type="float" office:value="1.07351102755009" calcext:value-type="float">
            <text:p>1,07351102755009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67]" office:value-type="float" office:value="0.239583250522551" calcext:value-type="float">
            <text:p>0,239583250522551</text:p>
          </table:table-cell>
          <table:table-cell table:number-columns-repeated="2"/>
          <table:table-cell table:formula="of:=ACT([.$B$6]; [.B776] ; [.$B$8] )" office:value-type="float" office:value="0.377212572225843" calcext:value-type="float">
            <text:p>0,37721</text:p>
          </table:table-cell>
          <table:table-cell table:formula="of:=[.F748]" office:value-type="float" office:value="0" calcext:value-type="float">
            <text:p>0</text:p>
          </table:table-cell>
          <table:table-cell table:formula="of:=[.F773]-[.E773]" office:value-type="float" office:value="-0.377212572225843" calcext:value-type="float">
            <text:p>-0,377212572225843</text:p>
          </table:table-cell>
          <table:table-cell table:formula="of:=[.G773]*[.$B$7]*[.A773]" office:value-type="float" office:value="-0.0377212572225843" calcext:value-type="float">
            <text:p>-0,037721257222584</text:p>
          </table:table-cell>
          <table:table-cell/>
          <table:table-cell table:formula="of:=([.F773]-[.E773])*([.F773]-[.E773])" office:value-type="float" office:value="0.142289324645237" calcext:value-type="float">
            <text:p>0,14228932464523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768]" office:value-type="float" office:value="0.935881705846793" calcext:value-type="float">
            <text:p>0,935881705846793</text:p>
          </table:table-cell>
          <table:table-cell table:number-columns-repeated="5"/>
          <table:table-cell table:formula="of:=[.G773]*[.$B$7]*[.A77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69]" office:value-type="float" office:value="0.137629321703292" calcext:value-type="float">
            <text:p>0,137629321703292</text:p>
          </table:table-cell>
          <table:table-cell table:number-columns-repeated="5"/>
          <table:table-cell table:formula="of:=[.G773]*[.$B$7]*[.A775]" office:value-type="float" office:value="-0.0377212572225843" calcext:value-type="float">
            <text:p>-0,037721257222584</text:p>
          </table:table-cell>
          <table:table-cell table:number-columns-repeated="5"/>
        </table:table-row>
        <table:table-row table:style-name="ro1">
          <table:table-cell/>
          <table:table-cell table:formula="of:=[.A773]*[.B773]+[.A774]*[.B774]+[.B775]" office:value-type="float" office:value="0.377212572225843" calcext:value-type="float">
            <text:p>0,377212572225843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73]" office:value-type="float" office:value="0.239583250522551" calcext:value-type="float">
            <text:p>0,239583250522551</text:p>
          </table:table-cell>
          <table:table-cell table:number-columns-repeated="2"/>
          <table:table-cell table:formula="of:=ACT([.$B$6]; [.B782] ; [.$B$8] )" office:value-type="float" office:value="1.31309427807264" calcext:value-type="float">
            <text:p>1,31309</text:p>
          </table:table-cell>
          <table:table-cell table:formula="of:=[.F754]" office:value-type="float" office:value="1" calcext:value-type="float">
            <text:p>1</text:p>
          </table:table-cell>
          <table:table-cell table:formula="of:=[.F779]-[.E779]" office:value-type="float" office:value="-0.313094278072637" calcext:value-type="float">
            <text:p>-0,313094278072637</text:p>
          </table:table-cell>
          <table:table-cell table:formula="of:=[.G779]*[.$B$7]*[.A779]" office:value-type="float" office:value="-0.0313094278072637" calcext:value-type="float">
            <text:p>-0,031309427807264</text:p>
          </table:table-cell>
          <table:table-cell/>
          <table:table-cell table:formula="of:=([.F779]-[.E779])*([.F779]-[.E779])" office:value-type="float" office:value="0.0980280269618255" calcext:value-type="float">
            <text:p>0,0980280269618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74]" office:value-type="float" office:value="0.935881705846793" calcext:value-type="float">
            <text:p>0,935881705846793</text:p>
          </table:table-cell>
          <table:table-cell table:number-columns-repeated="2"/>
          <table:table-cell table:style-name="Default"/>
          <table:table-cell table:number-columns-repeated="2"/>
          <table:table-cell table:formula="of:=[.G779]*[.$B$7]*[.A780]" office:value-type="float" office:value="-0.0313094278072637" calcext:value-type="float">
            <text:p>-0,03130942780726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75]" office:value-type="float" office:value="0.137629321703292" calcext:value-type="float">
            <text:p>0,137629321703292</text:p>
          </table:table-cell>
          <table:table-cell table:number-columns-repeated="2"/>
          <table:table-cell table:style-name="Default"/>
          <table:table-cell table:number-columns-repeated="2"/>
          <table:table-cell table:formula="of:=[.G779]*[.$B$7]*[.A781]" office:value-type="float" office:value="-0.0313094278072637" calcext:value-type="float">
            <text:p>-0,031309427807264</text:p>
          </table:table-cell>
          <table:table-cell table:number-columns-repeated="5"/>
        </table:table-row>
        <table:table-row table:style-name="ro1">
          <table:table-cell/>
          <table:table-cell table:formula="of:=[.A779]*[.B779]+[.A780]*[.B780]+[.B781]" office:value-type="float" office:value="1.31309427807264" calcext:value-type="float">
            <text:p>1,31309427807264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761:.J779])" office:value-type="float" office:value="1.11764099787087" calcext:value-type="float">
            <text:p>1,11764099787087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759]+1" office:value-type="float" office:value="31" calcext:value-type="float">
            <text:p>31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761]" office:value-type="float" office:value="0.222325579265089" calcext:value-type="float">
            <text:p>0,222325579265089</text:p>
          </table:table-cell>
          <table:table-cell table:number-columns-repeated="2"/>
          <table:table-cell table:formula="of:=ACT([.$B$6]; [.B789] ; [.$B$8] )" office:value-type="float" office:value="0.140093141714496" calcext:value-type="float">
            <text:p>0,14009</text:p>
          </table:table-cell>
          <table:table-cell table:formula="of:=[.F761]" office:value-type="float" office:value="0" calcext:value-type="float">
            <text:p>0</text:p>
          </table:table-cell>
          <table:table-cell table:formula="of:=[.F786]-[.E786]" office:value-type="float" office:value="-0.140093141714496" calcext:value-type="float">
            <text:p>-0,140093141714496</text:p>
          </table:table-cell>
          <table:table-cell table:formula="of:=[.G786]*[.$B$7]*[.A786]" office:value-type="float" office:value="-0" calcext:value-type="float">
            <text:p>0</text:p>
          </table:table-cell>
          <table:table-cell table:formula="of:=([.H786]+[.H792]+[.H798]+[.H804])/4+[.B786]" office:value-type="float" office:value="0.205424228885954" calcext:value-type="float">
            <text:p>0,205424228885954</text:p>
          </table:table-cell>
          <table:table-cell table:formula="of:=([.F786]-[.E786])*([.F786]-[.E786])" office:value-type="float" office:value="0.0196260883554378" calcext:value-type="float">
            <text:p>0,01962608835543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762]" office:value-type="float" office:value="0.951216573206225" calcext:value-type="float">
            <text:p>0,951216573206225</text:p>
          </table:table-cell>
          <table:table-cell table:number-columns-repeated="5"/>
          <table:table-cell table:formula="of:=[.G786]*[.$B$7]*[.A787]" office:value-type="float" office:value="-0" calcext:value-type="float">
            <text:p>0</text:p>
          </table:table-cell>
          <table:table-cell table:formula="of:=([.H787]+[.H793]+[.H799]+[.H805])/4+[.B787]" office:value-type="float" office:value="0.966092947978562" calcext:value-type="float">
            <text:p>0,96609294797856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763]" office:value-type="float" office:value="0.140093141714496" calcext:value-type="float">
            <text:p>0,140093141714496</text:p>
          </table:table-cell>
          <table:table-cell table:number-columns-repeated="5"/>
          <table:table-cell table:formula="of:=[.G786]*[.$B$7]*[.A788]" office:value-type="float" office:value="-0.0140093141714496" calcext:value-type="float">
            <text:p>-0,01400931417145</text:p>
          </table:table-cell>
          <table:table-cell table:formula="of:=([.H788]+[.H794]+[.H800]+[.H806])/4+[.B788]" office:value-type="float" office:value="0.14240671991948" calcext:value-type="float">
            <text:p>0,14240671991948</text:p>
          </table:table-cell>
          <table:table-cell table:number-columns-repeated="4"/>
        </table:table-row>
        <table:table-row table:style-name="ro1">
          <table:table-cell/>
          <table:table-cell table:formula="of:=[.A786]*[.B786]+[.A787]*[.B787]+[.B788]" office:value-type="float" office:value="0.140093141714496" calcext:value-type="float">
            <text:p>0,140093141714496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786]" office:value-type="float" office:value="0.222325579265089" calcext:value-type="float">
            <text:p>0,222325579265089</text:p>
          </table:table-cell>
          <table:table-cell table:number-columns-repeated="2"/>
          <table:table-cell table:formula="of:=ACT([.$B$6]; [.B795] ; [.$B$8] )" office:value-type="float" office:value="1.09130971492072" calcext:value-type="float">
            <text:p>1,09131</text:p>
          </table:table-cell>
          <table:table-cell table:formula="of:=[.F767]" office:value-type="float" office:value="2" calcext:value-type="float">
            <text:p>2</text:p>
          </table:table-cell>
          <table:table-cell table:formula="of:=[.F792]-[.E792]" office:value-type="float" office:value="0.908690285079279" calcext:value-type="float">
            <text:p>0,908690285079279</text:p>
          </table:table-cell>
          <table:table-cell table:formula="of:=[.G792]*[.$B$7]*[.A792]" office:value-type="float" office:value="0" calcext:value-type="float">
            <text:p>0</text:p>
          </table:table-cell>
          <table:table-cell/>
          <table:table-cell table:formula="of:=([.F792]-[.E792])*([.F792]-[.E792])" office:value-type="float" office:value="0.825718034197461" calcext:value-type="float">
            <text:p>0,82571803419746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87]" office:value-type="float" office:value="0.951216573206225" calcext:value-type="float">
            <text:p>0,951216573206225</text:p>
          </table:table-cell>
          <table:table-cell table:number-columns-repeated="5"/>
          <table:table-cell table:formula="of:=[.G792]*[.$B$7]*[.A793]" office:value-type="float" office:value="0.0908690285079279" calcext:value-type="float">
            <text:p>0,09086902850792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88]" office:value-type="float" office:value="0.140093141714496" calcext:value-type="float">
            <text:p>0,140093141714496</text:p>
          </table:table-cell>
          <table:table-cell table:number-columns-repeated="5"/>
          <table:table-cell table:formula="of:=[.G792]*[.$B$7]*[.A794]" office:value-type="float" office:value="0.0908690285079279" calcext:value-type="float">
            <text:p>0,090869028507928</text:p>
          </table:table-cell>
          <table:table-cell table:number-columns-repeated="5"/>
        </table:table-row>
        <table:table-row table:style-name="ro1">
          <table:table-cell/>
          <table:table-cell table:formula="of:=[.A792]*[.B792]+[.A793]*[.B793]+[.B794]" office:value-type="float" office:value="1.09130971492072" calcext:value-type="float">
            <text:p>1,0913097149207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92]" office:value-type="float" office:value="0.222325579265089" calcext:value-type="float">
            <text:p>0,222325579265089</text:p>
          </table:table-cell>
          <table:table-cell table:number-columns-repeated="2"/>
          <table:table-cell table:formula="of:=ACT([.$B$6]; [.B801] ; [.$B$8] )" office:value-type="float" office:value="0.362418720979585" calcext:value-type="float">
            <text:p>0,36242</text:p>
          </table:table-cell>
          <table:table-cell table:formula="of:=[.F773]" office:value-type="float" office:value="0" calcext:value-type="float">
            <text:p>0</text:p>
          </table:table-cell>
          <table:table-cell table:formula="of:=[.F798]-[.E798]" office:value-type="float" office:value="-0.362418720979585" calcext:value-type="float">
            <text:p>-0,362418720979585</text:p>
          </table:table-cell>
          <table:table-cell table:formula="of:=[.G798]*[.$B$7]*[.A798]" office:value-type="float" office:value="-0.0362418720979585" calcext:value-type="float">
            <text:p>-0,036241872097959</text:p>
          </table:table-cell>
          <table:table-cell/>
          <table:table-cell table:formula="of:=([.F798]-[.E798])*([.F798]-[.E798])" office:value-type="float" office:value="0.131347329316478" calcext:value-type="float">
            <text:p>0,13134732931647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793]" office:value-type="float" office:value="0.951216573206225" calcext:value-type="float">
            <text:p>0,951216573206225</text:p>
          </table:table-cell>
          <table:table-cell table:number-columns-repeated="5"/>
          <table:table-cell table:formula="of:=[.G798]*[.$B$7]*[.A79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94]" office:value-type="float" office:value="0.140093141714496" calcext:value-type="float">
            <text:p>0,140093141714496</text:p>
          </table:table-cell>
          <table:table-cell table:number-columns-repeated="5"/>
          <table:table-cell table:formula="of:=[.G798]*[.$B$7]*[.A800]" office:value-type="float" office:value="-0.0362418720979585" calcext:value-type="float">
            <text:p>-0,036241872097959</text:p>
          </table:table-cell>
          <table:table-cell table:number-columns-repeated="5"/>
        </table:table-row>
        <table:table-row table:style-name="ro1">
          <table:table-cell/>
          <table:table-cell table:formula="of:=[.A798]*[.B798]+[.A799]*[.B799]+[.B800]" office:value-type="float" office:value="0.362418720979585" calcext:value-type="float">
            <text:p>0,36241872097958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98]" office:value-type="float" office:value="0.222325579265089" calcext:value-type="float">
            <text:p>0,222325579265089</text:p>
          </table:table-cell>
          <table:table-cell table:number-columns-repeated="2"/>
          <table:table-cell table:formula="of:=ACT([.$B$6]; [.B807] ; [.$B$8] )" office:value-type="float" office:value="1.31363529418581" calcext:value-type="float">
            <text:p>1,31364</text:p>
          </table:table-cell>
          <table:table-cell table:formula="of:=[.F779]" office:value-type="float" office:value="1" calcext:value-type="float">
            <text:p>1</text:p>
          </table:table-cell>
          <table:table-cell table:formula="of:=[.F804]-[.E804]" office:value-type="float" office:value="-0.31363529418581" calcext:value-type="float">
            <text:p>-0,31363529418581</text:p>
          </table:table-cell>
          <table:table-cell table:formula="of:=[.G804]*[.$B$7]*[.A804]" office:value-type="float" office:value="-0.031363529418581" calcext:value-type="float">
            <text:p>-0,031363529418581</text:p>
          </table:table-cell>
          <table:table-cell/>
          <table:table-cell table:formula="of:=([.F804]-[.E804])*([.F804]-[.E804])" office:value-type="float" office:value="0.0983670977590196" calcext:value-type="float">
            <text:p>0,0983670977590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99]" office:value-type="float" office:value="0.951216573206225" calcext:value-type="float">
            <text:p>0,951216573206225</text:p>
          </table:table-cell>
          <table:table-cell table:number-columns-repeated="2"/>
          <table:table-cell table:style-name="Default"/>
          <table:table-cell table:number-columns-repeated="2"/>
          <table:table-cell table:formula="of:=[.G804]*[.$B$7]*[.A805]" office:value-type="float" office:value="-0.031363529418581" calcext:value-type="float">
            <text:p>-0,03136352941858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00]" office:value-type="float" office:value="0.140093141714496" calcext:value-type="float">
            <text:p>0,140093141714496</text:p>
          </table:table-cell>
          <table:table-cell table:number-columns-repeated="2"/>
          <table:table-cell table:style-name="Default"/>
          <table:table-cell table:number-columns-repeated="2"/>
          <table:table-cell table:formula="of:=[.G804]*[.$B$7]*[.A806]" office:value-type="float" office:value="-0.031363529418581" calcext:value-type="float">
            <text:p>-0,031363529418581</text:p>
          </table:table-cell>
          <table:table-cell table:number-columns-repeated="5"/>
        </table:table-row>
        <table:table-row table:style-name="ro1">
          <table:table-cell/>
          <table:table-cell table:formula="of:=[.A804]*[.B804]+[.A805]*[.B805]+[.B806]" office:value-type="float" office:value="1.31363529418581" calcext:value-type="float">
            <text:p>1,3136352941858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786:.J804])" office:value-type="float" office:value="1.0750585496284" calcext:value-type="float">
            <text:p>1,075058549628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784]+1" office:value-type="float" office:value="32" calcext:value-type="float">
            <text:p>32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786]" office:value-type="float" office:value="0.205424228885954" calcext:value-type="float">
            <text:p>0,205424228885954</text:p>
          </table:table-cell>
          <table:table-cell table:number-columns-repeated="2"/>
          <table:table-cell table:formula="of:=ACT([.$B$6]; [.B814] ; [.$B$8] )" office:value-type="float" office:value="0.14240671991948" calcext:value-type="float">
            <text:p>0,14241</text:p>
          </table:table-cell>
          <table:table-cell table:formula="of:=[.F786]" office:value-type="float" office:value="0" calcext:value-type="float">
            <text:p>0</text:p>
          </table:table-cell>
          <table:table-cell table:formula="of:=[.F811]-[.E811]" office:value-type="float" office:value="-0.14240671991948" calcext:value-type="float">
            <text:p>-0,14240671991948</text:p>
          </table:table-cell>
          <table:table-cell table:formula="of:=[.G811]*[.$B$7]*[.A811]" office:value-type="float" office:value="-0" calcext:value-type="float">
            <text:p>0</text:p>
          </table:table-cell>
          <table:table-cell table:formula="of:=([.H811]+[.H817]+[.H823]+[.H829])/4+[.B811]" office:value-type="float" office:value="0.188880357746218" calcext:value-type="float">
            <text:p>0,188880357746218</text:p>
          </table:table-cell>
          <table:table-cell table:formula="of:=([.F811]-[.E811])*([.F811]-[.E811])" office:value-type="float" office:value="0.0202796738782254" calcext:value-type="float">
            <text:p>0,02027967387822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787]" office:value-type="float" office:value="0.966092947978562" calcext:value-type="float">
            <text:p>0,966092947978562</text:p>
          </table:table-cell>
          <table:table-cell table:number-columns-repeated="5"/>
          <table:table-cell table:formula="of:=[.G811]*[.$B$7]*[.A812]" office:value-type="float" office:value="-0" calcext:value-type="float">
            <text:p>0</text:p>
          </table:table-cell>
          <table:table-cell table:formula="of:=([.H812]+[.H818]+[.H824]+[.H830])/4+[.B812]" office:value-type="float" office:value="0.980532358861511" calcext:value-type="float">
            <text:p>0,9805323588615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788]" office:value-type="float" office:value="0.14240671991948" calcext:value-type="float">
            <text:p>0,14240671991948</text:p>
          </table:table-cell>
          <table:table-cell table:number-columns-repeated="5"/>
          <table:table-cell table:formula="of:=[.G811]*[.$B$7]*[.A813]" office:value-type="float" office:value="-0.014240671991948" calcext:value-type="float">
            <text:p>-0,014240671991948</text:p>
          </table:table-cell>
          <table:table-cell table:formula="of:=([.H813]+[.H819]+[.H825]+[.H831])/4+[.B813]" office:value-type="float" office:value="0.144590189084307" calcext:value-type="float">
            <text:p>0,144590189084307</text:p>
          </table:table-cell>
          <table:table-cell table:number-columns-repeated="4"/>
        </table:table-row>
        <table:table-row table:style-name="ro1">
          <table:table-cell/>
          <table:table-cell table:formula="of:=[.A811]*[.B811]+[.A812]*[.B812]+[.B813]" office:value-type="float" office:value="0.14240671991948" calcext:value-type="float">
            <text:p>0,14240671991948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811]" office:value-type="float" office:value="0.205424228885954" calcext:value-type="float">
            <text:p>0,205424228885954</text:p>
          </table:table-cell>
          <table:table-cell table:number-columns-repeated="2"/>
          <table:table-cell table:formula="of:=ACT([.$B$6]; [.B820] ; [.$B$8] )" office:value-type="float" office:value="1.10849966789804" calcext:value-type="float">
            <text:p>1,10850</text:p>
          </table:table-cell>
          <table:table-cell table:formula="of:=[.F792]" office:value-type="float" office:value="2" calcext:value-type="float">
            <text:p>2</text:p>
          </table:table-cell>
          <table:table-cell table:formula="of:=[.F817]-[.E817]" office:value-type="float" office:value="0.891500332101958" calcext:value-type="float">
            <text:p>0,891500332101958</text:p>
          </table:table-cell>
          <table:table-cell table:formula="of:=[.G817]*[.$B$7]*[.A817]" office:value-type="float" office:value="0" calcext:value-type="float">
            <text:p>0</text:p>
          </table:table-cell>
          <table:table-cell/>
          <table:table-cell table:formula="of:=([.F817]-[.E817])*([.F817]-[.E817])" office:value-type="float" office:value="0.794772842137901" calcext:value-type="float">
            <text:p>0,79477284213790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12]" office:value-type="float" office:value="0.966092947978562" calcext:value-type="float">
            <text:p>0,966092947978562</text:p>
          </table:table-cell>
          <table:table-cell table:number-columns-repeated="5"/>
          <table:table-cell table:formula="of:=[.G817]*[.$B$7]*[.A818]" office:value-type="float" office:value="0.0891500332101958" calcext:value-type="float">
            <text:p>0,08915003321019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13]" office:value-type="float" office:value="0.14240671991948" calcext:value-type="float">
            <text:p>0,14240671991948</text:p>
          </table:table-cell>
          <table:table-cell table:number-columns-repeated="5"/>
          <table:table-cell table:formula="of:=[.G817]*[.$B$7]*[.A819]" office:value-type="float" office:value="0.0891500332101958" calcext:value-type="float">
            <text:p>0,089150033210196</text:p>
          </table:table-cell>
          <table:table-cell table:number-columns-repeated="5"/>
        </table:table-row>
        <table:table-row table:style-name="ro1">
          <table:table-cell/>
          <table:table-cell table:formula="of:=[.A817]*[.B817]+[.A818]*[.B818]+[.B819]" office:value-type="float" office:value="1.10849966789804" calcext:value-type="float">
            <text:p>1,10849966789804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17]" office:value-type="float" office:value="0.205424228885954" calcext:value-type="float">
            <text:p>0,205424228885954</text:p>
          </table:table-cell>
          <table:table-cell table:number-columns-repeated="2"/>
          <table:table-cell table:formula="of:=ACT([.$B$6]; [.B826] ; [.$B$8] )" office:value-type="float" office:value="0.347830948805435" calcext:value-type="float">
            <text:p>0,34783</text:p>
          </table:table-cell>
          <table:table-cell table:formula="of:=[.F798]" office:value-type="float" office:value="0" calcext:value-type="float">
            <text:p>0</text:p>
          </table:table-cell>
          <table:table-cell table:formula="of:=[.F823]-[.E823]" office:value-type="float" office:value="-0.347830948805435" calcext:value-type="float">
            <text:p>-0,347830948805435</text:p>
          </table:table-cell>
          <table:table-cell table:formula="of:=[.G823]*[.$B$7]*[.A823]" office:value-type="float" office:value="-0.0347830948805435" calcext:value-type="float">
            <text:p>-0,034783094880544</text:p>
          </table:table-cell>
          <table:table-cell/>
          <table:table-cell table:formula="of:=([.F823]-[.E823])*([.F823]-[.E823])" office:value-type="float" office:value="0.120986368946889" calcext:value-type="float">
            <text:p>0,12098636894688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818]" office:value-type="float" office:value="0.966092947978562" calcext:value-type="float">
            <text:p>0,966092947978562</text:p>
          </table:table-cell>
          <table:table-cell table:number-columns-repeated="5"/>
          <table:table-cell table:formula="of:=[.G823]*[.$B$7]*[.A82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19]" office:value-type="float" office:value="0.14240671991948" calcext:value-type="float">
            <text:p>0,14240671991948</text:p>
          </table:table-cell>
          <table:table-cell table:number-columns-repeated="5"/>
          <table:table-cell table:formula="of:=[.G823]*[.$B$7]*[.A825]" office:value-type="float" office:value="-0.0347830948805435" calcext:value-type="float">
            <text:p>-0,034783094880544</text:p>
          </table:table-cell>
          <table:table-cell table:number-columns-repeated="5"/>
        </table:table-row>
        <table:table-row table:style-name="ro1">
          <table:table-cell/>
          <table:table-cell table:formula="of:=[.A823]*[.B823]+[.A824]*[.B824]+[.B825]" office:value-type="float" office:value="0.347830948805435" calcext:value-type="float">
            <text:p>0,34783094880543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23]" office:value-type="float" office:value="0.205424228885954" calcext:value-type="float">
            <text:p>0,205424228885954</text:p>
          </table:table-cell>
          <table:table-cell table:number-columns-repeated="2"/>
          <table:table-cell table:formula="of:=ACT([.$B$6]; [.B832] ; [.$B$8] )" office:value-type="float" office:value="1.313923896784" calcext:value-type="float">
            <text:p>1,31392</text:p>
          </table:table-cell>
          <table:table-cell table:formula="of:=[.F804]" office:value-type="float" office:value="1" calcext:value-type="float">
            <text:p>1</text:p>
          </table:table-cell>
          <table:table-cell table:formula="of:=[.F829]-[.E829]" office:value-type="float" office:value="-0.313923896783997" calcext:value-type="float">
            <text:p>-0,313923896783997</text:p>
          </table:table-cell>
          <table:table-cell table:formula="of:=[.G829]*[.$B$7]*[.A829]" office:value-type="float" office:value="-0.0313923896783997" calcext:value-type="float">
            <text:p>-0,0313923896784</text:p>
          </table:table-cell>
          <table:table-cell/>
          <table:table-cell table:formula="of:=([.F829]-[.E829])*([.F829]-[.E829])" office:value-type="float" office:value="0.0985482129720495" calcext:value-type="float">
            <text:p>0,0985482129720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24]" office:value-type="float" office:value="0.966092947978562" calcext:value-type="float">
            <text:p>0,966092947978562</text:p>
          </table:table-cell>
          <table:table-cell table:number-columns-repeated="2"/>
          <table:table-cell table:style-name="Default"/>
          <table:table-cell table:number-columns-repeated="2"/>
          <table:table-cell table:formula="of:=[.G829]*[.$B$7]*[.A830]" office:value-type="float" office:value="-0.0313923896783997" calcext:value-type="float">
            <text:p>-0,031392389678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25]" office:value-type="float" office:value="0.14240671991948" calcext:value-type="float">
            <text:p>0,14240671991948</text:p>
          </table:table-cell>
          <table:table-cell table:number-columns-repeated="2"/>
          <table:table-cell table:style-name="Default"/>
          <table:table-cell table:number-columns-repeated="2"/>
          <table:table-cell table:formula="of:=[.G829]*[.$B$7]*[.A831]" office:value-type="float" office:value="-0.0313923896783997" calcext:value-type="float">
            <text:p>-0,0313923896784</text:p>
          </table:table-cell>
          <table:table-cell table:number-columns-repeated="5"/>
        </table:table-row>
        <table:table-row table:style-name="ro1">
          <table:table-cell/>
          <table:table-cell table:formula="of:=[.A829]*[.B829]+[.A830]*[.B830]+[.B831]" office:value-type="float" office:value="1.313923896784" calcext:value-type="float">
            <text:p>1,313923896784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811:.J829])" office:value-type="float" office:value="1.03458709793506" calcext:value-type="float">
            <text:p>1,0345870979350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809]+1" office:value-type="float" office:value="33" calcext:value-type="float">
            <text:p>33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811]" office:value-type="float" office:value="0.188880357746218" calcext:value-type="float">
            <text:p>0,188880357746218</text:p>
          </table:table-cell>
          <table:table-cell table:number-columns-repeated="2"/>
          <table:table-cell table:formula="of:=ACT([.$B$6]; [.B839] ; [.$B$8] )" office:value-type="float" office:value="0.144590189084307" calcext:value-type="float">
            <text:p>0,14459</text:p>
          </table:table-cell>
          <table:table-cell table:formula="of:=[.F811]" office:value-type="float" office:value="0" calcext:value-type="float">
            <text:p>0</text:p>
          </table:table-cell>
          <table:table-cell table:formula="of:=[.F836]-[.E836]" office:value-type="float" office:value="-0.144590189084307" calcext:value-type="float">
            <text:p>-0,144590189084307</text:p>
          </table:table-cell>
          <table:table-cell table:formula="of:=[.G836]*[.$B$7]*[.A836]" office:value-type="float" office:value="-0" calcext:value-type="float">
            <text:p>0</text:p>
          </table:table-cell>
          <table:table-cell table:formula="of:=([.H836]+[.H842]+[.H848]+[.H854])/4+[.B836]" office:value-type="float" office:value="0.172693521433154" calcext:value-type="float">
            <text:p>0,172693521433154</text:p>
          </table:table-cell>
          <table:table-cell table:formula="of:=([.F836]-[.E836])*([.F836]-[.E836])" office:value-type="float" office:value="0.0209063227794355" calcext:value-type="float">
            <text:p>0,02090632277943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812]" office:value-type="float" office:value="0.980532358861511" calcext:value-type="float">
            <text:p>0,980532358861511</text:p>
          </table:table-cell>
          <table:table-cell table:number-columns-repeated="5"/>
          <table:table-cell table:formula="of:=[.G836]*[.$B$7]*[.A837]" office:value-type="float" office:value="-0" calcext:value-type="float">
            <text:p>0</text:p>
          </table:table-cell>
          <table:table-cell table:formula="of:=([.H837]+[.H843]+[.H849]+[.H855])/4+[.B837]" office:value-type="float" office:value="0.994554222520565" calcext:value-type="float">
            <text:p>0,99455422252056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813]" office:value-type="float" office:value="0.144590189084307" calcext:value-type="float">
            <text:p>0,144590189084307</text:p>
          </table:table-cell>
          <table:table-cell table:number-columns-repeated="5"/>
          <table:table-cell table:formula="of:=[.G836]*[.$B$7]*[.A838]" office:value-type="float" office:value="-0.0144590189084307" calcext:value-type="float">
            <text:p>-0,014459018908431</text:p>
          </table:table-cell>
          <table:table-cell table:formula="of:=([.H838]+[.H844]+[.H850]+[.H856])/4+[.B838]" office:value-type="float" office:value="0.146660534345489" calcext:value-type="float">
            <text:p>0,146660534345489</text:p>
          </table:table-cell>
          <table:table-cell table:number-columns-repeated="4"/>
        </table:table-row>
        <table:table-row table:style-name="ro1">
          <table:table-cell/>
          <table:table-cell table:formula="of:=[.A836]*[.B836]+[.A837]*[.B837]+[.B838]" office:value-type="float" office:value="0.144590189084307" calcext:value-type="float">
            <text:p>0,144590189084307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836]" office:value-type="float" office:value="0.188880357746218" calcext:value-type="float">
            <text:p>0,188880357746218</text:p>
          </table:table-cell>
          <table:table-cell table:number-columns-repeated="2"/>
          <table:table-cell table:formula="of:=ACT([.$B$6]; [.B845] ; [.$B$8] )" office:value-type="float" office:value="1.12512254794582" calcext:value-type="float">
            <text:p>1,12512</text:p>
          </table:table-cell>
          <table:table-cell table:formula="of:=[.F817]" office:value-type="float" office:value="2" calcext:value-type="float">
            <text:p>2</text:p>
          </table:table-cell>
          <table:table-cell table:formula="of:=[.F842]-[.E842]" office:value-type="float" office:value="0.874877452054182" calcext:value-type="float">
            <text:p>0,874877452054182</text:p>
          </table:table-cell>
          <table:table-cell table:formula="of:=[.G842]*[.$B$7]*[.A842]" office:value-type="float" office:value="0" calcext:value-type="float">
            <text:p>0</text:p>
          </table:table-cell>
          <table:table-cell/>
          <table:table-cell table:formula="of:=([.F842]-[.E842])*([.F842]-[.E842])" office:value-type="float" office:value="0.765410556112818" calcext:value-type="float">
            <text:p>0,7654105561128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37]" office:value-type="float" office:value="0.980532358861511" calcext:value-type="float">
            <text:p>0,980532358861511</text:p>
          </table:table-cell>
          <table:table-cell table:number-columns-repeated="5"/>
          <table:table-cell table:formula="of:=[.G842]*[.$B$7]*[.A843]" office:value-type="float" office:value="0.0874877452054182" calcext:value-type="float">
            <text:p>0,08748774520541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38]" office:value-type="float" office:value="0.144590189084307" calcext:value-type="float">
            <text:p>0,144590189084307</text:p>
          </table:table-cell>
          <table:table-cell table:number-columns-repeated="5"/>
          <table:table-cell table:formula="of:=[.G842]*[.$B$7]*[.A844]" office:value-type="float" office:value="0.0874877452054182" calcext:value-type="float">
            <text:p>0,087487745205418</text:p>
          </table:table-cell>
          <table:table-cell table:number-columns-repeated="5"/>
        </table:table-row>
        <table:table-row table:style-name="ro1">
          <table:table-cell/>
          <table:table-cell table:formula="of:=[.A842]*[.B842]+[.A843]*[.B843]+[.B844]" office:value-type="float" office:value="1.12512254794582" calcext:value-type="float">
            <text:p>1,1251225479458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42]" office:value-type="float" office:value="0.188880357746218" calcext:value-type="float">
            <text:p>0,188880357746218</text:p>
          </table:table-cell>
          <table:table-cell table:number-columns-repeated="2"/>
          <table:table-cell table:formula="of:=ACT([.$B$6]; [.B851] ; [.$B$8] )" office:value-type="float" office:value="0.333470546830525" calcext:value-type="float">
            <text:p>0,33347</text:p>
          </table:table-cell>
          <table:table-cell table:formula="of:=[.F823]" office:value-type="float" office:value="0" calcext:value-type="float">
            <text:p>0</text:p>
          </table:table-cell>
          <table:table-cell table:formula="of:=[.F848]-[.E848]" office:value-type="float" office:value="-0.333470546830525" calcext:value-type="float">
            <text:p>-0,333470546830525</text:p>
          </table:table-cell>
          <table:table-cell table:formula="of:=[.G848]*[.$B$7]*[.A848]" office:value-type="float" office:value="-0.0333470546830525" calcext:value-type="float">
            <text:p>-0,033347054683053</text:p>
          </table:table-cell>
          <table:table-cell/>
          <table:table-cell table:formula="of:=([.F848]-[.E848])*([.F848]-[.E848])" office:value-type="float" office:value="0.111202605603449" calcext:value-type="float">
            <text:p>0,11120260560344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843]" office:value-type="float" office:value="0.980532358861511" calcext:value-type="float">
            <text:p>0,980532358861511</text:p>
          </table:table-cell>
          <table:table-cell table:number-columns-repeated="5"/>
          <table:table-cell table:formula="of:=[.G848]*[.$B$7]*[.A84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44]" office:value-type="float" office:value="0.144590189084307" calcext:value-type="float">
            <text:p>0,144590189084307</text:p>
          </table:table-cell>
          <table:table-cell table:number-columns-repeated="5"/>
          <table:table-cell table:formula="of:=[.G848]*[.$B$7]*[.A850]" office:value-type="float" office:value="-0.0333470546830525" calcext:value-type="float">
            <text:p>-0,033347054683053</text:p>
          </table:table-cell>
          <table:table-cell table:number-columns-repeated="5"/>
        </table:table-row>
        <table:table-row table:style-name="ro1">
          <table:table-cell/>
          <table:table-cell table:formula="of:=[.A848]*[.B848]+[.A849]*[.B849]+[.B850]" office:value-type="float" office:value="0.333470546830525" calcext:value-type="float">
            <text:p>0,33347054683052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48]" office:value-type="float" office:value="0.188880357746218" calcext:value-type="float">
            <text:p>0,188880357746218</text:p>
          </table:table-cell>
          <table:table-cell table:number-columns-repeated="2"/>
          <table:table-cell table:formula="of:=ACT([.$B$6]; [.B857] ; [.$B$8] )" office:value-type="float" office:value="1.31400290569204" calcext:value-type="float">
            <text:p>1,31400</text:p>
          </table:table-cell>
          <table:table-cell table:formula="of:=[.F829]" office:value-type="float" office:value="1" calcext:value-type="float">
            <text:p>1</text:p>
          </table:table-cell>
          <table:table-cell table:formula="of:=[.F854]-[.E854]" office:value-type="float" office:value="-0.314002905692036" calcext:value-type="float">
            <text:p>-0,314002905692036</text:p>
          </table:table-cell>
          <table:table-cell table:formula="of:=[.G854]*[.$B$7]*[.A854]" office:value-type="float" office:value="-0.0314002905692036" calcext:value-type="float">
            <text:p>-0,031400290569204</text:p>
          </table:table-cell>
          <table:table-cell/>
          <table:table-cell table:formula="of:=([.F854]-[.E854])*([.F854]-[.E854])" office:value-type="float" office:value="0.0985978247830417" calcext:value-type="float">
            <text:p>0,09859782478304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49]" office:value-type="float" office:value="0.980532358861511" calcext:value-type="float">
            <text:p>0,980532358861511</text:p>
          </table:table-cell>
          <table:table-cell table:number-columns-repeated="2"/>
          <table:table-cell table:style-name="Default"/>
          <table:table-cell table:number-columns-repeated="2"/>
          <table:table-cell table:formula="of:=[.G854]*[.$B$7]*[.A855]" office:value-type="float" office:value="-0.0314002905692036" calcext:value-type="float">
            <text:p>-0,03140029056920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50]" office:value-type="float" office:value="0.144590189084307" calcext:value-type="float">
            <text:p>0,144590189084307</text:p>
          </table:table-cell>
          <table:table-cell table:number-columns-repeated="2"/>
          <table:table-cell table:style-name="Default"/>
          <table:table-cell table:number-columns-repeated="2"/>
          <table:table-cell table:formula="of:=[.G854]*[.$B$7]*[.A856]" office:value-type="float" office:value="-0.0314002905692036" calcext:value-type="float">
            <text:p>-0,031400290569204</text:p>
          </table:table-cell>
          <table:table-cell table:number-columns-repeated="5"/>
        </table:table-row>
        <table:table-row table:style-name="ro1">
          <table:table-cell/>
          <table:table-cell table:formula="of:=[.A854]*[.B854]+[.A855]*[.B855]+[.B856]" office:value-type="float" office:value="1.31400290569204" calcext:value-type="float">
            <text:p>1,31400290569204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836:.J854])" office:value-type="float" office:value="0.996117309278745" calcext:value-type="float">
            <text:p>0,99611730927874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834]+1" office:value-type="float" office:value="34" calcext:value-type="float">
            <text:p>34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836]" office:value-type="float" office:value="0.172693521433154" calcext:value-type="float">
            <text:p>0,172693521433154</text:p>
          </table:table-cell>
          <table:table-cell table:number-columns-repeated="2"/>
          <table:table-cell table:formula="of:=ACT([.$B$6]; [.B864] ; [.$B$8] )" office:value-type="float" office:value="0.146660534345489" calcext:value-type="float">
            <text:p>0,14666</text:p>
          </table:table-cell>
          <table:table-cell table:formula="of:=[.F836]" office:value-type="float" office:value="0" calcext:value-type="float">
            <text:p>0</text:p>
          </table:table-cell>
          <table:table-cell table:formula="of:=[.F861]-[.E861]" office:value-type="float" office:value="-0.146660534345489" calcext:value-type="float">
            <text:p>-0,146660534345489</text:p>
          </table:table-cell>
          <table:table-cell table:formula="of:=[.G861]*[.$B$7]*[.A861]" office:value-type="float" office:value="-0" calcext:value-type="float">
            <text:p>0</text:p>
          </table:table-cell>
          <table:table-cell table:formula="of:=([.H861]+[.H867]+[.H873]+[.H879])/4+[.B861]" office:value-type="float" office:value="0.156861963081208" calcext:value-type="float">
            <text:p>0,156861963081208</text:p>
          </table:table-cell>
          <table:table-cell table:formula="of:=([.F861]-[.E861])*([.F861]-[.E861])" office:value-type="float" office:value="0.0215093123345045" calcext:value-type="float">
            <text:p>0,02150931233450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837]" office:value-type="float" office:value="0.994554222520565" calcext:value-type="float">
            <text:p>0,994554222520565</text:p>
          </table:table-cell>
          <table:table-cell table:number-columns-repeated="5"/>
          <table:table-cell table:formula="of:=[.G861]*[.$B$7]*[.A862]" office:value-type="float" office:value="-0" calcext:value-type="float">
            <text:p>0</text:p>
          </table:table-cell>
          <table:table-cell table:formula="of:=([.H862]+[.H868]+[.H874]+[.H880])/4+[.B862]" office:value-type="float" office:value="1.00817614664143" calcext:value-type="float">
            <text:p>1,0081761466414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838]" office:value-type="float" office:value="0.146660534345489" calcext:value-type="float">
            <text:p>0,146660534345489</text:p>
          </table:table-cell>
          <table:table-cell table:number-columns-repeated="5"/>
          <table:table-cell table:formula="of:=[.G861]*[.$B$7]*[.A863]" office:value-type="float" office:value="-0.014666053434549" calcext:value-type="float">
            <text:p>-0,014666053434549</text:p>
          </table:table-cell>
          <table:table-cell table:formula="of:=([.H863]+[.H869]+[.H875]+[.H881])/4+[.B863]" office:value-type="float" office:value="0.148632093713255" calcext:value-type="float">
            <text:p>0,148632093713255</text:p>
          </table:table-cell>
          <table:table-cell table:number-columns-repeated="4"/>
        </table:table-row>
        <table:table-row table:style-name="ro1">
          <table:table-cell/>
          <table:table-cell table:formula="of:=[.A861]*[.B861]+[.A862]*[.B862]+[.B863]" office:value-type="float" office:value="0.146660534345489" calcext:value-type="float">
            <text:p>0,146660534345489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861]" office:value-type="float" office:value="0.172693521433154" calcext:value-type="float">
            <text:p>0,172693521433154</text:p>
          </table:table-cell>
          <table:table-cell table:number-columns-repeated="2"/>
          <table:table-cell table:formula="of:=ACT([.$B$6]; [.B870] ; [.$B$8] )" office:value-type="float" office:value="1.14121475686605" calcext:value-type="float">
            <text:p>1,14121</text:p>
          </table:table-cell>
          <table:table-cell table:formula="of:=[.F842]" office:value-type="float" office:value="2" calcext:value-type="float">
            <text:p>2</text:p>
          </table:table-cell>
          <table:table-cell table:formula="of:=[.F867]-[.E867]" office:value-type="float" office:value="0.858785243133946" calcext:value-type="float">
            <text:p>0,858785243133946</text:p>
          </table:table-cell>
          <table:table-cell table:formula="of:=[.G867]*[.$B$7]*[.A867]" office:value-type="float" office:value="0" calcext:value-type="float">
            <text:p>0</text:p>
          </table:table-cell>
          <table:table-cell/>
          <table:table-cell table:formula="of:=([.F867]-[.E867])*([.F867]-[.E867])" office:value-type="float" office:value="0.737512093824631" calcext:value-type="float">
            <text:p>0,7375120938246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62]" office:value-type="float" office:value="0.994554222520565" calcext:value-type="float">
            <text:p>0,994554222520565</text:p>
          </table:table-cell>
          <table:table-cell table:number-columns-repeated="5"/>
          <table:table-cell table:formula="of:=[.G867]*[.$B$7]*[.A868]" office:value-type="float" office:value="0.0858785243133946" calcext:value-type="float">
            <text:p>0,08587852431339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63]" office:value-type="float" office:value="0.146660534345489" calcext:value-type="float">
            <text:p>0,146660534345489</text:p>
          </table:table-cell>
          <table:table-cell table:number-columns-repeated="5"/>
          <table:table-cell table:formula="of:=[.G867]*[.$B$7]*[.A869]" office:value-type="float" office:value="0.0858785243133946" calcext:value-type="float">
            <text:p>0,085878524313395</text:p>
          </table:table-cell>
          <table:table-cell table:number-columns-repeated="5"/>
        </table:table-row>
        <table:table-row table:style-name="ro1">
          <table:table-cell/>
          <table:table-cell table:formula="of:=[.A867]*[.B867]+[.A868]*[.B868]+[.B869]" office:value-type="float" office:value="1.14121475686605" calcext:value-type="float">
            <text:p>1,1412147568660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67]" office:value-type="float" office:value="0.172693521433154" calcext:value-type="float">
            <text:p>0,172693521433154</text:p>
          </table:table-cell>
          <table:table-cell table:number-columns-repeated="2"/>
          <table:table-cell table:formula="of:=ACT([.$B$6]; [.B876] ; [.$B$8] )" office:value-type="float" office:value="0.319354055778644" calcext:value-type="float">
            <text:p>0,31935</text:p>
          </table:table-cell>
          <table:table-cell table:formula="of:=[.F848]" office:value-type="float" office:value="0" calcext:value-type="float">
            <text:p>0</text:p>
          </table:table-cell>
          <table:table-cell table:formula="of:=[.F873]-[.E873]" office:value-type="float" office:value="-0.319354055778644" calcext:value-type="float">
            <text:p>-0,319354055778644</text:p>
          </table:table-cell>
          <table:table-cell table:formula="of:=[.G873]*[.$B$7]*[.A873]" office:value-type="float" office:value="-0.0319354055778644" calcext:value-type="float">
            <text:p>-0,031935405577864</text:p>
          </table:table-cell>
          <table:table-cell/>
          <table:table-cell table:formula="of:=([.F873]-[.E873])*([.F873]-[.E873])" office:value-type="float" office:value="0.101987012942269" calcext:value-type="float">
            <text:p>0,10198701294226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868]" office:value-type="float" office:value="0.994554222520565" calcext:value-type="float">
            <text:p>0,994554222520565</text:p>
          </table:table-cell>
          <table:table-cell table:number-columns-repeated="5"/>
          <table:table-cell table:formula="of:=[.G873]*[.$B$7]*[.A87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69]" office:value-type="float" office:value="0.146660534345489" calcext:value-type="float">
            <text:p>0,146660534345489</text:p>
          </table:table-cell>
          <table:table-cell table:number-columns-repeated="5"/>
          <table:table-cell table:formula="of:=[.G873]*[.$B$7]*[.A875]" office:value-type="float" office:value="-0.0319354055778644" calcext:value-type="float">
            <text:p>-0,031935405577864</text:p>
          </table:table-cell>
          <table:table-cell table:number-columns-repeated="5"/>
        </table:table-row>
        <table:table-row table:style-name="ro1">
          <table:table-cell/>
          <table:table-cell table:formula="of:=[.A873]*[.B873]+[.A874]*[.B874]+[.B875]" office:value-type="float" office:value="0.319354055778644" calcext:value-type="float">
            <text:p>0,319354055778644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73]" office:value-type="float" office:value="0.172693521433154" calcext:value-type="float">
            <text:p>0,172693521433154</text:p>
          </table:table-cell>
          <table:table-cell table:number-columns-repeated="2"/>
          <table:table-cell table:formula="of:=ACT([.$B$6]; [.B882] ; [.$B$8] )" office:value-type="float" office:value="1.31390827829921" calcext:value-type="float">
            <text:p>1,31391</text:p>
          </table:table-cell>
          <table:table-cell table:formula="of:=[.F854]" office:value-type="float" office:value="1" calcext:value-type="float">
            <text:p>1</text:p>
          </table:table-cell>
          <table:table-cell table:formula="of:=[.F879]-[.E879]" office:value-type="float" office:value="-0.313908278299208" calcext:value-type="float">
            <text:p>-0,313908278299208</text:p>
          </table:table-cell>
          <table:table-cell table:formula="of:=[.G879]*[.$B$7]*[.A879]" office:value-type="float" office:value="-0.0313908278299208" calcext:value-type="float">
            <text:p>-0,031390827829921</text:p>
          </table:table-cell>
          <table:table-cell/>
          <table:table-cell table:formula="of:=([.F879]-[.E879])*([.F879]-[.E879])" office:value-type="float" office:value="0.0985384071847733" calcext:value-type="float">
            <text:p>0,0985384071847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74]" office:value-type="float" office:value="0.994554222520565" calcext:value-type="float">
            <text:p>0,994554222520565</text:p>
          </table:table-cell>
          <table:table-cell table:number-columns-repeated="2"/>
          <table:table-cell table:style-name="Default"/>
          <table:table-cell table:number-columns-repeated="2"/>
          <table:table-cell table:formula="of:=[.G879]*[.$B$7]*[.A880]" office:value-type="float" office:value="-0.0313908278299208" calcext:value-type="float">
            <text:p>-0,03139082782992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75]" office:value-type="float" office:value="0.146660534345489" calcext:value-type="float">
            <text:p>0,146660534345489</text:p>
          </table:table-cell>
          <table:table-cell table:number-columns-repeated="2"/>
          <table:table-cell table:style-name="Default"/>
          <table:table-cell table:number-columns-repeated="2"/>
          <table:table-cell table:formula="of:=[.G879]*[.$B$7]*[.A881]" office:value-type="float" office:value="-0.0313908278299208" calcext:value-type="float">
            <text:p>-0,031390827829921</text:p>
          </table:table-cell>
          <table:table-cell table:number-columns-repeated="5"/>
        </table:table-row>
        <table:table-row table:style-name="ro1">
          <table:table-cell/>
          <table:table-cell table:formula="of:=[.A879]*[.B879]+[.A880]*[.B880]+[.B881]" office:value-type="float" office:value="1.31390827829921" calcext:value-type="float">
            <text:p>1,3139082782992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861:.J879])" office:value-type="float" office:value="0.959546826286178" calcext:value-type="float">
            <text:p>0,95954682628617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859]+1" office:value-type="float" office:value="35" calcext:value-type="float">
            <text:p>35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861]" office:value-type="float" office:value="0.156861963081208" calcext:value-type="float">
            <text:p>0,156861963081208</text:p>
          </table:table-cell>
          <table:table-cell table:number-columns-repeated="2"/>
          <table:table-cell table:formula="of:=ACT([.$B$6]; [.B889] ; [.$B$8] )" office:value-type="float" office:value="0.148632093713255" calcext:value-type="float">
            <text:p>0,14863</text:p>
          </table:table-cell>
          <table:table-cell table:formula="of:=[.F861]" office:value-type="float" office:value="0" calcext:value-type="float">
            <text:p>0</text:p>
          </table:table-cell>
          <table:table-cell table:formula="of:=[.F886]-[.E886]" office:value-type="float" office:value="-0.148632093713255" calcext:value-type="float">
            <text:p>-0,148632093713255</text:p>
          </table:table-cell>
          <table:table-cell table:formula="of:=[.G886]*[.$B$7]*[.A886]" office:value-type="float" office:value="-0" calcext:value-type="float">
            <text:p>0</text:p>
          </table:table-cell>
          <table:table-cell table:formula="of:=([.H886]+[.H892]+[.H898]+[.H904])/4+[.B886]" office:value-type="float" office:value="0.141382856575449" calcext:value-type="float">
            <text:p>0,141382856575449</text:p>
          </table:table-cell>
          <table:table-cell table:formula="of:=([.F886]-[.E886])*([.F886]-[.E886])" office:value-type="float" office:value="0.0220914992815857" calcext:value-type="float">
            <text:p>0,02209149928158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862]" office:value-type="float" office:value="1.00817614664143" calcext:value-type="float">
            <text:p>1,00817614664143</text:p>
          </table:table-cell>
          <table:table-cell table:number-columns-repeated="5"/>
          <table:table-cell table:formula="of:=[.G886]*[.$B$7]*[.A887]" office:value-type="float" office:value="-0" calcext:value-type="float">
            <text:p>0</text:p>
          </table:table-cell>
          <table:table-cell table:formula="of:=([.H887]+[.H893]+[.H899]+[.H905])/4+[.B887]" office:value-type="float" office:value="1.02141418554667" calcext:value-type="float">
            <text:p>1,0214141855466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863]" office:value-type="float" office:value="0.148632093713255" calcext:value-type="float">
            <text:p>0,148632093713255</text:p>
          </table:table-cell>
          <table:table-cell table:number-columns-repeated="5"/>
          <table:table-cell table:formula="of:=[.G886]*[.$B$7]*[.A888]" office:value-type="float" office:value="-0.0148632093713255" calcext:value-type="float">
            <text:p>-0,014863209371326</text:p>
          </table:table-cell>
          <table:table-cell table:formula="of:=([.H888]+[.H894]+[.H900]+[.H906])/4+[.B888]" office:value-type="float" office:value="0.150516978855797" calcext:value-type="float">
            <text:p>0,150516978855797</text:p>
          </table:table-cell>
          <table:table-cell table:number-columns-repeated="4"/>
        </table:table-row>
        <table:table-row table:style-name="ro1">
          <table:table-cell/>
          <table:table-cell table:formula="of:=[.A886]*[.B886]+[.A887]*[.B887]+[.B888]" office:value-type="float" office:value="0.148632093713255" calcext:value-type="float">
            <text:p>0,14863209371325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886]" office:value-type="float" office:value="0.156861963081208" calcext:value-type="float">
            <text:p>0,156861963081208</text:p>
          </table:table-cell>
          <table:table-cell table:number-columns-repeated="2"/>
          <table:table-cell table:formula="of:=ACT([.$B$6]; [.B895] ; [.$B$8] )" office:value-type="float" office:value="1.15680824035469" calcext:value-type="float">
            <text:p>1,15681</text:p>
          </table:table-cell>
          <table:table-cell table:formula="of:=[.F867]" office:value-type="float" office:value="2" calcext:value-type="float">
            <text:p>2</text:p>
          </table:table-cell>
          <table:table-cell table:formula="of:=[.F892]-[.E892]" office:value-type="float" office:value="0.843191759645312" calcext:value-type="float">
            <text:p>0,843191759645312</text:p>
          </table:table-cell>
          <table:table-cell table:formula="of:=[.G892]*[.$B$7]*[.A892]" office:value-type="float" office:value="0" calcext:value-type="float">
            <text:p>0</text:p>
          </table:table-cell>
          <table:table-cell/>
          <table:table-cell table:formula="of:=([.F892]-[.E892])*([.F892]-[.E892])" office:value-type="float" office:value="0.710972343533758" calcext:value-type="float">
            <text:p>0,71097234353375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87]" office:value-type="float" office:value="1.00817614664143" calcext:value-type="float">
            <text:p>1,00817614664143</text:p>
          </table:table-cell>
          <table:table-cell table:number-columns-repeated="5"/>
          <table:table-cell table:formula="of:=[.G892]*[.$B$7]*[.A893]" office:value-type="float" office:value="0.0843191759645313" calcext:value-type="float">
            <text:p>0,08431917596453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88]" office:value-type="float" office:value="0.148632093713255" calcext:value-type="float">
            <text:p>0,148632093713255</text:p>
          </table:table-cell>
          <table:table-cell table:number-columns-repeated="5"/>
          <table:table-cell table:formula="of:=[.G892]*[.$B$7]*[.A894]" office:value-type="float" office:value="0.0843191759645313" calcext:value-type="float">
            <text:p>0,084319175964531</text:p>
          </table:table-cell>
          <table:table-cell table:number-columns-repeated="5"/>
        </table:table-row>
        <table:table-row table:style-name="ro1">
          <table:table-cell/>
          <table:table-cell table:formula="of:=[.A892]*[.B892]+[.A893]*[.B893]+[.B894]" office:value-type="float" office:value="1.15680824035469" calcext:value-type="float">
            <text:p>1,15680824035469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92]" office:value-type="float" office:value="0.156861963081208" calcext:value-type="float">
            <text:p>0,156861963081208</text:p>
          </table:table-cell>
          <table:table-cell table:number-columns-repeated="2"/>
          <table:table-cell table:formula="of:=ACT([.$B$6]; [.B901] ; [.$B$8] )" office:value-type="float" office:value="0.305494056794463" calcext:value-type="float">
            <text:p>0,30549</text:p>
          </table:table-cell>
          <table:table-cell table:formula="of:=[.F873]" office:value-type="float" office:value="0" calcext:value-type="float">
            <text:p>0</text:p>
          </table:table-cell>
          <table:table-cell table:formula="of:=[.F898]-[.E898]" office:value-type="float" office:value="-0.305494056794463" calcext:value-type="float">
            <text:p>-0,305494056794463</text:p>
          </table:table-cell>
          <table:table-cell table:formula="of:=[.G898]*[.$B$7]*[.A898]" office:value-type="float" office:value="-0.0305494056794463" calcext:value-type="float">
            <text:p>-0,030549405679446</text:p>
          </table:table-cell>
          <table:table-cell/>
          <table:table-cell table:formula="of:=([.F898]-[.E898])*([.F898]-[.E898])" office:value-type="float" office:value="0.0933266187367384" calcext:value-type="float">
            <text:p>0,09332661873673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893]" office:value-type="float" office:value="1.00817614664143" calcext:value-type="float">
            <text:p>1,00817614664143</text:p>
          </table:table-cell>
          <table:table-cell table:number-columns-repeated="5"/>
          <table:table-cell table:formula="of:=[.G898]*[.$B$7]*[.A89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94]" office:value-type="float" office:value="0.148632093713255" calcext:value-type="float">
            <text:p>0,148632093713255</text:p>
          </table:table-cell>
          <table:table-cell table:number-columns-repeated="5"/>
          <table:table-cell table:formula="of:=[.G898]*[.$B$7]*[.A900]" office:value-type="float" office:value="-0.0305494056794463" calcext:value-type="float">
            <text:p>-0,030549405679446</text:p>
          </table:table-cell>
          <table:table-cell table:number-columns-repeated="5"/>
        </table:table-row>
        <table:table-row table:style-name="ro1">
          <table:table-cell/>
          <table:table-cell table:formula="of:=[.A898]*[.B898]+[.A899]*[.B899]+[.B900]" office:value-type="float" office:value="0.305494056794463" calcext:value-type="float">
            <text:p>0,305494056794463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98]" office:value-type="float" office:value="0.156861963081208" calcext:value-type="float">
            <text:p>0,156861963081208</text:p>
          </table:table-cell>
          <table:table-cell table:number-columns-repeated="2"/>
          <table:table-cell table:formula="of:=ACT([.$B$6]; [.B907] ; [.$B$8] )" office:value-type="float" office:value="1.3136702034359" calcext:value-type="float">
            <text:p>1,31367</text:p>
          </table:table-cell>
          <table:table-cell table:formula="of:=[.F879]" office:value-type="float" office:value="1" calcext:value-type="float">
            <text:p>1</text:p>
          </table:table-cell>
          <table:table-cell table:formula="of:=[.F904]-[.E904]" office:value-type="float" office:value="-0.313670203435896" calcext:value-type="float">
            <text:p>-0,313670203435896</text:p>
          </table:table-cell>
          <table:table-cell table:formula="of:=[.G904]*[.$B$7]*[.A904]" office:value-type="float" office:value="-0.0313670203435896" calcext:value-type="float">
            <text:p>-0,03136702034359</text:p>
          </table:table-cell>
          <table:table-cell/>
          <table:table-cell table:formula="of:=([.F904]-[.E904])*([.F904]-[.E904])" office:value-type="float" office:value="0.0983889965235163" calcext:value-type="float">
            <text:p>0,0983889965235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99]" office:value-type="float" office:value="1.00817614664143" calcext:value-type="float">
            <text:p>1,00817614664143</text:p>
          </table:table-cell>
          <table:table-cell table:number-columns-repeated="2"/>
          <table:table-cell table:style-name="Default"/>
          <table:table-cell table:number-columns-repeated="2"/>
          <table:table-cell table:formula="of:=[.G904]*[.$B$7]*[.A905]" office:value-type="float" office:value="-0.0313670203435896" calcext:value-type="float">
            <text:p>-0,0313670203435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00]" office:value-type="float" office:value="0.148632093713255" calcext:value-type="float">
            <text:p>0,148632093713255</text:p>
          </table:table-cell>
          <table:table-cell table:number-columns-repeated="2"/>
          <table:table-cell table:style-name="Default"/>
          <table:table-cell table:number-columns-repeated="2"/>
          <table:table-cell table:formula="of:=[.G904]*[.$B$7]*[.A906]" office:value-type="float" office:value="-0.0313670203435896" calcext:value-type="float">
            <text:p>-0,03136702034359</text:p>
          </table:table-cell>
          <table:table-cell table:number-columns-repeated="5"/>
        </table:table-row>
        <table:table-row table:style-name="ro1">
          <table:table-cell/>
          <table:table-cell table:formula="of:=[.A904]*[.B904]+[.A905]*[.B905]+[.B906]" office:value-type="float" office:value="1.3136702034359" calcext:value-type="float">
            <text:p>1,3136702034359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886:.J904])" office:value-type="float" office:value="0.924779458075599" calcext:value-type="float">
            <text:p>0,924779458075599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884]+1" office:value-type="float" office:value="36" calcext:value-type="float">
            <text:p>36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886]" office:value-type="float" office:value="0.141382856575449" calcext:value-type="float">
            <text:p>0,141382856575449</text:p>
          </table:table-cell>
          <table:table-cell table:number-columns-repeated="2"/>
          <table:table-cell table:formula="of:=ACT([.$B$6]; [.B914] ; [.$B$8] )" office:value-type="float" office:value="0.150516978855797" calcext:value-type="float">
            <text:p>0,15052</text:p>
          </table:table-cell>
          <table:table-cell table:formula="of:=[.F886]" office:value-type="float" office:value="0" calcext:value-type="float">
            <text:p>0</text:p>
          </table:table-cell>
          <table:table-cell table:formula="of:=[.F911]-[.E911]" office:value-type="float" office:value="-0.150516978855797" calcext:value-type="float">
            <text:p>-0,150516978855797</text:p>
          </table:table-cell>
          <table:table-cell table:formula="of:=[.G911]*[.$B$7]*[.A911]" office:value-type="float" office:value="-0" calcext:value-type="float">
            <text:p>0</text:p>
          </table:table-cell>
          <table:table-cell table:formula="of:=([.H911]+[.H917]+[.H923]+[.H929])/4+[.B911]" office:value-type="float" office:value="0.12625251016522" calcext:value-type="float">
            <text:p>0,12625251016522</text:p>
          </table:table-cell>
          <table:table-cell table:formula="of:=([.F911]-[.E911])*([.F911]-[.E911])" office:value-type="float" office:value="0.0226553609238765" calcext:value-type="float">
            <text:p>0,02265536092387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887]" office:value-type="float" office:value="1.02141418554667" calcext:value-type="float">
            <text:p>1,02141418554667</text:p>
          </table:table-cell>
          <table:table-cell table:number-columns-repeated="5"/>
          <table:table-cell table:formula="of:=[.G911]*[.$B$7]*[.A912]" office:value-type="float" office:value="-0" calcext:value-type="float">
            <text:p>0</text:p>
          </table:table-cell>
          <table:table-cell table:formula="of:=([.H912]+[.H918]+[.H924]+[.H930])/4+[.B912]" office:value-type="float" office:value="1.03428305591216" calcext:value-type="float">
            <text:p>1,0342830559121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888]" office:value-type="float" office:value="0.150516978855797" calcext:value-type="float">
            <text:p>0,150516978855797</text:p>
          </table:table-cell>
          <table:table-cell table:number-columns-repeated="5"/>
          <table:table-cell table:formula="of:=[.G911]*[.$B$7]*[.A913]" office:value-type="float" office:value="-0.0150516978855797" calcext:value-type="float">
            <text:p>-0,01505169788558</text:p>
          </table:table-cell>
          <table:table-cell table:formula="of:=([.H913]+[.H919]+[.H925]+[.H931])/4+[.B913]" office:value-type="float" office:value="0.152325428864112" calcext:value-type="float">
            <text:p>0,152325428864112</text:p>
          </table:table-cell>
          <table:table-cell table:number-columns-repeated="4"/>
        </table:table-row>
        <table:table-row table:style-name="ro1">
          <table:table-cell/>
          <table:table-cell table:formula="of:=[.A911]*[.B911]+[.A912]*[.B912]+[.B913]" office:value-type="float" office:value="0.150516978855797" calcext:value-type="float">
            <text:p>0,150516978855797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911]" office:value-type="float" office:value="0.141382856575449" calcext:value-type="float">
            <text:p>0,141382856575449</text:p>
          </table:table-cell>
          <table:table-cell table:number-columns-repeated="2"/>
          <table:table-cell table:formula="of:=ACT([.$B$6]; [.B920] ; [.$B$8] )" office:value-type="float" office:value="1.17193116440247" calcext:value-type="float">
            <text:p>1,17193</text:p>
          </table:table-cell>
          <table:table-cell table:formula="of:=[.F892]" office:value-type="float" office:value="2" calcext:value-type="float">
            <text:p>2</text:p>
          </table:table-cell>
          <table:table-cell table:formula="of:=[.F917]-[.E917]" office:value-type="float" office:value="0.828068835597535" calcext:value-type="float">
            <text:p>0,828068835597535</text:p>
          </table:table-cell>
          <table:table-cell table:formula="of:=[.G917]*[.$B$7]*[.A917]" office:value-type="float" office:value="0" calcext:value-type="float">
            <text:p>0</text:p>
          </table:table-cell>
          <table:table-cell/>
          <table:table-cell table:formula="of:=([.F917]-[.E917])*([.F917]-[.E917])" office:value-type="float" office:value="0.685697996487857" calcext:value-type="float">
            <text:p>0,68569799648785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12]" office:value-type="float" office:value="1.02141418554667" calcext:value-type="float">
            <text:p>1,02141418554667</text:p>
          </table:table-cell>
          <table:table-cell table:number-columns-repeated="5"/>
          <table:table-cell table:formula="of:=[.G917]*[.$B$7]*[.A918]" office:value-type="float" office:value="0.0828068835597535" calcext:value-type="float">
            <text:p>0,08280688355975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13]" office:value-type="float" office:value="0.150516978855797" calcext:value-type="float">
            <text:p>0,150516978855797</text:p>
          </table:table-cell>
          <table:table-cell table:number-columns-repeated="5"/>
          <table:table-cell table:formula="of:=[.G917]*[.$B$7]*[.A919]" office:value-type="float" office:value="0.0828068835597535" calcext:value-type="float">
            <text:p>0,082806883559754</text:p>
          </table:table-cell>
          <table:table-cell table:number-columns-repeated="5"/>
        </table:table-row>
        <table:table-row table:style-name="ro1">
          <table:table-cell/>
          <table:table-cell table:formula="of:=[.A917]*[.B917]+[.A918]*[.B918]+[.B919]" office:value-type="float" office:value="1.17193116440247" calcext:value-type="float">
            <text:p>1,17193116440247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17]" office:value-type="float" office:value="0.141382856575449" calcext:value-type="float">
            <text:p>0,141382856575449</text:p>
          </table:table-cell>
          <table:table-cell table:number-columns-repeated="2"/>
          <table:table-cell table:formula="of:=ACT([.$B$6]; [.B926] ; [.$B$8] )" office:value-type="float" office:value="0.291899835431246" calcext:value-type="float">
            <text:p>0,29190</text:p>
          </table:table-cell>
          <table:table-cell table:formula="of:=[.F898]" office:value-type="float" office:value="0" calcext:value-type="float">
            <text:p>0</text:p>
          </table:table-cell>
          <table:table-cell table:formula="of:=[.F923]-[.E923]" office:value-type="float" office:value="-0.291899835431246" calcext:value-type="float">
            <text:p>-0,291899835431246</text:p>
          </table:table-cell>
          <table:table-cell table:formula="of:=[.G923]*[.$B$7]*[.A923]" office:value-type="float" office:value="-0.0291899835431246" calcext:value-type="float">
            <text:p>-0,029189983543125</text:p>
          </table:table-cell>
          <table:table-cell/>
          <table:table-cell table:formula="of:=([.F923]-[.E923])*([.F923]-[.E923])" office:value-type="float" office:value="0.0852055139247887" calcext:value-type="float">
            <text:p>0,08520551392478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918]" office:value-type="float" office:value="1.02141418554667" calcext:value-type="float">
            <text:p>1,02141418554667</text:p>
          </table:table-cell>
          <table:table-cell table:number-columns-repeated="5"/>
          <table:table-cell table:formula="of:=[.G923]*[.$B$7]*[.A92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19]" office:value-type="float" office:value="0.150516978855797" calcext:value-type="float">
            <text:p>0,150516978855797</text:p>
          </table:table-cell>
          <table:table-cell table:number-columns-repeated="5"/>
          <table:table-cell table:formula="of:=[.G923]*[.$B$7]*[.A925]" office:value-type="float" office:value="-0.0291899835431246" calcext:value-type="float">
            <text:p>-0,029189983543125</text:p>
          </table:table-cell>
          <table:table-cell table:number-columns-repeated="5"/>
        </table:table-row>
        <table:table-row table:style-name="ro1">
          <table:table-cell/>
          <table:table-cell table:formula="of:=[.A923]*[.B923]+[.A924]*[.B924]+[.B925]" office:value-type="float" office:value="0.291899835431246" calcext:value-type="float">
            <text:p>0,291899835431246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23]" office:value-type="float" office:value="0.141382856575449" calcext:value-type="float">
            <text:p>0,141382856575449</text:p>
          </table:table-cell>
          <table:table-cell table:number-columns-repeated="2"/>
          <table:table-cell table:formula="of:=ACT([.$B$6]; [.B932] ; [.$B$8] )" office:value-type="float" office:value="1.31331402097791" calcext:value-type="float">
            <text:p>1,31331</text:p>
          </table:table-cell>
          <table:table-cell table:formula="of:=[.F904]" office:value-type="float" office:value="1" calcext:value-type="float">
            <text:p>1</text:p>
          </table:table-cell>
          <table:table-cell table:formula="of:=[.F929]-[.E929]" office:value-type="float" office:value="-0.313314020977915" calcext:value-type="float">
            <text:p>-0,313314020977915</text:p>
          </table:table-cell>
          <table:table-cell table:formula="of:=[.G929]*[.$B$7]*[.A929]" office:value-type="float" office:value="-0.0313314020977915" calcext:value-type="float">
            <text:p>-0,031331402097792</text:p>
          </table:table-cell>
          <table:table-cell/>
          <table:table-cell table:formula="of:=([.F929]-[.E929])*([.F929]-[.E929])" office:value-type="float" office:value="0.0981656757413491" calcext:value-type="float">
            <text:p>0,09816567574134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24]" office:value-type="float" office:value="1.02141418554667" calcext:value-type="float">
            <text:p>1,02141418554667</text:p>
          </table:table-cell>
          <table:table-cell table:number-columns-repeated="2"/>
          <table:table-cell table:style-name="Default"/>
          <table:table-cell table:number-columns-repeated="2"/>
          <table:table-cell table:formula="of:=[.G929]*[.$B$7]*[.A930]" office:value-type="float" office:value="-0.0313314020977915" calcext:value-type="float">
            <text:p>-0,03133140209779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25]" office:value-type="float" office:value="0.150516978855797" calcext:value-type="float">
            <text:p>0,150516978855797</text:p>
          </table:table-cell>
          <table:table-cell table:number-columns-repeated="2"/>
          <table:table-cell table:style-name="Default"/>
          <table:table-cell table:number-columns-repeated="2"/>
          <table:table-cell table:formula="of:=[.G929]*[.$B$7]*[.A931]" office:value-type="float" office:value="-0.0313314020977915" calcext:value-type="float">
            <text:p>-0,031331402097792</text:p>
          </table:table-cell>
          <table:table-cell table:number-columns-repeated="5"/>
        </table:table-row>
        <table:table-row table:style-name="ro1">
          <table:table-cell/>
          <table:table-cell table:formula="of:=[.A929]*[.B929]+[.A930]*[.B930]+[.B931]" office:value-type="float" office:value="1.31331402097791" calcext:value-type="float">
            <text:p>1,3133140209779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911:.J929])" office:value-type="float" office:value="0.891724547077871" calcext:value-type="float">
            <text:p>0,89172454707787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909]+1" office:value-type="float" office:value="37" calcext:value-type="float">
            <text:p>37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911]" office:value-type="float" office:value="0.12625251016522" calcext:value-type="float">
            <text:p>0,12625251016522</text:p>
          </table:table-cell>
          <table:table-cell table:number-columns-repeated="2"/>
          <table:table-cell table:formula="of:=ACT([.$B$6]; [.B939] ; [.$B$8] )" office:value-type="float" office:value="0.152325428864112" calcext:value-type="float">
            <text:p>0,15233</text:p>
          </table:table-cell>
          <table:table-cell table:formula="of:=[.F911]" office:value-type="float" office:value="0" calcext:value-type="float">
            <text:p>0</text:p>
          </table:table-cell>
          <table:table-cell table:formula="of:=[.F936]-[.E936]" office:value-type="float" office:value="-0.152325428864112" calcext:value-type="float">
            <text:p>-0,152325428864112</text:p>
          </table:table-cell>
          <table:table-cell table:formula="of:=[.G936]*[.$B$7]*[.A936]" office:value-type="float" office:value="-0" calcext:value-type="float">
            <text:p>0</text:p>
          </table:table-cell>
          <table:table-cell table:formula="of:=([.H936]+[.H942]+[.H948]+[.H954])/4+[.B936]" office:value-type="float" office:value="0.11146653681595" calcext:value-type="float">
            <text:p>0,11146653681595</text:p>
          </table:table-cell>
          <table:table-cell table:formula="of:=([.F936]-[.E936])*([.F936]-[.E936])" office:value-type="float" office:value="0.0232030362786355" calcext:value-type="float">
            <text:p>0,02320303627863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912]" office:value-type="float" office:value="1.03428305591216" calcext:value-type="float">
            <text:p>1,03428305591216</text:p>
          </table:table-cell>
          <table:table-cell table:number-columns-repeated="5"/>
          <table:table-cell table:formula="of:=[.G936]*[.$B$7]*[.A937]" office:value-type="float" office:value="-0" calcext:value-type="float">
            <text:p>0</text:p>
          </table:table-cell>
          <table:table-cell table:formula="of:=([.H937]+[.H943]+[.H949]+[.H955])/4+[.B937]" office:value-type="float" office:value="1.04679631891921" calcext:value-type="float">
            <text:p>1,046796318919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913]" office:value-type="float" office:value="0.152325428864112" calcext:value-type="float">
            <text:p>0,152325428864112</text:p>
          </table:table-cell>
          <table:table-cell table:number-columns-repeated="5"/>
          <table:table-cell table:formula="of:=[.G936]*[.$B$7]*[.A938]" office:value-type="float" office:value="-0.0152325428864112" calcext:value-type="float">
            <text:p>-0,015232542886411</text:p>
          </table:table-cell>
          <table:table-cell table:formula="of:=([.H938]+[.H944]+[.H950]+[.H956])/4+[.B938]" office:value-type="float" office:value="0.154066107673831" calcext:value-type="float">
            <text:p>0,154066107673831</text:p>
          </table:table-cell>
          <table:table-cell table:number-columns-repeated="4"/>
        </table:table-row>
        <table:table-row table:style-name="ro1">
          <table:table-cell/>
          <table:table-cell table:formula="of:=[.A936]*[.B936]+[.A937]*[.B937]+[.B938]" office:value-type="float" office:value="0.152325428864112" calcext:value-type="float">
            <text:p>0,15232542886411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936]" office:value-type="float" office:value="0.12625251016522" calcext:value-type="float">
            <text:p>0,12625251016522</text:p>
          </table:table-cell>
          <table:table-cell table:number-columns-repeated="2"/>
          <table:table-cell table:formula="of:=ACT([.$B$6]; [.B945] ; [.$B$8] )" office:value-type="float" office:value="1.18660848477627" calcext:value-type="float">
            <text:p>1,18661</text:p>
          </table:table-cell>
          <table:table-cell table:formula="of:=[.F917]" office:value-type="float" office:value="2" calcext:value-type="float">
            <text:p>2</text:p>
          </table:table-cell>
          <table:table-cell table:formula="of:=[.F942]-[.E942]" office:value-type="float" office:value="0.81339151522373" calcext:value-type="float">
            <text:p>0,81339151522373</text:p>
          </table:table-cell>
          <table:table-cell table:formula="of:=[.G942]*[.$B$7]*[.A942]" office:value-type="float" office:value="0" calcext:value-type="float">
            <text:p>0</text:p>
          </table:table-cell>
          <table:table-cell/>
          <table:table-cell table:formula="of:=([.F942]-[.E942])*([.F942]-[.E942])" office:value-type="float" office:value="0.661605757037955" calcext:value-type="float">
            <text:p>0,66160575703795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37]" office:value-type="float" office:value="1.03428305591216" calcext:value-type="float">
            <text:p>1,03428305591216</text:p>
          </table:table-cell>
          <table:table-cell table:number-columns-repeated="5"/>
          <table:table-cell table:formula="of:=[.G942]*[.$B$7]*[.A943]" office:value-type="float" office:value="0.081339151522373" calcext:value-type="float">
            <text:p>0,08133915152237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38]" office:value-type="float" office:value="0.152325428864112" calcext:value-type="float">
            <text:p>0,152325428864112</text:p>
          </table:table-cell>
          <table:table-cell table:number-columns-repeated="5"/>
          <table:table-cell table:formula="of:=[.G942]*[.$B$7]*[.A944]" office:value-type="float" office:value="0.081339151522373" calcext:value-type="float">
            <text:p>0,081339151522373</text:p>
          </table:table-cell>
          <table:table-cell table:number-columns-repeated="5"/>
        </table:table-row>
        <table:table-row table:style-name="ro1">
          <table:table-cell/>
          <table:table-cell table:formula="of:=[.A942]*[.B942]+[.A943]*[.B943]+[.B944]" office:value-type="float" office:value="1.18660848477627" calcext:value-type="float">
            <text:p>1,18660848477627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42]" office:value-type="float" office:value="0.12625251016522" calcext:value-type="float">
            <text:p>0,12625251016522</text:p>
          </table:table-cell>
          <table:table-cell table:number-columns-repeated="2"/>
          <table:table-cell table:formula="of:=ACT([.$B$6]; [.B951] ; [.$B$8] )" office:value-type="float" office:value="0.278577939029332" calcext:value-type="float">
            <text:p>0,27858</text:p>
          </table:table-cell>
          <table:table-cell table:formula="of:=[.F923]" office:value-type="float" office:value="0" calcext:value-type="float">
            <text:p>0</text:p>
          </table:table-cell>
          <table:table-cell table:formula="of:=[.F948]-[.E948]" office:value-type="float" office:value="-0.278577939029332" calcext:value-type="float">
            <text:p>-0,278577939029332</text:p>
          </table:table-cell>
          <table:table-cell table:formula="of:=[.G948]*[.$B$7]*[.A948]" office:value-type="float" office:value="-0.0278577939029332" calcext:value-type="float">
            <text:p>-0,027857793902933</text:p>
          </table:table-cell>
          <table:table-cell/>
          <table:table-cell table:formula="of:=([.F948]-[.E948])*([.F948]-[.E948])" office:value-type="float" office:value="0.07760566811383" calcext:value-type="float">
            <text:p>0,0776056681138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943]" office:value-type="float" office:value="1.03428305591216" calcext:value-type="float">
            <text:p>1,03428305591216</text:p>
          </table:table-cell>
          <table:table-cell table:number-columns-repeated="5"/>
          <table:table-cell table:formula="of:=[.G948]*[.$B$7]*[.A94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44]" office:value-type="float" office:value="0.152325428864112" calcext:value-type="float">
            <text:p>0,152325428864112</text:p>
          </table:table-cell>
          <table:table-cell table:number-columns-repeated="5"/>
          <table:table-cell table:formula="of:=[.G948]*[.$B$7]*[.A950]" office:value-type="float" office:value="-0.0278577939029332" calcext:value-type="float">
            <text:p>-0,027857793902933</text:p>
          </table:table-cell>
          <table:table-cell table:number-columns-repeated="5"/>
        </table:table-row>
        <table:table-row table:style-name="ro1">
          <table:table-cell/>
          <table:table-cell table:formula="of:=[.A948]*[.B948]+[.A949]*[.B949]+[.B950]" office:value-type="float" office:value="0.278577939029332" calcext:value-type="float">
            <text:p>0,27857793902933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48]" office:value-type="float" office:value="0.12625251016522" calcext:value-type="float">
            <text:p>0,12625251016522</text:p>
          </table:table-cell>
          <table:table-cell table:number-columns-repeated="2"/>
          <table:table-cell table:formula="of:=ACT([.$B$6]; [.B957] ; [.$B$8] )" office:value-type="float" office:value="1.31286099494149" calcext:value-type="float">
            <text:p>1,31286</text:p>
          </table:table-cell>
          <table:table-cell table:formula="of:=[.F929]" office:value-type="float" office:value="1" calcext:value-type="float">
            <text:p>1</text:p>
          </table:table-cell>
          <table:table-cell table:formula="of:=[.F954]-[.E954]" office:value-type="float" office:value="-0.31286099494149" calcext:value-type="float">
            <text:p>-0,31286099494149</text:p>
          </table:table-cell>
          <table:table-cell table:formula="of:=[.G954]*[.$B$7]*[.A954]" office:value-type="float" office:value="-0.031286099494149" calcext:value-type="float">
            <text:p>-0,031286099494149</text:p>
          </table:table-cell>
          <table:table-cell/>
          <table:table-cell table:formula="of:=([.F954]-[.E954])*([.F954]-[.E954])" office:value-type="float" office:value="0.0978820021557792" calcext:value-type="float">
            <text:p>0,09788200215577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49]" office:value-type="float" office:value="1.03428305591216" calcext:value-type="float">
            <text:p>1,03428305591216</text:p>
          </table:table-cell>
          <table:table-cell table:number-columns-repeated="2"/>
          <table:table-cell table:style-name="Default"/>
          <table:table-cell table:number-columns-repeated="2"/>
          <table:table-cell table:formula="of:=[.G954]*[.$B$7]*[.A955]" office:value-type="float" office:value="-0.031286099494149" calcext:value-type="float">
            <text:p>-0,0312860994941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50]" office:value-type="float" office:value="0.152325428864112" calcext:value-type="float">
            <text:p>0,152325428864112</text:p>
          </table:table-cell>
          <table:table-cell table:number-columns-repeated="2"/>
          <table:table-cell table:style-name="Default"/>
          <table:table-cell table:number-columns-repeated="2"/>
          <table:table-cell table:formula="of:=[.G954]*[.$B$7]*[.A956]" office:value-type="float" office:value="-0.031286099494149" calcext:value-type="float">
            <text:p>-0,031286099494149</text:p>
          </table:table-cell>
          <table:table-cell table:number-columns-repeated="5"/>
        </table:table-row>
        <table:table-row table:style-name="ro1">
          <table:table-cell/>
          <table:table-cell table:formula="of:=[.A954]*[.B954]+[.A955]*[.B955]+[.B956]" office:value-type="float" office:value="1.31286099494149" calcext:value-type="float">
            <text:p>1,31286099494149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936:.J954])" office:value-type="float" office:value="0.8602964635862" calcext:value-type="float">
            <text:p>0,860296463586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934]+1" office:value-type="float" office:value="38" calcext:value-type="float">
            <text:p>38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936]" office:value-type="float" office:value="0.11146653681595" calcext:value-type="float">
            <text:p>0,11146653681595</text:p>
          </table:table-cell>
          <table:table-cell table:number-columns-repeated="2"/>
          <table:table-cell table:formula="of:=ACT([.$B$6]; [.B964] ; [.$B$8] )" office:value-type="float" office:value="0.154066107673831" calcext:value-type="float">
            <text:p>0,15407</text:p>
          </table:table-cell>
          <table:table-cell table:formula="of:=[.F936]" office:value-type="float" office:value="0" calcext:value-type="float">
            <text:p>0</text:p>
          </table:table-cell>
          <table:table-cell table:formula="of:=[.F961]-[.E961]" office:value-type="float" office:value="-0.154066107673831" calcext:value-type="float">
            <text:p>-0,154066107673831</text:p>
          </table:table-cell>
          <table:table-cell table:formula="of:=[.G961]*[.$B$7]*[.A961]" office:value-type="float" office:value="-0" calcext:value-type="float">
            <text:p>0</text:p>
          </table:table-cell>
          <table:table-cell table:formula="of:=([.H961]+[.H967]+[.H973]+[.H979])/4+[.B961]" office:value-type="float" office:value="0.0970199966184802" calcext:value-type="float">
            <text:p>0,09701999661848</text:p>
          </table:table-cell>
          <table:table-cell table:formula="of:=([.F961]-[.E961])*([.F961]-[.E961])" office:value-type="float" office:value="0.0237363655337646" calcext:value-type="float">
            <text:p>0,02373636553376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937]" office:value-type="float" office:value="1.04679631891921" calcext:value-type="float">
            <text:p>1,04679631891921</text:p>
          </table:table-cell>
          <table:table-cell table:number-columns-repeated="5"/>
          <table:table-cell table:formula="of:=[.G961]*[.$B$7]*[.A962]" office:value-type="float" office:value="-0" calcext:value-type="float">
            <text:p>0</text:p>
          </table:table-cell>
          <table:table-cell table:formula="of:=([.H962]+[.H968]+[.H974]+[.H980])/4+[.B962]" office:value-type="float" office:value="1.05896653416916" calcext:value-type="float">
            <text:p>1,0589665341691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938]" office:value-type="float" office:value="0.154066107673831" calcext:value-type="float">
            <text:p>0,154066107673831</text:p>
          </table:table-cell>
          <table:table-cell table:number-columns-repeated="5"/>
          <table:table-cell table:formula="of:=[.G961]*[.$B$7]*[.A963]" office:value-type="float" office:value="-0.0154066107673831" calcext:value-type="float">
            <text:p>-0,015406610767383</text:p>
          </table:table-cell>
          <table:table-cell table:formula="of:=([.H963]+[.H969]+[.H975]+[.H981])/4+[.B963]" office:value-type="float" office:value="0.15574635411969" calcext:value-type="float">
            <text:p>0,15574635411969</text:p>
          </table:table-cell>
          <table:table-cell table:number-columns-repeated="4"/>
        </table:table-row>
        <table:table-row table:style-name="ro1">
          <table:table-cell/>
          <table:table-cell table:formula="of:=[.A961]*[.B961]+[.A962]*[.B962]+[.B963]" office:value-type="float" office:value="0.154066107673831" calcext:value-type="float">
            <text:p>0,154066107673831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961]" office:value-type="float" office:value="0.11146653681595" calcext:value-type="float">
            <text:p>0,11146653681595</text:p>
          </table:table-cell>
          <table:table-cell table:number-columns-repeated="2"/>
          <table:table-cell table:formula="of:=ACT([.$B$6]; [.B970] ; [.$B$8] )" office:value-type="float" office:value="1.20086242659305" calcext:value-type="float">
            <text:p>1,20086</text:p>
          </table:table-cell>
          <table:table-cell table:formula="of:=[.F942]" office:value-type="float" office:value="2" calcext:value-type="float">
            <text:p>2</text:p>
          </table:table-cell>
          <table:table-cell table:formula="of:=[.F967]-[.E967]" office:value-type="float" office:value="0.799137573406954" calcext:value-type="float">
            <text:p>0,799137573406954</text:p>
          </table:table-cell>
          <table:table-cell table:formula="of:=[.G967]*[.$B$7]*[.A967]" office:value-type="float" office:value="0" calcext:value-type="float">
            <text:p>0</text:p>
          </table:table-cell>
          <table:table-cell/>
          <table:table-cell table:formula="of:=([.F967]-[.E967])*([.F967]-[.E967])" office:value-type="float" office:value="0.638620861230755" calcext:value-type="float">
            <text:p>0,63862086123075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62]" office:value-type="float" office:value="1.04679631891921" calcext:value-type="float">
            <text:p>1,04679631891921</text:p>
          </table:table-cell>
          <table:table-cell table:number-columns-repeated="5"/>
          <table:table-cell table:formula="of:=[.G967]*[.$B$7]*[.A968]" office:value-type="float" office:value="0.0799137573406954" calcext:value-type="float">
            <text:p>0,07991375734069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63]" office:value-type="float" office:value="0.154066107673831" calcext:value-type="float">
            <text:p>0,154066107673831</text:p>
          </table:table-cell>
          <table:table-cell table:number-columns-repeated="5"/>
          <table:table-cell table:formula="of:=[.G967]*[.$B$7]*[.A969]" office:value-type="float" office:value="0.0799137573406954" calcext:value-type="float">
            <text:p>0,079913757340695</text:p>
          </table:table-cell>
          <table:table-cell table:number-columns-repeated="5"/>
        </table:table-row>
        <table:table-row table:style-name="ro1">
          <table:table-cell/>
          <table:table-cell table:formula="of:=[.A967]*[.B967]+[.A968]*[.B968]+[.B969]" office:value-type="float" office:value="1.20086242659305" calcext:value-type="float">
            <text:p>1,2008624265930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67]" office:value-type="float" office:value="0.11146653681595" calcext:value-type="float">
            <text:p>0,11146653681595</text:p>
          </table:table-cell>
          <table:table-cell table:number-columns-repeated="2"/>
          <table:table-cell table:formula="of:=ACT([.$B$6]; [.B976] ; [.$B$8] )" office:value-type="float" office:value="0.265532644489781" calcext:value-type="float">
            <text:p>0,26553</text:p>
          </table:table-cell>
          <table:table-cell table:formula="of:=[.F948]" office:value-type="float" office:value="0" calcext:value-type="float">
            <text:p>0</text:p>
          </table:table-cell>
          <table:table-cell table:formula="of:=[.F973]-[.E973]" office:value-type="float" office:value="-0.265532644489781" calcext:value-type="float">
            <text:p>-0,265532644489781</text:p>
          </table:table-cell>
          <table:table-cell table:formula="of:=[.G973]*[.$B$7]*[.A973]" office:value-type="float" office:value="-0.0265532644489781" calcext:value-type="float">
            <text:p>-0,026553264448978</text:p>
          </table:table-cell>
          <table:table-cell/>
          <table:table-cell table:formula="of:=([.F973]-[.E973])*([.F973]-[.E973])" office:value-type="float" office:value="0.0705075852897364" calcext:value-type="float">
            <text:p>0,07050758528973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968]" office:value-type="float" office:value="1.04679631891921" calcext:value-type="float">
            <text:p>1,04679631891921</text:p>
          </table:table-cell>
          <table:table-cell table:number-columns-repeated="5"/>
          <table:table-cell table:formula="of:=[.G973]*[.$B$7]*[.A97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69]" office:value-type="float" office:value="0.154066107673831" calcext:value-type="float">
            <text:p>0,154066107673831</text:p>
          </table:table-cell>
          <table:table-cell table:number-columns-repeated="5"/>
          <table:table-cell table:formula="of:=[.G973]*[.$B$7]*[.A975]" office:value-type="float" office:value="-0.0265532644489781" calcext:value-type="float">
            <text:p>-0,026553264448978</text:p>
          </table:table-cell>
          <table:table-cell table:number-columns-repeated="5"/>
        </table:table-row>
        <table:table-row table:style-name="ro1">
          <table:table-cell/>
          <table:table-cell table:formula="of:=[.A973]*[.B973]+[.A974]*[.B974]+[.B975]" office:value-type="float" office:value="0.265532644489781" calcext:value-type="float">
            <text:p>0,265532644489781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73]" office:value-type="float" office:value="0.11146653681595" calcext:value-type="float">
            <text:p>0,11146653681595</text:p>
          </table:table-cell>
          <table:table-cell table:number-columns-repeated="2"/>
          <table:table-cell table:formula="of:=ACT([.$B$6]; [.B982] ; [.$B$8] )" office:value-type="float" office:value="1.312328963409" calcext:value-type="float">
            <text:p>1,31233</text:p>
          </table:table-cell>
          <table:table-cell table:formula="of:=[.F954]" office:value-type="float" office:value="1" calcext:value-type="float">
            <text:p>1</text:p>
          </table:table-cell>
          <table:table-cell table:formula="of:=[.F979]-[.E979]" office:value-type="float" office:value="-0.312328963408996" calcext:value-type="float">
            <text:p>-0,312328963408996</text:p>
          </table:table-cell>
          <table:table-cell table:formula="of:=[.G979]*[.$B$7]*[.A979]" office:value-type="float" office:value="-0.0312328963408996" calcext:value-type="float">
            <text:p>-0,0312328963409</text:p>
          </table:table-cell>
          <table:table-cell/>
          <table:table-cell table:formula="of:=([.F979]-[.E979])*([.F979]-[.E979])" office:value-type="float" office:value="0.0975493813841377" calcext:value-type="float">
            <text:p>0,09754938138413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74]" office:value-type="float" office:value="1.04679631891921" calcext:value-type="float">
            <text:p>1,04679631891921</text:p>
          </table:table-cell>
          <table:table-cell table:number-columns-repeated="2"/>
          <table:table-cell table:style-name="Default"/>
          <table:table-cell table:number-columns-repeated="2"/>
          <table:table-cell table:formula="of:=[.G979]*[.$B$7]*[.A980]" office:value-type="float" office:value="-0.0312328963408996" calcext:value-type="float">
            <text:p>-0,03123289634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75]" office:value-type="float" office:value="0.154066107673831" calcext:value-type="float">
            <text:p>0,154066107673831</text:p>
          </table:table-cell>
          <table:table-cell table:number-columns-repeated="2"/>
          <table:table-cell table:style-name="Default"/>
          <table:table-cell table:number-columns-repeated="2"/>
          <table:table-cell table:formula="of:=[.G979]*[.$B$7]*[.A981]" office:value-type="float" office:value="-0.0312328963408996" calcext:value-type="float">
            <text:p>-0,0312328963409</text:p>
          </table:table-cell>
          <table:table-cell table:number-columns-repeated="5"/>
        </table:table-row>
        <table:table-row table:style-name="ro1">
          <table:table-cell/>
          <table:table-cell table:formula="of:=[.A979]*[.B979]+[.A980]*[.B980]+[.B981]" office:value-type="float" office:value="1.312328963409" calcext:value-type="float">
            <text:p>1,312328963409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961:.J979])" office:value-type="float" office:value="0.830414193438393" calcext:value-type="float">
            <text:p>0,83041419343839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959]+1" office:value-type="float" office:value="39" calcext:value-type="float">
            <text:p>39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961]" office:value-type="float" office:value="0.0970199966184802" calcext:value-type="float">
            <text:p>0,09701999661848</text:p>
          </table:table-cell>
          <table:table-cell table:number-columns-repeated="2"/>
          <table:table-cell table:formula="of:=ACT([.$B$6]; [.B989] ; [.$B$8] )" office:value-type="float" office:value="0.15574635411969" calcext:value-type="float">
            <text:p>0,15575</text:p>
          </table:table-cell>
          <table:table-cell table:formula="of:=[.F961]" office:value-type="float" office:value="0" calcext:value-type="float">
            <text:p>0</text:p>
          </table:table-cell>
          <table:table-cell table:formula="of:=[.F986]-[.E986]" office:value-type="float" office:value="-0.15574635411969" calcext:value-type="float">
            <text:p>-0,15574635411969</text:p>
          </table:table-cell>
          <table:table-cell table:formula="of:=[.G986]*[.$B$7]*[.A986]" office:value-type="float" office:value="-0" calcext:value-type="float">
            <text:p>0</text:p>
          </table:table-cell>
          <table:table-cell table:formula="of:=([.H986]+[.H992]+[.H998]+[.H1004])/4+[.B986]" office:value-type="float" office:value="0.0829075157273426" calcext:value-type="float">
            <text:p>0,082907515727343</text:p>
          </table:table-cell>
          <table:table-cell table:formula="of:=([.F986]-[.E986])*([.F986]-[.E986])" office:value-type="float" office:value="0.0242569268215759" calcext:value-type="float">
            <text:p>0,02425692682157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962]" office:value-type="float" office:value="1.05896653416916" calcext:value-type="float">
            <text:p>1,05896653416916</text:p>
          </table:table-cell>
          <table:table-cell table:number-columns-repeated="5"/>
          <table:table-cell table:formula="of:=[.G986]*[.$B$7]*[.A987]" office:value-type="float" office:value="-0" calcext:value-type="float">
            <text:p>0</text:p>
          </table:table-cell>
          <table:table-cell table:formula="of:=([.H987]+[.H993]+[.H999]+[.H1005])/4+[.B987]" office:value-type="float" office:value="1.07080538983926" calcext:value-type="float">
            <text:p>1,0708053898392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963]" office:value-type="float" office:value="0.15574635411969" calcext:value-type="float">
            <text:p>0,15574635411969</text:p>
          </table:table-cell>
          <table:table-cell table:number-columns-repeated="5"/>
          <table:table-cell table:formula="of:=[.G986]*[.$B$7]*[.A988]" office:value-type="float" office:value="-0.015574635411969" calcext:value-type="float">
            <text:p>-0,015574635411969</text:p>
          </table:table-cell>
          <table:table-cell table:formula="of:=([.H988]+[.H994]+[.H1000]+[.H1006])/4+[.B988]" office:value-type="float" office:value="0.157372392168339" calcext:value-type="float">
            <text:p>0,157372392168339</text:p>
          </table:table-cell>
          <table:table-cell table:number-columns-repeated="4"/>
        </table:table-row>
        <table:table-row table:style-name="ro1">
          <table:table-cell/>
          <table:table-cell table:formula="of:=[.A986]*[.B986]+[.A987]*[.B987]+[.B988]" office:value-type="float" office:value="0.15574635411969" calcext:value-type="float">
            <text:p>0,15574635411969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986]" office:value-type="float" office:value="0.0970199966184802" calcext:value-type="float">
            <text:p>0,09701999661848</text:p>
          </table:table-cell>
          <table:table-cell table:number-columns-repeated="2"/>
          <table:table-cell table:formula="of:=ACT([.$B$6]; [.B995] ; [.$B$8] )" office:value-type="float" office:value="1.21471288828885" calcext:value-type="float">
            <text:p>1,21471</text:p>
          </table:table-cell>
          <table:table-cell table:formula="of:=[.F967]" office:value-type="float" office:value="2" calcext:value-type="float">
            <text:p>2</text:p>
          </table:table-cell>
          <table:table-cell table:formula="of:=[.F992]-[.E992]" office:value-type="float" office:value="0.785287111711146" calcext:value-type="float">
            <text:p>0,785287111711146</text:p>
          </table:table-cell>
          <table:table-cell table:formula="of:=[.G992]*[.$B$7]*[.A992]" office:value-type="float" office:value="0" calcext:value-type="float">
            <text:p>0</text:p>
          </table:table-cell>
          <table:table-cell/>
          <table:table-cell table:formula="of:=([.F992]-[.E992])*([.F992]-[.E992])" office:value-type="float" office:value="0.616675847819635" calcext:value-type="float">
            <text:p>0,61667584781963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87]" office:value-type="float" office:value="1.05896653416916" calcext:value-type="float">
            <text:p>1,05896653416916</text:p>
          </table:table-cell>
          <table:table-cell table:number-columns-repeated="5"/>
          <table:table-cell table:formula="of:=[.G992]*[.$B$7]*[.A993]" office:value-type="float" office:value="0.0785287111711147" calcext:value-type="float">
            <text:p>0,0785287111711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88]" office:value-type="float" office:value="0.15574635411969" calcext:value-type="float">
            <text:p>0,15574635411969</text:p>
          </table:table-cell>
          <table:table-cell table:number-columns-repeated="5"/>
          <table:table-cell table:formula="of:=[.G992]*[.$B$7]*[.A994]" office:value-type="float" office:value="0.0785287111711147" calcext:value-type="float">
            <text:p>0,078528711171115</text:p>
          </table:table-cell>
          <table:table-cell table:number-columns-repeated="5"/>
        </table:table-row>
        <table:table-row table:style-name="ro1">
          <table:table-cell/>
          <table:table-cell table:formula="of:=[.A992]*[.B992]+[.A993]*[.B993]+[.B994]" office:value-type="float" office:value="1.21471288828885" calcext:value-type="float">
            <text:p>1,2147128882888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92]" office:value-type="float" office:value="0.0970199966184802" calcext:value-type="float">
            <text:p>0,09701999661848</text:p>
          </table:table-cell>
          <table:table-cell table:number-columns-repeated="2"/>
          <table:table-cell table:formula="of:=ACT([.$B$6]; [.B1001] ; [.$B$8] )" office:value-type="float" office:value="0.25276635073817" calcext:value-type="float">
            <text:p>0,25277</text:p>
          </table:table-cell>
          <table:table-cell table:formula="of:=[.F973]" office:value-type="float" office:value="0" calcext:value-type="float">
            <text:p>0</text:p>
          </table:table-cell>
          <table:table-cell table:formula="of:=[.F998]-[.E998]" office:value-type="float" office:value="-0.25276635073817" calcext:value-type="float">
            <text:p>-0,25276635073817</text:p>
          </table:table-cell>
          <table:table-cell table:formula="of:=[.G998]*[.$B$7]*[.A998]" office:value-type="float" office:value="-0.025276635073817" calcext:value-type="float">
            <text:p>-0,025276635073817</text:p>
          </table:table-cell>
          <table:table-cell/>
          <table:table-cell table:formula="of:=([.F998]-[.E998])*([.F998]-[.E998])" office:value-type="float" office:value="0.0638908280654917" calcext:value-type="float">
            <text:p>0,06389082806549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993]" office:value-type="float" office:value="1.05896653416916" calcext:value-type="float">
            <text:p>1,05896653416916</text:p>
          </table:table-cell>
          <table:table-cell table:number-columns-repeated="5"/>
          <table:table-cell table:formula="of:=[.G998]*[.$B$7]*[.A99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94]" office:value-type="float" office:value="0.15574635411969" calcext:value-type="float">
            <text:p>0,15574635411969</text:p>
          </table:table-cell>
          <table:table-cell table:number-columns-repeated="5"/>
          <table:table-cell table:formula="of:=[.G998]*[.$B$7]*[.A1000]" office:value-type="float" office:value="-0.025276635073817" calcext:value-type="float">
            <text:p>-0,025276635073817</text:p>
          </table:table-cell>
          <table:table-cell table:number-columns-repeated="5"/>
        </table:table-row>
        <table:table-row table:style-name="ro1">
          <table:table-cell/>
          <table:table-cell table:formula="of:=[.A998]*[.B998]+[.A999]*[.B999]+[.B1000]" office:value-type="float" office:value="0.25276635073817" calcext:value-type="float">
            <text:p>0,25276635073817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98]" office:value-type="float" office:value="0.0970199966184802" calcext:value-type="float">
            <text:p>0,09701999661848</text:p>
          </table:table-cell>
          <table:table-cell table:number-columns-repeated="2"/>
          <table:table-cell table:formula="of:=ACT([.$B$6]; [.B1007] ; [.$B$8] )" office:value-type="float" office:value="1.31173288490733" calcext:value-type="float">
            <text:p>1,31173</text:p>
          </table:table-cell>
          <table:table-cell table:formula="of:=[.F979]" office:value-type="float" office:value="1" calcext:value-type="float">
            <text:p>1</text:p>
          </table:table-cell>
          <table:table-cell table:formula="of:=[.F1004]-[.E1004]" office:value-type="float" office:value="-0.311732884907334" calcext:value-type="float">
            <text:p>-0,311732884907334</text:p>
          </table:table-cell>
          <table:table-cell table:formula="of:=[.G1004]*[.$B$7]*[.A1004]" office:value-type="float" office:value="-0.0311732884907334" calcext:value-type="float">
            <text:p>-0,031173288490733</text:p>
          </table:table-cell>
          <table:table-cell/>
          <table:table-cell table:formula="of:=([.F1004]-[.E1004])*([.F1004]-[.E1004])" office:value-type="float" office:value="0.097177391532649" calcext:value-type="float">
            <text:p>0,09717739153264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99]" office:value-type="float" office:value="1.05896653416916" calcext:value-type="float">
            <text:p>1,05896653416916</text:p>
          </table:table-cell>
          <table:table-cell table:number-columns-repeated="2"/>
          <table:table-cell table:style-name="Default"/>
          <table:table-cell table:number-columns-repeated="2"/>
          <table:table-cell table:formula="of:=[.G1004]*[.$B$7]*[.A1005]" office:value-type="float" office:value="-0.0311732884907334" calcext:value-type="float">
            <text:p>-0,0311732884907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00]" office:value-type="float" office:value="0.15574635411969" calcext:value-type="float">
            <text:p>0,15574635411969</text:p>
          </table:table-cell>
          <table:table-cell table:number-columns-repeated="2"/>
          <table:table-cell table:style-name="Default"/>
          <table:table-cell table:number-columns-repeated="2"/>
          <table:table-cell table:formula="of:=[.G1004]*[.$B$7]*[.A1006]" office:value-type="float" office:value="-0.0311732884907334" calcext:value-type="float">
            <text:p>-0,031173288490733</text:p>
          </table:table-cell>
          <table:table-cell table:number-columns-repeated="5"/>
        </table:table-row>
        <table:table-row table:style-name="ro1">
          <table:table-cell/>
          <table:table-cell table:formula="of:=[.A1004]*[.B1004]+[.A1005]*[.B1005]+[.B1006]" office:value-type="float" office:value="1.31173288490733" calcext:value-type="float">
            <text:p>1,31173288490733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986:.J1004])" office:value-type="float" office:value="0.802000994239351" calcext:value-type="float">
            <text:p>0,80200099423935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984]+1" office:value-type="float" office:value="40" calcext:value-type="float">
            <text:p>40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986]" office:value-type="float" office:value="0.0829075157273426" calcext:value-type="float">
            <text:p>0,082907515727343</text:p>
          </table:table-cell>
          <table:table-cell table:number-columns-repeated="2"/>
          <table:table-cell table:formula="of:=ACT([.$B$6]; [.B1014] ; [.$B$8] )" office:value-type="float" office:value="0.157372392168339" calcext:value-type="float">
            <text:p>0,15737</text:p>
          </table:table-cell>
          <table:table-cell table:formula="of:=[.F986]" office:value-type="float" office:value="0" calcext:value-type="float">
            <text:p>0</text:p>
          </table:table-cell>
          <table:table-cell table:formula="of:=[.F1011]-[.E1011]" office:value-type="float" office:value="-0.157372392168339" calcext:value-type="float">
            <text:p>-0,157372392168339</text:p>
          </table:table-cell>
          <table:table-cell table:formula="of:=[.G1011]*[.$B$7]*[.A1011]" office:value-type="float" office:value="-0" calcext:value-type="float">
            <text:p>0</text:p>
          </table:table-cell>
          <table:table-cell table:formula="of:=([.H1011]+[.H1017]+[.H1023]+[.H1029])/4+[.B1011]" office:value-type="float" office:value="0.069123385586577" calcext:value-type="float">
            <text:p>0,069123385586577</text:p>
          </table:table-cell>
          <table:table-cell table:formula="of:=([.F1011]-[.E1011])*([.F1011]-[.E1011])" office:value-type="float" office:value="0.0247660698167854" calcext:value-type="float">
            <text:p>0,02476606981678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987]" office:value-type="float" office:value="1.07080538983926" calcext:value-type="float">
            <text:p>1,07080538983926</text:p>
          </table:table-cell>
          <table:table-cell table:number-columns-repeated="5"/>
          <table:table-cell table:formula="of:=[.G1011]*[.$B$7]*[.A1012]" office:value-type="float" office:value="-0" calcext:value-type="float">
            <text:p>0</text:p>
          </table:table-cell>
          <table:table-cell table:formula="of:=([.H1012]+[.H1018]+[.H1024]+[.H1030])/4+[.B1012]" office:value-type="float" office:value="1.0823238128457" calcext:value-type="float">
            <text:p>1,082323812845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988]" office:value-type="float" office:value="0.157372392168339" calcext:value-type="float">
            <text:p>0,157372392168339</text:p>
          </table:table-cell>
          <table:table-cell table:number-columns-repeated="5"/>
          <table:table-cell table:formula="of:=[.G1011]*[.$B$7]*[.A1013]" office:value-type="float" office:value="-0.0157372392168339" calcext:value-type="float">
            <text:p>-0,015737239216834</text:p>
          </table:table-cell>
          <table:table-cell table:formula="of:=([.H1013]+[.H1019]+[.H1025]+[.H1031])/4+[.B1013]" office:value-type="float" office:value="0.158949507673175" calcext:value-type="float">
            <text:p>0,158949507673175</text:p>
          </table:table-cell>
          <table:table-cell table:number-columns-repeated="4"/>
        </table:table-row>
        <table:table-row table:style-name="ro1">
          <table:table-cell/>
          <table:table-cell table:formula="of:=[.A1011]*[.B1011]+[.A1012]*[.B1012]+[.B1013]" office:value-type="float" office:value="0.157372392168339" calcext:value-type="float">
            <text:p>0,157372392168339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011]" office:value-type="float" office:value="0.0829075157273426" calcext:value-type="float">
            <text:p>0,082907515727343</text:p>
          </table:table-cell>
          <table:table-cell table:number-columns-repeated="2"/>
          <table:table-cell table:formula="of:=ACT([.$B$6]; [.B1020] ; [.$B$8] )" office:value-type="float" office:value="1.2281777820076" calcext:value-type="float">
            <text:p>1,22818</text:p>
          </table:table-cell>
          <table:table-cell table:formula="of:=[.F992]" office:value-type="float" office:value="2" calcext:value-type="float">
            <text:p>2</text:p>
          </table:table-cell>
          <table:table-cell table:formula="of:=[.F1017]-[.E1017]" office:value-type="float" office:value="0.771822217992402" calcext:value-type="float">
            <text:p>0,771822217992402</text:p>
          </table:table-cell>
          <table:table-cell table:formula="of:=[.G1017]*[.$B$7]*[.A1017]" office:value-type="float" office:value="0" calcext:value-type="float">
            <text:p>0</text:p>
          </table:table-cell>
          <table:table-cell/>
          <table:table-cell table:formula="of:=([.F1017]-[.E1017])*([.F1017]-[.E1017])" office:value-type="float" office:value="0.595709536186712" calcext:value-type="float">
            <text:p>0,5957095361867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12]" office:value-type="float" office:value="1.07080538983926" calcext:value-type="float">
            <text:p>1,07080538983926</text:p>
          </table:table-cell>
          <table:table-cell table:number-columns-repeated="5"/>
          <table:table-cell table:formula="of:=[.G1017]*[.$B$7]*[.A1018]" office:value-type="float" office:value="0.0771822217992402" calcext:value-type="float">
            <text:p>0,077182221799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13]" office:value-type="float" office:value="0.157372392168339" calcext:value-type="float">
            <text:p>0,157372392168339</text:p>
          </table:table-cell>
          <table:table-cell table:number-columns-repeated="5"/>
          <table:table-cell table:formula="of:=[.G1017]*[.$B$7]*[.A1019]" office:value-type="float" office:value="0.0771822217992402" calcext:value-type="float">
            <text:p>0,07718222179924</text:p>
          </table:table-cell>
          <table:table-cell table:number-columns-repeated="5"/>
        </table:table-row>
        <table:table-row table:style-name="ro1">
          <table:table-cell/>
          <table:table-cell table:formula="of:=[.A1017]*[.B1017]+[.A1018]*[.B1018]+[.B1019]" office:value-type="float" office:value="1.2281777820076" calcext:value-type="float">
            <text:p>1,2281777820076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17]" office:value-type="float" office:value="0.0829075157273426" calcext:value-type="float">
            <text:p>0,082907515727343</text:p>
          </table:table-cell>
          <table:table-cell table:number-columns-repeated="2"/>
          <table:table-cell table:formula="of:=ACT([.$B$6]; [.B1026] ; [.$B$8] )" office:value-type="float" office:value="0.240279907895681" calcext:value-type="float">
            <text:p>0,24028</text:p>
          </table:table-cell>
          <table:table-cell table:formula="of:=[.F998]" office:value-type="float" office:value="0" calcext:value-type="float">
            <text:p>0</text:p>
          </table:table-cell>
          <table:table-cell table:formula="of:=[.F1023]-[.E1023]" office:value-type="float" office:value="-0.240279907895681" calcext:value-type="float">
            <text:p>-0,240279907895681</text:p>
          </table:table-cell>
          <table:table-cell table:formula="of:=[.G1023]*[.$B$7]*[.A1023]" office:value-type="float" office:value="-0.0240279907895681" calcext:value-type="float">
            <text:p>-0,024027990789568</text:p>
          </table:table-cell>
          <table:table-cell/>
          <table:table-cell table:formula="of:=([.F1023]-[.E1023])*([.F1023]-[.E1023])" office:value-type="float" office:value="0.0577344341383572" calcext:value-type="float">
            <text:p>0,05773443413835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018]" office:value-type="float" office:value="1.07080538983926" calcext:value-type="float">
            <text:p>1,07080538983926</text:p>
          </table:table-cell>
          <table:table-cell table:number-columns-repeated="5"/>
          <table:table-cell table:formula="of:=[.G1023]*[.$B$7]*[.A102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19]" office:value-type="float" office:value="0.157372392168339" calcext:value-type="float">
            <text:p>0,157372392168339</text:p>
          </table:table-cell>
          <table:table-cell table:number-columns-repeated="5"/>
          <table:table-cell table:formula="of:=[.G1023]*[.$B$7]*[.A1025]" office:value-type="float" office:value="-0.0240279907895681" calcext:value-type="float">
            <text:p>-0,024027990789568</text:p>
          </table:table-cell>
          <table:table-cell table:number-columns-repeated="5"/>
        </table:table-row>
        <table:table-row table:style-name="ro1">
          <table:table-cell/>
          <table:table-cell table:formula="of:=[.A1023]*[.B1023]+[.A1024]*[.B1024]+[.B1025]" office:value-type="float" office:value="0.240279907895681" calcext:value-type="float">
            <text:p>0,240279907895681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23]" office:value-type="float" office:value="0.0829075157273426" calcext:value-type="float">
            <text:p>0,082907515727343</text:p>
          </table:table-cell>
          <table:table-cell table:number-columns-repeated="2"/>
          <table:table-cell table:formula="of:=ACT([.$B$6]; [.B1032] ; [.$B$8] )" office:value-type="float" office:value="1.31108529773494" calcext:value-type="float">
            <text:p>1,31109</text:p>
          </table:table-cell>
          <table:table-cell table:formula="of:=[.F1004]" office:value-type="float" office:value="1" calcext:value-type="float">
            <text:p>1</text:p>
          </table:table-cell>
          <table:table-cell table:formula="of:=[.F1029]-[.E1029]" office:value-type="float" office:value="-0.31108529773494" calcext:value-type="float">
            <text:p>-0,31108529773494</text:p>
          </table:table-cell>
          <table:table-cell table:formula="of:=[.G1029]*[.$B$7]*[.A1029]" office:value-type="float" office:value="-0.031108529773494" calcext:value-type="float">
            <text:p>-0,031108529773494</text:p>
          </table:table-cell>
          <table:table-cell/>
          <table:table-cell table:formula="of:=([.F1029]-[.E1029])*([.F1029]-[.E1029])" office:value-type="float" office:value="0.0967740624668365" calcext:value-type="float">
            <text:p>0,0967740624668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24]" office:value-type="float" office:value="1.07080538983926" calcext:value-type="float">
            <text:p>1,07080538983926</text:p>
          </table:table-cell>
          <table:table-cell table:number-columns-repeated="2"/>
          <table:table-cell table:style-name="Default"/>
          <table:table-cell table:number-columns-repeated="2"/>
          <table:table-cell table:formula="of:=[.G1029]*[.$B$7]*[.A1030]" office:value-type="float" office:value="-0.031108529773494" calcext:value-type="float">
            <text:p>-0,03110852977349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25]" office:value-type="float" office:value="0.157372392168339" calcext:value-type="float">
            <text:p>0,157372392168339</text:p>
          </table:table-cell>
          <table:table-cell table:number-columns-repeated="2"/>
          <table:table-cell table:style-name="Default"/>
          <table:table-cell table:number-columns-repeated="2"/>
          <table:table-cell table:formula="of:=[.G1029]*[.$B$7]*[.A1031]" office:value-type="float" office:value="-0.031108529773494" calcext:value-type="float">
            <text:p>-0,031108529773494</text:p>
          </table:table-cell>
          <table:table-cell table:number-columns-repeated="5"/>
        </table:table-row>
        <table:table-row table:style-name="ro1">
          <table:table-cell/>
          <table:table-cell table:formula="of:=[.A1029]*[.B1029]+[.A1030]*[.B1030]+[.B1031]" office:value-type="float" office:value="1.31108529773494" calcext:value-type="float">
            <text:p>1,31108529773494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1011:.J1029])" office:value-type="float" office:value="0.774984102608691" calcext:value-type="float">
            <text:p>0,77498410260869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1009]+1" office:value-type="float" office:value="41" calcext:value-type="float">
            <text:p>41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011]" office:value-type="float" office:value="0.069123385586577" calcext:value-type="float">
            <text:p>0,069123385586577</text:p>
          </table:table-cell>
          <table:table-cell table:number-columns-repeated="2"/>
          <table:table-cell table:formula="of:=ACT([.$B$6]; [.B1039] ; [.$B$8] )" office:value-type="float" office:value="0.158949507673175" calcext:value-type="float">
            <text:p>0,15895</text:p>
          </table:table-cell>
          <table:table-cell table:formula="of:=[.F1011]" office:value-type="float" office:value="0" calcext:value-type="float">
            <text:p>0</text:p>
          </table:table-cell>
          <table:table-cell table:formula="of:=[.F1036]-[.E1036]" office:value-type="float" office:value="-0.158949507673175" calcext:value-type="float">
            <text:p>-0,158949507673175</text:p>
          </table:table-cell>
          <table:table-cell table:formula="of:=[.G1036]*[.$B$7]*[.A1036]" office:value-type="float" office:value="-0" calcext:value-type="float">
            <text:p>0</text:p>
          </table:table-cell>
          <table:table-cell table:formula="of:=([.H1036]+[.H1042]+[.H1048]+[.H1054])/4+[.B1036]" office:value-type="float" office:value="0.0556616456024471" calcext:value-type="float">
            <text:p>0,055661645602447</text:p>
          </table:table-cell>
          <table:table-cell table:formula="of:=([.F1036]-[.E1036])*([.F1036]-[.E1036])" office:value-type="float" office:value="0.0252649459895447" calcext:value-type="float">
            <text:p>0,02526494598954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012]" office:value-type="float" office:value="1.0823238128457" calcext:value-type="float">
            <text:p>1,0823238128457</text:p>
          </table:table-cell>
          <table:table-cell table:number-columns-repeated="5"/>
          <table:table-cell table:formula="of:=[.G1036]*[.$B$7]*[.A1037]" office:value-type="float" office:value="-0" calcext:value-type="float">
            <text:p>0</text:p>
          </table:table-cell>
          <table:table-cell table:formula="of:=([.H1037]+[.H1043]+[.H1049]+[.H1055])/4+[.B1037]" office:value-type="float" office:value="1.09353206218009" calcext:value-type="float">
            <text:p>1,0935320621800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1013]" office:value-type="float" office:value="0.158949507673175" calcext:value-type="float">
            <text:p>0,158949507673175</text:p>
          </table:table-cell>
          <table:table-cell table:number-columns-repeated="5"/>
          <table:table-cell table:formula="of:=[.G1036]*[.$B$7]*[.A1038]" office:value-type="float" office:value="-0.0158949507673175" calcext:value-type="float">
            <text:p>-0,015894950767318</text:p>
          </table:table-cell>
          <table:table-cell table:formula="of:=([.H1038]+[.H1044]+[.H1050]+[.H1056])/4+[.B1038]" office:value-type="float" office:value="0.160482196984244" calcext:value-type="float">
            <text:p>0,160482196984244</text:p>
          </table:table-cell>
          <table:table-cell table:number-columns-repeated="4"/>
        </table:table-row>
        <table:table-row table:style-name="ro1">
          <table:table-cell/>
          <table:table-cell table:formula="of:=[.A1036]*[.B1036]+[.A1037]*[.B1037]+[.B1038]" office:value-type="float" office:value="0.158949507673175" calcext:value-type="float">
            <text:p>0,15894950767317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036]" office:value-type="float" office:value="0.069123385586577" calcext:value-type="float">
            <text:p>0,069123385586577</text:p>
          </table:table-cell>
          <table:table-cell table:number-columns-repeated="2"/>
          <table:table-cell table:formula="of:=ACT([.$B$6]; [.B1045] ; [.$B$8] )" office:value-type="float" office:value="1.24127332051887" calcext:value-type="float">
            <text:p>1,24127</text:p>
          </table:table-cell>
          <table:table-cell table:formula="of:=[.F1017]" office:value-type="float" office:value="2" calcext:value-type="float">
            <text:p>2</text:p>
          </table:table-cell>
          <table:table-cell table:formula="of:=[.F1042]-[.E1042]" office:value-type="float" office:value="0.75872667948113" calcext:value-type="float">
            <text:p>0,75872667948113</text:p>
          </table:table-cell>
          <table:table-cell table:formula="of:=[.G1042]*[.$B$7]*[.A1042]" office:value-type="float" office:value="0" calcext:value-type="float">
            <text:p>0</text:p>
          </table:table-cell>
          <table:table-cell/>
          <table:table-cell table:formula="of:=([.F1042]-[.E1042])*([.F1042]-[.E1042])" office:value-type="float" office:value="0.575666174156461" calcext:value-type="float">
            <text:p>0,57566617415646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37]" office:value-type="float" office:value="1.0823238128457" calcext:value-type="float">
            <text:p>1,0823238128457</text:p>
          </table:table-cell>
          <table:table-cell table:number-columns-repeated="5"/>
          <table:table-cell table:formula="of:=[.G1042]*[.$B$7]*[.A1043]" office:value-type="float" office:value="0.075872667948113" calcext:value-type="float">
            <text:p>0,07587266794811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38]" office:value-type="float" office:value="0.158949507673175" calcext:value-type="float">
            <text:p>0,158949507673175</text:p>
          </table:table-cell>
          <table:table-cell table:number-columns-repeated="5"/>
          <table:table-cell table:formula="of:=[.G1042]*[.$B$7]*[.A1044]" office:value-type="float" office:value="0.075872667948113" calcext:value-type="float">
            <text:p>0,075872667948113</text:p>
          </table:table-cell>
          <table:table-cell table:number-columns-repeated="5"/>
        </table:table-row>
        <table:table-row table:style-name="ro1">
          <table:table-cell/>
          <table:table-cell table:formula="of:=[.A1042]*[.B1042]+[.A1043]*[.B1043]+[.B1044]" office:value-type="float" office:value="1.24127332051887" calcext:value-type="float">
            <text:p>1,24127332051887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42]" office:value-type="float" office:value="0.069123385586577" calcext:value-type="float">
            <text:p>0,069123385586577</text:p>
          </table:table-cell>
          <table:table-cell table:number-columns-repeated="2"/>
          <table:table-cell table:formula="of:=ACT([.$B$6]; [.B1051] ; [.$B$8] )" office:value-type="float" office:value="0.228072893259752" calcext:value-type="float">
            <text:p>0,22807</text:p>
          </table:table-cell>
          <table:table-cell table:formula="of:=[.F1023]" office:value-type="float" office:value="0" calcext:value-type="float">
            <text:p>0</text:p>
          </table:table-cell>
          <table:table-cell table:formula="of:=[.F1048]-[.E1048]" office:value-type="float" office:value="-0.228072893259752" calcext:value-type="float">
            <text:p>-0,228072893259752</text:p>
          </table:table-cell>
          <table:table-cell table:formula="of:=[.G1048]*[.$B$7]*[.A1048]" office:value-type="float" office:value="-0.0228072893259752" calcext:value-type="float">
            <text:p>-0,022807289325975</text:p>
          </table:table-cell>
          <table:table-cell/>
          <table:table-cell table:formula="of:=([.F1048]-[.E1048])*([.F1048]-[.E1048])" office:value-type="float" office:value="0.0520172446398742" calcext:value-type="float">
            <text:p>0,05201724463987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043]" office:value-type="float" office:value="1.0823238128457" calcext:value-type="float">
            <text:p>1,0823238128457</text:p>
          </table:table-cell>
          <table:table-cell table:number-columns-repeated="5"/>
          <table:table-cell table:formula="of:=[.G1048]*[.$B$7]*[.A104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44]" office:value-type="float" office:value="0.158949507673175" calcext:value-type="float">
            <text:p>0,158949507673175</text:p>
          </table:table-cell>
          <table:table-cell table:number-columns-repeated="5"/>
          <table:table-cell table:formula="of:=[.G1048]*[.$B$7]*[.A1050]" office:value-type="float" office:value="-0.0228072893259752" calcext:value-type="float">
            <text:p>-0,022807289325975</text:p>
          </table:table-cell>
          <table:table-cell table:number-columns-repeated="5"/>
        </table:table-row>
        <table:table-row table:style-name="ro1">
          <table:table-cell/>
          <table:table-cell table:formula="of:=[.A1048]*[.B1048]+[.A1049]*[.B1049]+[.B1050]" office:value-type="float" office:value="0.228072893259752" calcext:value-type="float">
            <text:p>0,22807289325975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48]" office:value-type="float" office:value="0.069123385586577" calcext:value-type="float">
            <text:p>0,069123385586577</text:p>
          </table:table-cell>
          <table:table-cell table:number-columns-repeated="2"/>
          <table:table-cell table:formula="of:=ACT([.$B$6]; [.B1057] ; [.$B$8] )" office:value-type="float" office:value="1.31039670610545" calcext:value-type="float">
            <text:p>1,31040</text:p>
          </table:table-cell>
          <table:table-cell table:formula="of:=[.F1029]" office:value-type="float" office:value="1" calcext:value-type="float">
            <text:p>1</text:p>
          </table:table-cell>
          <table:table-cell table:formula="of:=[.F1054]-[.E1054]" office:value-type="float" office:value="-0.310396706105447" calcext:value-type="float">
            <text:p>-0,310396706105447</text:p>
          </table:table-cell>
          <table:table-cell table:formula="of:=[.G1054]*[.$B$7]*[.A1054]" office:value-type="float" office:value="-0.0310396706105447" calcext:value-type="float">
            <text:p>-0,031039670610545</text:p>
          </table:table-cell>
          <table:table-cell/>
          <table:table-cell table:formula="of:=([.F1054]-[.E1054])*([.F1054]-[.E1054])" office:value-type="float" office:value="0.0963461151611113" calcext:value-type="float">
            <text:p>0,0963461151611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49]" office:value-type="float" office:value="1.0823238128457" calcext:value-type="float">
            <text:p>1,0823238128457</text:p>
          </table:table-cell>
          <table:table-cell table:number-columns-repeated="2"/>
          <table:table-cell table:style-name="Default"/>
          <table:table-cell table:number-columns-repeated="2"/>
          <table:table-cell table:formula="of:=[.G1054]*[.$B$7]*[.A1055]" office:value-type="float" office:value="-0.0310396706105447" calcext:value-type="float">
            <text:p>-0,0310396706105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50]" office:value-type="float" office:value="0.158949507673175" calcext:value-type="float">
            <text:p>0,158949507673175</text:p>
          </table:table-cell>
          <table:table-cell table:number-columns-repeated="2"/>
          <table:table-cell table:style-name="Default"/>
          <table:table-cell table:number-columns-repeated="2"/>
          <table:table-cell table:formula="of:=[.G1054]*[.$B$7]*[.A1056]" office:value-type="float" office:value="-0.0310396706105447" calcext:value-type="float">
            <text:p>-0,031039670610545</text:p>
          </table:table-cell>
          <table:table-cell table:number-columns-repeated="5"/>
        </table:table-row>
        <table:table-row table:style-name="ro1">
          <table:table-cell/>
          <table:table-cell table:formula="of:=[.A1054]*[.B1054]+[.A1055]*[.B1055]+[.B1056]" office:value-type="float" office:value="1.31039670610545" calcext:value-type="float">
            <text:p>1,31039670610545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1036:.J1054])" office:value-type="float" office:value="0.749294479946991" calcext:value-type="float">
            <text:p>0,74929447994699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1034]+1" office:value-type="float" office:value="42" calcext:value-type="float">
            <text:p>42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036]" office:value-type="float" office:value="0.0556616456024471" calcext:value-type="float">
            <text:p>0,055661645602447</text:p>
          </table:table-cell>
          <table:table-cell table:number-columns-repeated="2"/>
          <table:table-cell table:formula="of:=ACT([.$B$6]; [.B1064] ; [.$B$8] )" office:value-type="float" office:value="0.160482196984244" calcext:value-type="float">
            <text:p>0,16048</text:p>
          </table:table-cell>
          <table:table-cell table:formula="of:=[.F1036]" office:value-type="float" office:value="0" calcext:value-type="float">
            <text:p>0</text:p>
          </table:table-cell>
          <table:table-cell table:formula="of:=[.F1061]-[.E1061]" office:value-type="float" office:value="-0.160482196984244" calcext:value-type="float">
            <text:p>-0,160482196984244</text:p>
          </table:table-cell>
          <table:table-cell table:formula="of:=[.G1061]*[.$B$7]*[.A1061]" office:value-type="float" office:value="-0" calcext:value-type="float">
            <text:p>0</text:p>
          </table:table-cell>
          <table:table-cell table:formula="of:=([.H1061]+[.H1067]+[.H1073]+[.H1079])/4+[.B1061]" office:value-type="float" office:value="0.0425161519186103" calcext:value-type="float">
            <text:p>0,04251615191861</text:p>
          </table:table-cell>
          <table:table-cell table:formula="of:=([.F1061]-[.E1061])*([.F1061]-[.E1061])" office:value-type="float" office:value="0.0257545355488896" calcext:value-type="float">
            <text:p>0,0257545355488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037]" office:value-type="float" office:value="1.09353206218009" calcext:value-type="float">
            <text:p>1,09353206218009</text:p>
          </table:table-cell>
          <table:table-cell table:number-columns-repeated="5"/>
          <table:table-cell table:formula="of:=[.G1061]*[.$B$7]*[.A1062]" office:value-type="float" office:value="-0" calcext:value-type="float">
            <text:p>0</text:p>
          </table:table-cell>
          <table:table-cell table:formula="of:=([.H1062]+[.H1068]+[.H1074]+[.H1080])/4+[.B1062]" office:value-type="float" office:value="1.10443980808181" calcext:value-type="float">
            <text:p>1,1044398080818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1038]" office:value-type="float" office:value="0.160482196984244" calcext:value-type="float">
            <text:p>0,160482196984244</text:p>
          </table:table-cell>
          <table:table-cell table:number-columns-repeated="5"/>
          <table:table-cell table:formula="of:=[.G1061]*[.$B$7]*[.A1063]" office:value-type="float" office:value="-0.0160482196984244" calcext:value-type="float">
            <text:p>-0,016048219698424</text:p>
          </table:table-cell>
          <table:table-cell table:formula="of:=([.H1063]+[.H1069]+[.H1075]+[.H1081])/4+[.B1063]" office:value-type="float" office:value="0.161974291896693" calcext:value-type="float">
            <text:p>0,161974291896693</text:p>
          </table:table-cell>
          <table:table-cell table:number-columns-repeated="4"/>
        </table:table-row>
        <table:table-row table:style-name="ro1">
          <table:table-cell/>
          <table:table-cell table:formula="of:=[.A1061]*[.B1061]+[.A1062]*[.B1062]+[.B1063]" office:value-type="float" office:value="0.160482196984244" calcext:value-type="float">
            <text:p>0,160482196984244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061]" office:value-type="float" office:value="0.0556616456024471" calcext:value-type="float">
            <text:p>0,055661645602447</text:p>
          </table:table-cell>
          <table:table-cell table:number-columns-repeated="2"/>
          <table:table-cell table:formula="of:=ACT([.$B$6]; [.B1070] ; [.$B$8] )" office:value-type="float" office:value="1.25401425916433" calcext:value-type="float">
            <text:p>1,25401</text:p>
          </table:table-cell>
          <table:table-cell table:formula="of:=[.F1042]" office:value-type="float" office:value="2" calcext:value-type="float">
            <text:p>2</text:p>
          </table:table-cell>
          <table:table-cell table:formula="of:=[.F1067]-[.E1067]" office:value-type="float" office:value="0.745985740835669" calcext:value-type="float">
            <text:p>0,745985740835669</text:p>
          </table:table-cell>
          <table:table-cell table:formula="of:=[.G1067]*[.$B$7]*[.A1067]" office:value-type="float" office:value="0" calcext:value-type="float">
            <text:p>0</text:p>
          </table:table-cell>
          <table:table-cell/>
          <table:table-cell table:formula="of:=([.F1067]-[.E1067])*([.F1067]-[.E1067])" office:value-type="float" office:value="0.556494725530141" calcext:value-type="float">
            <text:p>0,55649472553014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62]" office:value-type="float" office:value="1.09353206218009" calcext:value-type="float">
            <text:p>1,09353206218009</text:p>
          </table:table-cell>
          <table:table-cell table:number-columns-repeated="5"/>
          <table:table-cell table:formula="of:=[.G1067]*[.$B$7]*[.A1068]" office:value-type="float" office:value="0.0745985740835669" calcext:value-type="float">
            <text:p>0,0745985740835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63]" office:value-type="float" office:value="0.160482196984244" calcext:value-type="float">
            <text:p>0,160482196984244</text:p>
          </table:table-cell>
          <table:table-cell table:number-columns-repeated="5"/>
          <table:table-cell table:formula="of:=[.G1067]*[.$B$7]*[.A1069]" office:value-type="float" office:value="0.0745985740835669" calcext:value-type="float">
            <text:p>0,074598574083567</text:p>
          </table:table-cell>
          <table:table-cell table:number-columns-repeated="5"/>
        </table:table-row>
        <table:table-row table:style-name="ro1">
          <table:table-cell/>
          <table:table-cell table:formula="of:=[.A1067]*[.B1067]+[.A1068]*[.B1068]+[.B1069]" office:value-type="float" office:value="1.25401425916433" calcext:value-type="float">
            <text:p>1,25401425916433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67]" office:value-type="float" office:value="0.0556616456024471" calcext:value-type="float">
            <text:p>0,055661645602447</text:p>
          </table:table-cell>
          <table:table-cell table:number-columns-repeated="2"/>
          <table:table-cell table:formula="of:=ACT([.$B$6]; [.B1076] ; [.$B$8] )" office:value-type="float" office:value="0.216143842586691" calcext:value-type="float">
            <text:p>0,21614</text:p>
          </table:table-cell>
          <table:table-cell table:formula="of:=[.F1048]" office:value-type="float" office:value="0" calcext:value-type="float">
            <text:p>0</text:p>
          </table:table-cell>
          <table:table-cell table:formula="of:=[.F1073]-[.E1073]" office:value-type="float" office:value="-0.216143842586691" calcext:value-type="float">
            <text:p>-0,216143842586691</text:p>
          </table:table-cell>
          <table:table-cell table:formula="of:=[.G1073]*[.$B$7]*[.A1073]" office:value-type="float" office:value="-0.0216143842586691" calcext:value-type="float">
            <text:p>-0,021614384258669</text:p>
          </table:table-cell>
          <table:table-cell/>
          <table:table-cell table:formula="of:=([.F1073]-[.E1073])*([.F1073]-[.E1073])" office:value-type="float" office:value="0.0467181606881402" calcext:value-type="float">
            <text:p>0,0467181606881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068]" office:value-type="float" office:value="1.09353206218009" calcext:value-type="float">
            <text:p>1,09353206218009</text:p>
          </table:table-cell>
          <table:table-cell table:number-columns-repeated="5"/>
          <table:table-cell table:formula="of:=[.G1073]*[.$B$7]*[.A107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69]" office:value-type="float" office:value="0.160482196984244" calcext:value-type="float">
            <text:p>0,160482196984244</text:p>
          </table:table-cell>
          <table:table-cell table:number-columns-repeated="5"/>
          <table:table-cell table:formula="of:=[.G1073]*[.$B$7]*[.A1075]" office:value-type="float" office:value="-0.0216143842586691" calcext:value-type="float">
            <text:p>-0,021614384258669</text:p>
          </table:table-cell>
          <table:table-cell table:number-columns-repeated="5"/>
        </table:table-row>
        <table:table-row table:style-name="ro1">
          <table:table-cell/>
          <table:table-cell table:formula="of:=[.A1073]*[.B1073]+[.A1074]*[.B1074]+[.B1075]" office:value-type="float" office:value="0.216143842586691" calcext:value-type="float">
            <text:p>0,216143842586691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73]" office:value-type="float" office:value="0.0556616456024471" calcext:value-type="float">
            <text:p>0,055661645602447</text:p>
          </table:table-cell>
          <table:table-cell table:number-columns-repeated="2"/>
          <table:table-cell table:formula="of:=ACT([.$B$6]; [.B1082] ; [.$B$8] )" office:value-type="float" office:value="1.30967590476678" calcext:value-type="float">
            <text:p>1,30968</text:p>
          </table:table-cell>
          <table:table-cell table:formula="of:=[.F1054]" office:value-type="float" office:value="1" calcext:value-type="float">
            <text:p>1</text:p>
          </table:table-cell>
          <table:table-cell table:formula="of:=[.F1079]-[.E1079]" office:value-type="float" office:value="-0.309675904766778" calcext:value-type="float">
            <text:p>-0,309675904766778</text:p>
          </table:table-cell>
          <table:table-cell table:formula="of:=[.G1079]*[.$B$7]*[.A1079]" office:value-type="float" office:value="-0.0309675904766778" calcext:value-type="float">
            <text:p>-0,030967590476678</text:p>
          </table:table-cell>
          <table:table-cell/>
          <table:table-cell table:formula="of:=([.F1079]-[.E1079])*([.F1079]-[.E1079])" office:value-type="float" office:value="0.0958991659931228" calcext:value-type="float">
            <text:p>0,09589916599312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74]" office:value-type="float" office:value="1.09353206218009" calcext:value-type="float">
            <text:p>1,09353206218009</text:p>
          </table:table-cell>
          <table:table-cell table:number-columns-repeated="2"/>
          <table:table-cell table:style-name="Default"/>
          <table:table-cell table:number-columns-repeated="2"/>
          <table:table-cell table:formula="of:=[.G1079]*[.$B$7]*[.A1080]" office:value-type="float" office:value="-0.0309675904766778" calcext:value-type="float">
            <text:p>-0,03096759047667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75]" office:value-type="float" office:value="0.160482196984244" calcext:value-type="float">
            <text:p>0,160482196984244</text:p>
          </table:table-cell>
          <table:table-cell table:number-columns-repeated="2"/>
          <table:table-cell table:style-name="Default"/>
          <table:table-cell table:number-columns-repeated="2"/>
          <table:table-cell table:formula="of:=[.G1079]*[.$B$7]*[.A1081]" office:value-type="float" office:value="-0.0309675904766778" calcext:value-type="float">
            <text:p>-0,030967590476678</text:p>
          </table:table-cell>
          <table:table-cell table:number-columns-repeated="5"/>
        </table:table-row>
        <table:table-row table:style-name="ro1">
          <table:table-cell/>
          <table:table-cell table:formula="of:=[.A1079]*[.B1079]+[.A1080]*[.B1080]+[.B1081]" office:value-type="float" office:value="1.30967590476678" calcext:value-type="float">
            <text:p>1,30967590476678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1061:.J1079])" office:value-type="float" office:value="0.724866587760294" calcext:value-type="float">
            <text:p>0,72486658776029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1059]+1" office:value-type="float" office:value="43" calcext:value-type="float">
            <text:p>43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061]" office:value-type="float" office:value="0.0425161519186103" calcext:value-type="float">
            <text:p>0,04251615191861</text:p>
          </table:table-cell>
          <table:table-cell table:number-columns-repeated="2"/>
          <table:table-cell table:formula="of:=ACT([.$B$6]; [.B1089] ; [.$B$8] )" office:value-type="float" office:value="0.161974291896693" calcext:value-type="float">
            <text:p>0,16197</text:p>
          </table:table-cell>
          <table:table-cell table:formula="of:=[.F1061]" office:value-type="float" office:value="0" calcext:value-type="float">
            <text:p>0</text:p>
          </table:table-cell>
          <table:table-cell table:formula="of:=[.F1086]-[.E1086]" office:value-type="float" office:value="-0.161974291896693" calcext:value-type="float">
            <text:p>-0,161974291896693</text:p>
          </table:table-cell>
          <table:table-cell table:formula="of:=[.G1086]*[.$B$7]*[.A1086]" office:value-type="float" office:value="-0" calcext:value-type="float">
            <text:p>0</text:p>
          </table:table-cell>
          <table:table-cell table:formula="of:=([.H1086]+[.H1092]+[.H1098]+[.H1104])/4+[.B1086]" office:value-type="float" office:value="0.0296806345257999" calcext:value-type="float">
            <text:p>0,0296806345258</text:p>
          </table:table-cell>
          <table:table-cell table:formula="of:=([.F1086]-[.E1086])*([.F1086]-[.E1086])" office:value-type="float" office:value="0.026235671235435" calcext:value-type="float">
            <text:p>0,02623567123543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062]" office:value-type="float" office:value="1.10443980808181" calcext:value-type="float">
            <text:p>1,10443980808181</text:p>
          </table:table-cell>
          <table:table-cell table:number-columns-repeated="5"/>
          <table:table-cell table:formula="of:=[.G1086]*[.$B$7]*[.A1087]" office:value-type="float" office:value="-0" calcext:value-type="float">
            <text:p>0</text:p>
          </table:table-cell>
          <table:table-cell table:formula="of:=([.H1087]+[.H1093]+[.H1099]+[.H1105])/4+[.B1087]" office:value-type="float" office:value="1.11505619928492" calcext:value-type="float">
            <text:p>1,1150561992849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1063]" office:value-type="float" office:value="0.161974291896693" calcext:value-type="float">
            <text:p>0,161974291896693</text:p>
          </table:table-cell>
          <table:table-cell table:number-columns-repeated="5"/>
          <table:table-cell table:formula="of:=[.G1086]*[.$B$7]*[.A1088]" office:value-type="float" office:value="-0.0161974291896693" calcext:value-type="float">
            <text:p>-0,016197429189669</text:p>
          </table:table-cell>
          <table:table-cell table:formula="of:=([.H1088]+[.H1094]+[.H1100]+[.H1106])/4+[.B1088]" office:value-type="float" office:value="0.163429064707002" calcext:value-type="float">
            <text:p>0,163429064707002</text:p>
          </table:table-cell>
          <table:table-cell table:number-columns-repeated="4"/>
        </table:table-row>
        <table:table-row table:style-name="ro1">
          <table:table-cell/>
          <table:table-cell table:formula="of:=[.A1086]*[.B1086]+[.A1087]*[.B1087]+[.B1088]" office:value-type="float" office:value="0.161974291896693" calcext:value-type="float">
            <text:p>0,161974291896693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086]" office:value-type="float" office:value="0.0425161519186103" calcext:value-type="float">
            <text:p>0,04251615191861</text:p>
          </table:table-cell>
          <table:table-cell table:number-columns-repeated="2"/>
          <table:table-cell table:formula="of:=ACT([.$B$6]; [.B1095] ; [.$B$8] )" office:value-type="float" office:value="1.2664140999785" calcext:value-type="float">
            <text:p>1,26641</text:p>
          </table:table-cell>
          <table:table-cell table:formula="of:=[.F1067]" office:value-type="float" office:value="2" calcext:value-type="float">
            <text:p>2</text:p>
          </table:table-cell>
          <table:table-cell table:formula="of:=[.F1092]-[.E1092]" office:value-type="float" office:value="0.733585900021498" calcext:value-type="float">
            <text:p>0,733585900021498</text:p>
          </table:table-cell>
          <table:table-cell table:formula="of:=[.G1092]*[.$B$7]*[.A1092]" office:value-type="float" office:value="0" calcext:value-type="float">
            <text:p>0</text:p>
          </table:table-cell>
          <table:table-cell/>
          <table:table-cell table:formula="of:=([.F1092]-[.E1092])*([.F1092]-[.E1092])" office:value-type="float" office:value="0.538148272710351" calcext:value-type="float">
            <text:p>0,5381482727103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87]" office:value-type="float" office:value="1.10443980808181" calcext:value-type="float">
            <text:p>1,10443980808181</text:p>
          </table:table-cell>
          <table:table-cell table:number-columns-repeated="5"/>
          <table:table-cell table:formula="of:=[.G1092]*[.$B$7]*[.A1093]" office:value-type="float" office:value="0.0733585900021498" calcext:value-type="float">
            <text:p>0,073358590002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88]" office:value-type="float" office:value="0.161974291896693" calcext:value-type="float">
            <text:p>0,161974291896693</text:p>
          </table:table-cell>
          <table:table-cell table:number-columns-repeated="5"/>
          <table:table-cell table:formula="of:=[.G1092]*[.$B$7]*[.A1094]" office:value-type="float" office:value="0.0733585900021498" calcext:value-type="float">
            <text:p>0,07335859000215</text:p>
          </table:table-cell>
          <table:table-cell table:number-columns-repeated="5"/>
        </table:table-row>
        <table:table-row table:style-name="ro1">
          <table:table-cell/>
          <table:table-cell table:formula="of:=[.A1092]*[.B1092]+[.A1093]*[.B1093]+[.B1094]" office:value-type="float" office:value="1.2664140999785" calcext:value-type="float">
            <text:p>1,266414099978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92]" office:value-type="float" office:value="0.0425161519186103" calcext:value-type="float">
            <text:p>0,04251615191861</text:p>
          </table:table-cell>
          <table:table-cell table:number-columns-repeated="2"/>
          <table:table-cell table:formula="of:=ACT([.$B$6]; [.B1101] ; [.$B$8] )" office:value-type="float" office:value="0.204490443815303" calcext:value-type="float">
            <text:p>0,20449</text:p>
          </table:table-cell>
          <table:table-cell table:formula="of:=[.F1073]" office:value-type="float" office:value="0" calcext:value-type="float">
            <text:p>0</text:p>
          </table:table-cell>
          <table:table-cell table:formula="of:=[.F1098]-[.E1098]" office:value-type="float" office:value="-0.204490443815303" calcext:value-type="float">
            <text:p>-0,204490443815303</text:p>
          </table:table-cell>
          <table:table-cell table:formula="of:=[.G1098]*[.$B$7]*[.A1098]" office:value-type="float" office:value="-0.0204490443815303" calcext:value-type="float">
            <text:p>-0,02044904438153</text:p>
          </table:table-cell>
          <table:table-cell/>
          <table:table-cell table:formula="of:=([.F1098]-[.E1098])*([.F1098]-[.E1098])" office:value-type="float" office:value="0.0418163416117796" calcext:value-type="float">
            <text:p>0,0418163416117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093]" office:value-type="float" office:value="1.10443980808181" calcext:value-type="float">
            <text:p>1,10443980808181</text:p>
          </table:table-cell>
          <table:table-cell table:number-columns-repeated="5"/>
          <table:table-cell table:formula="of:=[.G1098]*[.$B$7]*[.A109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94]" office:value-type="float" office:value="0.161974291896693" calcext:value-type="float">
            <text:p>0,161974291896693</text:p>
          </table:table-cell>
          <table:table-cell table:number-columns-repeated="5"/>
          <table:table-cell table:formula="of:=[.G1098]*[.$B$7]*[.A1100]" office:value-type="float" office:value="-0.0204490443815303" calcext:value-type="float">
            <text:p>-0,02044904438153</text:p>
          </table:table-cell>
          <table:table-cell table:number-columns-repeated="5"/>
        </table:table-row>
        <table:table-row table:style-name="ro1">
          <table:table-cell/>
          <table:table-cell table:formula="of:=[.A1098]*[.B1098]+[.A1099]*[.B1099]+[.B1100]" office:value-type="float" office:value="0.204490443815303" calcext:value-type="float">
            <text:p>0,204490443815303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98]" office:value-type="float" office:value="0.0425161519186103" calcext:value-type="float">
            <text:p>0,04251615191861</text:p>
          </table:table-cell>
          <table:table-cell table:number-columns-repeated="2"/>
          <table:table-cell table:formula="of:=ACT([.$B$6]; [.B1107] ; [.$B$8] )" office:value-type="float" office:value="1.30893025189711" calcext:value-type="float">
            <text:p>1,30893</text:p>
          </table:table-cell>
          <table:table-cell table:formula="of:=[.F1079]" office:value-type="float" office:value="1" calcext:value-type="float">
            <text:p>1</text:p>
          </table:table-cell>
          <table:table-cell table:formula="of:=[.F1104]-[.E1104]" office:value-type="float" office:value="-0.308930251897113" calcext:value-type="float">
            <text:p>-0,308930251897113</text:p>
          </table:table-cell>
          <table:table-cell table:formula="of:=[.G1104]*[.$B$7]*[.A1104]" office:value-type="float" office:value="-0.0308930251897113" calcext:value-type="float">
            <text:p>-0,030893025189711</text:p>
          </table:table-cell>
          <table:table-cell/>
          <table:table-cell table:formula="of:=([.F1104]-[.E1104])*([.F1104]-[.E1104])" office:value-type="float" office:value="0.0954379005372135" calcext:value-type="float">
            <text:p>0,0954379005372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99]" office:value-type="float" office:value="1.10443980808181" calcext:value-type="float">
            <text:p>1,10443980808181</text:p>
          </table:table-cell>
          <table:table-cell table:number-columns-repeated="2"/>
          <table:table-cell table:style-name="Default"/>
          <table:table-cell table:number-columns-repeated="2"/>
          <table:table-cell table:formula="of:=[.G1104]*[.$B$7]*[.A1105]" office:value-type="float" office:value="-0.0308930251897113" calcext:value-type="float">
            <text:p>-0,03089302518971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00]" office:value-type="float" office:value="0.161974291896693" calcext:value-type="float">
            <text:p>0,161974291896693</text:p>
          </table:table-cell>
          <table:table-cell table:number-columns-repeated="2"/>
          <table:table-cell table:style-name="Default"/>
          <table:table-cell table:number-columns-repeated="2"/>
          <table:table-cell table:formula="of:=[.G1104]*[.$B$7]*[.A1106]" office:value-type="float" office:value="-0.0308930251897113" calcext:value-type="float">
            <text:p>-0,030893025189711</text:p>
          </table:table-cell>
          <table:table-cell table:number-columns-repeated="5"/>
        </table:table-row>
        <table:table-row table:style-name="ro1">
          <table:table-cell/>
          <table:table-cell table:formula="of:=[.A1104]*[.B1104]+[.A1105]*[.B1105]+[.B1106]" office:value-type="float" office:value="1.30893025189711" calcext:value-type="float">
            <text:p>1,3089302518971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1086:.J1104])" office:value-type="float" office:value="0.701638186094779" calcext:value-type="float">
            <text:p>0,701638186094779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1084]+1" office:value-type="float" office:value="44" calcext:value-type="float">
            <text:p>44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086]" office:value-type="float" office:value="0.0296806345257999" calcext:value-type="float">
            <text:p>0,0296806345258</text:p>
          </table:table-cell>
          <table:table-cell table:number-columns-repeated="2"/>
          <table:table-cell table:formula="of:=ACT([.$B$6]; [.B1114] ; [.$B$8] )" office:value-type="float" office:value="0.163429064707002" calcext:value-type="float">
            <text:p>0,16343</text:p>
          </table:table-cell>
          <table:table-cell table:formula="of:=[.F1086]" office:value-type="float" office:value="0" calcext:value-type="float">
            <text:p>0</text:p>
          </table:table-cell>
          <table:table-cell table:formula="of:=[.F1111]-[.E1111]" office:value-type="float" office:value="-0.163429064707002" calcext:value-type="float">
            <text:p>-0,163429064707002</text:p>
          </table:table-cell>
          <table:table-cell table:formula="of:=[.G1111]*[.$B$7]*[.A1111]" office:value-type="float" office:value="-0" calcext:value-type="float">
            <text:p>0</text:p>
          </table:table-cell>
          <table:table-cell table:formula="of:=([.H1111]+[.H1117]+[.H1123]+[.H1129])/4+[.B1111]" office:value-type="float" office:value="0.0171487445820368" calcext:value-type="float">
            <text:p>0,017148744582037</text:p>
          </table:table-cell>
          <table:table-cell table:formula="of:=([.F1111]-[.E1111])*([.F1111]-[.E1111])" office:value-type="float" office:value="0.0267090591910056" calcext:value-type="float">
            <text:p>0,02670905919100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087]" office:value-type="float" office:value="1.11505619928492" calcext:value-type="float">
            <text:p>1,11505619928492</text:p>
          </table:table-cell>
          <table:table-cell table:number-columns-repeated="5"/>
          <table:table-cell table:formula="of:=[.G1111]*[.$B$7]*[.A1112]" office:value-type="float" office:value="-0" calcext:value-type="float">
            <text:p>0</text:p>
          </table:table-cell>
          <table:table-cell table:formula="of:=([.H1112]+[.H1118]+[.H1124]+[.H1130])/4+[.B1112]" office:value-type="float" office:value="1.12538992022218" calcext:value-type="float">
            <text:p>1,1253899202221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1088]" office:value-type="float" office:value="0.163429064707002" calcext:value-type="float">
            <text:p>0,163429064707002</text:p>
          </table:table-cell>
          <table:table-cell table:number-columns-repeated="5"/>
          <table:table-cell table:formula="of:=[.G1111]*[.$B$7]*[.A1113]" office:value-type="float" office:value="-0.0163429064707002" calcext:value-type="float">
            <text:p>-0,0163429064707</text:p>
          </table:table-cell>
          <table:table-cell table:formula="of:=([.H1113]+[.H1119]+[.H1125]+[.H1131])/4+[.B1113]" office:value-type="float" office:value="0.164849316545766" calcext:value-type="float">
            <text:p>0,164849316545766</text:p>
          </table:table-cell>
          <table:table-cell table:number-columns-repeated="4"/>
        </table:table-row>
        <table:table-row table:style-name="ro1">
          <table:table-cell/>
          <table:table-cell table:formula="of:=[.A1111]*[.B1111]+[.A1112]*[.B1112]+[.B1113]" office:value-type="float" office:value="0.163429064707002" calcext:value-type="float">
            <text:p>0,16342906470700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111]" office:value-type="float" office:value="0.0296806345257999" calcext:value-type="float">
            <text:p>0,0296806345258</text:p>
          </table:table-cell>
          <table:table-cell table:number-columns-repeated="2"/>
          <table:table-cell table:formula="of:=ACT([.$B$6]; [.B1120] ; [.$B$8] )" office:value-type="float" office:value="1.27848526399192" calcext:value-type="float">
            <text:p>1,27849</text:p>
          </table:table-cell>
          <table:table-cell table:formula="of:=[.F1092]" office:value-type="float" office:value="2" calcext:value-type="float">
            <text:p>2</text:p>
          </table:table-cell>
          <table:table-cell table:formula="of:=[.F1117]-[.E1117]" office:value-type="float" office:value="0.721514736008078" calcext:value-type="float">
            <text:p>0,721514736008078</text:p>
          </table:table-cell>
          <table:table-cell table:formula="of:=[.G1117]*[.$B$7]*[.A1117]" office:value-type="float" office:value="0" calcext:value-type="float">
            <text:p>0</text:p>
          </table:table-cell>
          <table:table-cell/>
          <table:table-cell table:formula="of:=([.F1117]-[.E1117])*([.F1117]-[.E1117])" office:value-type="float" office:value="0.520583514276807" calcext:value-type="float">
            <text:p>0,52058351427680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12]" office:value-type="float" office:value="1.11505619928492" calcext:value-type="float">
            <text:p>1,11505619928492</text:p>
          </table:table-cell>
          <table:table-cell table:number-columns-repeated="5"/>
          <table:table-cell table:formula="of:=[.G1117]*[.$B$7]*[.A1118]" office:value-type="float" office:value="0.0721514736008078" calcext:value-type="float">
            <text:p>0,0721514736008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13]" office:value-type="float" office:value="0.163429064707002" calcext:value-type="float">
            <text:p>0,163429064707002</text:p>
          </table:table-cell>
          <table:table-cell table:number-columns-repeated="5"/>
          <table:table-cell table:formula="of:=[.G1117]*[.$B$7]*[.A1119]" office:value-type="float" office:value="0.0721514736008078" calcext:value-type="float">
            <text:p>0,072151473600808</text:p>
          </table:table-cell>
          <table:table-cell table:number-columns-repeated="5"/>
        </table:table-row>
        <table:table-row table:style-name="ro1">
          <table:table-cell/>
          <table:table-cell table:formula="of:=[.A1117]*[.B1117]+[.A1118]*[.B1118]+[.B1119]" office:value-type="float" office:value="1.27848526399192" calcext:value-type="float">
            <text:p>1,2784852639919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17]" office:value-type="float" office:value="0.0296806345257999" calcext:value-type="float">
            <text:p>0,0296806345258</text:p>
          </table:table-cell>
          <table:table-cell table:number-columns-repeated="2"/>
          <table:table-cell table:formula="of:=ACT([.$B$6]; [.B1126] ; [.$B$8] )" office:value-type="float" office:value="0.193109699232802" calcext:value-type="float">
            <text:p>0,19311</text:p>
          </table:table-cell>
          <table:table-cell table:formula="of:=[.F1098]" office:value-type="float" office:value="0" calcext:value-type="float">
            <text:p>0</text:p>
          </table:table-cell>
          <table:table-cell table:formula="of:=[.F1123]-[.E1123]" office:value-type="float" office:value="-0.193109699232802" calcext:value-type="float">
            <text:p>-0,193109699232802</text:p>
          </table:table-cell>
          <table:table-cell table:formula="of:=[.G1123]*[.$B$7]*[.A1123]" office:value-type="float" office:value="-0.0193109699232802" calcext:value-type="float">
            <text:p>-0,01931096992328</text:p>
          </table:table-cell>
          <table:table-cell/>
          <table:table-cell table:formula="of:=([.F1123]-[.E1123])*([.F1123]-[.E1123])" office:value-type="float" office:value="0.0372913559377834" calcext:value-type="float">
            <text:p>0,03729135593778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118]" office:value-type="float" office:value="1.11505619928492" calcext:value-type="float">
            <text:p>1,11505619928492</text:p>
          </table:table-cell>
          <table:table-cell table:number-columns-repeated="5"/>
          <table:table-cell table:formula="of:=[.G1123]*[.$B$7]*[.A112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19]" office:value-type="float" office:value="0.163429064707002" calcext:value-type="float">
            <text:p>0,163429064707002</text:p>
          </table:table-cell>
          <table:table-cell table:number-columns-repeated="5"/>
          <table:table-cell table:formula="of:=[.G1123]*[.$B$7]*[.A1125]" office:value-type="float" office:value="-0.0193109699232802" calcext:value-type="float">
            <text:p>-0,01931096992328</text:p>
          </table:table-cell>
          <table:table-cell table:number-columns-repeated="5"/>
        </table:table-row>
        <table:table-row table:style-name="ro1">
          <table:table-cell/>
          <table:table-cell table:formula="of:=[.A1123]*[.B1123]+[.A1124]*[.B1124]+[.B1125]" office:value-type="float" office:value="0.193109699232802" calcext:value-type="float">
            <text:p>0,19310969923280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23]" office:value-type="float" office:value="0.0296806345257999" calcext:value-type="float">
            <text:p>0,0296806345258</text:p>
          </table:table-cell>
          <table:table-cell table:number-columns-repeated="2"/>
          <table:table-cell table:formula="of:=ACT([.$B$6]; [.B1132] ; [.$B$8] )" office:value-type="float" office:value="1.30816589851772" calcext:value-type="float">
            <text:p>1,30817</text:p>
          </table:table-cell>
          <table:table-cell table:formula="of:=[.F1104]" office:value-type="float" office:value="1" calcext:value-type="float">
            <text:p>1</text:p>
          </table:table-cell>
          <table:table-cell table:formula="of:=[.F1129]-[.E1129]" office:value-type="float" office:value="-0.308165898517722" calcext:value-type="float">
            <text:p>-0,308165898517722</text:p>
          </table:table-cell>
          <table:table-cell table:formula="of:=[.G1129]*[.$B$7]*[.A1129]" office:value-type="float" office:value="-0.0308165898517722" calcext:value-type="float">
            <text:p>-0,030816589851772</text:p>
          </table:table-cell>
          <table:table-cell/>
          <table:table-cell table:formula="of:=([.F1129]-[.E1129])*([.F1129]-[.E1129])" office:value-type="float" office:value="0.0949662210092347" calcext:value-type="float">
            <text:p>0,09496622100923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24]" office:value-type="float" office:value="1.11505619928492" calcext:value-type="float">
            <text:p>1,11505619928492</text:p>
          </table:table-cell>
          <table:table-cell table:number-columns-repeated="2"/>
          <table:table-cell table:style-name="Default"/>
          <table:table-cell table:number-columns-repeated="2"/>
          <table:table-cell table:formula="of:=[.G1129]*[.$B$7]*[.A1130]" office:value-type="float" office:value="-0.0308165898517722" calcext:value-type="float">
            <text:p>-0,03081658985177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25]" office:value-type="float" office:value="0.163429064707002" calcext:value-type="float">
            <text:p>0,163429064707002</text:p>
          </table:table-cell>
          <table:table-cell table:number-columns-repeated="2"/>
          <table:table-cell table:style-name="Default"/>
          <table:table-cell table:number-columns-repeated="2"/>
          <table:table-cell table:formula="of:=[.G1129]*[.$B$7]*[.A1131]" office:value-type="float" office:value="-0.0308165898517722" calcext:value-type="float">
            <text:p>-0,030816589851772</text:p>
          </table:table-cell>
          <table:table-cell table:number-columns-repeated="5"/>
        </table:table-row>
        <table:table-row table:style-name="ro1">
          <table:table-cell/>
          <table:table-cell table:formula="of:=[.A1129]*[.B1129]+[.A1130]*[.B1130]+[.B1131]" office:value-type="float" office:value="1.30816589851772" calcext:value-type="float">
            <text:p>1,3081658985177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1111:.J1129])" office:value-type="float" office:value="0.679550150414831" calcext:value-type="float">
            <text:p>0,67955015041483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1109]+1" office:value-type="float" office:value="45" calcext:value-type="float">
            <text:p>45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111]" office:value-type="float" office:value="0.0171487445820368" calcext:value-type="float">
            <text:p>0,017148744582037</text:p>
          </table:table-cell>
          <table:table-cell table:number-columns-repeated="2"/>
          <table:table-cell table:formula="of:=ACT([.$B$6]; [.B1139] ; [.$B$8] )" office:value-type="float" office:value="0.164849316545766" calcext:value-type="float">
            <text:p>0,16485</text:p>
          </table:table-cell>
          <table:table-cell table:formula="of:=[.F1111]" office:value-type="float" office:value="0" calcext:value-type="float">
            <text:p>0</text:p>
          </table:table-cell>
          <table:table-cell table:formula="of:=[.F1136]-[.E1136]" office:value-type="float" office:value="-0.164849316545766" calcext:value-type="float">
            <text:p>-0,164849316545766</text:p>
          </table:table-cell>
          <table:table-cell table:formula="of:=[.G1136]*[.$B$7]*[.A1136]" office:value-type="float" office:value="-0" calcext:value-type="float">
            <text:p>0</text:p>
          </table:table-cell>
          <table:table-cell table:formula="of:=([.H1136]+[.H1142]+[.H1148]+[.H1154])/4+[.B1136]" office:value-type="float" office:value="0.00491409352009222" calcext:value-type="float">
            <text:p>0,004914093520092</text:p>
          </table:table-cell>
          <table:table-cell table:formula="of:=([.F1136]-[.E1136])*([.F1136]-[.E1136])" office:value-type="float" office:value="0.0271752971656062" calcext:value-type="float">
            <text:p>0,02717529716560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112]" office:value-type="float" office:value="1.12538992022218" calcext:value-type="float">
            <text:p>1,12538992022218</text:p>
          </table:table-cell>
          <table:table-cell table:number-columns-repeated="5"/>
          <table:table-cell table:formula="of:=[.G1136]*[.$B$7]*[.A1137]" office:value-type="float" office:value="-0" calcext:value-type="float">
            <text:p>0</text:p>
          </table:table-cell>
          <table:table-cell table:formula="of:=([.H1137]+[.H1143]+[.H1149]+[.H1155])/4+[.B1137]" office:value-type="float" office:value="1.13544923976923" calcext:value-type="float">
            <text:p>1,1354492397692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1113]" office:value-type="float" office:value="0.164849316545766" calcext:value-type="float">
            <text:p>0,164849316545766</text:p>
          </table:table-cell>
          <table:table-cell table:number-columns-repeated="5"/>
          <table:table-cell table:formula="of:=[.G1136]*[.$B$7]*[.A1138]" office:value-type="float" office:value="-0.0164849316545766" calcext:value-type="float">
            <text:p>-0,016484931654577</text:p>
          </table:table-cell>
          <table:table-cell table:formula="of:=([.H1138]+[.H1144]+[.H1150]+[.H1156])/4+[.B1138]" office:value-type="float" office:value="0.166237451650979" calcext:value-type="float">
            <text:p>0,166237451650979</text:p>
          </table:table-cell>
          <table:table-cell table:number-columns-repeated="4"/>
        </table:table-row>
        <table:table-row table:style-name="ro1">
          <table:table-cell/>
          <table:table-cell table:formula="of:=[.A1136]*[.B1136]+[.A1137]*[.B1137]+[.B1138]" office:value-type="float" office:value="0.164849316545766" calcext:value-type="float">
            <text:p>0,164849316545766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136]" office:value-type="float" office:value="0.0171487445820368" calcext:value-type="float">
            <text:p>0,017148744582037</text:p>
          </table:table-cell>
          <table:table-cell table:number-columns-repeated="2"/>
          <table:table-cell table:formula="of:=ACT([.$B$6]; [.B1145] ; [.$B$8] )" office:value-type="float" office:value="1.29023923676794" calcext:value-type="float">
            <text:p>1,29024</text:p>
          </table:table-cell>
          <table:table-cell table:formula="of:=[.F1117]" office:value-type="float" office:value="2" calcext:value-type="float">
            <text:p>2</text:p>
          </table:table-cell>
          <table:table-cell table:formula="of:=[.F1142]-[.E1142]" office:value-type="float" office:value="0.709760763232056" calcext:value-type="float">
            <text:p>0,709760763232056</text:p>
          </table:table-cell>
          <table:table-cell table:formula="of:=[.G1142]*[.$B$7]*[.A1142]" office:value-type="float" office:value="0" calcext:value-type="float">
            <text:p>0</text:p>
          </table:table-cell>
          <table:table-cell/>
          <table:table-cell table:formula="of:=([.F1142]-[.E1142])*([.F1142]-[.E1142])" office:value-type="float" office:value="0.50376034102375" calcext:value-type="float">
            <text:p>0,503760341023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37]" office:value-type="float" office:value="1.12538992022218" calcext:value-type="float">
            <text:p>1,12538992022218</text:p>
          </table:table-cell>
          <table:table-cell table:number-columns-repeated="5"/>
          <table:table-cell table:formula="of:=[.G1142]*[.$B$7]*[.A1143]" office:value-type="float" office:value="0.0709760763232056" calcext:value-type="float">
            <text:p>0,0709760763232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38]" office:value-type="float" office:value="0.164849316545766" calcext:value-type="float">
            <text:p>0,164849316545766</text:p>
          </table:table-cell>
          <table:table-cell table:number-columns-repeated="5"/>
          <table:table-cell table:formula="of:=[.G1142]*[.$B$7]*[.A1144]" office:value-type="float" office:value="0.0709760763232056" calcext:value-type="float">
            <text:p>0,070976076323206</text:p>
          </table:table-cell>
          <table:table-cell table:number-columns-repeated="5"/>
        </table:table-row>
        <table:table-row table:style-name="ro1">
          <table:table-cell/>
          <table:table-cell table:formula="of:=[.A1142]*[.B1142]+[.A1143]*[.B1143]+[.B1144]" office:value-type="float" office:value="1.29023923676794" calcext:value-type="float">
            <text:p>1,29023923676794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42]" office:value-type="float" office:value="0.0171487445820368" calcext:value-type="float">
            <text:p>0,017148744582037</text:p>
          </table:table-cell>
          <table:table-cell table:number-columns-repeated="2"/>
          <table:table-cell table:formula="of:=ACT([.$B$6]; [.B1151] ; [.$B$8] )" office:value-type="float" office:value="0.181998061127803" calcext:value-type="float">
            <text:p>0,18200</text:p>
          </table:table-cell>
          <table:table-cell table:formula="of:=[.F1123]" office:value-type="float" office:value="0" calcext:value-type="float">
            <text:p>0</text:p>
          </table:table-cell>
          <table:table-cell table:formula="of:=[.F1148]-[.E1148]" office:value-type="float" office:value="-0.181998061127803" calcext:value-type="float">
            <text:p>-0,181998061127803</text:p>
          </table:table-cell>
          <table:table-cell table:formula="of:=[.G1148]*[.$B$7]*[.A1148]" office:value-type="float" office:value="-0.0181998061127803" calcext:value-type="float">
            <text:p>-0,01819980611278</text:p>
          </table:table-cell>
          <table:table-cell/>
          <table:table-cell table:formula="of:=([.F1148]-[.E1148])*([.F1148]-[.E1148])" office:value-type="float" office:value="0.0331232942542795" calcext:value-type="float">
            <text:p>0,0331232942542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143]" office:value-type="float" office:value="1.12538992022218" calcext:value-type="float">
            <text:p>1,12538992022218</text:p>
          </table:table-cell>
          <table:table-cell table:number-columns-repeated="5"/>
          <table:table-cell table:formula="of:=[.G1148]*[.$B$7]*[.A114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44]" office:value-type="float" office:value="0.164849316545766" calcext:value-type="float">
            <text:p>0,164849316545766</text:p>
          </table:table-cell>
          <table:table-cell table:number-columns-repeated="5"/>
          <table:table-cell table:formula="of:=[.G1148]*[.$B$7]*[.A1150]" office:value-type="float" office:value="-0.0181998061127803" calcext:value-type="float">
            <text:p>-0,01819980611278</text:p>
          </table:table-cell>
          <table:table-cell table:number-columns-repeated="5"/>
        </table:table-row>
        <table:table-row table:style-name="ro1">
          <table:table-cell/>
          <table:table-cell table:formula="of:=[.A1148]*[.B1148]+[.A1149]*[.B1149]+[.B1150]" office:value-type="float" office:value="0.181998061127803" calcext:value-type="float">
            <text:p>0,181998061127803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48]" office:value-type="float" office:value="0.0171487445820368" calcext:value-type="float">
            <text:p>0,017148744582037</text:p>
          </table:table-cell>
          <table:table-cell table:number-columns-repeated="2"/>
          <table:table-cell table:formula="of:=ACT([.$B$6]; [.B1157] ; [.$B$8] )" office:value-type="float" office:value="1.30738798134998" calcext:value-type="float">
            <text:p>1,30739</text:p>
          </table:table-cell>
          <table:table-cell table:formula="of:=[.F1129]" office:value-type="float" office:value="1" calcext:value-type="float">
            <text:p>1</text:p>
          </table:table-cell>
          <table:table-cell table:formula="of:=[.F1154]-[.E1154]" office:value-type="float" office:value="-0.307387981349981" calcext:value-type="float">
            <text:p>-0,307387981349981</text:p>
          </table:table-cell>
          <table:table-cell table:formula="of:=[.G1154]*[.$B$7]*[.A1154]" office:value-type="float" office:value="-0.0307387981349981" calcext:value-type="float">
            <text:p>-0,030738798134998</text:p>
          </table:table-cell>
          <table:table-cell/>
          <table:table-cell table:formula="of:=([.F1154]-[.E1154])*([.F1154]-[.E1154])" office:value-type="float" office:value="0.0944873710784165" calcext:value-type="float">
            <text:p>0,0944873710784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49]" office:value-type="float" office:value="1.12538992022218" calcext:value-type="float">
            <text:p>1,12538992022218</text:p>
          </table:table-cell>
          <table:table-cell table:number-columns-repeated="2"/>
          <table:table-cell table:style-name="Default"/>
          <table:table-cell table:number-columns-repeated="2"/>
          <table:table-cell table:formula="of:=[.G1154]*[.$B$7]*[.A1155]" office:value-type="float" office:value="-0.0307387981349981" calcext:value-type="float">
            <text:p>-0,03073879813499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50]" office:value-type="float" office:value="0.164849316545766" calcext:value-type="float">
            <text:p>0,164849316545766</text:p>
          </table:table-cell>
          <table:table-cell table:number-columns-repeated="2"/>
          <table:table-cell table:style-name="Default"/>
          <table:table-cell table:number-columns-repeated="2"/>
          <table:table-cell table:formula="of:=[.G1154]*[.$B$7]*[.A1156]" office:value-type="float" office:value="-0.0307387981349981" calcext:value-type="float">
            <text:p>-0,030738798134998</text:p>
          </table:table-cell>
          <table:table-cell table:number-columns-repeated="5"/>
        </table:table-row>
        <table:table-row table:style-name="ro1">
          <table:table-cell/>
          <table:table-cell table:formula="of:=[.A1154]*[.B1154]+[.A1155]*[.B1155]+[.B1156]" office:value-type="float" office:value="1.30738798134998" calcext:value-type="float">
            <text:p>1,30738798134998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1136:.J1154])" office:value-type="float" office:value="0.658546303522052" calcext:value-type="float">
            <text:p>0,65854630352205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1134]+1" office:value-type="float" office:value="46" calcext:value-type="float">
            <text:p>46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136]" office:value-type="float" office:value="0.00491409352009222" calcext:value-type="float">
            <text:p>0,004914093520092</text:p>
          </table:table-cell>
          <table:table-cell table:number-columns-repeated="2"/>
          <table:table-cell table:formula="of:=ACT([.$B$6]; [.B1164] ; [.$B$8] )" office:value-type="float" office:value="0.166237451650979" calcext:value-type="float">
            <text:p>0,16624</text:p>
          </table:table-cell>
          <table:table-cell table:formula="of:=[.F1136]" office:value-type="float" office:value="0" calcext:value-type="float">
            <text:p>0</text:p>
          </table:table-cell>
          <table:table-cell table:formula="of:=[.F1161]-[.E1161]" office:value-type="float" office:value="-0.166237451650979" calcext:value-type="float">
            <text:p>-0,166237451650979</text:p>
          </table:table-cell>
          <table:table-cell table:formula="of:=[.G1161]*[.$B$7]*[.A1161]" office:value-type="float" office:value="-0" calcext:value-type="float">
            <text:p>0</text:p>
          </table:table-cell>
          <table:table-cell table:formula="of:=([.H1161]+[.H1167]+[.H1173]+[.H1179])/4+[.B1161]" office:value-type="float" office:value="-0.00702971473269208" calcext:value-type="float">
            <text:p>-0,007029714732692</text:p>
          </table:table-cell>
          <table:table-cell table:formula="of:=([.F1161]-[.E1161])*([.F1161]-[.E1161])" office:value-type="float" office:value="0.0276348903314115" calcext:value-type="float">
            <text:p>0,0276348903314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137]" office:value-type="float" office:value="1.13544923976923" calcext:value-type="float">
            <text:p>1,13544923976923</text:p>
          </table:table-cell>
          <table:table-cell table:number-columns-repeated="5"/>
          <table:table-cell table:formula="of:=[.G1161]*[.$B$7]*[.A1162]" office:value-type="float" office:value="-0" calcext:value-type="float">
            <text:p>0</text:p>
          </table:table-cell>
          <table:table-cell table:formula="of:=([.H1162]+[.H1168]+[.H1174]+[.H1180])/4+[.B1162]" office:value-type="float" office:value="1.14524205286022" calcext:value-type="float">
            <text:p>1,1452420528602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1138]" office:value-type="float" office:value="0.166237451650979" calcext:value-type="float">
            <text:p>0,166237451650979</text:p>
          </table:table-cell>
          <table:table-cell table:number-columns-repeated="5"/>
          <table:table-cell table:formula="of:=[.G1161]*[.$B$7]*[.A1163]" office:value-type="float" office:value="-0.0166237451650979" calcext:value-type="float">
            <text:p>-0,016623745165098</text:p>
          </table:table-cell>
          <table:table-cell table:formula="of:=([.H1163]+[.H1169]+[.H1175]+[.H1181])/4+[.B1163]" office:value-type="float" office:value="0.167595539821415" calcext:value-type="float">
            <text:p>0,167595539821415</text:p>
          </table:table-cell>
          <table:table-cell table:number-columns-repeated="4"/>
        </table:table-row>
        <table:table-row table:style-name="ro1">
          <table:table-cell/>
          <table:table-cell table:formula="of:=[.A1161]*[.B1161]+[.A1162]*[.B1162]+[.B1163]" office:value-type="float" office:value="0.166237451650979" calcext:value-type="float">
            <text:p>0,166237451650979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161]" office:value-type="float" office:value="0.00491409352009222" calcext:value-type="float">
            <text:p>0,004914093520092</text:p>
          </table:table-cell>
          <table:table-cell table:number-columns-repeated="2"/>
          <table:table-cell table:formula="of:=ACT([.$B$6]; [.B1170] ; [.$B$8] )" office:value-type="float" office:value="1.30168669142021" calcext:value-type="float">
            <text:p>1,30169</text:p>
          </table:table-cell>
          <table:table-cell table:formula="of:=[.F1142]" office:value-type="float" office:value="2" calcext:value-type="float">
            <text:p>2</text:p>
          </table:table-cell>
          <table:table-cell table:formula="of:=[.F1167]-[.E1167]" office:value-type="float" office:value="0.698313308579791" calcext:value-type="float">
            <text:p>0,698313308579791</text:p>
          </table:table-cell>
          <table:table-cell table:formula="of:=[.G1167]*[.$B$7]*[.A1167]" office:value-type="float" office:value="0" calcext:value-type="float">
            <text:p>0</text:p>
          </table:table-cell>
          <table:table-cell/>
          <table:table-cell table:formula="of:=([.F1167]-[.E1167])*([.F1167]-[.E1167])" office:value-type="float" office:value="0.487641476939655" calcext:value-type="float">
            <text:p>0,48764147693965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62]" office:value-type="float" office:value="1.13544923976923" calcext:value-type="float">
            <text:p>1,13544923976923</text:p>
          </table:table-cell>
          <table:table-cell table:number-columns-repeated="5"/>
          <table:table-cell table:formula="of:=[.G1167]*[.$B$7]*[.A1168]" office:value-type="float" office:value="0.0698313308579791" calcext:value-type="float">
            <text:p>0,06983133085797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63]" office:value-type="float" office:value="0.166237451650979" calcext:value-type="float">
            <text:p>0,166237451650979</text:p>
          </table:table-cell>
          <table:table-cell table:number-columns-repeated="5"/>
          <table:table-cell table:formula="of:=[.G1167]*[.$B$7]*[.A1169]" office:value-type="float" office:value="0.0698313308579791" calcext:value-type="float">
            <text:p>0,069831330857979</text:p>
          </table:table-cell>
          <table:table-cell table:number-columns-repeated="5"/>
        </table:table-row>
        <table:table-row table:style-name="ro1">
          <table:table-cell/>
          <table:table-cell table:formula="of:=[.A1167]*[.B1167]+[.A1168]*[.B1168]+[.B1169]" office:value-type="float" office:value="1.30168669142021" calcext:value-type="float">
            <text:p>1,30168669142021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67]" office:value-type="float" office:value="0.00491409352009222" calcext:value-type="float">
            <text:p>0,004914093520092</text:p>
          </table:table-cell>
          <table:table-cell table:number-columns-repeated="2"/>
          <table:table-cell table:formula="of:=ACT([.$B$6]; [.B1176] ; [.$B$8] )" office:value-type="float" office:value="0.171151545171071" calcext:value-type="float">
            <text:p>0,17115</text:p>
          </table:table-cell>
          <table:table-cell table:formula="of:=[.F1148]" office:value-type="float" office:value="0" calcext:value-type="float">
            <text:p>0</text:p>
          </table:table-cell>
          <table:table-cell table:formula="of:=[.F1173]-[.E1173]" office:value-type="float" office:value="-0.171151545171071" calcext:value-type="float">
            <text:p>-0,171151545171071</text:p>
          </table:table-cell>
          <table:table-cell table:formula="of:=[.G1173]*[.$B$7]*[.A1173]" office:value-type="float" office:value="-0.0171151545171071" calcext:value-type="float">
            <text:p>-0,017115154517107</text:p>
          </table:table-cell>
          <table:table-cell/>
          <table:table-cell table:formula="of:=([.F1173]-[.E1173])*([.F1173]-[.E1173])" office:value-type="float" office:value="0.0292928514144452" calcext:value-type="float">
            <text:p>0,02929285141444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168]" office:value-type="float" office:value="1.13544923976923" calcext:value-type="float">
            <text:p>1,13544923976923</text:p>
          </table:table-cell>
          <table:table-cell table:number-columns-repeated="5"/>
          <table:table-cell table:formula="of:=[.G1173]*[.$B$7]*[.A117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69]" office:value-type="float" office:value="0.166237451650979" calcext:value-type="float">
            <text:p>0,166237451650979</text:p>
          </table:table-cell>
          <table:table-cell table:number-columns-repeated="5"/>
          <table:table-cell table:formula="of:=[.G1173]*[.$B$7]*[.A1175]" office:value-type="float" office:value="-0.0171151545171071" calcext:value-type="float">
            <text:p>-0,017115154517107</text:p>
          </table:table-cell>
          <table:table-cell table:number-columns-repeated="5"/>
        </table:table-row>
        <table:table-row table:style-name="ro1">
          <table:table-cell/>
          <table:table-cell table:formula="of:=[.A1173]*[.B1173]+[.A1174]*[.B1174]+[.B1175]" office:value-type="float" office:value="0.171151545171071" calcext:value-type="float">
            <text:p>0,171151545171071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73]" office:value-type="float" office:value="0.00491409352009222" calcext:value-type="float">
            <text:p>0,004914093520092</text:p>
          </table:table-cell>
          <table:table-cell table:number-columns-repeated="2"/>
          <table:table-cell table:formula="of:=ACT([.$B$6]; [.B1182] ; [.$B$8] )" office:value-type="float" office:value="1.3066007849403" calcext:value-type="float">
            <text:p>1,30660</text:p>
          </table:table-cell>
          <table:table-cell table:formula="of:=[.F1154]" office:value-type="float" office:value="1" calcext:value-type="float">
            <text:p>1</text:p>
          </table:table-cell>
          <table:table-cell table:formula="of:=[.F1179]-[.E1179]" office:value-type="float" office:value="-0.306600784940301" calcext:value-type="float">
            <text:p>-0,306600784940301</text:p>
          </table:table-cell>
          <table:table-cell table:formula="of:=[.G1179]*[.$B$7]*[.A1179]" office:value-type="float" office:value="-0.0306600784940301" calcext:value-type="float">
            <text:p>-0,03066007849403</text:p>
          </table:table-cell>
          <table:table-cell/>
          <table:table-cell table:formula="of:=([.F1179]-[.E1179])*([.F1179]-[.E1179])" office:value-type="float" office:value="0.0940040413260087" calcext:value-type="float">
            <text:p>0,09400404132600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74]" office:value-type="float" office:value="1.13544923976923" calcext:value-type="float">
            <text:p>1,13544923976923</text:p>
          </table:table-cell>
          <table:table-cell table:number-columns-repeated="2"/>
          <table:table-cell table:style-name="Default"/>
          <table:table-cell table:number-columns-repeated="2"/>
          <table:table-cell table:formula="of:=[.G1179]*[.$B$7]*[.A1180]" office:value-type="float" office:value="-0.0306600784940301" calcext:value-type="float">
            <text:p>-0,030660078494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75]" office:value-type="float" office:value="0.166237451650979" calcext:value-type="float">
            <text:p>0,166237451650979</text:p>
          </table:table-cell>
          <table:table-cell table:number-columns-repeated="2"/>
          <table:table-cell table:style-name="Default"/>
          <table:table-cell table:number-columns-repeated="2"/>
          <table:table-cell table:formula="of:=[.G1179]*[.$B$7]*[.A1181]" office:value-type="float" office:value="-0.0306600784940301" calcext:value-type="float">
            <text:p>-0,03066007849403</text:p>
          </table:table-cell>
          <table:table-cell table:number-columns-repeated="5"/>
        </table:table-row>
        <table:table-row table:style-name="ro1">
          <table:table-cell/>
          <table:table-cell table:formula="of:=[.A1179]*[.B1179]+[.A1180]*[.B1180]+[.B1181]" office:value-type="float" office:value="1.3066007849403" calcext:value-type="float">
            <text:p>1,3066007849403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1161:.J1179])" office:value-type="float" office:value="0.63857326001152" calcext:value-type="float">
            <text:p>0,6385732600115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1159]+1" office:value-type="float" office:value="47" calcext:value-type="float">
            <text:p>47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161]" office:value-type="float" office:value="-0.00702971473269208" calcext:value-type="float">
            <text:p>-0,007029714732692</text:p>
          </table:table-cell>
          <table:table-cell table:number-columns-repeated="2"/>
          <table:table-cell table:formula="of:=ACT([.$B$6]; [.B1189] ; [.$B$8] )" office:value-type="float" office:value="0.167595539821415" calcext:value-type="float">
            <text:p>0,16760</text:p>
          </table:table-cell>
          <table:table-cell table:formula="of:=[.F1161]" office:value-type="float" office:value="0" calcext:value-type="float">
            <text:p>0</text:p>
          </table:table-cell>
          <table:table-cell table:formula="of:=[.F1186]-[.E1186]" office:value-type="float" office:value="-0.167595539821415" calcext:value-type="float">
            <text:p>-0,167595539821415</text:p>
          </table:table-cell>
          <table:table-cell table:formula="of:=[.G1186]*[.$B$7]*[.A1186]" office:value-type="float" office:value="-0" calcext:value-type="float">
            <text:p>0</text:p>
          </table:table-cell>
          <table:table-cell table:formula="of:=([.H1186]+[.H1192]+[.H1198]+[.H1204])/4+[.B1186]" office:value-type="float" office:value="-0.0186890573086336" calcext:value-type="float">
            <text:p>-0,018689057308634</text:p>
          </table:table-cell>
          <table:table-cell table:formula="of:=([.F1186]-[.E1186])*([.F1186]-[.E1186])" office:value-type="float" office:value="0.0280882649680314" calcext:value-type="float">
            <text:p>0,02808826496803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162]" office:value-type="float" office:value="1.14524205286022" calcext:value-type="float">
            <text:p>1,14524205286022</text:p>
          </table:table-cell>
          <table:table-cell table:number-columns-repeated="5"/>
          <table:table-cell table:formula="of:=[.G1186]*[.$B$7]*[.A1187]" office:value-type="float" office:value="-0" calcext:value-type="float">
            <text:p>0</text:p>
          </table:table-cell>
          <table:table-cell table:formula="of:=([.H1187]+[.H1193]+[.H1199]+[.H1205])/4+[.B1187]" office:value-type="float" office:value="1.15477591609445" calcext:value-type="float">
            <text:p>1,154775916094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1163]" office:value-type="float" office:value="0.167595539821415" calcext:value-type="float">
            <text:p>0,167595539821415</text:p>
          </table:table-cell>
          <table:table-cell table:number-columns-repeated="5"/>
          <table:table-cell table:formula="of:=[.G1186]*[.$B$7]*[.A1188]" office:value-type="float" office:value="-0.0167595539821415" calcext:value-type="float">
            <text:p>-0,016759553982142</text:p>
          </table:table-cell>
          <table:table-cell table:formula="of:=([.H1188]+[.H1194]+[.H1200]+[.H1206])/4+[.B1188]" office:value-type="float" office:value="0.168925368932897" calcext:value-type="float">
            <text:p>0,168925368932897</text:p>
          </table:table-cell>
          <table:table-cell table:number-columns-repeated="4"/>
        </table:table-row>
        <table:table-row table:style-name="ro1">
          <table:table-cell/>
          <table:table-cell table:formula="of:=[.A1186]*[.B1186]+[.A1187]*[.B1187]+[.B1188]" office:value-type="float" office:value="0.167595539821415" calcext:value-type="float">
            <text:p>0,16759553982141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186]" office:value-type="float" office:value="-0.00702971473269208" calcext:value-type="float">
            <text:p>-0,007029714732692</text:p>
          </table:table-cell>
          <table:table-cell table:number-columns-repeated="2"/>
          <table:table-cell table:formula="of:=ACT([.$B$6]; [.B1195] ; [.$B$8] )" office:value-type="float" office:value="1.31283759268163" calcext:value-type="float">
            <text:p>1,31284</text:p>
          </table:table-cell>
          <table:table-cell table:formula="of:=[.F1167]" office:value-type="float" office:value="2" calcext:value-type="float">
            <text:p>2</text:p>
          </table:table-cell>
          <table:table-cell table:formula="of:=[.F1192]-[.E1192]" office:value-type="float" office:value="0.687162407318368" calcext:value-type="float">
            <text:p>0,687162407318368</text:p>
          </table:table-cell>
          <table:table-cell table:formula="of:=[.G1192]*[.$B$7]*[.A1192]" office:value-type="float" office:value="0" calcext:value-type="float">
            <text:p>0</text:p>
          </table:table-cell>
          <table:table-cell/>
          <table:table-cell table:formula="of:=([.F1192]-[.E1192])*([.F1192]-[.E1192])" office:value-type="float" office:value="0.472192174031575" calcext:value-type="float">
            <text:p>0,4721921740315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87]" office:value-type="float" office:value="1.14524205286022" calcext:value-type="float">
            <text:p>1,14524205286022</text:p>
          </table:table-cell>
          <table:table-cell table:number-columns-repeated="5"/>
          <table:table-cell table:formula="of:=[.G1192]*[.$B$7]*[.A1193]" office:value-type="float" office:value="0.0687162407318368" calcext:value-type="float">
            <text:p>0,06871624073183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88]" office:value-type="float" office:value="0.167595539821415" calcext:value-type="float">
            <text:p>0,167595539821415</text:p>
          </table:table-cell>
          <table:table-cell table:number-columns-repeated="5"/>
          <table:table-cell table:formula="of:=[.G1192]*[.$B$7]*[.A1194]" office:value-type="float" office:value="0.0687162407318368" calcext:value-type="float">
            <text:p>0,068716240731837</text:p>
          </table:table-cell>
          <table:table-cell table:number-columns-repeated="5"/>
        </table:table-row>
        <table:table-row table:style-name="ro1">
          <table:table-cell/>
          <table:table-cell table:formula="of:=[.A1192]*[.B1192]+[.A1193]*[.B1193]+[.B1194]" office:value-type="float" office:value="1.31283759268163" calcext:value-type="float">
            <text:p>1,31283759268163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92]" office:value-type="float" office:value="-0.00702971473269208" calcext:value-type="float">
            <text:p>-0,007029714732692</text:p>
          </table:table-cell>
          <table:table-cell table:number-columns-repeated="2"/>
          <table:table-cell table:formula="of:=ACT([.$B$6]; [.B1201] ; [.$B$8] )" office:value-type="float" office:value="0.160565825088723" calcext:value-type="float">
            <text:p>0,16057</text:p>
          </table:table-cell>
          <table:table-cell table:formula="of:=[.F1173]" office:value-type="float" office:value="0" calcext:value-type="float">
            <text:p>0</text:p>
          </table:table-cell>
          <table:table-cell table:formula="of:=[.F1198]-[.E1198]" office:value-type="float" office:value="-0.160565825088723" calcext:value-type="float">
            <text:p>-0,160565825088723</text:p>
          </table:table-cell>
          <table:table-cell table:formula="of:=[.G1198]*[.$B$7]*[.A1198]" office:value-type="float" office:value="-0.0160565825088723" calcext:value-type="float">
            <text:p>-0,016056582508872</text:p>
          </table:table-cell>
          <table:table-cell/>
          <table:table-cell table:formula="of:=([.F1198]-[.E1198])*([.F1198]-[.E1198])" office:value-type="float" office:value="0.0257813841864223" calcext:value-type="float">
            <text:p>0,02578138418642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193]" office:value-type="float" office:value="1.14524205286022" calcext:value-type="float">
            <text:p>1,14524205286022</text:p>
          </table:table-cell>
          <table:table-cell table:number-columns-repeated="5"/>
          <table:table-cell table:formula="of:=[.G1198]*[.$B$7]*[.A119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94]" office:value-type="float" office:value="0.167595539821415" calcext:value-type="float">
            <text:p>0,167595539821415</text:p>
          </table:table-cell>
          <table:table-cell table:number-columns-repeated="5"/>
          <table:table-cell table:formula="of:=[.G1198]*[.$B$7]*[.A1200]" office:value-type="float" office:value="-0.0160565825088723" calcext:value-type="float">
            <text:p>-0,016056582508872</text:p>
          </table:table-cell>
          <table:table-cell table:number-columns-repeated="5"/>
        </table:table-row>
        <table:table-row table:style-name="ro1">
          <table:table-cell/>
          <table:table-cell table:formula="of:=[.A1198]*[.B1198]+[.A1199]*[.B1199]+[.B1200]" office:value-type="float" office:value="0.160565825088723" calcext:value-type="float">
            <text:p>0,160565825088723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98]" office:value-type="float" office:value="-0.00702971473269208" calcext:value-type="float">
            <text:p>-0,007029714732692</text:p>
          </table:table-cell>
          <table:table-cell table:number-columns-repeated="2"/>
          <table:table-cell table:formula="of:=ACT([.$B$6]; [.B1207] ; [.$B$8] )" office:value-type="float" office:value="1.30580787794894" calcext:value-type="float">
            <text:p>1,30581</text:p>
          </table:table-cell>
          <table:table-cell table:formula="of:=[.F1179]" office:value-type="float" office:value="1" calcext:value-type="float">
            <text:p>1</text:p>
          </table:table-cell>
          <table:table-cell table:formula="of:=[.F1204]-[.E1204]" office:value-type="float" office:value="-0.30580787794894" calcext:value-type="float">
            <text:p>-0,30580787794894</text:p>
          </table:table-cell>
          <table:table-cell table:formula="of:=[.G1204]*[.$B$7]*[.A1204]" office:value-type="float" office:value="-0.030580787794894" calcext:value-type="float">
            <text:p>-0,030580787794894</text:p>
          </table:table-cell>
          <table:table-cell/>
          <table:table-cell table:formula="of:=([.F1204]-[.E1204])*([.F1204]-[.E1204])" office:value-type="float" office:value="0.0935184582156337" calcext:value-type="float">
            <text:p>0,09351845821563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99]" office:value-type="float" office:value="1.14524205286022" calcext:value-type="float">
            <text:p>1,14524205286022</text:p>
          </table:table-cell>
          <table:table-cell table:number-columns-repeated="2"/>
          <table:table-cell table:style-name="Default"/>
          <table:table-cell table:number-columns-repeated="2"/>
          <table:table-cell table:formula="of:=[.G1204]*[.$B$7]*[.A1205]" office:value-type="float" office:value="-0.030580787794894" calcext:value-type="float">
            <text:p>-0,03058078779489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00]" office:value-type="float" office:value="0.167595539821415" calcext:value-type="float">
            <text:p>0,167595539821415</text:p>
          </table:table-cell>
          <table:table-cell table:number-columns-repeated="2"/>
          <table:table-cell table:style-name="Default"/>
          <table:table-cell table:number-columns-repeated="2"/>
          <table:table-cell table:formula="of:=[.G1204]*[.$B$7]*[.A1206]" office:value-type="float" office:value="-0.030580787794894" calcext:value-type="float">
            <text:p>-0,030580787794894</text:p>
          </table:table-cell>
          <table:table-cell table:number-columns-repeated="5"/>
        </table:table-row>
        <table:table-row table:style-name="ro1">
          <table:table-cell/>
          <table:table-cell table:formula="of:=[.A1204]*[.B1204]+[.A1205]*[.B1205]+[.B1206]" office:value-type="float" office:value="1.30580787794894" calcext:value-type="float">
            <text:p>1,30580787794894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1186:.J1204])" office:value-type="float" office:value="0.619580281401662" calcext:value-type="float">
            <text:p>0,61958028140166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1184]+1" office:value-type="float" office:value="48" calcext:value-type="float">
            <text:p>48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186]" office:value-type="float" office:value="-0.0186890573086336" calcext:value-type="float">
            <text:p>-0,018689057308634</text:p>
          </table:table-cell>
          <table:table-cell table:number-columns-repeated="2"/>
          <table:table-cell table:formula="of:=ACT([.$B$6]; [.B1214] ; [.$B$8] )" office:value-type="float" office:value="0.168925368932897" calcext:value-type="float">
            <text:p>0,16893</text:p>
          </table:table-cell>
          <table:table-cell table:formula="of:=[.F1186]" office:value-type="float" office:value="0" calcext:value-type="float">
            <text:p>0</text:p>
          </table:table-cell>
          <table:table-cell table:formula="of:=[.F1211]-[.E1211]" office:value-type="float" office:value="-0.168925368932897" calcext:value-type="float">
            <text:p>-0,168925368932897</text:p>
          </table:table-cell>
          <table:table-cell table:formula="of:=[.G1211]*[.$B$7]*[.A1211]" office:value-type="float" office:value="-0" calcext:value-type="float">
            <text:p>0</text:p>
          </table:table-cell>
          <table:table-cell table:formula="of:=([.H1211]+[.H1217]+[.H1223]+[.H1229])/4+[.B1211]" office:value-type="float" office:value="-0.0300702707922081" calcext:value-type="float">
            <text:p>-0,030070270792208</text:p>
          </table:table-cell>
          <table:table-cell table:formula="of:=([.F1211]-[.E1211])*([.F1211]-[.E1211])" office:value-type="float" office:value="0.0285357802691154" calcext:value-type="float">
            <text:p>0,0285357802691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187]" office:value-type="float" office:value="1.15477591609445" calcext:value-type="float">
            <text:p>1,15477591609445</text:p>
          </table:table-cell>
          <table:table-cell table:number-columns-repeated="5"/>
          <table:table-cell table:formula="of:=[.G1211]*[.$B$7]*[.A1212]" office:value-type="float" office:value="-0" calcext:value-type="float">
            <text:p>0</text:p>
          </table:table-cell>
          <table:table-cell table:formula="of:=([.H1212]+[.H1218]+[.H1224]+[.H1230])/4+[.B1212]" office:value-type="float" office:value="1.1640580782758" calcext:value-type="float">
            <text:p>1,1640580782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1188]" office:value-type="float" office:value="0.168925368932897" calcext:value-type="float">
            <text:p>0,168925368932897</text:p>
          </table:table-cell>
          <table:table-cell table:number-columns-repeated="5"/>
          <table:table-cell table:formula="of:=[.G1211]*[.$B$7]*[.A1213]" office:value-type="float" office:value="-0.0168925368932897" calcext:value-type="float">
            <text:p>-0,01689253689329</text:p>
          </table:table-cell>
          <table:table-cell table:formula="of:=([.H1213]+[.H1219]+[.H1225]+[.H1231])/4+[.B1213]" office:value-type="float" office:value="0.170228489100316" calcext:value-type="float">
            <text:p>0,170228489100316</text:p>
          </table:table-cell>
          <table:table-cell table:number-columns-repeated="4"/>
        </table:table-row>
        <table:table-row table:style-name="ro1">
          <table:table-cell/>
          <table:table-cell table:formula="of:=[.A1211]*[.B1211]+[.A1212]*[.B1212]+[.B1213]" office:value-type="float" office:value="0.168925368932897" calcext:value-type="float">
            <text:p>0,168925368932897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211]" office:value-type="float" office:value="-0.0186890573086336" calcext:value-type="float">
            <text:p>-0,018689057308634</text:p>
          </table:table-cell>
          <table:table-cell table:number-columns-repeated="2"/>
          <table:table-cell table:formula="of:=ACT([.$B$6]; [.B1220] ; [.$B$8] )" office:value-type="float" office:value="1.32370128502735" calcext:value-type="float">
            <text:p>1,32370</text:p>
          </table:table-cell>
          <table:table-cell table:formula="of:=[.F1192]" office:value-type="float" office:value="2" calcext:value-type="float">
            <text:p>2</text:p>
          </table:table-cell>
          <table:table-cell table:formula="of:=[.F1217]-[.E1217]" office:value-type="float" office:value="0.67629871497265" calcext:value-type="float">
            <text:p>0,67629871497265</text:p>
          </table:table-cell>
          <table:table-cell table:formula="of:=[.G1217]*[.$B$7]*[.A1217]" office:value-type="float" office:value="0" calcext:value-type="float">
            <text:p>0</text:p>
          </table:table-cell>
          <table:table-cell/>
          <table:table-cell table:formula="of:=([.F1217]-[.E1217])*([.F1217]-[.E1217])" office:value-type="float" office:value="0.457379951873658" calcext:value-type="float">
            <text:p>0,45737995187365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12]" office:value-type="float" office:value="1.15477591609445" calcext:value-type="float">
            <text:p>1,15477591609445</text:p>
          </table:table-cell>
          <table:table-cell table:number-columns-repeated="5"/>
          <table:table-cell table:formula="of:=[.G1217]*[.$B$7]*[.A1218]" office:value-type="float" office:value="0.067629871497265" calcext:value-type="float">
            <text:p>0,06762987149726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13]" office:value-type="float" office:value="0.168925368932897" calcext:value-type="float">
            <text:p>0,168925368932897</text:p>
          </table:table-cell>
          <table:table-cell table:number-columns-repeated="5"/>
          <table:table-cell table:formula="of:=[.G1217]*[.$B$7]*[.A1219]" office:value-type="float" office:value="0.067629871497265" calcext:value-type="float">
            <text:p>0,067629871497265</text:p>
          </table:table-cell>
          <table:table-cell table:number-columns-repeated="5"/>
        </table:table-row>
        <table:table-row table:style-name="ro1">
          <table:table-cell/>
          <table:table-cell table:formula="of:=[.A1217]*[.B1217]+[.A1218]*[.B1218]+[.B1219]" office:value-type="float" office:value="1.32370128502735" calcext:value-type="float">
            <text:p>1,3237012850273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17]" office:value-type="float" office:value="-0.0186890573086336" calcext:value-type="float">
            <text:p>-0,018689057308634</text:p>
          </table:table-cell>
          <table:table-cell table:number-columns-repeated="2"/>
          <table:table-cell table:formula="of:=ACT([.$B$6]; [.B1226] ; [.$B$8] )" office:value-type="float" office:value="0.150236311624263" calcext:value-type="float">
            <text:p>0,15024</text:p>
          </table:table-cell>
          <table:table-cell table:formula="of:=[.F1198]" office:value-type="float" office:value="0" calcext:value-type="float">
            <text:p>0</text:p>
          </table:table-cell>
          <table:table-cell table:formula="of:=[.F1223]-[.E1223]" office:value-type="float" office:value="-0.150236311624263" calcext:value-type="float">
            <text:p>-0,150236311624263</text:p>
          </table:table-cell>
          <table:table-cell table:formula="of:=[.G1223]*[.$B$7]*[.A1223]" office:value-type="float" office:value="-0.0150236311624263" calcext:value-type="float">
            <text:p>-0,015023631162426</text:p>
          </table:table-cell>
          <table:table-cell/>
          <table:table-cell table:formula="of:=([.F1223]-[.E1223])*([.F1223]-[.E1223])" office:value-type="float" office:value="0.0225709493304628" calcext:value-type="float">
            <text:p>0,02257094933046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218]" office:value-type="float" office:value="1.15477591609445" calcext:value-type="float">
            <text:p>1,15477591609445</text:p>
          </table:table-cell>
          <table:table-cell table:number-columns-repeated="5"/>
          <table:table-cell table:formula="of:=[.G1223]*[.$B$7]*[.A122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19]" office:value-type="float" office:value="0.168925368932897" calcext:value-type="float">
            <text:p>0,168925368932897</text:p>
          </table:table-cell>
          <table:table-cell table:number-columns-repeated="5"/>
          <table:table-cell table:formula="of:=[.G1223]*[.$B$7]*[.A1225]" office:value-type="float" office:value="-0.0150236311624263" calcext:value-type="float">
            <text:p>-0,015023631162426</text:p>
          </table:table-cell>
          <table:table-cell table:number-columns-repeated="5"/>
        </table:table-row>
        <table:table-row table:style-name="ro1">
          <table:table-cell/>
          <table:table-cell table:formula="of:=[.A1223]*[.B1223]+[.A1224]*[.B1224]+[.B1225]" office:value-type="float" office:value="0.150236311624263" calcext:value-type="float">
            <text:p>0,150236311624263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23]" office:value-type="float" office:value="-0.0186890573086336" calcext:value-type="float">
            <text:p>-0,018689057308634</text:p>
          </table:table-cell>
          <table:table-cell table:number-columns-repeated="2"/>
          <table:table-cell table:formula="of:=ACT([.$B$6]; [.B1232] ; [.$B$8] )" office:value-type="float" office:value="1.30501222771872" calcext:value-type="float">
            <text:p>1,30501</text:p>
          </table:table-cell>
          <table:table-cell table:formula="of:=[.F1204]" office:value-type="float" office:value="1" calcext:value-type="float">
            <text:p>1</text:p>
          </table:table-cell>
          <table:table-cell table:formula="of:=[.F1229]-[.E1229]" office:value-type="float" office:value="-0.305012227718716" calcext:value-type="float">
            <text:p>-0,305012227718716</text:p>
          </table:table-cell>
          <table:table-cell table:formula="of:=[.G1229]*[.$B$7]*[.A1229]" office:value-type="float" office:value="-0.0305012227718716" calcext:value-type="float">
            <text:p>-0,030501222771872</text:p>
          </table:table-cell>
          <table:table-cell/>
          <table:table-cell table:formula="of:=([.F1229]-[.E1229])*([.F1229]-[.E1229])" office:value-type="float" office:value="0.0930324590579341" calcext:value-type="float">
            <text:p>0,09303245905793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24]" office:value-type="float" office:value="1.15477591609445" calcext:value-type="float">
            <text:p>1,15477591609445</text:p>
          </table:table-cell>
          <table:table-cell table:number-columns-repeated="2"/>
          <table:table-cell table:style-name="Default"/>
          <table:table-cell table:number-columns-repeated="2"/>
          <table:table-cell table:formula="of:=[.G1229]*[.$B$7]*[.A1230]" office:value-type="float" office:value="-0.0305012227718716" calcext:value-type="float">
            <text:p>-0,03050122277187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25]" office:value-type="float" office:value="0.168925368932897" calcext:value-type="float">
            <text:p>0,168925368932897</text:p>
          </table:table-cell>
          <table:table-cell table:number-columns-repeated="2"/>
          <table:table-cell table:style-name="Default"/>
          <table:table-cell table:number-columns-repeated="2"/>
          <table:table-cell table:formula="of:=[.G1229]*[.$B$7]*[.A1231]" office:value-type="float" office:value="-0.0305012227718716" calcext:value-type="float">
            <text:p>-0,030501222771872</text:p>
          </table:table-cell>
          <table:table-cell table:number-columns-repeated="5"/>
        </table:table-row>
        <table:table-row table:style-name="ro1">
          <table:table-cell/>
          <table:table-cell table:formula="of:=[.A1229]*[.B1229]+[.A1230]*[.B1230]+[.B1231]" office:value-type="float" office:value="1.30501222771872" calcext:value-type="float">
            <text:p>1,3050122277187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1211:.J1229])" office:value-type="float" office:value="0.60151914053117" calcext:value-type="float">
            <text:p>0,60151914053117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1209]+1" office:value-type="float" office:value="49" calcext:value-type="float">
            <text:p>49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211]" office:value-type="float" office:value="-0.0300702707922081" calcext:value-type="float">
            <text:p>-0,030070270792208</text:p>
          </table:table-cell>
          <table:table-cell table:number-columns-repeated="2"/>
          <table:table-cell table:formula="of:=ACT([.$B$6]; [.B1239] ; [.$B$8] )" office:value-type="float" office:value="0.170228489100316" calcext:value-type="float">
            <text:p>0,17023</text:p>
          </table:table-cell>
          <table:table-cell table:formula="of:=[.F1211]" office:value-type="float" office:value="0" calcext:value-type="float">
            <text:p>0</text:p>
          </table:table-cell>
          <table:table-cell table:formula="of:=[.F1236]-[.E1236]" office:value-type="float" office:value="-0.170228489100316" calcext:value-type="float">
            <text:p>-0,170228489100316</text:p>
          </table:table-cell>
          <table:table-cell table:formula="of:=[.G1236]*[.$B$7]*[.A1236]" office:value-type="float" office:value="-0" calcext:value-type="float">
            <text:p>0</text:p>
          </table:table-cell>
          <table:table-cell table:formula="of:=([.H1236]+[.H1242]+[.H1248]+[.H1254])/4+[.B1236]" office:value-type="float" office:value="-0.0411796336645086" calcext:value-type="float">
            <text:p>-0,041179633664509</text:p>
          </table:table-cell>
          <table:table-cell table:formula="of:=([.F1236]-[.E1236])*([.F1236]-[.E1236])" office:value-type="float" office:value="0.0289777385013765" calcext:value-type="float">
            <text:p>0,02897773850137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212]" office:value-type="float" office:value="1.1640580782758" calcext:value-type="float">
            <text:p>1,1640580782758</text:p>
          </table:table-cell>
          <table:table-cell table:number-columns-repeated="5"/>
          <table:table-cell table:formula="of:=[.G1236]*[.$B$7]*[.A1237]" office:value-type="float" office:value="-0" calcext:value-type="float">
            <text:p>0</text:p>
          </table:table-cell>
          <table:table-cell table:formula="of:=([.H1237]+[.H1243]+[.H1249]+[.H1255])/4+[.B1237]" office:value-type="float" office:value="1.1730955066768" calcext:value-type="float">
            <text:p>1,173095506676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1213]" office:value-type="float" office:value="0.170228489100316" calcext:value-type="float">
            <text:p>0,170228489100316</text:p>
          </table:table-cell>
          <table:table-cell table:number-columns-repeated="5"/>
          <table:table-cell table:formula="of:=[.G1236]*[.$B$7]*[.A1238]" office:value-type="float" office:value="-0.0170228489100316" calcext:value-type="float">
            <text:p>-0,017022848910032</text:p>
          </table:table-cell>
          <table:table-cell table:formula="of:=([.H1238]+[.H1244]+[.H1250]+[.H1256])/4+[.B1238]" office:value-type="float" office:value="0.171506249816105" calcext:value-type="float">
            <text:p>0,171506249816105</text:p>
          </table:table-cell>
          <table:table-cell table:number-columns-repeated="4"/>
        </table:table-row>
        <table:table-row table:style-name="ro1">
          <table:table-cell/>
          <table:table-cell table:formula="of:=[.A1236]*[.B1236]+[.A1237]*[.B1237]+[.B1238]" office:value-type="float" office:value="0.170228489100316" calcext:value-type="float">
            <text:p>0,170228489100316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236]" office:value-type="float" office:value="-0.0300702707922081" calcext:value-type="float">
            <text:p>-0,030070270792208</text:p>
          </table:table-cell>
          <table:table-cell table:number-columns-repeated="2"/>
          <table:table-cell table:formula="of:=ACT([.$B$6]; [.B1245] ; [.$B$8] )" office:value-type="float" office:value="1.33428656737612" calcext:value-type="float">
            <text:p>1,33429</text:p>
          </table:table-cell>
          <table:table-cell table:formula="of:=[.F1217]" office:value-type="float" office:value="2" calcext:value-type="float">
            <text:p>2</text:p>
          </table:table-cell>
          <table:table-cell table:formula="of:=[.F1242]-[.E1242]" office:value-type="float" office:value="0.665713432623882" calcext:value-type="float">
            <text:p>0,665713432623882</text:p>
          </table:table-cell>
          <table:table-cell table:formula="of:=[.G1242]*[.$B$7]*[.A1242]" office:value-type="float" office:value="0" calcext:value-type="float">
            <text:p>0</text:p>
          </table:table-cell>
          <table:table-cell/>
          <table:table-cell table:formula="of:=([.F1242]-[.E1242])*([.F1242]-[.E1242])" office:value-type="float" office:value="0.443174374375872" calcext:value-type="float">
            <text:p>0,44317437437587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37]" office:value-type="float" office:value="1.1640580782758" calcext:value-type="float">
            <text:p>1,1640580782758</text:p>
          </table:table-cell>
          <table:table-cell table:number-columns-repeated="5"/>
          <table:table-cell table:formula="of:=[.G1242]*[.$B$7]*[.A1243]" office:value-type="float" office:value="0.0665713432623882" calcext:value-type="float">
            <text:p>0,06657134326238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38]" office:value-type="float" office:value="0.170228489100316" calcext:value-type="float">
            <text:p>0,170228489100316</text:p>
          </table:table-cell>
          <table:table-cell table:number-columns-repeated="5"/>
          <table:table-cell table:formula="of:=[.G1242]*[.$B$7]*[.A1244]" office:value-type="float" office:value="0.0665713432623882" calcext:value-type="float">
            <text:p>0,066571343262388</text:p>
          </table:table-cell>
          <table:table-cell table:number-columns-repeated="5"/>
        </table:table-row>
        <table:table-row table:style-name="ro1">
          <table:table-cell/>
          <table:table-cell table:formula="of:=[.A1242]*[.B1242]+[.A1243]*[.B1243]+[.B1244]" office:value-type="float" office:value="1.33428656737612" calcext:value-type="float">
            <text:p>1,3342865673761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42]" office:value-type="float" office:value="-0.0300702707922081" calcext:value-type="float">
            <text:p>-0,030070270792208</text:p>
          </table:table-cell>
          <table:table-cell table:number-columns-repeated="2"/>
          <table:table-cell table:formula="of:=ACT([.$B$6]; [.B1251] ; [.$B$8] )" office:value-type="float" office:value="0.140158218308108" calcext:value-type="float">
            <text:p>0,14016</text:p>
          </table:table-cell>
          <table:table-cell table:formula="of:=[.F1223]" office:value-type="float" office:value="0" calcext:value-type="float">
            <text:p>0</text:p>
          </table:table-cell>
          <table:table-cell table:formula="of:=[.F1248]-[.E1248]" office:value-type="float" office:value="-0.140158218308108" calcext:value-type="float">
            <text:p>-0,140158218308108</text:p>
          </table:table-cell>
          <table:table-cell table:formula="of:=[.G1248]*[.$B$7]*[.A1248]" office:value-type="float" office:value="-0.0140158218308108" calcext:value-type="float">
            <text:p>-0,014015821830811</text:p>
          </table:table-cell>
          <table:table-cell/>
          <table:table-cell table:formula="of:=([.F1248]-[.E1248])*([.F1248]-[.E1248])" office:value-type="float" office:value="0.0196443261593033" calcext:value-type="float">
            <text:p>0,01964432615930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243]" office:value-type="float" office:value="1.1640580782758" calcext:value-type="float">
            <text:p>1,1640580782758</text:p>
          </table:table-cell>
          <table:table-cell table:number-columns-repeated="5"/>
          <table:table-cell table:formula="of:=[.G1248]*[.$B$7]*[.A124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44]" office:value-type="float" office:value="0.170228489100316" calcext:value-type="float">
            <text:p>0,170228489100316</text:p>
          </table:table-cell>
          <table:table-cell table:number-columns-repeated="5"/>
          <table:table-cell table:formula="of:=[.G1248]*[.$B$7]*[.A1250]" office:value-type="float" office:value="-0.0140158218308108" calcext:value-type="float">
            <text:p>-0,014015821830811</text:p>
          </table:table-cell>
          <table:table-cell table:number-columns-repeated="5"/>
        </table:table-row>
        <table:table-row table:style-name="ro1">
          <table:table-cell/>
          <table:table-cell table:formula="of:=[.A1248]*[.B1248]+[.A1249]*[.B1249]+[.B1250]" office:value-type="float" office:value="0.140158218308108" calcext:value-type="float">
            <text:p>0,140158218308108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48]" office:value-type="float" office:value="-0.0300702707922081" calcext:value-type="float">
            <text:p>-0,030070270792208</text:p>
          </table:table-cell>
          <table:table-cell table:number-columns-repeated="2"/>
          <table:table-cell table:formula="of:=ACT([.$B$6]; [.B1257] ; [.$B$8] )" office:value-type="float" office:value="1.30421629658391" calcext:value-type="float">
            <text:p>1,30422</text:p>
          </table:table-cell>
          <table:table-cell table:formula="of:=[.F1229]" office:value-type="float" office:value="1" calcext:value-type="float">
            <text:p>1</text:p>
          </table:table-cell>
          <table:table-cell table:formula="of:=[.F1254]-[.E1254]" office:value-type="float" office:value="-0.304216296583909" calcext:value-type="float">
            <text:p>-0,304216296583909</text:p>
          </table:table-cell>
          <table:table-cell table:formula="of:=[.G1254]*[.$B$7]*[.A1254]" office:value-type="float" office:value="-0.0304216296583909" calcext:value-type="float">
            <text:p>-0,030421629658391</text:p>
          </table:table-cell>
          <table:table-cell/>
          <table:table-cell table:formula="of:=([.F1254]-[.E1254])*([.F1254]-[.E1254])" office:value-type="float" office:value="0.0925475551072292" calcext:value-type="float">
            <text:p>0,0925475551072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49]" office:value-type="float" office:value="1.1640580782758" calcext:value-type="float">
            <text:p>1,1640580782758</text:p>
          </table:table-cell>
          <table:table-cell table:number-columns-repeated="2"/>
          <table:table-cell table:style-name="Default"/>
          <table:table-cell table:number-columns-repeated="2"/>
          <table:table-cell table:formula="of:=[.G1254]*[.$B$7]*[.A1255]" office:value-type="float" office:value="-0.0304216296583909" calcext:value-type="float">
            <text:p>-0,03042162965839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50]" office:value-type="float" office:value="0.170228489100316" calcext:value-type="float">
            <text:p>0,170228489100316</text:p>
          </table:table-cell>
          <table:table-cell table:number-columns-repeated="2"/>
          <table:table-cell table:style-name="Default"/>
          <table:table-cell table:number-columns-repeated="2"/>
          <table:table-cell table:formula="of:=[.G1254]*[.$B$7]*[.A1256]" office:value-type="float" office:value="-0.0304216296583909" calcext:value-type="float">
            <text:p>-0,030421629658391</text:p>
          </table:table-cell>
          <table:table-cell table:number-columns-repeated="5"/>
        </table:table-row>
        <table:table-row table:style-name="ro1">
          <table:table-cell/>
          <table:table-cell table:formula="of:=[.A1254]*[.B1254]+[.A1255]*[.B1255]+[.B1256]" office:value-type="float" office:value="1.30421629658391" calcext:value-type="float">
            <text:p>1,3042162965839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1236:.J1254])" office:value-type="float" office:value="0.584343994143781" calcext:value-type="float">
            <text:p>0,58434399414378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1234]+1" office:value-type="float" office:value="50" calcext:value-type="float">
            <text:p>50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236]" office:value-type="float" office:value="-0.0411796336645086" calcext:value-type="float">
            <text:p>-0,041179633664509</text:p>
          </table:table-cell>
          <table:table-cell table:number-columns-repeated="2"/>
          <table:table-cell table:formula="of:=ACT([.$B$6]; [.B1264] ; [.$B$8] )" office:value-type="float" office:value="0.171506249816105" calcext:value-type="float">
            <text:p>0,17151</text:p>
          </table:table-cell>
          <table:table-cell table:formula="of:=[.F1236]" office:value-type="float" office:value="0" calcext:value-type="float">
            <text:p>0</text:p>
          </table:table-cell>
          <table:table-cell table:formula="of:=[.F1261]-[.E1261]" office:value-type="float" office:value="-0.171506249816105" calcext:value-type="float">
            <text:p>-0,171506249816105</text:p>
          </table:table-cell>
          <table:table-cell table:formula="of:=[.G1261]*[.$B$7]*[.A1261]" office:value-type="float" office:value="-0" calcext:value-type="float">
            <text:p>0</text:p>
          </table:table-cell>
          <table:table-cell table:formula="of:=([.H1261]+[.H1267]+[.H1273]+[.H1279])/4+[.B1261]" office:value-type="float" office:value="-0.0520233521390084" calcext:value-type="float">
            <text:p>-0,052023352139009</text:p>
          </table:table-cell>
          <table:table-cell table:formula="of:=([.F1261]-[.E1261])*([.F1261]-[.E1261])" office:value-type="float" office:value="0.0294143937259843" calcext:value-type="float">
            <text:p>0,02941439372598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237]" office:value-type="float" office:value="1.1730955066768" calcext:value-type="float">
            <text:p>1,1730955066768</text:p>
          </table:table-cell>
          <table:table-cell table:number-columns-repeated="5"/>
          <table:table-cell table:formula="of:=[.G1261]*[.$B$7]*[.A1262]" office:value-type="float" office:value="-0" calcext:value-type="float">
            <text:p>0</text:p>
          </table:table-cell>
          <table:table-cell table:formula="of:=([.H1262]+[.H1268]+[.H1274]+[.H1280])/4+[.B1262]" office:value-type="float" office:value="1.18189490969377" calcext:value-type="float">
            <text:p>1,181894909693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1238]" office:value-type="float" office:value="0.171506249816105" calcext:value-type="float">
            <text:p>0,171506249816105</text:p>
          </table:table-cell>
          <table:table-cell table:number-columns-repeated="5"/>
          <table:table-cell table:formula="of:=[.G1261]*[.$B$7]*[.A1263]" office:value-type="float" office:value="-0.0171506249816105" calcext:value-type="float">
            <text:p>-0,017150624981611</text:p>
          </table:table-cell>
          <table:table-cell table:formula="of:=([.H1263]+[.H1269]+[.H1275]+[.H1281])/4+[.B1263]" office:value-type="float" office:value="0.17275983118388" calcext:value-type="float">
            <text:p>0,17275983118388</text:p>
          </table:table-cell>
          <table:table-cell table:number-columns-repeated="4"/>
        </table:table-row>
        <table:table-row table:style-name="ro1">
          <table:table-cell/>
          <table:table-cell table:formula="of:=[.A1261]*[.B1261]+[.A1262]*[.B1262]+[.B1263]" office:value-type="float" office:value="0.171506249816105" calcext:value-type="float">
            <text:p>0,17150624981610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261]" office:value-type="float" office:value="-0.0411796336645086" calcext:value-type="float">
            <text:p>-0,041179633664509</text:p>
          </table:table-cell>
          <table:table-cell table:number-columns-repeated="2"/>
          <table:table-cell table:formula="of:=ACT([.$B$6]; [.B1270] ; [.$B$8] )" office:value-type="float" office:value="1.34460175649291" calcext:value-type="float">
            <text:p>1,34460</text:p>
          </table:table-cell>
          <table:table-cell table:formula="of:=[.F1242]" office:value-type="float" office:value="2" calcext:value-type="float">
            <text:p>2</text:p>
          </table:table-cell>
          <table:table-cell table:formula="of:=[.F1267]-[.E1267]" office:value-type="float" office:value="0.655398243507094" calcext:value-type="float">
            <text:p>0,655398243507094</text:p>
          </table:table-cell>
          <table:table-cell table:formula="of:=[.G1267]*[.$B$7]*[.A1267]" office:value-type="float" office:value="0" calcext:value-type="float">
            <text:p>0</text:p>
          </table:table-cell>
          <table:table-cell/>
          <table:table-cell table:formula="of:=([.F1267]-[.E1267])*([.F1267]-[.E1267])" office:value-type="float" office:value="0.429546857592185" calcext:value-type="float">
            <text:p>0,42954685759218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62]" office:value-type="float" office:value="1.1730955066768" calcext:value-type="float">
            <text:p>1,1730955066768</text:p>
          </table:table-cell>
          <table:table-cell table:number-columns-repeated="5"/>
          <table:table-cell table:formula="of:=[.G1267]*[.$B$7]*[.A1268]" office:value-type="float" office:value="0.0655398243507094" calcext:value-type="float">
            <text:p>0,0655398243507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63]" office:value-type="float" office:value="0.171506249816105" calcext:value-type="float">
            <text:p>0,171506249816105</text:p>
          </table:table-cell>
          <table:table-cell table:number-columns-repeated="5"/>
          <table:table-cell table:formula="of:=[.G1267]*[.$B$7]*[.A1269]" office:value-type="float" office:value="0.0655398243507094" calcext:value-type="float">
            <text:p>0,06553982435071</text:p>
          </table:table-cell>
          <table:table-cell table:number-columns-repeated="5"/>
        </table:table-row>
        <table:table-row table:style-name="ro1">
          <table:table-cell/>
          <table:table-cell table:formula="of:=[.A1267]*[.B1267]+[.A1268]*[.B1268]+[.B1269]" office:value-type="float" office:value="1.34460175649291" calcext:value-type="float">
            <text:p>1,34460175649291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67]" office:value-type="float" office:value="-0.0411796336645086" calcext:value-type="float">
            <text:p>-0,041179633664509</text:p>
          </table:table-cell>
          <table:table-cell table:number-columns-repeated="2"/>
          <table:table-cell table:formula="of:=ACT([.$B$6]; [.B1276] ; [.$B$8] )" office:value-type="float" office:value="0.130326616151597" calcext:value-type="float">
            <text:p>0,13033</text:p>
          </table:table-cell>
          <table:table-cell table:formula="of:=[.F1248]" office:value-type="float" office:value="0" calcext:value-type="float">
            <text:p>0</text:p>
          </table:table-cell>
          <table:table-cell table:formula="of:=[.F1273]-[.E1273]" office:value-type="float" office:value="-0.130326616151597" calcext:value-type="float">
            <text:p>-0,130326616151597</text:p>
          </table:table-cell>
          <table:table-cell table:formula="of:=[.G1273]*[.$B$7]*[.A1273]" office:value-type="float" office:value="-0.0130326616151597" calcext:value-type="float">
            <text:p>-0,01303266161516</text:p>
          </table:table-cell>
          <table:table-cell/>
          <table:table-cell table:formula="of:=([.F1273]-[.E1273])*([.F1273]-[.E1273])" office:value-type="float" office:value="0.0169850268775256" calcext:value-type="float">
            <text:p>0,01698502687752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268]" office:value-type="float" office:value="1.1730955066768" calcext:value-type="float">
            <text:p>1,1730955066768</text:p>
          </table:table-cell>
          <table:table-cell table:number-columns-repeated="5"/>
          <table:table-cell table:formula="of:=[.G1273]*[.$B$7]*[.A127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69]" office:value-type="float" office:value="0.171506249816105" calcext:value-type="float">
            <text:p>0,171506249816105</text:p>
          </table:table-cell>
          <table:table-cell table:number-columns-repeated="5"/>
          <table:table-cell table:formula="of:=[.G1273]*[.$B$7]*[.A1275]" office:value-type="float" office:value="-0.0130326616151597" calcext:value-type="float">
            <text:p>-0,01303266161516</text:p>
          </table:table-cell>
          <table:table-cell table:number-columns-repeated="5"/>
        </table:table-row>
        <table:table-row table:style-name="ro1">
          <table:table-cell/>
          <table:table-cell table:formula="of:=[.A1273]*[.B1273]+[.A1274]*[.B1274]+[.B1275]" office:value-type="float" office:value="0.130326616151597" calcext:value-type="float">
            <text:p>0,130326616151597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73]" office:value-type="float" office:value="-0.0411796336645086" calcext:value-type="float">
            <text:p>-0,041179633664509</text:p>
          </table:table-cell>
          <table:table-cell table:number-columns-repeated="2"/>
          <table:table-cell table:formula="of:=ACT([.$B$6]; [.B1282] ; [.$B$8] )" office:value-type="float" office:value="1.3034221228284" calcext:value-type="float">
            <text:p>1,30342</text:p>
          </table:table-cell>
          <table:table-cell table:formula="of:=[.F1254]" office:value-type="float" office:value="1" calcext:value-type="float">
            <text:p>1</text:p>
          </table:table-cell>
          <table:table-cell table:formula="of:=[.F1279]-[.E1279]" office:value-type="float" office:value="-0.303422122828397" calcext:value-type="float">
            <text:p>-0,303422122828397</text:p>
          </table:table-cell>
          <table:table-cell table:formula="of:=[.G1279]*[.$B$7]*[.A1279]" office:value-type="float" office:value="-0.0303422122828397" calcext:value-type="float">
            <text:p>-0,03034221228284</text:p>
          </table:table-cell>
          <table:table-cell/>
          <table:table-cell table:formula="of:=([.F1279]-[.E1279])*([.F1279]-[.E1279])" office:value-type="float" office:value="0.0920649846216909" calcext:value-type="float">
            <text:p>0,09206498462169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74]" office:value-type="float" office:value="1.1730955066768" calcext:value-type="float">
            <text:p>1,1730955066768</text:p>
          </table:table-cell>
          <table:table-cell table:number-columns-repeated="2"/>
          <table:table-cell table:style-name="Default"/>
          <table:table-cell table:number-columns-repeated="2"/>
          <table:table-cell table:formula="of:=[.G1279]*[.$B$7]*[.A1280]" office:value-type="float" office:value="-0.0303422122828397" calcext:value-type="float">
            <text:p>-0,0303422122828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75]" office:value-type="float" office:value="0.171506249816105" calcext:value-type="float">
            <text:p>0,171506249816105</text:p>
          </table:table-cell>
          <table:table-cell table:number-columns-repeated="2"/>
          <table:table-cell table:style-name="Default"/>
          <table:table-cell table:number-columns-repeated="2"/>
          <table:table-cell table:formula="of:=[.G1279]*[.$B$7]*[.A1281]" office:value-type="float" office:value="-0.0303422122828397" calcext:value-type="float">
            <text:p>-0,03034221228284</text:p>
          </table:table-cell>
          <table:table-cell table:number-columns-repeated="5"/>
        </table:table-row>
        <table:table-row table:style-name="ro1">
          <table:table-cell/>
          <table:table-cell table:formula="of:=[.A1279]*[.B1279]+[.A1280]*[.B1280]+[.B1281]" office:value-type="float" office:value="1.3034221228284" calcext:value-type="float">
            <text:p>1,3034221228284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1261:.J1279])" office:value-type="float" office:value="0.568011262817385" calcext:value-type="float">
            <text:p>0,56801126281738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1259]+1" office:value-type="float" office:value="51" calcext:value-type="float">
            <text:p>51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261]" office:value-type="float" office:value="-0.0520233521390084" calcext:value-type="float">
            <text:p>-0,052023352139009</text:p>
          </table:table-cell>
          <table:table-cell table:number-columns-repeated="2"/>
          <table:table-cell table:formula="of:=ACT([.$B$6]; [.B1289] ; [.$B$8] )" office:value-type="float" office:value="0.17275983118388" calcext:value-type="float">
            <text:p>0,17276</text:p>
          </table:table-cell>
          <table:table-cell table:formula="of:=[.F1261]" office:value-type="float" office:value="0" calcext:value-type="float">
            <text:p>0</text:p>
          </table:table-cell>
          <table:table-cell table:formula="of:=[.F1286]-[.E1286]" office:value-type="float" office:value="-0.17275983118388" calcext:value-type="float">
            <text:p>-0,17275983118388</text:p>
          </table:table-cell>
          <table:table-cell table:formula="of:=[.G1286]*[.$B$7]*[.A1286]" office:value-type="float" office:value="-0" calcext:value-type="float">
            <text:p>0</text:p>
          </table:table-cell>
          <table:table-cell table:formula="of:=([.H1286]+[.H1292]+[.H1298]+[.H1304])/4+[.B1286]" office:value-type="float" office:value="-0.0626075488335962" calcext:value-type="float">
            <text:p>-0,062607548833596</text:p>
          </table:table-cell>
          <table:table-cell table:formula="of:=([.F1286]-[.E1286])*([.F1286]-[.E1286])" office:value-type="float" office:value="0.0298459592706827" calcext:value-type="float">
            <text:p>0,02984595927068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262]" office:value-type="float" office:value="1.18189490969377" calcext:value-type="float">
            <text:p>1,18189490969377</text:p>
          </table:table-cell>
          <table:table-cell table:number-columns-repeated="5"/>
          <table:table-cell table:formula="of:=[.G1286]*[.$B$7]*[.A1287]" office:value-type="float" office:value="-0" calcext:value-type="float">
            <text:p>0</text:p>
          </table:table-cell>
          <table:table-cell table:formula="of:=([.H1287]+[.H1293]+[.H1299]+[.H1305])/4+[.B1287]" office:value-type="float" office:value="1.19046275645336" calcext:value-type="float">
            <text:p>1,1904627564533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1263]" office:value-type="float" office:value="0.17275983118388" calcext:value-type="float">
            <text:p>0,17275983118388</text:p>
          </table:table-cell>
          <table:table-cell table:number-columns-repeated="5"/>
          <table:table-cell table:formula="of:=[.G1286]*[.$B$7]*[.A1288]" office:value-type="float" office:value="-0.017275983118388" calcext:value-type="float">
            <text:p>-0,017275983118388</text:p>
          </table:table-cell>
          <table:table-cell table:formula="of:=([.H1288]+[.H1294]+[.H1300]+[.H1306])/4+[.B1288]" office:value-type="float" office:value="0.173990270187754" calcext:value-type="float">
            <text:p>0,173990270187754</text:p>
          </table:table-cell>
          <table:table-cell table:number-columns-repeated="4"/>
        </table:table-row>
        <table:table-row table:style-name="ro1">
          <table:table-cell/>
          <table:table-cell table:formula="of:=[.A1286]*[.B1286]+[.A1287]*[.B1287]+[.B1288]" office:value-type="float" office:value="0.17275983118388" calcext:value-type="float">
            <text:p>0,17275983118388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286]" office:value-type="float" office:value="-0.0520233521390084" calcext:value-type="float">
            <text:p>-0,052023352139009</text:p>
          </table:table-cell>
          <table:table-cell table:number-columns-repeated="2"/>
          <table:table-cell table:formula="of:=ACT([.$B$6]; [.B1295] ; [.$B$8] )" office:value-type="float" office:value="1.35465474087765" calcext:value-type="float">
            <text:p>1,35465</text:p>
          </table:table-cell>
          <table:table-cell table:formula="of:=[.F1267]" office:value-type="float" office:value="2" calcext:value-type="float">
            <text:p>2</text:p>
          </table:table-cell>
          <table:table-cell table:formula="of:=[.F1292]-[.E1292]" office:value-type="float" office:value="0.645345259122352" calcext:value-type="float">
            <text:p>0,645345259122352</text:p>
          </table:table-cell>
          <table:table-cell table:formula="of:=[.G1292]*[.$B$7]*[.A1292]" office:value-type="float" office:value="0" calcext:value-type="float">
            <text:p>0</text:p>
          </table:table-cell>
          <table:table-cell/>
          <table:table-cell table:formula="of:=([.F1292]-[.E1292])*([.F1292]-[.E1292])" office:value-type="float" office:value="0.416470503471696" calcext:value-type="float">
            <text:p>0,41647050347169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87]" office:value-type="float" office:value="1.18189490969377" calcext:value-type="float">
            <text:p>1,18189490969377</text:p>
          </table:table-cell>
          <table:table-cell table:number-columns-repeated="5"/>
          <table:table-cell table:formula="of:=[.G1292]*[.$B$7]*[.A1293]" office:value-type="float" office:value="0.0645345259122352" calcext:value-type="float">
            <text:p>0,0645345259122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88]" office:value-type="float" office:value="0.17275983118388" calcext:value-type="float">
            <text:p>0,17275983118388</text:p>
          </table:table-cell>
          <table:table-cell table:number-columns-repeated="5"/>
          <table:table-cell table:formula="of:=[.G1292]*[.$B$7]*[.A1294]" office:value-type="float" office:value="0.0645345259122352" calcext:value-type="float">
            <text:p>0,064534525912235</text:p>
          </table:table-cell>
          <table:table-cell table:number-columns-repeated="5"/>
        </table:table-row>
        <table:table-row table:style-name="ro1">
          <table:table-cell/>
          <table:table-cell table:formula="of:=[.A1292]*[.B1292]+[.A1293]*[.B1293]+[.B1294]" office:value-type="float" office:value="1.35465474087765" calcext:value-type="float">
            <text:p>1,3546547408776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92]" office:value-type="float" office:value="-0.0520233521390084" calcext:value-type="float">
            <text:p>-0,052023352139009</text:p>
          </table:table-cell>
          <table:table-cell table:number-columns-repeated="2"/>
          <table:table-cell table:formula="of:=ACT([.$B$6]; [.B1301] ; [.$B$8] )" office:value-type="float" office:value="0.120736479044872" calcext:value-type="float">
            <text:p>0,12074</text:p>
          </table:table-cell>
          <table:table-cell table:formula="of:=[.F1273]" office:value-type="float" office:value="0" calcext:value-type="float">
            <text:p>0</text:p>
          </table:table-cell>
          <table:table-cell table:formula="of:=[.F1298]-[.E1298]" office:value-type="float" office:value="-0.120736479044872" calcext:value-type="float">
            <text:p>-0,120736479044872</text:p>
          </table:table-cell>
          <table:table-cell table:formula="of:=[.G1298]*[.$B$7]*[.A1298]" office:value-type="float" office:value="-0.0120736479044872" calcext:value-type="float">
            <text:p>-0,012073647904487</text:p>
          </table:table-cell>
          <table:table-cell/>
          <table:table-cell table:formula="of:=([.F1298]-[.E1298])*([.F1298]-[.E1298])" office:value-type="float" office:value="0.0145772973721527" calcext:value-type="float">
            <text:p>0,01457729737215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293]" office:value-type="float" office:value="1.18189490969377" calcext:value-type="float">
            <text:p>1,18189490969377</text:p>
          </table:table-cell>
          <table:table-cell table:number-columns-repeated="5"/>
          <table:table-cell table:formula="of:=[.G1298]*[.$B$7]*[.A129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94]" office:value-type="float" office:value="0.17275983118388" calcext:value-type="float">
            <text:p>0,17275983118388</text:p>
          </table:table-cell>
          <table:table-cell table:number-columns-repeated="5"/>
          <table:table-cell table:formula="of:=[.G1298]*[.$B$7]*[.A1300]" office:value-type="float" office:value="-0.0120736479044872" calcext:value-type="float">
            <text:p>-0,012073647904487</text:p>
          </table:table-cell>
          <table:table-cell table:number-columns-repeated="5"/>
        </table:table-row>
        <table:table-row table:style-name="ro1">
          <table:table-cell/>
          <table:table-cell table:formula="of:=[.A1298]*[.B1298]+[.A1299]*[.B1299]+[.B1300]" office:value-type="float" office:value="0.120736479044872" calcext:value-type="float">
            <text:p>0,12073647904487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98]" office:value-type="float" office:value="-0.0520233521390084" calcext:value-type="float">
            <text:p>-0,052023352139009</text:p>
          </table:table-cell>
          <table:table-cell table:number-columns-repeated="2"/>
          <table:table-cell table:formula="of:=ACT([.$B$6]; [.B1307] ; [.$B$8] )" office:value-type="float" office:value="1.30263138873864" calcext:value-type="float">
            <text:p>1,30263</text:p>
          </table:table-cell>
          <table:table-cell table:formula="of:=[.F1279]" office:value-type="float" office:value="1" calcext:value-type="float">
            <text:p>1</text:p>
          </table:table-cell>
          <table:table-cell table:formula="of:=[.F1304]-[.E1304]" office:value-type="float" office:value="-0.302631388738639" calcext:value-type="float">
            <text:p>-0,302631388738639</text:p>
          </table:table-cell>
          <table:table-cell table:formula="of:=[.G1304]*[.$B$7]*[.A1304]" office:value-type="float" office:value="-0.0302631388738639" calcext:value-type="float">
            <text:p>-0,030263138873864</text:p>
          </table:table-cell>
          <table:table-cell/>
          <table:table-cell table:formula="of:=([.F1304]-[.E1304])*([.F1304]-[.E1304])" office:value-type="float" office:value="0.0915857574498775" calcext:value-type="float">
            <text:p>0,0915857574498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99]" office:value-type="float" office:value="1.18189490969377" calcext:value-type="float">
            <text:p>1,18189490969377</text:p>
          </table:table-cell>
          <table:table-cell table:number-columns-repeated="2"/>
          <table:table-cell table:style-name="Default"/>
          <table:table-cell table:number-columns-repeated="2"/>
          <table:table-cell table:formula="of:=[.G1304]*[.$B$7]*[.A1305]" office:value-type="float" office:value="-0.0302631388738639" calcext:value-type="float">
            <text:p>-0,03026313887386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00]" office:value-type="float" office:value="0.17275983118388" calcext:value-type="float">
            <text:p>0,17275983118388</text:p>
          </table:table-cell>
          <table:table-cell table:number-columns-repeated="2"/>
          <table:table-cell table:style-name="Default"/>
          <table:table-cell table:number-columns-repeated="2"/>
          <table:table-cell table:formula="of:=[.G1304]*[.$B$7]*[.A1306]" office:value-type="float" office:value="-0.0302631388738639" calcext:value-type="float">
            <text:p>-0,030263138873864</text:p>
          </table:table-cell>
          <table:table-cell table:number-columns-repeated="5"/>
        </table:table-row>
        <table:table-row table:style-name="ro1">
          <table:table-cell/>
          <table:table-cell table:formula="of:=[.A1304]*[.B1304]+[.A1305]*[.B1305]+[.B1306]" office:value-type="float" office:value="1.30263138873864" calcext:value-type="float">
            <text:p>1,30263138873864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1286:.J1304])" office:value-type="float" office:value="0.552479517564409" calcext:value-type="float">
            <text:p>0,552479517564409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1284]+1" office:value-type="float" office:value="52" calcext:value-type="float">
            <text:p>52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286]" office:value-type="float" office:value="-0.0626075488335962" calcext:value-type="float">
            <text:p>-0,062607548833596</text:p>
          </table:table-cell>
          <table:table-cell table:number-columns-repeated="2"/>
          <table:table-cell table:formula="of:=ACT([.$B$6]; [.B1314] ; [.$B$8] )" office:value-type="float" office:value="0.173990270187754" calcext:value-type="float">
            <text:p>0,17399</text:p>
          </table:table-cell>
          <table:table-cell table:formula="of:=[.F1286]" office:value-type="float" office:value="0" calcext:value-type="float">
            <text:p>0</text:p>
          </table:table-cell>
          <table:table-cell table:formula="of:=[.F1311]-[.E1311]" office:value-type="float" office:value="-0.173990270187754" calcext:value-type="float">
            <text:p>-0,173990270187754</text:p>
          </table:table-cell>
          <table:table-cell table:formula="of:=[.G1311]*[.$B$7]*[.A1311]" office:value-type="float" office:value="-0" calcext:value-type="float">
            <text:p>0</text:p>
          </table:table-cell>
          <table:table-cell table:formula="of:=([.H1311]+[.H1317]+[.H1323]+[.H1329])/4+[.B1311]" office:value-type="float" office:value="-0.0729382538126381" calcext:value-type="float">
            <text:p>-0,072938253812638</text:p>
          </table:table-cell>
          <table:table-cell table:formula="of:=([.F1311]-[.E1311])*([.F1311]-[.E1311])" office:value-type="float" office:value="0.0302726141200077" calcext:value-type="float">
            <text:p>0,03027261412000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287]" office:value-type="float" office:value="1.19046275645336" calcext:value-type="float">
            <text:p>1,19046275645336</text:p>
          </table:table-cell>
          <table:table-cell table:number-columns-repeated="5"/>
          <table:table-cell table:formula="of:=[.G1311]*[.$B$7]*[.A1312]" office:value-type="float" office:value="-0" calcext:value-type="float">
            <text:p>0</text:p>
          </table:table-cell>
          <table:table-cell table:formula="of:=([.H1312]+[.H1318]+[.H1324]+[.H1330])/4+[.B1312]" office:value-type="float" office:value="1.19880529384215" calcext:value-type="float">
            <text:p>1,1988052938421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1288]" office:value-type="float" office:value="0.173990270187754" calcext:value-type="float">
            <text:p>0,173990270187754</text:p>
          </table:table-cell>
          <table:table-cell table:number-columns-repeated="5"/>
          <table:table-cell table:formula="of:=[.G1311]*[.$B$7]*[.A1313]" office:value-type="float" office:value="-0.0173990270187754" calcext:value-type="float">
            <text:p>-0,017399027018775</text:p>
          </table:table-cell>
          <table:table-cell table:formula="of:=([.H1313]+[.H1319]+[.H1325]+[.H1331])/4+[.B1313]" office:value-type="float" office:value="0.17519848278799" calcext:value-type="float">
            <text:p>0,17519848278799</text:p>
          </table:table-cell>
          <table:table-cell table:number-columns-repeated="4"/>
        </table:table-row>
        <table:table-row table:style-name="ro1">
          <table:table-cell/>
          <table:table-cell table:formula="of:=[.A1311]*[.B1311]+[.A1312]*[.B1312]+[.B1313]" office:value-type="float" office:value="0.173990270187754" calcext:value-type="float">
            <text:p>0,173990270187754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311]" office:value-type="float" office:value="-0.0626075488335962" calcext:value-type="float">
            <text:p>-0,062607548833596</text:p>
          </table:table-cell>
          <table:table-cell table:number-columns-repeated="2"/>
          <table:table-cell table:formula="of:=ACT([.$B$6]; [.B1320] ; [.$B$8] )" office:value-type="float" office:value="1.36445302664111" calcext:value-type="float">
            <text:p>1,36445</text:p>
          </table:table-cell>
          <table:table-cell table:formula="of:=[.F1292]" office:value-type="float" office:value="2" calcext:value-type="float">
            <text:p>2</text:p>
          </table:table-cell>
          <table:table-cell table:formula="of:=[.F1317]-[.E1317]" office:value-type="float" office:value="0.635546973358885" calcext:value-type="float">
            <text:p>0,635546973358885</text:p>
          </table:table-cell>
          <table:table-cell table:formula="of:=[.G1317]*[.$B$7]*[.A1317]" office:value-type="float" office:value="0" calcext:value-type="float">
            <text:p>0</text:p>
          </table:table-cell>
          <table:table-cell/>
          <table:table-cell table:formula="of:=([.F1317]-[.E1317])*([.F1317]-[.E1317])" office:value-type="float" office:value="0.40391995534564" calcext:value-type="float">
            <text:p>0,403919955345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12]" office:value-type="float" office:value="1.19046275645336" calcext:value-type="float">
            <text:p>1,19046275645336</text:p>
          </table:table-cell>
          <table:table-cell table:number-columns-repeated="5"/>
          <table:table-cell table:formula="of:=[.G1317]*[.$B$7]*[.A1318]" office:value-type="float" office:value="0.0635546973358885" calcext:value-type="float">
            <text:p>0,06355469733588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13]" office:value-type="float" office:value="0.173990270187754" calcext:value-type="float">
            <text:p>0,173990270187754</text:p>
          </table:table-cell>
          <table:table-cell table:number-columns-repeated="5"/>
          <table:table-cell table:formula="of:=[.G1317]*[.$B$7]*[.A1319]" office:value-type="float" office:value="0.0635546973358885" calcext:value-type="float">
            <text:p>0,063554697335889</text:p>
          </table:table-cell>
          <table:table-cell table:number-columns-repeated="5"/>
        </table:table-row>
        <table:table-row table:style-name="ro1">
          <table:table-cell/>
          <table:table-cell table:formula="of:=[.A1317]*[.B1317]+[.A1318]*[.B1318]+[.B1319]" office:value-type="float" office:value="1.36445302664111" calcext:value-type="float">
            <text:p>1,36445302664111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17]" office:value-type="float" office:value="-0.0626075488335962" calcext:value-type="float">
            <text:p>-0,062607548833596</text:p>
          </table:table-cell>
          <table:table-cell table:number-columns-repeated="2"/>
          <table:table-cell table:formula="of:=ACT([.$B$6]; [.B1326] ; [.$B$8] )" office:value-type="float" office:value="0.111382721354158" calcext:value-type="float">
            <text:p>0,11138</text:p>
          </table:table-cell>
          <table:table-cell table:formula="of:=[.F1298]" office:value-type="float" office:value="0" calcext:value-type="float">
            <text:p>0</text:p>
          </table:table-cell>
          <table:table-cell table:formula="of:=[.F1323]-[.E1323]" office:value-type="float" office:value="-0.111382721354158" calcext:value-type="float">
            <text:p>-0,111382721354158</text:p>
          </table:table-cell>
          <table:table-cell table:formula="of:=[.G1323]*[.$B$7]*[.A1323]" office:value-type="float" office:value="-0.0111382721354158" calcext:value-type="float">
            <text:p>-0,011138272135416</text:p>
          </table:table-cell>
          <table:table-cell/>
          <table:table-cell table:formula="of:=([.F1323]-[.E1323])*([.F1323]-[.E1323])" office:value-type="float" office:value="0.012406110616258" calcext:value-type="float">
            <text:p>0,01240611061625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318]" office:value-type="float" office:value="1.19046275645336" calcext:value-type="float">
            <text:p>1,19046275645336</text:p>
          </table:table-cell>
          <table:table-cell table:number-columns-repeated="5"/>
          <table:table-cell table:formula="of:=[.G1323]*[.$B$7]*[.A132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19]" office:value-type="float" office:value="0.173990270187754" calcext:value-type="float">
            <text:p>0,173990270187754</text:p>
          </table:table-cell>
          <table:table-cell table:number-columns-repeated="5"/>
          <table:table-cell table:formula="of:=[.G1323]*[.$B$7]*[.A1325]" office:value-type="float" office:value="-0.0111382721354158" calcext:value-type="float">
            <text:p>-0,011138272135416</text:p>
          </table:table-cell>
          <table:table-cell table:number-columns-repeated="5"/>
        </table:table-row>
        <table:table-row table:style-name="ro1">
          <table:table-cell/>
          <table:table-cell table:formula="of:=[.A1323]*[.B1323]+[.A1324]*[.B1324]+[.B1325]" office:value-type="float" office:value="0.111382721354158" calcext:value-type="float">
            <text:p>0,111382721354158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23]" office:value-type="float" office:value="-0.0626075488335962" calcext:value-type="float">
            <text:p>-0,062607548833596</text:p>
          </table:table-cell>
          <table:table-cell table:number-columns-repeated="2"/>
          <table:table-cell table:formula="of:=ACT([.$B$6]; [.B1332] ; [.$B$8] )" office:value-type="float" office:value="1.30184547780752" calcext:value-type="float">
            <text:p>1,30185</text:p>
          </table:table-cell>
          <table:table-cell table:formula="of:=[.F1304]" office:value-type="float" office:value="1" calcext:value-type="float">
            <text:p>1</text:p>
          </table:table-cell>
          <table:table-cell table:formula="of:=[.F1329]-[.E1329]" office:value-type="float" office:value="-0.301845477807519" calcext:value-type="float">
            <text:p>-0,301845477807519</text:p>
          </table:table-cell>
          <table:table-cell table:formula="of:=[.G1329]*[.$B$7]*[.A1329]" office:value-type="float" office:value="-0.0301845477807519" calcext:value-type="float">
            <text:p>-0,030184547780752</text:p>
          </table:table-cell>
          <table:table-cell/>
          <table:table-cell table:formula="of:=([.F1329]-[.E1329])*([.F1329]-[.E1329])" office:value-type="float" office:value="0.0911106924728492" calcext:value-type="float">
            <text:p>0,09111069247284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24]" office:value-type="float" office:value="1.19046275645336" calcext:value-type="float">
            <text:p>1,19046275645336</text:p>
          </table:table-cell>
          <table:table-cell table:number-columns-repeated="2"/>
          <table:table-cell table:style-name="Default"/>
          <table:table-cell table:number-columns-repeated="2"/>
          <table:table-cell table:formula="of:=[.G1329]*[.$B$7]*[.A1330]" office:value-type="float" office:value="-0.0301845477807519" calcext:value-type="float">
            <text:p>-0,03018454778075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25]" office:value-type="float" office:value="0.173990270187754" calcext:value-type="float">
            <text:p>0,173990270187754</text:p>
          </table:table-cell>
          <table:table-cell table:number-columns-repeated="2"/>
          <table:table-cell table:style-name="Default"/>
          <table:table-cell table:number-columns-repeated="2"/>
          <table:table-cell table:formula="of:=[.G1329]*[.$B$7]*[.A1331]" office:value-type="float" office:value="-0.0301845477807519" calcext:value-type="float">
            <text:p>-0,030184547780752</text:p>
          </table:table-cell>
          <table:table-cell table:number-columns-repeated="5"/>
        </table:table-row>
        <table:table-row table:style-name="ro1">
          <table:table-cell/>
          <table:table-cell table:formula="of:=[.A1329]*[.B1329]+[.A1330]*[.B1330]+[.B1331]" office:value-type="float" office:value="1.30184547780752" calcext:value-type="float">
            <text:p>1,3018454778075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1311:.J1329])" office:value-type="float" office:value="0.537709372554754" calcext:value-type="float">
            <text:p>0,53770937255475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1309]+1" office:value-type="float" office:value="53" calcext:value-type="float">
            <text:p>53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311]" office:value-type="float" office:value="-0.0729382538126381" calcext:value-type="float">
            <text:p>-0,072938253812638</text:p>
          </table:table-cell>
          <table:table-cell table:number-columns-repeated="2"/>
          <table:table-cell table:formula="of:=ACT([.$B$6]; [.B1339] ; [.$B$8] )" office:value-type="float" office:value="0.17519848278799" calcext:value-type="float">
            <text:p>0,17520</text:p>
          </table:table-cell>
          <table:table-cell table:formula="of:=[.F1311]" office:value-type="float" office:value="0" calcext:value-type="float">
            <text:p>0</text:p>
          </table:table-cell>
          <table:table-cell table:formula="of:=[.F1336]-[.E1336]" office:value-type="float" office:value="-0.17519848278799" calcext:value-type="float">
            <text:p>-0,17519848278799</text:p>
          </table:table-cell>
          <table:table-cell table:formula="of:=[.G1336]*[.$B$7]*[.A1336]" office:value-type="float" office:value="-0" calcext:value-type="float">
            <text:p>0</text:p>
          </table:table-cell>
          <table:table-cell table:formula="of:=([.H1336]+[.H1342]+[.H1348]+[.H1354])/4+[.B1336]" office:value-type="float" office:value="-0.0830213976074594" calcext:value-type="float">
            <text:p>-0,083021397607459</text:p>
          </table:table-cell>
          <table:table-cell table:formula="of:=([.F1336]-[.E1336])*([.F1336]-[.E1336])" office:value-type="float" office:value="0.0306945083712138" calcext:value-type="float">
            <text:p>0,03069450837121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312]" office:value-type="float" office:value="1.19880529384215" calcext:value-type="float">
            <text:p>1,19880529384215</text:p>
          </table:table-cell>
          <table:table-cell table:number-columns-repeated="5"/>
          <table:table-cell table:formula="of:=[.G1336]*[.$B$7]*[.A1337]" office:value-type="float" office:value="-0" calcext:value-type="float">
            <text:p>0</text:p>
          </table:table-cell>
          <table:table-cell table:formula="of:=([.H1337]+[.H1343]+[.H1349]+[.H1355])/4+[.B1337]" office:value-type="float" office:value="1.20692856135595" calcext:value-type="float">
            <text:p>1,2069285613559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1313]" office:value-type="float" office:value="0.17519848278799" calcext:value-type="float">
            <text:p>0,17519848278799</text:p>
          </table:table-cell>
          <table:table-cell table:number-columns-repeated="5"/>
          <table:table-cell table:formula="of:=[.G1336]*[.$B$7]*[.A1338]" office:value-type="float" office:value="-0.017519848278799" calcext:value-type="float">
            <text:p>-0,017519848278799</text:p>
          </table:table-cell>
          <table:table-cell table:formula="of:=([.H1338]+[.H1344]+[.H1350]+[.H1356])/4+[.B1338]" office:value-type="float" office:value="0.176385282507716" calcext:value-type="float">
            <text:p>0,176385282507716</text:p>
          </table:table-cell>
          <table:table-cell table:number-columns-repeated="4"/>
        </table:table-row>
        <table:table-row table:style-name="ro1">
          <table:table-cell/>
          <table:table-cell table:formula="of:=[.A1336]*[.B1336]+[.A1337]*[.B1337]+[.B1338]" office:value-type="float" office:value="0.17519848278799" calcext:value-type="float">
            <text:p>0,17519848278799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336]" office:value-type="float" office:value="-0.0729382538126381" calcext:value-type="float">
            <text:p>-0,072938253812638</text:p>
          </table:table-cell>
          <table:table-cell table:number-columns-repeated="2"/>
          <table:table-cell table:formula="of:=ACT([.$B$6]; [.B1345] ; [.$B$8] )" office:value-type="float" office:value="1.37400377663014" calcext:value-type="float">
            <text:p>1,37400</text:p>
          </table:table-cell>
          <table:table-cell table:formula="of:=[.F1317]" office:value-type="float" office:value="2" calcext:value-type="float">
            <text:p>2</text:p>
          </table:table-cell>
          <table:table-cell table:formula="of:=[.F1342]-[.E1342]" office:value-type="float" office:value="0.625996223369865" calcext:value-type="float">
            <text:p>0,625996223369865</text:p>
          </table:table-cell>
          <table:table-cell table:formula="of:=[.G1342]*[.$B$7]*[.A1342]" office:value-type="float" office:value="0" calcext:value-type="float">
            <text:p>0</text:p>
          </table:table-cell>
          <table:table-cell/>
          <table:table-cell table:formula="of:=([.F1342]-[.E1342])*([.F1342]-[.E1342])" office:value-type="float" office:value="0.391871271673333" calcext:value-type="float">
            <text:p>0,3918712716733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37]" office:value-type="float" office:value="1.19880529384215" calcext:value-type="float">
            <text:p>1,19880529384215</text:p>
          </table:table-cell>
          <table:table-cell table:number-columns-repeated="5"/>
          <table:table-cell table:formula="of:=[.G1342]*[.$B$7]*[.A1343]" office:value-type="float" office:value="0.0625996223369865" calcext:value-type="float">
            <text:p>0,06259962233698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38]" office:value-type="float" office:value="0.17519848278799" calcext:value-type="float">
            <text:p>0,17519848278799</text:p>
          </table:table-cell>
          <table:table-cell table:number-columns-repeated="5"/>
          <table:table-cell table:formula="of:=[.G1342]*[.$B$7]*[.A1344]" office:value-type="float" office:value="0.0625996223369865" calcext:value-type="float">
            <text:p>0,062599622336987</text:p>
          </table:table-cell>
          <table:table-cell table:number-columns-repeated="5"/>
        </table:table-row>
        <table:table-row table:style-name="ro1">
          <table:table-cell/>
          <table:table-cell table:formula="of:=[.A1342]*[.B1342]+[.A1343]*[.B1343]+[.B1344]" office:value-type="float" office:value="1.37400377663014" calcext:value-type="float">
            <text:p>1,37400377663014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42]" office:value-type="float" office:value="-0.0729382538126381" calcext:value-type="float">
            <text:p>-0,072938253812638</text:p>
          </table:table-cell>
          <table:table-cell table:number-columns-repeated="2"/>
          <table:table-cell table:formula="of:=ACT([.$B$6]; [.B1351] ; [.$B$8] )" office:value-type="float" office:value="0.102260228975352" calcext:value-type="float">
            <text:p>0,10226</text:p>
          </table:table-cell>
          <table:table-cell table:formula="of:=[.F1323]" office:value-type="float" office:value="0" calcext:value-type="float">
            <text:p>0</text:p>
          </table:table-cell>
          <table:table-cell table:formula="of:=[.F1348]-[.E1348]" office:value-type="float" office:value="-0.102260228975352" calcext:value-type="float">
            <text:p>-0,102260228975352</text:p>
          </table:table-cell>
          <table:table-cell table:formula="of:=[.G1348]*[.$B$7]*[.A1348]" office:value-type="float" office:value="-0.0102260228975352" calcext:value-type="float">
            <text:p>-0,010226022897535</text:p>
          </table:table-cell>
          <table:table-cell/>
          <table:table-cell table:formula="of:=([.F1348]-[.E1348])*([.F1348]-[.E1348])" office:value-type="float" office:value="0.0104571544300915" calcext:value-type="float">
            <text:p>0,01045715443009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343]" office:value-type="float" office:value="1.19880529384215" calcext:value-type="float">
            <text:p>1,19880529384215</text:p>
          </table:table-cell>
          <table:table-cell table:number-columns-repeated="5"/>
          <table:table-cell table:formula="of:=[.G1348]*[.$B$7]*[.A134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44]" office:value-type="float" office:value="0.17519848278799" calcext:value-type="float">
            <text:p>0,17519848278799</text:p>
          </table:table-cell>
          <table:table-cell table:number-columns-repeated="5"/>
          <table:table-cell table:formula="of:=[.G1348]*[.$B$7]*[.A1350]" office:value-type="float" office:value="-0.0102260228975352" calcext:value-type="float">
            <text:p>-0,010226022897535</text:p>
          </table:table-cell>
          <table:table-cell table:number-columns-repeated="5"/>
        </table:table-row>
        <table:table-row table:style-name="ro1">
          <table:table-cell/>
          <table:table-cell table:formula="of:=[.A1348]*[.B1348]+[.A1349]*[.B1349]+[.B1350]" office:value-type="float" office:value="0.102260228975352" calcext:value-type="float">
            <text:p>0,10226022897535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48]" office:value-type="float" office:value="-0.0729382538126381" calcext:value-type="float">
            <text:p>-0,072938253812638</text:p>
          </table:table-cell>
          <table:table-cell table:number-columns-repeated="2"/>
          <table:table-cell table:formula="of:=ACT([.$B$6]; [.B1357] ; [.$B$8] )" office:value-type="float" office:value="1.3010655228175" calcext:value-type="float">
            <text:p>1,30107</text:p>
          </table:table-cell>
          <table:table-cell table:formula="of:=[.F1329]" office:value-type="float" office:value="1" calcext:value-type="float">
            <text:p>1</text:p>
          </table:table-cell>
          <table:table-cell table:formula="of:=[.F1354]-[.E1354]" office:value-type="float" office:value="-0.301065522817497" calcext:value-type="float">
            <text:p>-0,301065522817497</text:p>
          </table:table-cell>
          <table:table-cell table:formula="of:=[.G1354]*[.$B$7]*[.A1354]" office:value-type="float" office:value="-0.0301065522817497" calcext:value-type="float">
            <text:p>-0,03010655228175</text:p>
          </table:table-cell>
          <table:table-cell/>
          <table:table-cell table:formula="of:=([.F1354]-[.E1354])*([.F1354]-[.E1354])" office:value-type="float" office:value="0.0906404490293729" calcext:value-type="float">
            <text:p>0,0906404490293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49]" office:value-type="float" office:value="1.19880529384215" calcext:value-type="float">
            <text:p>1,19880529384215</text:p>
          </table:table-cell>
          <table:table-cell table:number-columns-repeated="2"/>
          <table:table-cell table:style-name="Default"/>
          <table:table-cell table:number-columns-repeated="2"/>
          <table:table-cell table:formula="of:=[.G1354]*[.$B$7]*[.A1355]" office:value-type="float" office:value="-0.0301065522817497" calcext:value-type="float">
            <text:p>-0,0301065522817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50]" office:value-type="float" office:value="0.17519848278799" calcext:value-type="float">
            <text:p>0,17519848278799</text:p>
          </table:table-cell>
          <table:table-cell table:number-columns-repeated="2"/>
          <table:table-cell table:style-name="Default"/>
          <table:table-cell table:number-columns-repeated="2"/>
          <table:table-cell table:formula="of:=[.G1354]*[.$B$7]*[.A1356]" office:value-type="float" office:value="-0.0301065522817497" calcext:value-type="float">
            <text:p>-0,03010655228175</text:p>
          </table:table-cell>
          <table:table-cell table:number-columns-repeated="5"/>
        </table:table-row>
        <table:table-row table:style-name="ro1">
          <table:table-cell/>
          <table:table-cell table:formula="of:=[.A1354]*[.B1354]+[.A1355]*[.B1355]+[.B1356]" office:value-type="float" office:value="1.3010655228175" calcext:value-type="float">
            <text:p>1,3010655228175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1336:.J1354])" office:value-type="float" office:value="0.523663383504012" calcext:value-type="float">
            <text:p>0,52366338350401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1334]+1" office:value-type="float" office:value="54" calcext:value-type="float">
            <text:p>54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336]" office:value-type="float" office:value="-0.0830213976074594" calcext:value-type="float">
            <text:p>-0,083021397607459</text:p>
          </table:table-cell>
          <table:table-cell table:number-columns-repeated="2"/>
          <table:table-cell table:formula="of:=ACT([.$B$6]; [.B1364] ; [.$B$8] )" office:value-type="float" office:value="0.176385282507716" calcext:value-type="float">
            <text:p>0,17639</text:p>
          </table:table-cell>
          <table:table-cell table:formula="of:=[.F1336]" office:value-type="float" office:value="0" calcext:value-type="float">
            <text:p>0</text:p>
          </table:table-cell>
          <table:table-cell table:formula="of:=[.F1361]-[.E1361]" office:value-type="float" office:value="-0.176385282507716" calcext:value-type="float">
            <text:p>-0,176385282507716</text:p>
          </table:table-cell>
          <table:table-cell table:formula="of:=[.G1361]*[.$B$7]*[.A1361]" office:value-type="float" office:value="-0" calcext:value-type="float">
            <text:p>0</text:p>
          </table:table-cell>
          <table:table-cell table:formula="of:=([.H1361]+[.H1367]+[.H1373]+[.H1379])/4+[.B1361]" office:value-type="float" office:value="-0.0928628058863711" calcext:value-type="float">
            <text:p>-0,092862805886371</text:p>
          </table:table-cell>
          <table:table-cell table:formula="of:=([.F1361]-[.E1361])*([.F1361]-[.E1361])" office:value-type="float" office:value="0.0311117678853268" calcext:value-type="float">
            <text:p>0,03111176788532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337]" office:value-type="float" office:value="1.20692856135595" calcext:value-type="float">
            <text:p>1,20692856135595</text:p>
          </table:table-cell>
          <table:table-cell table:number-columns-repeated="5"/>
          <table:table-cell table:formula="of:=[.G1361]*[.$B$7]*[.A1362]" office:value-type="float" office:value="-0" calcext:value-type="float">
            <text:p>0</text:p>
          </table:table-cell>
          <table:table-cell table:formula="of:=([.H1362]+[.H1368]+[.H1374]+[.H1380])/4+[.B1362]" office:value-type="float" office:value="1.21483840410296" calcext:value-type="float">
            <text:p>1,2148384041029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1338]" office:value-type="float" office:value="0.176385282507716" calcext:value-type="float">
            <text:p>0,176385282507716</text:p>
          </table:table-cell>
          <table:table-cell table:number-columns-repeated="5"/>
          <table:table-cell table:formula="of:=[.G1361]*[.$B$7]*[.A1363]" office:value-type="float" office:value="-0.0176385282507716" calcext:value-type="float">
            <text:p>-0,017638528250772</text:p>
          </table:table-cell>
          <table:table-cell table:formula="of:=([.H1363]+[.H1369]+[.H1375]+[.H1381])/4+[.B1363]" office:value-type="float" office:value="0.17755139606952" calcext:value-type="float">
            <text:p>0,17755139606952</text:p>
          </table:table-cell>
          <table:table-cell table:number-columns-repeated="4"/>
        </table:table-row>
        <table:table-row table:style-name="ro1">
          <table:table-cell/>
          <table:table-cell table:formula="of:=[.A1361]*[.B1361]+[.A1362]*[.B1362]+[.B1363]" office:value-type="float" office:value="0.176385282507716" calcext:value-type="float">
            <text:p>0,176385282507716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361]" office:value-type="float" office:value="-0.0830213976074594" calcext:value-type="float">
            <text:p>-0,083021397607459</text:p>
          </table:table-cell>
          <table:table-cell table:number-columns-repeated="2"/>
          <table:table-cell table:formula="of:=ACT([.$B$6]; [.B1370] ; [.$B$8] )" office:value-type="float" office:value="1.38331384386367" calcext:value-type="float">
            <text:p>1,38331</text:p>
          </table:table-cell>
          <table:table-cell table:formula="of:=[.F1342]" office:value-type="float" office:value="2" calcext:value-type="float">
            <text:p>2</text:p>
          </table:table-cell>
          <table:table-cell table:formula="of:=[.F1367]-[.E1367]" office:value-type="float" office:value="0.61668615613633" calcext:value-type="float">
            <text:p>0,61668615613633</text:p>
          </table:table-cell>
          <table:table-cell table:formula="of:=[.G1367]*[.$B$7]*[.A1367]" office:value-type="float" office:value="0" calcext:value-type="float">
            <text:p>0</text:p>
          </table:table-cell>
          <table:table-cell/>
          <table:table-cell table:formula="of:=([.F1367]-[.E1367])*([.F1367]-[.E1367])" office:value-type="float" office:value="0.380301815170202" calcext:value-type="float">
            <text:p>0,38030181517020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62]" office:value-type="float" office:value="1.20692856135595" calcext:value-type="float">
            <text:p>1,20692856135595</text:p>
          </table:table-cell>
          <table:table-cell table:number-columns-repeated="5"/>
          <table:table-cell table:formula="of:=[.G1367]*[.$B$7]*[.A1368]" office:value-type="float" office:value="0.061668615613633" calcext:value-type="float">
            <text:p>0,0616686156136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63]" office:value-type="float" office:value="0.176385282507716" calcext:value-type="float">
            <text:p>0,176385282507716</text:p>
          </table:table-cell>
          <table:table-cell table:number-columns-repeated="5"/>
          <table:table-cell table:formula="of:=[.G1367]*[.$B$7]*[.A1369]" office:value-type="float" office:value="0.061668615613633" calcext:value-type="float">
            <text:p>0,061668615613633</text:p>
          </table:table-cell>
          <table:table-cell table:number-columns-repeated="5"/>
        </table:table-row>
        <table:table-row table:style-name="ro1">
          <table:table-cell/>
          <table:table-cell table:formula="of:=[.A1367]*[.B1367]+[.A1368]*[.B1368]+[.B1369]" office:value-type="float" office:value="1.38331384386367" calcext:value-type="float">
            <text:p>1,38331384386367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67]" office:value-type="float" office:value="-0.0830213976074594" calcext:value-type="float">
            <text:p>-0,083021397607459</text:p>
          </table:table-cell>
          <table:table-cell table:number-columns-repeated="2"/>
          <table:table-cell table:formula="of:=ACT([.$B$6]; [.B1376] ; [.$B$8] )" office:value-type="float" office:value="0.0933638849002567" calcext:value-type="float">
            <text:p>0,09336</text:p>
          </table:table-cell>
          <table:table-cell table:formula="of:=[.F1348]" office:value-type="float" office:value="0" calcext:value-type="float">
            <text:p>0</text:p>
          </table:table-cell>
          <table:table-cell table:formula="of:=[.F1373]-[.E1373]" office:value-type="float" office:value="-0.0933638849002567" calcext:value-type="float">
            <text:p>-0,093363884900257</text:p>
          </table:table-cell>
          <table:table-cell table:formula="of:=[.G1373]*[.$B$7]*[.A1373]" office:value-type="float" office:value="-0.00933638849002567" calcext:value-type="float">
            <text:p>-0,009336388490026</text:p>
          </table:table-cell>
          <table:table-cell/>
          <table:table-cell table:formula="of:=([.F1373]-[.E1373])*([.F1373]-[.E1373])" office:value-type="float" office:value="0.00871681500366838" calcext:value-type="float">
            <text:p>0,00871681500366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368]" office:value-type="float" office:value="1.20692856135595" calcext:value-type="float">
            <text:p>1,20692856135595</text:p>
          </table:table-cell>
          <table:table-cell table:number-columns-repeated="5"/>
          <table:table-cell table:formula="of:=[.G1373]*[.$B$7]*[.A137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69]" office:value-type="float" office:value="0.176385282507716" calcext:value-type="float">
            <text:p>0,176385282507716</text:p>
          </table:table-cell>
          <table:table-cell table:number-columns-repeated="5"/>
          <table:table-cell table:formula="of:=[.G1373]*[.$B$7]*[.A1375]" office:value-type="float" office:value="-0.00933638849002567" calcext:value-type="float">
            <text:p>-0,009336388490026</text:p>
          </table:table-cell>
          <table:table-cell table:number-columns-repeated="5"/>
        </table:table-row>
        <table:table-row table:style-name="ro1">
          <table:table-cell/>
          <table:table-cell table:formula="of:=[.A1373]*[.B1373]+[.A1374]*[.B1374]+[.B1375]" office:value-type="float" office:value="0.0933638849002567" calcext:value-type="float">
            <text:p>0,093363884900257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73]" office:value-type="float" office:value="-0.0830213976074594" calcext:value-type="float">
            <text:p>-0,083021397607459</text:p>
          </table:table-cell>
          <table:table-cell table:number-columns-repeated="2"/>
          <table:table-cell table:formula="of:=ACT([.$B$6]; [.B1382] ; [.$B$8] )" office:value-type="float" office:value="1.30029244625621" calcext:value-type="float">
            <text:p>1,30029</text:p>
          </table:table-cell>
          <table:table-cell table:formula="of:=[.F1354]" office:value-type="float" office:value="1" calcext:value-type="float">
            <text:p>1</text:p>
          </table:table-cell>
          <table:table-cell table:formula="of:=[.F1379]-[.E1379]" office:value-type="float" office:value="-0.300292446256211" calcext:value-type="float">
            <text:p>-0,300292446256211</text:p>
          </table:table-cell>
          <table:table-cell table:formula="of:=[.G1379]*[.$B$7]*[.A1379]" office:value-type="float" office:value="-0.0300292446256211" calcext:value-type="float">
            <text:p>-0,030029244625621</text:p>
          </table:table-cell>
          <table:table-cell/>
          <table:table-cell table:formula="of:=([.F1379]-[.E1379])*([.F1379]-[.E1379])" office:value-type="float" office:value="0.0901755532785393" calcext:value-type="float">
            <text:p>0,0901755532785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74]" office:value-type="float" office:value="1.20692856135595" calcext:value-type="float">
            <text:p>1,20692856135595</text:p>
          </table:table-cell>
          <table:table-cell table:number-columns-repeated="2"/>
          <table:table-cell table:style-name="Default"/>
          <table:table-cell table:number-columns-repeated="2"/>
          <table:table-cell table:formula="of:=[.G1379]*[.$B$7]*[.A1380]" office:value-type="float" office:value="-0.0300292446256211" calcext:value-type="float">
            <text:p>-0,03002924462562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75]" office:value-type="float" office:value="0.176385282507716" calcext:value-type="float">
            <text:p>0,176385282507716</text:p>
          </table:table-cell>
          <table:table-cell table:number-columns-repeated="2"/>
          <table:table-cell table:style-name="Default"/>
          <table:table-cell table:number-columns-repeated="2"/>
          <table:table-cell table:formula="of:=[.G1379]*[.$B$7]*[.A1381]" office:value-type="float" office:value="-0.0300292446256211" calcext:value-type="float">
            <text:p>-0,030029244625621</text:p>
          </table:table-cell>
          <table:table-cell table:number-columns-repeated="5"/>
        </table:table-row>
        <table:table-row table:style-name="ro1">
          <table:table-cell/>
          <table:table-cell table:formula="of:=[.A1379]*[.B1379]+[.A1380]*[.B1380]+[.B1381]" office:value-type="float" office:value="1.30029244625621" calcext:value-type="float">
            <text:p>1,3002924462562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1361:.J1379])" office:value-type="float" office:value="0.510305951337736" calcext:value-type="float">
            <text:p>0,51030595133773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1359]+1" office:value-type="float" office:value="55" calcext:value-type="float">
            <text:p>55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361]" office:value-type="float" office:value="-0.0928628058863711" calcext:value-type="float">
            <text:p>-0,092862805886371</text:p>
          </table:table-cell>
          <table:table-cell table:number-columns-repeated="2"/>
          <table:table-cell table:formula="of:=ACT([.$B$6]; [.B1389] ; [.$B$8] )" office:value-type="float" office:value="0.17755139606952" calcext:value-type="float">
            <text:p>0,17755</text:p>
          </table:table-cell>
          <table:table-cell table:formula="of:=[.F1361]" office:value-type="float" office:value="0" calcext:value-type="float">
            <text:p>0</text:p>
          </table:table-cell>
          <table:table-cell table:formula="of:=[.F1386]-[.E1386]" office:value-type="float" office:value="-0.17755139606952" calcext:value-type="float">
            <text:p>-0,17755139606952</text:p>
          </table:table-cell>
          <table:table-cell table:formula="of:=[.G1386]*[.$B$7]*[.A1386]" office:value-type="float" office:value="-0" calcext:value-type="float">
            <text:p>0</text:p>
          </table:table-cell>
          <table:table-cell table:formula="of:=([.H1386]+[.H1392]+[.H1398]+[.H1404])/4+[.B1386]" office:value-type="float" office:value="-0.102468195498102" calcext:value-type="float">
            <text:p>-0,102468195498102</text:p>
          </table:table-cell>
          <table:table-cell table:formula="of:=([.F1386]-[.E1386])*([.F1386]-[.E1386])" office:value-type="float" office:value="0.0315244982462355" calcext:value-type="float">
            <text:p>0,03152449824623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362]" office:value-type="float" office:value="1.21483840410296" calcext:value-type="float">
            <text:p>1,21483840410296</text:p>
          </table:table-cell>
          <table:table-cell table:number-columns-repeated="5"/>
          <table:table-cell table:formula="of:=[.G1386]*[.$B$7]*[.A1387]" office:value-type="float" office:value="-0" calcext:value-type="float">
            <text:p>0</text:p>
          </table:table-cell>
          <table:table-cell table:formula="of:=([.H1387]+[.H1393]+[.H1399]+[.H1405])/4+[.B1387]" office:value-type="float" office:value="1.22254048424149" calcext:value-type="float">
            <text:p>1,2225404842414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1363]" office:value-type="float" office:value="0.17755139606952" calcext:value-type="float">
            <text:p>0,17755139606952</text:p>
          </table:table-cell>
          <table:table-cell table:number-columns-repeated="5"/>
          <table:table-cell table:formula="of:=[.G1386]*[.$B$7]*[.A1388]" office:value-type="float" office:value="-0.017755139606952" calcext:value-type="float">
            <text:p>-0,017755139606952</text:p>
          </table:table-cell>
          <table:table-cell table:formula="of:=([.H1388]+[.H1394]+[.H1400]+[.H1406])/4+[.B1388]" office:value-type="float" office:value="0.178697476551738" calcext:value-type="float">
            <text:p>0,178697476551738</text:p>
          </table:table-cell>
          <table:table-cell table:number-columns-repeated="4"/>
        </table:table-row>
        <table:table-row table:style-name="ro1">
          <table:table-cell/>
          <table:table-cell table:formula="of:=[.A1386]*[.B1386]+[.A1387]*[.B1387]+[.B1388]" office:value-type="float" office:value="0.17755139606952" calcext:value-type="float">
            <text:p>0,1775513960695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386]" office:value-type="float" office:value="-0.0928628058863711" calcext:value-type="float">
            <text:p>-0,092862805886371</text:p>
          </table:table-cell>
          <table:table-cell table:number-columns-repeated="2"/>
          <table:table-cell table:formula="of:=ACT([.$B$6]; [.B1395] ; [.$B$8] )" office:value-type="float" office:value="1.39238980017248" calcext:value-type="float">
            <text:p>1,39239</text:p>
          </table:table-cell>
          <table:table-cell table:formula="of:=[.F1367]" office:value-type="float" office:value="2" calcext:value-type="float">
            <text:p>2</text:p>
          </table:table-cell>
          <table:table-cell table:formula="of:=[.F1392]-[.E1392]" office:value-type="float" office:value="0.607610199827523" calcext:value-type="float">
            <text:p>0,607610199827523</text:p>
          </table:table-cell>
          <table:table-cell table:formula="of:=[.G1392]*[.$B$7]*[.A1392]" office:value-type="float" office:value="0" calcext:value-type="float">
            <text:p>0</text:p>
          </table:table-cell>
          <table:table-cell/>
          <table:table-cell table:formula="of:=([.F1392]-[.E1392])*([.F1392]-[.E1392])" office:value-type="float" office:value="0.369190154934443" calcext:value-type="float">
            <text:p>0,3691901549344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87]" office:value-type="float" office:value="1.21483840410296" calcext:value-type="float">
            <text:p>1,21483840410296</text:p>
          </table:table-cell>
          <table:table-cell table:number-columns-repeated="5"/>
          <table:table-cell table:formula="of:=[.G1392]*[.$B$7]*[.A1393]" office:value-type="float" office:value="0.0607610199827523" calcext:value-type="float">
            <text:p>0,06076101998275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88]" office:value-type="float" office:value="0.17755139606952" calcext:value-type="float">
            <text:p>0,17755139606952</text:p>
          </table:table-cell>
          <table:table-cell table:number-columns-repeated="5"/>
          <table:table-cell table:formula="of:=[.G1392]*[.$B$7]*[.A1394]" office:value-type="float" office:value="0.0607610199827523" calcext:value-type="float">
            <text:p>0,060761019982752</text:p>
          </table:table-cell>
          <table:table-cell table:number-columns-repeated="5"/>
        </table:table-row>
        <table:table-row table:style-name="ro1">
          <table:table-cell/>
          <table:table-cell table:formula="of:=[.A1392]*[.B1392]+[.A1393]*[.B1393]+[.B1394]" office:value-type="float" office:value="1.39238980017248" calcext:value-type="float">
            <text:p>1,39238980017248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92]" office:value-type="float" office:value="-0.0928628058863711" calcext:value-type="float">
            <text:p>-0,092862805886371</text:p>
          </table:table-cell>
          <table:table-cell table:number-columns-repeated="2"/>
          <table:table-cell table:formula="of:=ACT([.$B$6]; [.B1401] ; [.$B$8] )" office:value-type="float" office:value="0.0846885901831487" calcext:value-type="float">
            <text:p>0,08469</text:p>
          </table:table-cell>
          <table:table-cell table:formula="of:=[.F1373]" office:value-type="float" office:value="0" calcext:value-type="float">
            <text:p>0</text:p>
          </table:table-cell>
          <table:table-cell table:formula="of:=[.F1398]-[.E1398]" office:value-type="float" office:value="-0.0846885901831487" calcext:value-type="float">
            <text:p>-0,084688590183149</text:p>
          </table:table-cell>
          <table:table-cell table:formula="of:=[.G1398]*[.$B$7]*[.A1398]" office:value-type="float" office:value="-0.00846885901831487" calcext:value-type="float">
            <text:p>-0,008468859018315</text:p>
          </table:table-cell>
          <table:table-cell/>
          <table:table-cell table:formula="of:=([.F1398]-[.E1398])*([.F1398]-[.E1398])" office:value-type="float" office:value="0.0071721573072093" calcext:value-type="float">
            <text:p>0,00717215730720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393]" office:value-type="float" office:value="1.21483840410296" calcext:value-type="float">
            <text:p>1,21483840410296</text:p>
          </table:table-cell>
          <table:table-cell table:number-columns-repeated="5"/>
          <table:table-cell table:formula="of:=[.G1398]*[.$B$7]*[.A1399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94]" office:value-type="float" office:value="0.17755139606952" calcext:value-type="float">
            <text:p>0,17755139606952</text:p>
          </table:table-cell>
          <table:table-cell table:number-columns-repeated="5"/>
          <table:table-cell table:formula="of:=[.G1398]*[.$B$7]*[.A1400]" office:value-type="float" office:value="-0.00846885901831487" calcext:value-type="float">
            <text:p>-0,008468859018315</text:p>
          </table:table-cell>
          <table:table-cell table:number-columns-repeated="5"/>
        </table:table-row>
        <table:table-row table:style-name="ro1">
          <table:table-cell/>
          <table:table-cell table:formula="of:=[.A1398]*[.B1398]+[.A1399]*[.B1399]+[.B1400]" office:value-type="float" office:value="0.0846885901831487" calcext:value-type="float">
            <text:p>0,084688590183149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98]" office:value-type="float" office:value="-0.0928628058863711" calcext:value-type="float">
            <text:p>-0,092862805886371</text:p>
          </table:table-cell>
          <table:table-cell table:number-columns-repeated="2"/>
          <table:table-cell table:formula="of:=ACT([.$B$6]; [.B1407] ; [.$B$8] )" office:value-type="float" office:value="1.29952699428611" calcext:value-type="float">
            <text:p>1,29953</text:p>
          </table:table-cell>
          <table:table-cell table:formula="of:=[.F1379]" office:value-type="float" office:value="1" calcext:value-type="float">
            <text:p>1</text:p>
          </table:table-cell>
          <table:table-cell table:formula="of:=[.F1404]-[.E1404]" office:value-type="float" office:value="-0.299526994286106" calcext:value-type="float">
            <text:p>-0,299526994286106</text:p>
          </table:table-cell>
          <table:table-cell table:formula="of:=[.G1404]*[.$B$7]*[.A1404]" office:value-type="float" office:value="-0.0299526994286106" calcext:value-type="float">
            <text:p>-0,029952699428611</text:p>
          </table:table-cell>
          <table:table-cell/>
          <table:table-cell table:formula="of:=([.F1404]-[.E1404])*([.F1404]-[.E1404])" office:value-type="float" office:value="0.0897164203060689" calcext:value-type="float">
            <text:p>0,08971642030606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99]" office:value-type="float" office:value="1.21483840410296" calcext:value-type="float">
            <text:p>1,21483840410296</text:p>
          </table:table-cell>
          <table:table-cell table:number-columns-repeated="2"/>
          <table:table-cell table:style-name="Default"/>
          <table:table-cell table:number-columns-repeated="2"/>
          <table:table-cell table:formula="of:=[.G1404]*[.$B$7]*[.A1405]" office:value-type="float" office:value="-0.0299526994286106" calcext:value-type="float">
            <text:p>-0,02995269942861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00]" office:value-type="float" office:value="0.17755139606952" calcext:value-type="float">
            <text:p>0,17755139606952</text:p>
          </table:table-cell>
          <table:table-cell table:number-columns-repeated="2"/>
          <table:table-cell table:style-name="Default"/>
          <table:table-cell table:number-columns-repeated="2"/>
          <table:table-cell table:formula="of:=[.G1404]*[.$B$7]*[.A1406]" office:value-type="float" office:value="-0.0299526994286106" calcext:value-type="float">
            <text:p>-0,029952699428611</text:p>
          </table:table-cell>
          <table:table-cell table:number-columns-repeated="5"/>
        </table:table-row>
        <table:table-row table:style-name="ro1">
          <table:table-cell/>
          <table:table-cell table:formula="of:=[.A1404]*[.B1404]+[.A1405]*[.B1405]+[.B1406]" office:value-type="float" office:value="1.29952699428611" calcext:value-type="float">
            <text:p>1,2995269942861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1386:.J1404])" office:value-type="float" office:value="0.497603230793956" calcext:value-type="float">
            <text:p>0,49760323079395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iteration</text:p>
          </table:table-cell>
          <table:table-cell table:style-name="ce6" table:formula="of:=[.B1384]+1" office:value-type="float" office:value="56" calcext:value-type="float">
            <text:p>56</text:p>
          </table:table-cell>
          <table:table-cell table:style-name="ce6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Korrektur weight</text:p>
          </table:table-cell>
          <table:table-cell office:value-type="string" calcext:value-type="string">
            <text:p>next weight</text:p>
          </table:table-cell>
          <table:table-cell office:value-type="string" calcext:value-type="string">
            <text:p>error²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386]" office:value-type="float" office:value="-0.102468195498102" calcext:value-type="float">
            <text:p>-0,102468195498102</text:p>
          </table:table-cell>
          <table:table-cell table:number-columns-repeated="2"/>
          <table:table-cell table:formula="of:=ACT([.$B$6]; [.B1414] ; [.$B$8] )" office:value-type="float" office:value="0.178697476551738" calcext:value-type="float">
            <text:p>0,17870</text:p>
          </table:table-cell>
          <table:table-cell table:formula="of:=[.F1386]" office:value-type="float" office:value="0" calcext:value-type="float">
            <text:p>0</text:p>
          </table:table-cell>
          <table:table-cell table:formula="of:=[.F1411]-[.E1411]" office:value-type="float" office:value="-0.178697476551738" calcext:value-type="float">
            <text:p>-0,178697476551738</text:p>
          </table:table-cell>
          <table:table-cell table:formula="of:=[.G1411]*[.$B$7]*[.A1411]" office:value-type="float" office:value="-0" calcext:value-type="float">
            <text:p>0</text:p>
          </table:table-cell>
          <table:table-cell table:formula="of:=([.H1411]+[.H1417]+[.H1423]+[.H1429])/4+[.B1411]" office:value-type="float" office:value="-0.111843171656822" calcext:value-type="float">
            <text:p>-0,111843171656822</text:p>
          </table:table-cell>
          <table:table-cell table:formula="of:=([.F1411]-[.E1411])*([.F1411]-[.E1411])" office:value-type="float" office:value="0.0319327881259591" calcext:value-type="float">
            <text:p>0,03193278812595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I1387]" office:value-type="float" office:value="1.22254048424149" calcext:value-type="float">
            <text:p>1,22254048424149</text:p>
          </table:table-cell>
          <table:table-cell table:number-columns-repeated="5"/>
          <table:table-cell table:formula="of:=[.G1411]*[.$B$7]*[.A1412]" office:value-type="float" office:value="-0" calcext:value-type="float">
            <text:p>0</text:p>
          </table:table-cell>
          <table:table-cell table:formula="of:=([.H1412]+[.H1418]+[.H1424]+[.H1430])/4+[.B1412]" office:value-type="float" office:value="1.23004029108928" calcext:value-type="float">
            <text:p>1,2300402910892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I1388]" office:value-type="float" office:value="0.178697476551738" calcext:value-type="float">
            <text:p>0,178697476551738</text:p>
          </table:table-cell>
          <table:table-cell table:number-columns-repeated="5"/>
          <table:table-cell table:formula="of:=[.G1411]*[.$B$7]*[.A1413]" office:value-type="float" office:value="-0.0178697476551738" calcext:value-type="float">
            <text:p>-0,017869747655174</text:p>
          </table:table-cell>
          <table:table-cell table:formula="of:=([.H1413]+[.H1419]+[.H1425]+[.H1431])/4+[.B1413]" office:value-type="float" office:value="0.179824114459395" calcext:value-type="float">
            <text:p>0,179824114459395</text:p>
          </table:table-cell>
          <table:table-cell table:number-columns-repeated="4"/>
        </table:table-row>
        <table:table-row table:style-name="ro1">
          <table:table-cell/>
          <table:table-cell table:formula="of:=[.A1411]*[.B1411]+[.A1412]*[.B1412]+[.B1413]" office:value-type="float" office:value="0.178697476551738" calcext:value-type="float">
            <text:p>0,178697476551738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411]" office:value-type="float" office:value="-0.102468195498102" calcext:value-type="float">
            <text:p>-0,102468195498102</text:p>
          </table:table-cell>
          <table:table-cell table:number-columns-repeated="2"/>
          <table:table-cell table:formula="of:=ACT([.$B$6]; [.B1420] ; [.$B$8] )" office:value-type="float" office:value="1.40123796079323" calcext:value-type="float">
            <text:p>1,40124</text:p>
          </table:table-cell>
          <table:table-cell table:formula="of:=[.F1392]" office:value-type="float" office:value="2" calcext:value-type="float">
            <text:p>2</text:p>
          </table:table-cell>
          <table:table-cell table:formula="of:=[.F1417]-[.E1417]" office:value-type="float" office:value="0.598762039206769" calcext:value-type="float">
            <text:p>0,598762039206769</text:p>
          </table:table-cell>
          <table:table-cell table:formula="of:=[.G1417]*[.$B$7]*[.A1417]" office:value-type="float" office:value="0" calcext:value-type="float">
            <text:p>0</text:p>
          </table:table-cell>
          <table:table-cell/>
          <table:table-cell table:formula="of:=([.F1417]-[.E1417])*([.F1417]-[.E1417])" office:value-type="float" office:value="0.358515979595048" calcext:value-type="float">
            <text:p>0,3585159795950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12]" office:value-type="float" office:value="1.22254048424149" calcext:value-type="float">
            <text:p>1,22254048424149</text:p>
          </table:table-cell>
          <table:table-cell table:number-columns-repeated="5"/>
          <table:table-cell table:formula="of:=[.G1417]*[.$B$7]*[.A1418]" office:value-type="float" office:value="0.0598762039206769" calcext:value-type="float">
            <text:p>0,05987620392067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13]" office:value-type="float" office:value="0.178697476551738" calcext:value-type="float">
            <text:p>0,178697476551738</text:p>
          </table:table-cell>
          <table:table-cell table:number-columns-repeated="5"/>
          <table:table-cell table:formula="of:=[.G1417]*[.$B$7]*[.A1419]" office:value-type="float" office:value="0.0598762039206769" calcext:value-type="float">
            <text:p>0,059876203920677</text:p>
          </table:table-cell>
          <table:table-cell table:number-columns-repeated="5"/>
        </table:table-row>
        <table:table-row table:style-name="ro1">
          <table:table-cell/>
          <table:table-cell table:formula="of:=[.A1417]*[.B1417]+[.A1418]*[.B1418]+[.B1419]" office:value-type="float" office:value="1.40123796079323" calcext:value-type="float">
            <text:p>1,40123796079323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17]" office:value-type="float" office:value="-0.102468195498102" calcext:value-type="float">
            <text:p>-0,102468195498102</text:p>
          </table:table-cell>
          <table:table-cell table:number-columns-repeated="2"/>
          <table:table-cell table:formula="of:=ACT([.$B$6]; [.B1426] ; [.$B$8] )" office:value-type="float" office:value="0.076229281053636" calcext:value-type="float">
            <text:p>0,07623</text:p>
          </table:table-cell>
          <table:table-cell table:formula="of:=[.F1398]" office:value-type="float" office:value="0" calcext:value-type="float">
            <text:p>0</text:p>
          </table:table-cell>
          <table:table-cell table:formula="of:=[.F1423]-[.E1423]" office:value-type="float" office:value="-0.076229281053636" calcext:value-type="float">
            <text:p>-0,076229281053636</text:p>
          </table:table-cell>
          <table:table-cell table:formula="of:=[.G1423]*[.$B$7]*[.A1423]" office:value-type="float" office:value="-0.0076229281053636" calcext:value-type="float">
            <text:p>-0,007622928105364</text:p>
          </table:table-cell>
          <table:table-cell/>
          <table:table-cell table:formula="of:=([.F1423]-[.E1423])*([.F1423]-[.E1423])" office:value-type="float" office:value="0.00581090328995423" calcext:value-type="float">
            <text:p>0,00581090328995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1418]" office:value-type="float" office:value="1.22254048424149" calcext:value-type="float">
            <text:p>1,22254048424149</text:p>
          </table:table-cell>
          <table:table-cell table:number-columns-repeated="5"/>
          <table:table-cell table:formula="of:=[.G1423]*[.$B$7]*[.A142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19]" office:value-type="float" office:value="0.178697476551738" calcext:value-type="float">
            <text:p>0,178697476551738</text:p>
          </table:table-cell>
          <table:table-cell table:number-columns-repeated="5"/>
          <table:table-cell table:formula="of:=[.G1423]*[.$B$7]*[.A1425]" office:value-type="float" office:value="-0.0076229281053636" calcext:value-type="float">
            <text:p>-0,007622928105364</text:p>
          </table:table-cell>
          <table:table-cell table:number-columns-repeated="5"/>
        </table:table-row>
        <table:table-row table:style-name="ro1">
          <table:table-cell/>
          <table:table-cell table:formula="of:=[.A1423]*[.B1423]+[.A1424]*[.B1424]+[.B1425]" office:value-type="float" office:value="0.076229281053636" calcext:value-type="float">
            <text:p>0,076229281053636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23]" office:value-type="float" office:value="-0.102468195498102" calcext:value-type="float">
            <text:p>-0,102468195498102</text:p>
          </table:table-cell>
          <table:table-cell table:number-columns-repeated="2"/>
          <table:table-cell table:formula="of:=ACT([.$B$6]; [.B1432] ; [.$B$8] )" office:value-type="float" office:value="1.29876976529513" calcext:value-type="float">
            <text:p>1,29877</text:p>
          </table:table-cell>
          <table:table-cell table:formula="of:=[.F1404]" office:value-type="float" office:value="1" calcext:value-type="float">
            <text:p>1</text:p>
          </table:table-cell>
          <table:table-cell table:formula="of:=[.F1429]-[.E1429]" office:value-type="float" office:value="-0.298769765295129" calcext:value-type="float">
            <text:p>-0,298769765295129</text:p>
          </table:table-cell>
          <table:table-cell table:formula="of:=[.G1429]*[.$B$7]*[.A1429]" office:value-type="float" office:value="-0.0298769765295129" calcext:value-type="float">
            <text:p>-0,029876976529513</text:p>
          </table:table-cell>
          <table:table-cell/>
          <table:table-cell table:formula="of:=([.F1429]-[.E1429])*([.F1429]-[.E1429])" office:value-type="float" office:value="0.0892633726545063" calcext:value-type="float">
            <text:p>0,0892633726545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24]" office:value-type="float" office:value="1.22254048424149" calcext:value-type="float">
            <text:p>1,22254048424149</text:p>
          </table:table-cell>
          <table:table-cell table:number-columns-repeated="2"/>
          <table:table-cell table:style-name="Default"/>
          <table:table-cell table:number-columns-repeated="2"/>
          <table:table-cell table:formula="of:=[.G1429]*[.$B$7]*[.A1430]" office:value-type="float" office:value="-0.0298769765295129" calcext:value-type="float">
            <text:p>-0,02987697652951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25]" office:value-type="float" office:value="0.178697476551738" calcext:value-type="float">
            <text:p>0,178697476551738</text:p>
          </table:table-cell>
          <table:table-cell table:number-columns-repeated="2"/>
          <table:table-cell table:style-name="Default"/>
          <table:table-cell table:number-columns-repeated="2"/>
          <table:table-cell table:formula="of:=[.G1429]*[.$B$7]*[.A1431]" office:value-type="float" office:value="-0.0298769765295129" calcext:value-type="float">
            <text:p>-0,029876976529513</text:p>
          </table:table-cell>
          <table:table-cell table:number-columns-repeated="5"/>
        </table:table-row>
        <table:table-row table:style-name="ro1">
          <table:table-cell/>
          <table:table-cell table:formula="of:=[.A1429]*[.B1429]+[.A1430]*[.B1430]+[.B1431]" office:value-type="float" office:value="1.29876976529513" calcext:value-type="float">
            <text:p>1,29876976529513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 error²</text:p>
          </table:table-cell>
          <table:table-cell table:formula="of:=SUM([.J1411:.J1429])" office:value-type="float" office:value="0.485523043665468" calcext:value-type="float">
            <text:p>0,485523043665468</text:p>
          </table:table-cell>
          <table:table-cell table:number-columns-repeated="3"/>
        </table:table-row>
      </table:table>
      <table:table table:name="XOR Aufgabe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) Finde Gewichte für das boolesche XOR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d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hidden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²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formula="of:=ACT([.$B$4]; [.B19] ; [.$B$6] )" office:value-type="float" office:value="0" calcext:value-type="float">
            <text:p>0,00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ACT([.$B$4]; [.F19] ; [.$B$6] )" office:value-type="float" office:value="0" calcext:value-type="float">
            <text:p>0,00000</text:p>
          </table:table-cell>
          <table:table-cell office:value-type="float" office:value="0" calcext:value-type="float">
            <text:p>0</text:p>
          </table:table-cell>
          <table:table-cell table:formula="of:=([.J16]-[.I16])*([.J16]-[.I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formula="of:=ACT([.$B$4]; [.C19] ; [.$B$6] )" office:value-type="float" office:value="0" calcext:value-type="float">
            <text:p>0,00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[.$A16]*[.B16]+[.$A17]*[.B17]+[.B18]" office:value-type="float" office:value="0" calcext:value-type="float">
            <text:p>0</text:p>
          </table:table-cell>
          <table:table-cell table:formula="of:=[.$A16]*[.C16]+[.$A17]*[.C17]+[.C18]" office:value-type="float" office:value="0" calcext:value-type="float">
            <text:p>0</text:p>
          </table:table-cell>
          <table:table-cell table:number-columns-repeated="2"/>
          <table:table-cell table:formula="of:=[.$E16]*[.F16]+[.$E17]*[.F17]+[.F18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6]" office:value-type="float" office:value="0" calcext:value-type="float">
            <text:p>0</text:p>
          </table:table-cell>
          <table:table-cell table:formula="of:=[.$C$16]" office:value-type="float" office:value="0" calcext:value-type="float">
            <text:p>0</text:p>
          </table:table-cell>
          <table:table-cell/>
          <table:table-cell table:formula="of:=ACT([.$B$4]; [.B25] ; [.$B$6] )" office:value-type="float" office:value="0" calcext:value-type="float">
            <text:p>0,00000</text:p>
          </table:table-cell>
          <table:table-cell table:formula="of:=[.$F$16]" office:value-type="float" office:value="0" calcext:value-type="float">
            <text:p>0</text:p>
          </table:table-cell>
          <table:table-cell table:number-columns-repeated="2"/>
          <table:table-cell table:formula="of:=ACT([.$B$4]; [.F25] ; [.$B$6] )" office:value-type="float" office:value="0" calcext:value-type="float">
            <text:p>0,00000</text:p>
          </table:table-cell>
          <table:table-cell office:value-type="float" office:value="1" calcext:value-type="float">
            <text:p>1</text:p>
          </table:table-cell>
          <table:table-cell table:formula="of:=([.J22]-[.I22])*([.J22]-[.I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7]" office:value-type="float" office:value="0" calcext:value-type="float">
            <text:p>0</text:p>
          </table:table-cell>
          <table:table-cell table:formula="of:=[.$C$17]" office:value-type="float" office:value="0" calcext:value-type="float">
            <text:p>0</text:p>
          </table:table-cell>
          <table:table-cell/>
          <table:table-cell table:formula="of:=ACT([.$B$4]; [.C25] ; [.$B$6] )" office:value-type="float" office:value="0" calcext:value-type="float">
            <text:p>0,00000</text:p>
          </table:table-cell>
          <table:table-cell table:formula="of:=[.$F$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[.$B$18]" office:value-type="float" office:value="0" calcext:value-type="float">
            <text:p>0</text:p>
          </table:table-cell>
          <table:table-cell table:formula="of:=[.$C$18]" office:value-type="float" office:value="0" calcext:value-type="float">
            <text:p>0</text:p>
          </table:table-cell>
          <table:table-cell table:number-columns-repeated="2"/>
          <table:table-cell table:formula="of:=[.$F$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[.$A22]*[.B22]+[.$A23]*[.B23]+[.B24]" office:value-type="float" office:value="0" calcext:value-type="float">
            <text:p>0</text:p>
          </table:table-cell>
          <table:table-cell table:formula="of:=[.$A22]*[.C22]+[.$A23]*[.C23]+[.C24]" office:value-type="float" office:value="0" calcext:value-type="float">
            <text:p>0</text:p>
          </table:table-cell>
          <table:table-cell table:number-columns-repeated="2"/>
          <table:table-cell table:formula="of:=[.$E22]*[.F22]+[.$E23]*[.F23]+[.F24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6]" office:value-type="float" office:value="0" calcext:value-type="float">
            <text:p>0</text:p>
          </table:table-cell>
          <table:table-cell table:formula="of:=[.$C$16]" office:value-type="float" office:value="0" calcext:value-type="float">
            <text:p>0</text:p>
          </table:table-cell>
          <table:table-cell/>
          <table:table-cell table:formula="of:=ACT([.$B$4]; [.B31] ; [.$B$6] )" office:value-type="float" office:value="0" calcext:value-type="float">
            <text:p>0,00000</text:p>
          </table:table-cell>
          <table:table-cell table:formula="of:=[.$F$16]" office:value-type="float" office:value="0" calcext:value-type="float">
            <text:p>0</text:p>
          </table:table-cell>
          <table:table-cell table:number-columns-repeated="2"/>
          <table:table-cell table:formula="of:=ACT([.$B$4]; [.F31] ; [.$B$6] )" office:value-type="float" office:value="0" calcext:value-type="float">
            <text:p>0,00000</text:p>
          </table:table-cell>
          <table:table-cell office:value-type="float" office:value="1" calcext:value-type="float">
            <text:p>1</text:p>
          </table:table-cell>
          <table:table-cell table:formula="of:=([.J28]-[.I28])*([.J28]-[.I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7]" office:value-type="float" office:value="0" calcext:value-type="float">
            <text:p>0</text:p>
          </table:table-cell>
          <table:table-cell table:formula="of:=[.$C$17]" office:value-type="float" office:value="0" calcext:value-type="float">
            <text:p>0</text:p>
          </table:table-cell>
          <table:table-cell/>
          <table:table-cell table:style-name="ce5" table:formula="of:=ACT([.$B$4]; [.C31] ; [.$B$6] )" office:value-type="float" office:value="0" calcext:value-type="float">
            <text:p>0,00000</text:p>
          </table:table-cell>
          <table:table-cell table:formula="of:=[.$F$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[.$B$18]" office:value-type="float" office:value="0" calcext:value-type="float">
            <text:p>0</text:p>
          </table:table-cell>
          <table:table-cell table:formula="of:=[.$C$18]" office:value-type="float" office:value="0" calcext:value-type="float">
            <text:p>0</text:p>
          </table:table-cell>
          <table:table-cell table:number-columns-repeated="2"/>
          <table:table-cell table:formula="of:=[.$F$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[.$A28]*[.B28]+[.$A29]*[.B29]+[.B30]" office:value-type="float" office:value="0" calcext:value-type="float">
            <text:p>0</text:p>
          </table:table-cell>
          <table:table-cell table:formula="of:=[.$A28]*[.C28]+[.$A29]*[.C29]+[.C30]" office:value-type="float" office:value="0" calcext:value-type="float">
            <text:p>0</text:p>
          </table:table-cell>
          <table:table-cell table:number-columns-repeated="2"/>
          <table:table-cell table:formula="of:=[.$E28]*[.F28]+[.$E29]*[.F29]+[.F30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6]" office:value-type="float" office:value="0" calcext:value-type="float">
            <text:p>0</text:p>
          </table:table-cell>
          <table:table-cell table:formula="of:=[.$C$16]" office:value-type="float" office:value="0" calcext:value-type="float">
            <text:p>0</text:p>
          </table:table-cell>
          <table:table-cell/>
          <table:table-cell table:formula="of:=ACT([.$B$4]; [.B37] ; [.$B$6] )" office:value-type="float" office:value="0" calcext:value-type="float">
            <text:p>0,00000</text:p>
          </table:table-cell>
          <table:table-cell table:formula="of:=[.$F$16]" office:value-type="float" office:value="0" calcext:value-type="float">
            <text:p>0</text:p>
          </table:table-cell>
          <table:table-cell table:number-columns-repeated="2"/>
          <table:table-cell table:formula="of:=ACT([.$B$4]; [.F37] ; [.$B$6] )" office:value-type="float" office:value="0" calcext:value-type="float">
            <text:p>0,00000</text:p>
          </table:table-cell>
          <table:table-cell office:value-type="float" office:value="0" calcext:value-type="float">
            <text:p>0</text:p>
          </table:table-cell>
          <table:table-cell table:formula="of:=([.J34]-[.I34])*([.J34]-[.I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7]" office:value-type="float" office:value="0" calcext:value-type="float">
            <text:p>0</text:p>
          </table:table-cell>
          <table:table-cell table:formula="of:=[.$C$17]" office:value-type="float" office:value="0" calcext:value-type="float">
            <text:p>0</text:p>
          </table:table-cell>
          <table:table-cell/>
          <table:table-cell table:formula="of:=ACT([.$B$4]; [.C37] ; [.$B$6] )" office:value-type="float" office:value="0" calcext:value-type="float">
            <text:p>0,00000</text:p>
          </table:table-cell>
          <table:table-cell table:formula="of:=[.$F$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[.$B$18]" office:value-type="float" office:value="0" calcext:value-type="float">
            <text:p>0</text:p>
          </table:table-cell>
          <table:table-cell table:formula="of:=[.$C$18]" office:value-type="float" office:value="0" calcext:value-type="float">
            <text:p>0</text:p>
          </table:table-cell>
          <table:table-cell/>
          <table:table-cell table:style-name="Default"/>
          <table:table-cell table:formula="of:=[.$F$18]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formula="of:=[.$A34]*[.B34]+[.$A35]*[.B35]+[.B36]" office:value-type="float" office:value="0" calcext:value-type="float">
            <text:p>0</text:p>
          </table:table-cell>
          <table:table-cell table:formula="of:=[.$A34]*[.C34]+[.$A35]*[.C35]+[.C36]" office:value-type="float" office:value="0" calcext:value-type="float">
            <text:p>0</text:p>
          </table:table-cell>
          <table:table-cell/>
          <table:table-cell table:style-name="Default"/>
          <table:table-cell table:formula="of:=[.$E34]*[.F34]+[.$E35]*[.F35]+[.F36]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Total error</text:p>
          </table:table-cell>
          <table:table-cell table:formula="of:=[.K16]+[.K22]+[.K28]+[.K34]" office:value-type="float" office:value="2" calcext:value-type="float">
            <text:p>2</text:p>
          </table:table-cell>
        </table:table-row>
      </table:table>
      <table:table table:name="XOR Lösung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) Finde Gewichte für das boolesche XOR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hidden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²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ACT([.$B$4]; [.B19] ; [.$B$6] )" office:value-type="float" office:value="0.999999661511911" calcext:value-type="float">
            <text:p>1,00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ACT([.$B$4]; [.F19] ; [.$B$6] )" office:value-type="float" office:value="0.00740975999804678" calcext:value-type="float">
            <text:p>0,00741</text:p>
          </table:table-cell>
          <table:table-cell office:value-type="float" office:value="0" calcext:value-type="float">
            <text:p>0</text:p>
          </table:table-cell>
          <table:table-cell table:formula="of:=([.J16]-[.I16])*([.J16]-[.I16])" office:value-type="float" office:value="0.0000549045432286542" calcext:value-type="float">
            <text:p>5,49045432286542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ACT([.$B$4]; [.C19] ; [.$B$6] )" office:value-type="float" office:value="0.00692093872567662" calcext:value-type="float">
            <text:p>0,0069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-0.5" calcext:value-type="float">
            <text:p>-0,5</text:p>
          </table:table-cell>
          <table:table-cell table:number-columns-repeated="2"/>
          <table:table-cell table:style-name="ce1" office:value-type="float" office:value="-1.5" calcext:value-type="float">
            <text:p>-1,5</text:p>
          </table:table-cell>
          <table:table-cell table:number-columns-repeated="5"/>
        </table:table-row>
        <table:table-row table:style-name="ro1">
          <table:table-cell/>
          <table:table-cell table:formula="of:=[.$A16]*[.B16]+[.$A17]*[.B17]+[.B18]" office:value-type="float" office:value="1.5" calcext:value-type="float">
            <text:p>1,5</text:p>
          </table:table-cell>
          <table:table-cell table:formula="of:=[.$A16]*[.C16]+[.$A17]*[.C17]+[.C18]" office:value-type="float" office:value="-0.5" calcext:value-type="float">
            <text:p>-0,5</text:p>
          </table:table-cell>
          <table:table-cell table:number-columns-repeated="2"/>
          <table:table-cell table:formula="of:=[.$E16]*[.F16]+[.$E17]*[.F17]+[.F18]" office:value-type="float" office:value="-0.493079399762412" calcext:value-type="float">
            <text:p>-0,493079399762412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6]" office:value-type="float" office:value="-1" calcext:value-type="float">
            <text:p>-1</text:p>
          </table:table-cell>
          <table:table-cell table:formula="of:=[.$C$16]" office:value-type="float" office:value="1" calcext:value-type="float">
            <text:p>1</text:p>
          </table:table-cell>
          <table:table-cell/>
          <table:table-cell table:formula="of:=ACT([.$B$4]; [.B25] ; [.$B$6] )" office:value-type="float" office:value="0.993079061274323" calcext:value-type="float">
            <text:p>0,99308</text:p>
          </table:table-cell>
          <table:table-cell table:formula="of:=[.$F$16]" office:value-type="float" office:value="1" calcext:value-type="float">
            <text:p>1</text:p>
          </table:table-cell>
          <table:table-cell table:number-columns-repeated="2"/>
          <table:table-cell table:formula="of:=ACT([.$B$4]; [.F25] ; [.$B$6] )" office:value-type="float" office:value="0.99206711648277" calcext:value-type="float">
            <text:p>0,99207</text:p>
          </table:table-cell>
          <table:table-cell office:value-type="float" office:value="1" calcext:value-type="float">
            <text:p>1</text:p>
          </table:table-cell>
          <table:table-cell table:formula="of:=([.J22]-[.I22])*([.J22]-[.I22])" office:value-type="float" office:value="0.0000629306408979356" calcext:value-type="float">
            <text:p>6,29306408979356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7]" office:value-type="float" office:value="-1" calcext:value-type="float">
            <text:p>-1</text:p>
          </table:table-cell>
          <table:table-cell table:formula="of:=[.$C$17]" office:value-type="float" office:value="1" calcext:value-type="float">
            <text:p>1</text:p>
          </table:table-cell>
          <table:table-cell/>
          <table:table-cell table:formula="of:=ACT([.$B$4]; [.C25] ; [.$B$6] )" office:value-type="float" office:value="0.993079061274323" calcext:value-type="float">
            <text:p>0,99308</text:p>
          </table:table-cell>
          <table:table-cell table:formula="of:=[.$F$17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[.$B$18]" office:value-type="float" office:value="1.5" calcext:value-type="float">
            <text:p>1,5</text:p>
          </table:table-cell>
          <table:table-cell table:formula="of:=[.$C$18]" office:value-type="float" office:value="-0.5" calcext:value-type="float">
            <text:p>-0,5</text:p>
          </table:table-cell>
          <table:table-cell table:number-columns-repeated="2"/>
          <table:table-cell table:formula="of:=[.$F$18]" office:value-type="float" office:value="-1.5" calcext:value-type="float">
            <text:p>-1,5</text:p>
          </table:table-cell>
          <table:table-cell table:number-columns-repeated="5"/>
        </table:table-row>
        <table:table-row table:style-name="ro1">
          <table:table-cell/>
          <table:table-cell table:formula="of:=[.$A22]*[.B22]+[.$A23]*[.B23]+[.B24]" office:value-type="float" office:value="0.5" calcext:value-type="float">
            <text:p>0,5</text:p>
          </table:table-cell>
          <table:table-cell table:formula="of:=[.$A22]*[.C22]+[.$A23]*[.C23]+[.C24]" office:value-type="float" office:value="0.5" calcext:value-type="float">
            <text:p>0,5</text:p>
          </table:table-cell>
          <table:table-cell table:number-columns-repeated="2"/>
          <table:table-cell table:formula="of:=[.$E22]*[.F22]+[.$E23]*[.F23]+[.F24]" office:value-type="float" office:value="0.486158122548647" calcext:value-type="float">
            <text:p>0,486158122548647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6]" office:value-type="float" office:value="-1" calcext:value-type="float">
            <text:p>-1</text:p>
          </table:table-cell>
          <table:table-cell table:formula="of:=[.$C$16]" office:value-type="float" office:value="1" calcext:value-type="float">
            <text:p>1</text:p>
          </table:table-cell>
          <table:table-cell/>
          <table:table-cell table:formula="of:=ACT([.$B$4]; [.B31] ; [.$B$6] )" office:value-type="float" office:value="0.993079061274323" calcext:value-type="float">
            <text:p>0,99308</text:p>
          </table:table-cell>
          <table:table-cell table:formula="of:=[.$F$16]" office:value-type="float" office:value="1" calcext:value-type="float">
            <text:p>1</text:p>
          </table:table-cell>
          <table:table-cell table:number-columns-repeated="2"/>
          <table:table-cell table:formula="of:=ACT([.$B$4]; [.F31] ; [.$B$6] )" office:value-type="float" office:value="0.99206711648277" calcext:value-type="float">
            <text:p>0,99207</text:p>
          </table:table-cell>
          <table:table-cell office:value-type="float" office:value="1" calcext:value-type="float">
            <text:p>1</text:p>
          </table:table-cell>
          <table:table-cell table:formula="of:=([.J28]-[.I28])*([.J28]-[.I28])" office:value-type="float" office:value="0.0000629306408979356" calcext:value-type="float">
            <text:p>6,29306408979356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7]" office:value-type="float" office:value="-1" calcext:value-type="float">
            <text:p>-1</text:p>
          </table:table-cell>
          <table:table-cell table:formula="of:=[.$C$17]" office:value-type="float" office:value="1" calcext:value-type="float">
            <text:p>1</text:p>
          </table:table-cell>
          <table:table-cell/>
          <table:table-cell table:style-name="ce5" table:formula="of:=ACT([.$B$4]; [.C31] ; [.$B$6] )" office:value-type="float" office:value="0.993079061274323" calcext:value-type="float">
            <text:p>0,99308</text:p>
          </table:table-cell>
          <table:table-cell table:formula="of:=[.$F$17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[.$B$18]" office:value-type="float" office:value="1.5" calcext:value-type="float">
            <text:p>1,5</text:p>
          </table:table-cell>
          <table:table-cell table:formula="of:=[.$C$18]" office:value-type="float" office:value="-0.5" calcext:value-type="float">
            <text:p>-0,5</text:p>
          </table:table-cell>
          <table:table-cell table:number-columns-repeated="2"/>
          <table:table-cell table:formula="of:=[.$F$18]" office:value-type="float" office:value="-1.5" calcext:value-type="float">
            <text:p>-1,5</text:p>
          </table:table-cell>
          <table:table-cell table:number-columns-repeated="5"/>
        </table:table-row>
        <table:table-row table:style-name="ro1">
          <table:table-cell/>
          <table:table-cell table:formula="of:=[.$A28]*[.B28]+[.$A29]*[.B29]+[.B30]" office:value-type="float" office:value="0.5" calcext:value-type="float">
            <text:p>0,5</text:p>
          </table:table-cell>
          <table:table-cell table:formula="of:=[.$A28]*[.C28]+[.$A29]*[.C29]+[.C30]" office:value-type="float" office:value="0.5" calcext:value-type="float">
            <text:p>0,5</text:p>
          </table:table-cell>
          <table:table-cell table:number-columns-repeated="2"/>
          <table:table-cell table:formula="of:=[.$E28]*[.F28]+[.$E29]*[.F29]+[.F30]" office:value-type="float" office:value="0.486158122548647" calcext:value-type="float">
            <text:p>0,486158122548647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6]" office:value-type="float" office:value="-1" calcext:value-type="float">
            <text:p>-1</text:p>
          </table:table-cell>
          <table:table-cell table:formula="of:=[.$C$16]" office:value-type="float" office:value="1" calcext:value-type="float">
            <text:p>1</text:p>
          </table:table-cell>
          <table:table-cell/>
          <table:table-cell table:formula="of:=ACT([.$B$4]; [.B37] ; [.$B$6] )" office:value-type="float" office:value="0.00692093872567662" calcext:value-type="float">
            <text:p>0,00692</text:p>
          </table:table-cell>
          <table:table-cell table:formula="of:=[.$F$16]" office:value-type="float" office:value="1" calcext:value-type="float">
            <text:p>1</text:p>
          </table:table-cell>
          <table:table-cell table:number-columns-repeated="2"/>
          <table:table-cell table:formula="of:=ACT([.$B$4]; [.F37] ; [.$B$6] )" office:value-type="float" office:value="0.00740975999804678" calcext:value-type="float">
            <text:p>0,00741</text:p>
          </table:table-cell>
          <table:table-cell office:value-type="float" office:value="0" calcext:value-type="float">
            <text:p>0</text:p>
          </table:table-cell>
          <table:table-cell table:formula="of:=([.J34]-[.I34])*([.J34]-[.I34])" office:value-type="float" office:value="0.0000549045432286542" calcext:value-type="float">
            <text:p>5,49045432286542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7]" office:value-type="float" office:value="-1" calcext:value-type="float">
            <text:p>-1</text:p>
          </table:table-cell>
          <table:table-cell table:formula="of:=[.$C$17]" office:value-type="float" office:value="1" calcext:value-type="float">
            <text:p>1</text:p>
          </table:table-cell>
          <table:table-cell/>
          <table:table-cell table:formula="of:=ACT([.$B$4]; [.C37] ; [.$B$6] )" office:value-type="float" office:value="0.999999661511911" calcext:value-type="float">
            <text:p>1,00000</text:p>
          </table:table-cell>
          <table:table-cell table:formula="of:=[.$F$17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[.$B$18]" office:value-type="float" office:value="1.5" calcext:value-type="float">
            <text:p>1,5</text:p>
          </table:table-cell>
          <table:table-cell table:formula="of:=[.$C$18]" office:value-type="float" office:value="-0.5" calcext:value-type="float">
            <text:p>-0,5</text:p>
          </table:table-cell>
          <table:table-cell/>
          <table:table-cell table:style-name="Default"/>
          <table:table-cell table:formula="of:=[.$F$18]" office:value-type="float" office:value="-1.5" calcext:value-type="float">
            <text:p>-1,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formula="of:=[.$A34]*[.B34]+[.$A35]*[.B35]+[.B36]" office:value-type="float" office:value="-0.5" calcext:value-type="float">
            <text:p>-0,5</text:p>
          </table:table-cell>
          <table:table-cell table:formula="of:=[.$A34]*[.C34]+[.$A35]*[.C35]+[.C36]" office:value-type="float" office:value="1.5" calcext:value-type="float">
            <text:p>1,5</text:p>
          </table:table-cell>
          <table:table-cell/>
          <table:table-cell table:style-name="Default"/>
          <table:table-cell table:formula="of:=[.$E34]*[.F34]+[.$E35]*[.F35]+[.F36]" office:value-type="float" office:value="-0.493079399762412" calcext:value-type="float">
            <text:p>-0,49307939976241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Total error</text:p>
          </table:table-cell>
          <table:table-cell table:formula="of:=[.K16]+[.K22]+[.K28]+[.K34]" office:value-type="float" office:value="0.00023567036825318" calcext:value-type="float">
            <text:p>0,000235670368253</text:p>
          </table:table-cell>
        </table:table-row>
      </table:table>
      <table:table table:name="Logistic" table:style-name="ta1">
        <table:shapes>
          <draw:frame draw:z-index="0" draw:style-name="gr1" draw:text-style-name="P1" svg:width="340.86mm" svg:height="90.04mm" svg:x="128.31mm" svg:y="29.22mm">
            <draw:object draw:notify-on-update-of-ranges="Logistic.B10:Logistic.B110 Logistic.C9:Logistic.C9 Logistic.C10:Logistic.C110 Logistic.B10:Logistic.B110 Logistic.D9:Logistic.D9 Logistic.D10:Logistic.D110 Logistic.B10:Logistic.B110 Logistic.E9:Logistic.E9 Logistic.E10:Logistic.E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224.4mm" svg:y="136mm">
            <draw:object draw:notify-on-update-of-ranges="Logistic.H31:Logistic.H40 Logistic.I31:Logistic.I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igmoid(x) (1.0/(1.0+pow(e, -x/temperature))); const double e=2.718281828459045, temperature=0.08;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.71828182845904" calcext:value-type="float">
            <text:p>2,718281828459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table:formula="of:=0.1*[.B5]" office:value-type="float" office:value="0.0249791874789399" calcext:value-type="float">
            <text:p>0,02497918747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table:formula="of:=([.C61]-[.C59])/([.B61]-[.B59])" office:value-type="float" office:value="0.249791874789399" calcext:value-type="float">
            <text:p>0,249791874789399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simple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formula="of:=1/(1+POWER([.$B$3]; -[.B10]/[.$B$2]))" office:value-type="float" office:value="0.00669285092428492" calcext:value-type="float">
            <text:p>0,006692850924285</text:p>
          </table:table-cell>
          <table:table-cell/>
          <table:table-cell table:formula="of:=IF([.$B$5]*[.B10]+0.5&lt;=0;0;IF([.$B$5]*[.B10]+0.5&gt;1;1;[.$B$5]*[.B10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0]+0.1" office:value-type="float" office:value="-4.9" calcext:value-type="float">
            <text:p>-4,9</text:p>
          </table:table-cell>
          <table:table-cell table:formula="of:=1/(1+POWER([.$B$3]; -[.B11]/[.$B$2]))" office:value-type="float" office:value="0.00739154134428204" calcext:value-type="float">
            <text:p>0,007391541344282</text:p>
          </table:table-cell>
          <table:table-cell table:formula="of:=([.C11]-[.C10])/[.$B$4]" office:value-type="float" office:value="0.027970902599862" calcext:value-type="float">
            <text:p>0,027970902599862</text:p>
          </table:table-cell>
          <table:table-cell table:formula="of:=IF([.$B$5]*[.B11]+0.5&lt;=0;0;IF([.$B$5]*[.B11]+0.5&gt;1;1;[.$B$5]*[.B11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1]+0.1" office:value-type="float" office:value="-4.8" calcext:value-type="float">
            <text:p>-4,8</text:p>
          </table:table-cell>
          <table:table-cell table:formula="of:=1/(1+POWER([.$B$3]; -[.B12]/[.$B$2]))" office:value-type="float" office:value="0.00816257115315996" calcext:value-type="float">
            <text:p>0,00816257115316</text:p>
          </table:table-cell>
          <table:table-cell table:formula="of:=([.C12]-[.C11])/[.$B$4]" office:value-type="float" office:value="0.030866889066267" calcext:value-type="float">
            <text:p>0,030866889066267</text:p>
          </table:table-cell>
          <table:table-cell table:formula="of:=IF([.$B$5]*[.B12]+0.5&lt;=0;0;IF([.$B$5]*[.B12]+0.5&gt;1;1;[.$B$5]*[.B12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2]+0.1" office:value-type="float" office:value="-4.7" calcext:value-type="float">
            <text:p>-4,7</text:p>
          </table:table-cell>
          <table:table-cell table:formula="of:=1/(1+POWER([.$B$3]; -[.B13]/[.$B$2]))" office:value-type="float" office:value="0.00901329865284789" calcext:value-type="float">
            <text:p>0,009013298652848</text:p>
          </table:table-cell>
          <table:table-cell table:formula="of:=([.C13]-[.C12])/[.$B$4]" office:value-type="float" office:value="0.0340574528457015" calcext:value-type="float">
            <text:p>0,034057452845702</text:p>
          </table:table-cell>
          <table:table-cell table:formula="of:=IF([.$B$5]*[.B13]+0.5&lt;=0;0;IF([.$B$5]*[.B13]+0.5&gt;1;1;[.$B$5]*[.B13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3]+0.1" office:value-type="float" office:value="-4.6" calcext:value-type="float">
            <text:p>-4,6</text:p>
          </table:table-cell>
          <table:table-cell table:formula="of:=1/(1+POWER([.$B$3]; -[.B14]/[.$B$2]))" office:value-type="float" office:value="0.00995180186690439" calcext:value-type="float">
            <text:p>0,009951801866904</text:p>
          </table:table-cell>
          <table:table-cell table:formula="of:=([.C14]-[.C13])/[.$B$4]" office:value-type="float" office:value="0.037571406790063" calcext:value-type="float">
            <text:p>0,037571406790063</text:p>
          </table:table-cell>
          <table:table-cell table:formula="of:=IF([.$B$5]*[.B14]+0.5&lt;=0;0;IF([.$B$5]*[.B14]+0.5&gt;1;1;[.$B$5]*[.B14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4]+0.1" office:value-type="float" office:value="-4.5" calcext:value-type="float">
            <text:p>-4,5</text:p>
          </table:table-cell>
          <table:table-cell table:formula="of:=1/(1+POWER([.$B$3]; -[.B15]/[.$B$2]))" office:value-type="float" office:value="0.0109869426305933" calcext:value-type="float">
            <text:p>0,010986942630593</text:p>
          </table:table-cell>
          <table:table-cell table:formula="of:=([.C15]-[.C14])/[.$B$4]" office:value-type="float" office:value="0.0414401294902643" calcext:value-type="float">
            <text:p>0,041440129490264</text:p>
          </table:table-cell>
          <table:table-cell table:formula="of:=IF([.$B$5]*[.B15]+0.5&lt;=0;0;IF([.$B$5]*[.B15]+0.5&gt;1;1;[.$B$5]*[.B15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5]+0.1" office:value-type="float" office:value="-4.4" calcext:value-type="float">
            <text:p>-4,4</text:p>
          </table:table-cell>
          <table:table-cell table:formula="of:=1/(1+POWER([.$B$3]; -[.B16]/[.$B$2]))" office:value-type="float" office:value="0.0121284349842743" calcext:value-type="float">
            <text:p>0,012128434984274</text:p>
          </table:table-cell>
          <table:table-cell table:formula="of:=([.C16]-[.C15])/[.$B$4]" office:value-type="float" office:value="0.0456977375522506" calcext:value-type="float">
            <text:p>0,045697737552251</text:p>
          </table:table-cell>
          <table:table-cell table:formula="of:=IF([.$B$5]*[.B16]+0.5&lt;=0;0;IF([.$B$5]*[.B16]+0.5&gt;1;1;[.$B$5]*[.B16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6]+0.1" office:value-type="float" office:value="-4.3" calcext:value-type="float">
            <text:p>-4,3</text:p>
          </table:table-cell>
          <table:table-cell table:formula="of:=1/(1+POWER([.$B$3]; -[.B17]/[.$B$2]))" office:value-type="float" office:value="0.0133869178276649" calcext:value-type="float">
            <text:p>0,013386917827665</text:p>
          </table:table-cell>
          <table:table-cell table:formula="of:=([.C17]-[.C16])/[.$B$4]" office:value-type="float" office:value="0.0503812561738276" calcext:value-type="float">
            <text:p>0,050381256173828</text:p>
          </table:table-cell>
          <table:table-cell table:formula="of:=IF([.$B$5]*[.B17]+0.5&lt;=0;0;IF([.$B$5]*[.B17]+0.5&gt;1;1;[.$B$5]*[.B17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7]+0.1" office:value-type="float" office:value="-4.2" calcext:value-type="float">
            <text:p>-4,2</text:p>
          </table:table-cell>
          <table:table-cell table:formula="of:=1/(1+POWER([.$B$3]; -[.B18]/[.$B$2]))" office:value-type="float" office:value="0.0147740316932731" calcext:value-type="float">
            <text:p>0,014774031693273</text:p>
          </table:table-cell>
          <table:table-cell table:formula="of:=([.C18]-[.C17])/[.$B$4]" office:value-type="float" office:value="0.0555307840488312" calcext:value-type="float">
            <text:p>0,055530784048831</text:p>
          </table:table-cell>
          <table:table-cell table:formula="of:=IF([.$B$5]*[.B18]+0.5&lt;=0;0;IF([.$B$5]*[.B18]+0.5&gt;1;1;[.$B$5]*[.B18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8]+0.1" office:value-type="float" office:value="-4.1" calcext:value-type="float">
            <text:p>-4,1</text:p>
          </table:table-cell>
          <table:table-cell table:formula="of:=1/(1+POWER([.$B$3]; -[.B19]/[.$B$2]))" office:value-type="float" office:value="0.016302499371441" calcext:value-type="float">
            <text:p>0,016302499371441</text:p>
          </table:table-cell>
          <table:table-cell table:formula="of:=([.C19]-[.C18])/[.$B$4]" office:value-type="float" office:value="0.0611896475598552" calcext:value-type="float">
            <text:p>0,061189647559855</text:p>
          </table:table-cell>
          <table:table-cell table:formula="of:=IF([.$B$5]*[.B19]+0.5&lt;=0;0;IF([.$B$5]*[.B19]+0.5&gt;1;1;[.$B$5]*[.B19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9]+0.1" office:value-type="float" office:value="-4" calcext:value-type="float">
            <text:p>-4</text:p>
          </table:table-cell>
          <table:table-cell table:formula="of:=1/(1+POWER([.$B$3]; -[.B20]/[.$B$2]))" office:value-type="float" office:value="0.0179862099620916" calcext:value-type="float">
            <text:p>0,017986209962092</text:p>
          </table:table-cell>
          <table:table-cell table:formula="of:=([.C20]-[.C19])/[.$B$4]" office:value-type="float" office:value="0.0674045379606586" calcext:value-type="float">
            <text:p>0,067404537960659</text:p>
          </table:table-cell>
          <table:table-cell table:formula="of:=IF([.$B$5]*[.B20]+0.5&lt;=0;0;IF([.$B$5]*[.B20]+0.5&gt;1;1;[.$B$5]*[.B20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0]+0.1" office:value-type="float" office:value="-3.9" calcext:value-type="float">
            <text:p>-3,9</text:p>
          </table:table-cell>
          <table:table-cell table:formula="of:=1/(1+POWER([.$B$3]; -[.B21]/[.$B$2]))" office:value-type="float" office:value="0.0198403057340776" calcext:value-type="float">
            <text:p>0,019840305734078</text:p>
          </table:table-cell>
          <table:table-cell table:formula="of:=([.C21]-[.C20])/[.$B$4]" office:value-type="float" office:value="0.0742256237737578" calcext:value-type="float">
            <text:p>0,074225623773758</text:p>
          </table:table-cell>
          <table:table-cell table:formula="of:=IF([.$B$5]*[.B21]+0.5&lt;=0;0;IF([.$B$5]*[.B21]+0.5&gt;1;1;[.$B$5]*[.B21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1]+0.1" office:value-type="float" office:value="-3.8" calcext:value-type="float">
            <text:p>-3,8</text:p>
          </table:table-cell>
          <table:table-cell table:formula="of:=1/(1+POWER([.$B$3]; -[.B22]/[.$B$2]))" office:value-type="float" office:value="0.0218812709361306" calcext:value-type="float">
            <text:p>0,021881270936131</text:p>
          </table:table-cell>
          <table:table-cell table:formula="of:=([.C22]-[.C21])/[.$B$4]" office:value-type="float" office:value="0.0817066289195244" calcext:value-type="float">
            <text:p>0,081706628919524</text:p>
          </table:table-cell>
          <table:table-cell table:formula="of:=IF([.$B$5]*[.B22]+0.5&lt;=0;0;IF([.$B$5]*[.B22]+0.5&gt;1;1;[.$B$5]*[.B22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2]+0.1" office:value-type="float" office:value="-3.7" calcext:value-type="float">
            <text:p>-3,7</text:p>
          </table:table-cell>
          <table:table-cell table:formula="of:=1/(1+POWER([.$B$3]; -[.B23]/[.$B$2]))" office:value-type="float" office:value="0.0241270214176693" calcext:value-type="float">
            <text:p>0,024127021417669</text:p>
          </table:table-cell>
          <table:table-cell table:formula="of:=([.C23]-[.C22])/[.$B$4]" office:value-type="float" office:value="0.0899048651375124" calcext:value-type="float">
            <text:p>0,089904865137512</text:p>
          </table:table-cell>
          <table:table-cell table:formula="of:=IF([.$B$5]*[.B23]+0.5&lt;=0;0;IF([.$B$5]*[.B23]+0.5&gt;1;1;[.$B$5]*[.B23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3]+0.1" office:value-type="float" office:value="-3.6" calcext:value-type="float">
            <text:p>-3,6</text:p>
          </table:table-cell>
          <table:table-cell table:formula="of:=1/(1+POWER([.$B$3]; -[.B24]/[.$B$2]))" office:value-type="float" office:value="0.0265969935768659" calcext:value-type="float">
            <text:p>0,026596993576866</text:p>
          </table:table-cell>
          <table:table-cell table:formula="of:=([.C24]-[.C23])/[.$B$4]" office:value-type="float" office:value="0.0988812050543722" calcext:value-type="float">
            <text:p>0,098881205054372</text:p>
          </table:table-cell>
          <table:table-cell table:formula="of:=IF([.$B$5]*[.B24]+0.5&lt;=0;0;IF([.$B$5]*[.B24]+0.5&gt;1;1;[.$B$5]*[.B24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4]+0.1" office:value-type="float" office:value="-3.5" calcext:value-type="float">
            <text:p>-3,5</text:p>
          </table:table-cell>
          <table:table-cell table:formula="of:=1/(1+POWER([.$B$3]; -[.B25]/[.$B$2]))" office:value-type="float" office:value="0.0293122307513564" calcext:value-type="float">
            <text:p>0,029312230751357</text:p>
          </table:table-cell>
          <table:table-cell table:formula="of:=([.C25]-[.C24])/[.$B$4]" office:value-type="float" office:value="0.108699979804375" calcext:value-type="float">
            <text:p>0,108699979804375</text:p>
          </table:table-cell>
          <table:table-cell table:formula="of:=IF([.$B$5]*[.B25]+0.5&lt;=0;0;IF([.$B$5]*[.B25]+0.5&gt;1;1;[.$B$5]*[.B25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5]+0.1" office:value-type="float" office:value="-3.4" calcext:value-type="float">
            <text:p>-3,4</text:p>
          </table:table-cell>
          <table:table-cell table:formula="of:=1/(1+POWER([.$B$3]; -[.B26]/[.$B$2]))" office:value-type="float" office:value="0.0322954646984506" calcext:value-type="float">
            <text:p>0,032295464698451</text:p>
          </table:table-cell>
          <table:table-cell table:formula="of:=([.C26]-[.C25])/[.$B$4]" office:value-type="float" office:value="0.119428782445761" calcext:value-type="float">
            <text:p>0,119428782445761</text:p>
          </table:table-cell>
          <table:table-cell table:formula="of:=IF([.$B$5]*[.B26]+0.5&lt;=0;0;IF([.$B$5]*[.B26]+0.5&gt;1;1;[.$B$5]*[.B26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6]+0.1" office:value-type="float" office:value="-3.3" calcext:value-type="float">
            <text:p>-3,3</text:p>
          </table:table-cell>
          <table:table-cell table:formula="of:=1/(1+POWER([.$B$3]; -[.B27]/[.$B$2]))" office:value-type="float" office:value="0.0355711892726363" calcext:value-type="float">
            <text:p>0,035571189272636</text:p>
          </table:table-cell>
          <table:table-cell table:formula="of:=([.C27]-[.C26])/[.$B$4]" office:value-type="float" office:value="0.131138155592429" calcext:value-type="float">
            <text:p>0,131138155592429</text:p>
          </table:table-cell>
          <table:table-cell table:formula="of:=IF([.$B$5]*[.B27]+0.5&lt;=0;0;IF([.$B$5]*[.B27]+0.5&gt;1;1;[.$B$5]*[.B27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7]+0.1" office:value-type="float" office:value="-3.2" calcext:value-type="float">
            <text:p>-3,2</text:p>
          </table:table-cell>
          <table:table-cell table:formula="of:=1/(1+POWER([.$B$3]; -[.B28]/[.$B$2]))" office:value-type="float" office:value="0.0391657227967645" calcext:value-type="float">
            <text:p>0,039165722796765</text:p>
          </table:table-cell>
          <table:table-cell table:formula="of:=([.C28]-[.C27])/[.$B$4]" office:value-type="float" office:value="0.143901138784388" calcext:value-type="float">
            <text:p>0,143901138784388</text:p>
          </table:table-cell>
          <table:table-cell table:formula="of:=IF([.$B$5]*[.B28]+0.5&lt;=0;0;IF([.$B$5]*[.B28]+0.5&gt;1;1;[.$B$5]*[.B28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8]+0.1" office:value-type="float" office:value="-3.1" calcext:value-type="float">
            <text:p>-3,1</text:p>
          </table:table-cell>
          <table:table-cell table:formula="of:=1/(1+POWER([.$B$3]; -[.B29]/[.$B$2]))" office:value-type="float" office:value="0.0431072549410862" calcext:value-type="float">
            <text:p>0,043107254941086</text:p>
          </table:table-cell>
          <table:table-cell table:formula="of:=([.C29]-[.C28])/[.$B$4]" office:value-type="float" office:value="0.157792648285493" calcext:value-type="float">
            <text:p>0,157792648285493</text:p>
          </table:table-cell>
          <table:table-cell table:formula="of:=IF([.$B$5]*[.B29]+0.5&lt;=0;0;IF([.$B$5]*[.B29]+0.5&gt;1;1;[.$B$5]*[.B29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9]+0.1" office:value-type="float" office:value="-3" calcext:value-type="float">
            <text:p>-3</text:p>
          </table:table-cell>
          <table:table-cell table:formula="of:=1/(1+POWER([.$B$3]; -[.B30]/[.$B$2]))" office:value-type="float" office:value="0.0474258731775669" calcext:value-type="float">
            <text:p>0,047425873177567</text:p>
          </table:table-cell>
          <table:table-cell table:formula="of:=([.C30]-[.C29])/[.$B$4]" office:value-type="float" office:value="0.172888659413831" calcext:value-type="float">
            <text:p>0,172888659413831</text:p>
          </table:table-cell>
          <table:table-cell table:formula="of:=IF([.$B$5]*[.B30]+0.5&lt;=0;0;IF([.$B$5]*[.B30]+0.5&gt;1;1;[.$B$5]*[.B30]+0.5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table:formula="of:=[.B30]+0.1" office:value-type="float" office:value="-2.9" calcext:value-type="float">
            <text:p>-2,9</text:p>
          </table:table-cell>
          <table:table-cell table:formula="of:=1/(1+POWER([.$B$3]; -[.B31]/[.$B$2]))" office:value-type="float" office:value="0.0521535630784179" calcext:value-type="float">
            <text:p>0,052153563078418</text:p>
          </table:table-cell>
          <table:table-cell table:formula="of:=([.C31]-[.C30])/[.$B$4]" office:value-type="float" office:value="0.189265159438709" calcext:value-type="float">
            <text:p>0,189265159438709</text:p>
          </table:table-cell>
          <table:table-cell table:formula="of:=IF([.$B$5]*[.B31]+0.5&lt;=0;0;IF([.$B$5]*[.B31]+0.5&gt;1;1;[.$B$5]*[.B31]+0.5))" office:value-type="float" office:value="0" calcext:value-type="float">
            <text:p>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31]+0.1" office:value-type="float" office:value="-2.8" calcext:value-type="float">
            <text:p>-2,8</text:p>
          </table:table-cell>
          <table:table-cell table:formula="of:=1/(1+POWER([.$B$3]; -[.B32]/[.$B$2]))" office:value-type="float" office:value="0.0573241758988689" calcext:value-type="float">
            <text:p>0,057324175898869</text:p>
          </table:table-cell>
          <table:table-cell table:formula="of:=([.C32]-[.C31])/[.$B$4]" office:value-type="float" office:value="0.206996837859934" calcext:value-type="float">
            <text:p>0,206996837859934</text:p>
          </table:table-cell>
          <table:table-cell table:formula="of:=IF([.$B$5]*[.B32]+0.5&lt;=0;0;IF([.$B$5]*[.B32]+0.5&gt;1;1;[.$B$5]*[.B32]+0.5))" office:value-type="float" office:value="0" calcext:value-type="float">
            <text:p>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/>
          <table:table-cell table:formula="of:=[.B32]+0.1" office:value-type="float" office:value="-2.7" calcext:value-type="float">
            <text:p>-2,7</text:p>
          </table:table-cell>
          <table:table-cell table:formula="of:=1/(1+POWER([.$B$3]; -[.B33]/[.$B$2]))" office:value-type="float" office:value="0.0629733560569966" calcext:value-type="float">
            <text:p>0,062973356056997</text:p>
          </table:table-cell>
          <table:table-cell table:formula="of:=([.C33]-[.C32])/[.$B$4]" office:value-type="float" office:value="0.226155480953518" calcext:value-type="float">
            <text:p>0,226155480953518</text:p>
          </table:table-cell>
          <table:table-cell table:formula="of:=IF([.$B$5]*[.B33]+0.5&lt;=0;0;IF([.$B$5]*[.B33]+0.5&gt;1;1;[.$B$5]*[.B33]+0.5))" office:value-type="float" office:value="0" calcext:value-type="float">
            <text:p>0</text:p>
          </table:table-cell>
          <table:table-cell table:number-columns-repeated="2"/>
          <table:table-cell office:value-type="float" office:value="0.08" calcext:value-type="float">
            <text:p>0,08</text:p>
          </table:table-cell>
          <table:table-cell office:value-type="float" office:value="2.77" calcext:value-type="float">
            <text:p>2,77</text:p>
          </table:table-cell>
        </table:table-row>
        <table:table-row table:style-name="ro1">
          <table:table-cell/>
          <table:table-cell table:formula="of:=[.B33]+0.1" office:value-type="float" office:value="-2.6" calcext:value-type="float">
            <text:p>-2,6</text:p>
          </table:table-cell>
          <table:table-cell table:formula="of:=1/(1+POWER([.$B$3]; -[.B34]/[.$B$2]))" office:value-type="float" office:value="0.069138420343347" calcext:value-type="float">
            <text:p>0,069138420343347</text:p>
          </table:table-cell>
          <table:table-cell table:formula="of:=([.C34]-[.C33])/[.$B$4]" office:value-type="float" office:value="0.246808039354688" calcext:value-type="float">
            <text:p>0,246808039354688</text:p>
          </table:table-cell>
          <table:table-cell table:formula="of:=IF([.$B$5]*[.B34]+0.5&lt;=0;0;IF([.$B$5]*[.B34]+0.5&gt;1;1;[.$B$5]*[.B34]+0.5))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/>
          <table:table-cell table:formula="of:=[.B34]+0.1" office:value-type="float" office:value="-2.5" calcext:value-type="float">
            <text:p>-2,5</text:p>
          </table:table-cell>
          <table:table-cell table:formula="of:=1/(1+POWER([.$B$3]; -[.B35]/[.$B$2]))" office:value-type="float" office:value="0.0758581800212437" calcext:value-type="float">
            <text:p>0,075858180021244</text:p>
          </table:table-cell>
          <table:table-cell table:formula="of:=([.C35]-[.C34])/[.$B$4]" office:value-type="float" office:value="0.269014341782021" calcext:value-type="float">
            <text:p>0,269014341782021</text:p>
          </table:table-cell>
          <table:table-cell table:formula="of:=IF([.$B$5]*[.B35]+0.5&lt;=0;0;IF([.$B$5]*[.B35]+0.5&gt;1;1;[.$B$5]*[.B35]+0.5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/>
          <table:table-cell table:formula="of:=[.B35]+0.1" office:value-type="float" office:value="-2.4" calcext:value-type="float">
            <text:p>-2,4</text:p>
          </table:table-cell>
          <table:table-cell table:formula="of:=1/(1+POWER([.$B$3]; -[.B36]/[.$B$2]))" office:value-type="float" office:value="0.0831726964939226" calcext:value-type="float">
            <text:p>0,083172696493923</text:p>
          </table:table-cell>
          <table:table-cell table:formula="of:=([.C36]-[.C35])/[.$B$4]" office:value-type="float" office:value="0.29282443549638" calcext:value-type="float">
            <text:p>0,29282443549638</text:p>
          </table:table-cell>
          <table:table-cell table:formula="of:=IF([.$B$5]*[.B36]+0.5&lt;=0;0;IF([.$B$5]*[.B36]+0.5&gt;1;1;[.$B$5]*[.B36]+0.5))" office:value-type="float" office:value="0" calcext:value-type="float">
            <text:p>0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/>
          <table:table-cell table:formula="of:=[.B36]+0.1" office:value-type="float" office:value="-2.3" calcext:value-type="float">
            <text:p>-2,3</text:p>
          </table:table-cell>
          <table:table-cell table:formula="of:=1/(1+POWER([.$B$3]; -[.B37]/[.$B$2]))" office:value-type="float" office:value="0.0911229610148563" calcext:value-type="float">
            <text:p>0,091122961014856</text:p>
          </table:table-cell>
          <table:table-cell table:formula="of:=([.C37]-[.C36])/[.$B$4]" office:value-type="float" office:value="0.318275545497093" calcext:value-type="float">
            <text:p>0,318275545497093</text:p>
          </table:table-cell>
          <table:table-cell table:formula="of:=IF([.$B$5]*[.B37]+0.5&lt;=0;0;IF([.$B$5]*[.B37]+0.5&gt;1;1;[.$B$5]*[.B37]+0.5)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/>
          <table:table-cell table:formula="of:=[.B37]+0.1" office:value-type="float" office:value="-2.2" calcext:value-type="float">
            <text:p>-2,2</text:p>
          </table:table-cell>
          <table:table-cell table:formula="of:=1/(1+POWER([.$B$3]; -[.B38]/[.$B$2]))" office:value-type="float" office:value="0.0997504891196853" calcext:value-type="float">
            <text:p>0,099750489119685</text:p>
          </table:table-cell>
          <table:table-cell table:formula="of:=([.C38]-[.C37])/[.$B$4]" office:value-type="float" office:value="0.34538866054402" calcext:value-type="float">
            <text:p>0,34538866054402</text:p>
          </table:table-cell>
          <table:table-cell table:formula="of:=IF([.$B$5]*[.B38]+0.5&lt;=0;0;IF([.$B$5]*[.B38]+0.5&gt;1;1;[.$B$5]*[.B38]+0.5))" office:value-type="float" office:value="0" calcext:value-type="float">
            <text:p>0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/>
          <table:table-cell table:formula="of:=[.B38]+0.1" office:value-type="float" office:value="-2.1" calcext:value-type="float">
            <text:p>-2,1</text:p>
          </table:table-cell>
          <table:table-cell table:formula="of:=1/(1+POWER([.$B$3]; -[.B39]/[.$B$2]))" office:value-type="float" office:value="0.109096821195613" calcext:value-type="float">
            <text:p>0,109096821195613</text:p>
          </table:table-cell>
          <table:table-cell table:formula="of:=([.C39]-[.C38])/[.$B$4]" office:value-type="float" office:value="0.374164775527937" calcext:value-type="float">
            <text:p>0,374164775527937</text:p>
          </table:table-cell>
          <table:table-cell table:formula="of:=IF([.$B$5]*[.B39]+0.5&lt;=0;0;IF([.$B$5]*[.B39]+0.5&gt;1;1;[.$B$5]*[.B39]+0.5))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/>
          <table:table-cell table:formula="of:=[.B39]+0.1" office:value-type="float" office:value="-2" calcext:value-type="float">
            <text:p>-2</text:p>
          </table:table-cell>
          <table:table-cell table:formula="of:=1/(1+POWER([.$B$3]; -[.B40]/[.$B$2]))" office:value-type="float" office:value="0.119202922022118" calcext:value-type="float">
            <text:p>0,119202922022118</text:p>
          </table:table-cell>
          <table:table-cell table:formula="of:=([.C40]-[.C39])/[.$B$4]" office:value-type="float" office:value="0.404580846956096" calcext:value-type="float">
            <text:p>0,404580846956096</text:p>
          </table:table-cell>
          <table:table-cell table:formula="of:=IF([.$B$5]*[.B40]+0.5&lt;=0;0;IF([.$B$5]*[.B40]+0.5&gt;1;1;[.$B$5]*[.B40]+0.5))" office:value-type="float" office:value="0.000416250421201358" calcext:value-type="float">
            <text:p>0,000416250421201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/>
          <table:table-cell table:formula="of:=[.B40]+0.1" office:value-type="float" office:value="-1.9" calcext:value-type="float">
            <text:p>-1,9</text:p>
          </table:table-cell>
          <table:table-cell table:formula="of:=1/(1+POWER([.$B$3]; -[.B41]/[.$B$2]))" office:value-type="float" office:value="0.130108474362998" calcext:value-type="float">
            <text:p>0,130108474362998</text:p>
          </table:table-cell>
          <table:table-cell table:formula="of:=([.C41]-[.C40])/[.$B$4]" office:value-type="float" office:value="0.436585551474596" calcext:value-type="float">
            <text:p>0,436585551474596</text:p>
          </table:table-cell>
          <table:table-cell table:formula="of:=IF([.$B$5]*[.B41]+0.5&lt;=0;0;IF([.$B$5]*[.B41]+0.5&gt;1;1;[.$B$5]*[.B41]+0.5))" office:value-type="float" office:value="0.0253954379001413" calcext:value-type="float">
            <text:p>0,025395437900141</text:p>
          </table:table-cell>
          <table:table-cell table:number-columns-repeated="4"/>
        </table:table-row>
        <table:table-row table:style-name="ro1">
          <table:table-cell/>
          <table:table-cell table:formula="of:=[.B41]+0.1" office:value-type="float" office:value="-1.8" calcext:value-type="float">
            <text:p>-1,8</text:p>
          </table:table-cell>
          <table:table-cell table:formula="of:=1/(1+POWER([.$B$3]; -[.B42]/[.$B$2]))" office:value-type="float" office:value="0.141851064900488" calcext:value-type="float">
            <text:p>0,141851064900488</text:p>
          </table:table-cell>
          <table:table-cell table:formula="of:=([.C42]-[.C41])/[.$B$4]" office:value-type="float" office:value="0.470094975963096" calcext:value-type="float">
            <text:p>0,470094975963096</text:p>
          </table:table-cell>
          <table:table-cell table:formula="of:=IF([.$B$5]*[.B42]+0.5&lt;=0;0;IF([.$B$5]*[.B42]+0.5&gt;1;1;[.$B$5]*[.B42]+0.5))" office:value-type="float" office:value="0.0503746253790812" calcext:value-type="float">
            <text:p>0,050374625379081</text:p>
          </table:table-cell>
          <table:table-cell table:number-columns-repeated="4"/>
        </table:table-row>
        <table:table-row table:style-name="ro1">
          <table:table-cell/>
          <table:table-cell table:formula="of:=[.B42]+0.1" office:value-type="float" office:value="-1.7" calcext:value-type="float">
            <text:p>-1,7</text:p>
          </table:table-cell>
          <table:table-cell table:formula="of:=1/(1+POWER([.$B$3]; -[.B43]/[.$B$2]))" office:value-type="float" office:value="0.154465265083535" calcext:value-type="float">
            <text:p>0,154465265083535</text:p>
          </table:table-cell>
          <table:table-cell table:formula="of:=([.C43]-[.C42])/[.$B$4]" office:value-type="float" office:value="0.504988410599105" calcext:value-type="float">
            <text:p>0,504988410599105</text:p>
          </table:table-cell>
          <table:table-cell table:formula="of:=IF([.$B$5]*[.B43]+0.5&lt;=0;0;IF([.$B$5]*[.B43]+0.5&gt;1;1;[.$B$5]*[.B43]+0.5))" office:value-type="float" office:value="0.0753538128580212" calcext:value-type="float">
            <text:p>0,075353812858021</text:p>
          </table:table-cell>
          <table:table-cell table:number-columns-repeated="3"/>
          <table:table-cell office:value-type="string" calcext:value-type="string">
            <text:p>„0,247*(x ^-0,806)</text:p>
          </table:table-cell>
        </table:table-row>
        <table:table-row table:style-name="ro1">
          <table:table-cell/>
          <table:table-cell table:formula="of:=[.B43]+0.1" office:value-type="float" office:value="-1.6" calcext:value-type="float">
            <text:p>-1,6</text:p>
          </table:table-cell>
          <table:table-cell table:formula="of:=1/(1+POWER([.$B$3]; -[.B44]/[.$B$2]))" office:value-type="float" office:value="0.167981614866076" calcext:value-type="float">
            <text:p>0,167981614866076</text:p>
          </table:table-cell>
          <table:table-cell table:formula="of:=([.C44]-[.C43])/[.$B$4]" office:value-type="float" office:value="0.541104461221428" calcext:value-type="float">
            <text:p>0,541104461221428</text:p>
          </table:table-cell>
          <table:table-cell table:formula="of:=IF([.$B$5]*[.B44]+0.5&lt;=0;0;IF([.$B$5]*[.B44]+0.5&gt;1;1;[.$B$5]*[.B44]+0.5))" office:value-type="float" office:value="0.100333000336961" calcext:value-type="float">
            <text:p>0,100333000336961</text:p>
          </table:table-cell>
          <table:table-cell table:number-columns-repeated="4"/>
        </table:table-row>
        <table:table-row table:style-name="ro1">
          <table:table-cell/>
          <table:table-cell table:formula="of:=[.B44]+0.1" office:value-type="float" office:value="-1.5" calcext:value-type="float">
            <text:p>-1,5</text:p>
          </table:table-cell>
          <table:table-cell table:formula="of:=1/(1+POWER([.$B$3]; -[.B45]/[.$B$2]))" office:value-type="float" office:value="0.182425523806357" calcext:value-type="float">
            <text:p>0,182425523806357</text:p>
          </table:table-cell>
          <table:table-cell table:formula="of:=([.C45]-[.C44])/[.$B$4]" office:value-type="float" office:value="0.57823774101774" calcext:value-type="float">
            <text:p>0,57823774101774</text:p>
          </table:table-cell>
          <table:table-cell table:formula="of:=IF([.$B$5]*[.B45]+0.5&lt;=0;0;IF([.$B$5]*[.B45]+0.5&gt;1;1;[.$B$5]*[.B45]+0.5))" office:value-type="float" office:value="0.125312187815901" calcext:value-type="float">
            <text:p>0,125312187815901</text:p>
          </table:table-cell>
          <table:table-cell table:number-columns-repeated="4"/>
        </table:table-row>
        <table:table-row table:style-name="ro1">
          <table:table-cell/>
          <table:table-cell table:formula="of:=[.B45]+0.1" office:value-type="float" office:value="-1.4" calcext:value-type="float">
            <text:p>-1,4</text:p>
          </table:table-cell>
          <table:table-cell table:formula="of:=1/(1+POWER([.$B$3]; -[.B46]/[.$B$2]))" office:value-type="float" office:value="0.197816111441418" calcext:value-type="float">
            <text:p>0,197816111441418</text:p>
          </table:table-cell>
          <table:table-cell table:formula="of:=([.C46]-[.C45])/[.$B$4]" office:value-type="float" office:value="0.616136439507401" calcext:value-type="float">
            <text:p>0,616136439507401</text:p>
          </table:table-cell>
          <table:table-cell table:formula="of:=IF([.$B$5]*[.B46]+0.5&lt;=0;0;IF([.$B$5]*[.B46]+0.5&gt;1;1;[.$B$5]*[.B46]+0.5))" office:value-type="float" office:value="0.150291375294841" calcext:value-type="float">
            <text:p>0,150291375294841</text:p>
          </table:table-cell>
          <table:table-cell table:number-columns-repeated="4"/>
        </table:table-row>
        <table:table-row table:style-name="ro1">
          <table:table-cell/>
          <table:table-cell table:formula="of:=[.B46]+0.1" office:value-type="float" office:value="-1.3" calcext:value-type="float">
            <text:p>-1,3</text:p>
          </table:table-cell>
          <table:table-cell table:formula="of:=1/(1+POWER([.$B$3]; -[.B47]/[.$B$2]))" office:value-type="float" office:value="0.214165016957442" calcext:value-type="float">
            <text:p>0,214165016957442</text:p>
          </table:table-cell>
          <table:table-cell table:formula="of:=([.C47]-[.C46])/[.$B$4]" office:value-type="float" office:value="0.654501093352495" calcext:value-type="float">
            <text:p>0,654501093352495</text:p>
          </table:table-cell>
          <table:table-cell table:formula="of:=IF([.$B$5]*[.B47]+0.5&lt;=0;0;IF([.$B$5]*[.B47]+0.5&gt;1;1;[.$B$5]*[.B47]+0.5))" office:value-type="float" office:value="0.175270562773781" calcext:value-type="float">
            <text:p>0,175270562773781</text:p>
          </table:table-cell>
          <table:table-cell table:number-columns-repeated="4"/>
        </table:table-row>
        <table:table-row table:style-name="ro1">
          <table:table-cell/>
          <table:table-cell table:formula="of:=[.B47]+0.1" office:value-type="float" office:value="-1.2" calcext:value-type="float">
            <text:p>-1,2</text:p>
          </table:table-cell>
          <table:table-cell table:formula="of:=1/(1+POWER([.$B$3]; -[.B48]/[.$B$2]))" office:value-type="float" office:value="0.231475216500983" calcext:value-type="float">
            <text:p>0,231475216500983</text:p>
          </table:table-cell>
          <table:table-cell table:formula="of:=([.C48]-[.C47])/[.$B$4]" office:value-type="float" office:value="0.692984892248208" calcext:value-type="float">
            <text:p>0,692984892248208</text:p>
          </table:table-cell>
          <table:table-cell table:formula="of:=IF([.$B$5]*[.B48]+0.5&lt;=0;0;IF([.$B$5]*[.B48]+0.5&gt;1;1;[.$B$5]*[.B48]+0.5))" office:value-type="float" office:value="0.200249750252721" calcext:value-type="float">
            <text:p>0,200249750252721</text:p>
          </table:table-cell>
          <table:table-cell table:number-columns-repeated="4"/>
        </table:table-row>
        <table:table-row table:style-name="ro1">
          <table:table-cell/>
          <table:table-cell table:formula="of:=[.B48]+0.1" office:value-type="float" office:value="-1.1" calcext:value-type="float">
            <text:p>-1,1</text:p>
          </table:table-cell>
          <table:table-cell table:formula="of:=1/(1+POWER([.$B$3]; -[.B49]/[.$B$2]))" office:value-type="float" office:value="0.249739894404883" calcext:value-type="float">
            <text:p>0,249739894404883</text:p>
          </table:table-cell>
          <table:table-cell table:formula="of:=([.C49]-[.C48])/[.$B$4]" office:value-type="float" office:value="0.731195837306519" calcext:value-type="float">
            <text:p>0,731195837306519</text:p>
          </table:table-cell>
          <table:table-cell table:formula="of:=IF([.$B$5]*[.B49]+0.5&lt;=0;0;IF([.$B$5]*[.B49]+0.5&gt;1;1;[.$B$5]*[.B49]+0.5))" office:value-type="float" office:value="0.225228937731661" calcext:value-type="float">
            <text:p>0,225228937731661</text:p>
          </table:table-cell>
          <table:table-cell table:number-columns-repeated="4"/>
        </table:table-row>
        <table:table-row table:style-name="ro1">
          <table:table-cell/>
          <table:table-cell table:formula="of:=[.B49]+0.1" office:value-type="float" office:value="-1" calcext:value-type="float">
            <text:p>-1</text:p>
          </table:table-cell>
          <table:table-cell table:formula="of:=1/(1+POWER([.$B$3]; -[.B50]/[.$B$2]))" office:value-type="float" office:value="0.268941421369995" calcext:value-type="float">
            <text:p>0,268941421369995</text:p>
          </table:table-cell>
          <table:table-cell table:formula="of:=([.C50]-[.C49])/[.$B$4]" office:value-type="float" office:value="0.768701022853593" calcext:value-type="float">
            <text:p>0,768701022853593</text:p>
          </table:table-cell>
          <table:table-cell table:formula="of:=IF([.$B$5]*[.B50]+0.5&lt;=0;0;IF([.$B$5]*[.B50]+0.5&gt;1;1;[.$B$5]*[.B50]+0.5))" office:value-type="float" office:value="0.250208125210601" calcext:value-type="float">
            <text:p>0,250208125210601</text:p>
          </table:table-cell>
          <table:table-cell table:number-columns-repeated="4"/>
        </table:table-row>
        <table:table-row table:style-name="ro1">
          <table:table-cell/>
          <table:table-cell table:formula="of:=[.B50]+0.1" office:value-type="float" office:value="-0.900000000000001" calcext:value-type="float">
            <text:p>-0,900000000000001</text:p>
          </table:table-cell>
          <table:table-cell table:formula="of:=1/(1+POWER([.$B$3]; -[.B51]/[.$B$2]))" office:value-type="float" office:value="0.289050497374996" calcext:value-type="float">
            <text:p>0,289050497374996</text:p>
          </table:table-cell>
          <table:table-cell table:formula="of:=([.C51]-[.C50])/[.$B$4]" office:value-type="float" office:value="0.805033231043042" calcext:value-type="float">
            <text:p>0,805033231043042</text:p>
          </table:table-cell>
          <table:table-cell table:formula="of:=IF([.$B$5]*[.B51]+0.5&lt;=0;0;IF([.$B$5]*[.B51]+0.5&gt;1;1;[.$B$5]*[.B51]+0.5))" office:value-type="float" office:value="0.275187312689541" calcext:value-type="float">
            <text:p>0,275187312689541</text:p>
          </table:table-cell>
          <table:table-cell table:number-columns-repeated="4"/>
        </table:table-row>
        <table:table-row table:style-name="ro1">
          <table:table-cell/>
          <table:table-cell table:formula="of:=[.B51]+0.1" office:value-type="float" office:value="-0.800000000000001" calcext:value-type="float">
            <text:p>-0,800000000000001</text:p>
          </table:table-cell>
          <table:table-cell table:formula="of:=1/(1+POWER([.$B$3]; -[.B52]/[.$B$2]))" office:value-type="float" office:value="0.310025518872388" calcext:value-type="float">
            <text:p>0,310025518872388</text:p>
          </table:table-cell>
          <table:table-cell table:formula="of:=([.C52]-[.C51])/[.$B$4]" office:value-type="float" office:value="0.839699910778747" calcext:value-type="float">
            <text:p>0,839699910778747</text:p>
          </table:table-cell>
          <table:table-cell table:formula="of:=IF([.$B$5]*[.B52]+0.5&lt;=0;0;IF([.$B$5]*[.B52]+0.5&gt;1;1;[.$B$5]*[.B52]+0.5))" office:value-type="float" office:value="0.30016650016848" calcext:value-type="float">
            <text:p>0,30016650016848</text:p>
          </table:table-cell>
          <table:table-cell table:number-columns-repeated="4"/>
        </table:table-row>
        <table:table-row table:style-name="ro1">
          <table:table-cell/>
          <table:table-cell table:formula="of:=[.B52]+0.1" office:value-type="float" office:value="-0.700000000000001" calcext:value-type="float">
            <text:p>-0,700000000000001</text:p>
          </table:table-cell>
          <table:table-cell table:formula="of:=1/(1+POWER([.$B$3]; -[.B53]/[.$B$2]))" office:value-type="float" office:value="0.331812227831834" calcext:value-type="float">
            <text:p>0,331812227831834</text:p>
          </table:table-cell>
          <table:table-cell table:formula="of:=([.C53]-[.C52])/[.$B$4]" office:value-type="float" office:value="0.872194461001377" calcext:value-type="float">
            <text:p>0,872194461001377</text:p>
          </table:table-cell>
          <table:table-cell table:formula="of:=IF([.$B$5]*[.B53]+0.5&lt;=0;0;IF([.$B$5]*[.B53]+0.5&gt;1;1;[.$B$5]*[.B53]+0.5))" office:value-type="float" office:value="0.32514568764742" calcext:value-type="float">
            <text:p>0,32514568764742</text:p>
          </table:table-cell>
          <table:table-cell table:number-columns-repeated="4"/>
        </table:table-row>
        <table:table-row table:style-name="ro1">
          <table:table-cell/>
          <table:table-cell table:formula="of:=[.B53]+0.1" office:value-type="float" office:value="-0.600000000000001" calcext:value-type="float">
            <text:p>-0,600000000000001</text:p>
          </table:table-cell>
          <table:table-cell table:formula="of:=1/(1+POWER([.$B$3]; -[.B54]/[.$B$2]))" office:value-type="float" office:value="0.354343693774205" calcext:value-type="float">
            <text:p>0,354343693774205</text:p>
          </table:table-cell>
          <table:table-cell table:formula="of:=([.C54]-[.C53])/[.$B$4]" office:value-type="float" office:value="0.902009561414558" calcext:value-type="float">
            <text:p>0,902009561414558</text:p>
          </table:table-cell>
          <table:table-cell table:formula="of:=IF([.$B$5]*[.B54]+0.5&lt;=0;0;IF([.$B$5]*[.B54]+0.5&gt;1;1;[.$B$5]*[.B54]+0.5))" office:value-type="float" office:value="0.35012487512636" calcext:value-type="float">
            <text:p>0,35012487512636</text:p>
          </table:table-cell>
          <table:table-cell table:number-columns-repeated="4"/>
        </table:table-row>
        <table:table-row table:style-name="ro1">
          <table:table-cell/>
          <table:table-cell table:formula="of:=[.B54]+0.1" office:value-type="float" office:value="-0.500000000000001" calcext:value-type="float">
            <text:p>-0,500000000000001</text:p>
          </table:table-cell>
          <table:table-cell table:formula="of:=1/(1+POWER([.$B$3]; -[.B55]/[.$B$2]))" office:value-type="float" office:value="0.377540668798145" calcext:value-type="float">
            <text:p>0,377540668798145</text:p>
          </table:table-cell>
          <table:table-cell table:formula="of:=([.C55]-[.C54])/[.$B$4]" office:value-type="float" office:value="0.928652104617025" calcext:value-type="float">
            <text:p>0,928652104617025</text:p>
          </table:table-cell>
          <table:table-cell table:formula="of:=IF([.$B$5]*[.B55]+0.5&lt;=0;0;IF([.$B$5]*[.B55]+0.5&gt;1;1;[.$B$5]*[.B55]+0.5))" office:value-type="float" office:value="0.3751040626053" calcext:value-type="float">
            <text:p>0,3751040626053</text:p>
          </table:table-cell>
          <table:table-cell table:number-columns-repeated="4"/>
        </table:table-row>
        <table:table-row table:style-name="ro1">
          <table:table-cell/>
          <table:table-cell table:formula="of:=[.B55]+0.1" office:value-type="float" office:value="-0.400000000000001" calcext:value-type="float">
            <text:p>-0,400000000000001</text:p>
          </table:table-cell>
          <table:table-cell table:formula="of:=1/(1+POWER([.$B$3]; -[.B56]/[.$B$2]))" office:value-type="float" office:value="0.401312339887548" calcext:value-type="float">
            <text:p>0,401312339887548</text:p>
          </table:table-cell>
          <table:table-cell table:formula="of:=([.C56]-[.C55])/[.$B$4]" office:value-type="float" office:value="0.951659100579014" calcext:value-type="float">
            <text:p>0,951659100579014</text:p>
          </table:table-cell>
          <table:table-cell table:formula="of:=IF([.$B$5]*[.B56]+0.5&lt;=0;0;IF([.$B$5]*[.B56]+0.5&gt;1;1;[.$B$5]*[.B56]+0.5))" office:value-type="float" office:value="0.40008325008424" calcext:value-type="float">
            <text:p>0,40008325008424</text:p>
          </table:table-cell>
          <table:table-cell table:number-columns-repeated="4"/>
        </table:table-row>
        <table:table-row table:style-name="ro1">
          <table:table-cell/>
          <table:table-cell table:formula="of:=[.B56]+0.1" office:value-type="float" office:value="-0.300000000000001" calcext:value-type="float">
            <text:p>-0,300000000000001</text:p>
          </table:table-cell>
          <table:table-cell table:formula="of:=1/(1+POWER([.$B$3]; -[.B57]/[.$B$2]))" office:value-type="float" office:value="0.425557483188341" calcext:value-type="float">
            <text:p>0,425557483188341</text:p>
          </table:table-cell>
          <table:table-cell table:formula="of:=([.C57]-[.C56])/[.$B$4]" office:value-type="float" office:value="0.970613768811903" calcext:value-type="float">
            <text:p>0,970613768811903</text:p>
          </table:table-cell>
          <table:table-cell table:formula="of:=IF([.$B$5]*[.B57]+0.5&lt;=0;0;IF([.$B$5]*[.B57]+0.5&gt;1;1;[.$B$5]*[.B57]+0.5))" office:value-type="float" office:value="0.42506243756318" calcext:value-type="float">
            <text:p>0,42506243756318</text:p>
          </table:table-cell>
          <table:table-cell table:number-columns-repeated="4"/>
        </table:table-row>
        <table:table-row table:style-name="ro1">
          <table:table-cell/>
          <table:table-cell table:formula="of:=[.B57]+0.1" office:value-type="float" office:value="-0.200000000000001" calcext:value-type="float">
            <text:p>-0,200000000000001</text:p>
          </table:table-cell>
          <table:table-cell table:formula="of:=1/(1+POWER([.$B$3]; -[.B58]/[.$B$2]))" office:value-type="float" office:value="0.450166002687522" calcext:value-type="float">
            <text:p>0,450166002687522</text:p>
          </table:table-cell>
          <table:table-cell table:formula="of:=([.C58]-[.C57])/[.$B$4]" office:value-type="float" office:value="0.985160927269095" calcext:value-type="float">
            <text:p>0,985160927269095</text:p>
          </table:table-cell>
          <table:table-cell table:formula="of:=IF([.$B$5]*[.B58]+0.5&lt;=0;0;IF([.$B$5]*[.B58]+0.5&gt;1;1;[.$B$5]*[.B58]+0.5))" office:value-type="float" office:value="0.45004162504212" calcext:value-type="float">
            <text:p>0,45004162504212</text:p>
          </table:table-cell>
          <table:table-cell table:number-columns-repeated="4"/>
        </table:table-row>
        <table:table-row table:style-name="ro1">
          <table:table-cell/>
          <table:table-cell table:formula="of:=[.B58]+0.1" office:value-type="float" office:value="-0.100000000000001" calcext:value-type="float">
            <text:p>-0,100000000000001</text:p>
          </table:table-cell>
          <table:table-cell table:formula="of:=1/(1+POWER([.$B$3]; -[.B59]/[.$B$2]))" office:value-type="float" office:value="0.47502081252106" calcext:value-type="float">
            <text:p>0,47502081252106</text:p>
          </table:table-cell>
          <table:table-cell table:formula="of:=([.C59]-[.C58])/[.$B$4]" office:value-type="float" office:value="0.995020748953228" calcext:value-type="float">
            <text:p>0,995020748953228</text:p>
          </table:table-cell>
          <table:table-cell table:formula="of:=IF([.$B$5]*[.B59]+0.5&lt;=0;0;IF([.$B$5]*[.B59]+0.5&gt;1;1;[.$B$5]*[.B59]+0.5))" office:value-type="float" office:value="0.47502081252106" calcext:value-type="float">
            <text:p>0,47502081252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/(1+POWER([.$B$3]; -[.B60]/[.$B$2]))" office:value-type="float" office:value="0.5" calcext:value-type="float">
            <text:p>0,5</text:p>
          </table:table-cell>
          <table:table-cell table:formula="of:=([.C60]-[.C59])/[.$B$4]" office:value-type="float" office:value="1.00000000000001" calcext:value-type="float">
            <text:p>1,00000000000001</text:p>
          </table:table-cell>
          <table:table-cell table:formula="of:=IF([.$B$5]*[.B60]+0.5&lt;=0;0;IF([.$B$5]*[.B60]+0.5&gt;1;1;[.$B$5]*[.B60]+0.5)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table:formula="of:=[.B60]+0.1" office:value-type="float" office:value="0.1" calcext:value-type="float">
            <text:p>0,1</text:p>
          </table:table-cell>
          <table:table-cell table:formula="of:=1/(1+POWER([.$B$3]; -[.B61]/[.$B$2]))" office:value-type="float" office:value="0.52497918747894" calcext:value-type="float">
            <text:p>0,52497918747894</text:p>
          </table:table-cell>
          <table:table-cell table:formula="of:=([.C61]-[.C60])/[.$B$4]" office:value-type="float" office:value="1" calcext:value-type="float">
            <text:p>1</text:p>
          </table:table-cell>
          <table:table-cell table:formula="of:=IF([.$B$5]*[.B61]+0.5&lt;=0;0;IF([.$B$5]*[.B61]+0.5&gt;1;1;[.$B$5]*[.B61]+0.5))" office:value-type="float" office:value="0.52497918747894" calcext:value-type="float">
            <text:p>0,52497918747894</text:p>
          </table:table-cell>
          <table:table-cell table:number-columns-repeated="4"/>
        </table:table-row>
        <table:table-row table:style-name="ro1">
          <table:table-cell/>
          <table:table-cell table:formula="of:=[.B61]+0.1" office:value-type="float" office:value="0.2" calcext:value-type="float">
            <text:p>0,2</text:p>
          </table:table-cell>
          <table:table-cell table:formula="of:=1/(1+POWER([.$B$3]; -[.B62]/[.$B$2]))" office:value-type="float" office:value="0.549833997312478" calcext:value-type="float">
            <text:p>0,549833997312478</text:p>
          </table:table-cell>
          <table:table-cell table:formula="of:=([.C62]-[.C61])/[.$B$4]" office:value-type="float" office:value="0.99502074895323" calcext:value-type="float">
            <text:p>0,99502074895323</text:p>
          </table:table-cell>
          <table:table-cell table:formula="of:=IF([.$B$5]*[.B62]+0.5&lt;=0;0;IF([.$B$5]*[.B62]+0.5&gt;1;1;[.$B$5]*[.B62]+0.5))" office:value-type="float" office:value="0.54995837495788" calcext:value-type="float">
            <text:p>0,54995837495788</text:p>
          </table:table-cell>
          <table:table-cell table:number-columns-repeated="4"/>
        </table:table-row>
        <table:table-row table:style-name="ro1">
          <table:table-cell/>
          <table:table-cell table:formula="of:=[.B62]+0.1" office:value-type="float" office:value="0.3" calcext:value-type="float">
            <text:p>0,3</text:p>
          </table:table-cell>
          <table:table-cell table:formula="of:=1/(1+POWER([.$B$3]; -[.B63]/[.$B$2]))" office:value-type="float" office:value="0.574442516811659" calcext:value-type="float">
            <text:p>0,574442516811659</text:p>
          </table:table-cell>
          <table:table-cell table:formula="of:=([.C63]-[.C62])/[.$B$4]" office:value-type="float" office:value="0.985160927269098" calcext:value-type="float">
            <text:p>0,985160927269098</text:p>
          </table:table-cell>
          <table:table-cell table:formula="of:=IF([.$B$5]*[.B63]+0.5&lt;=0;0;IF([.$B$5]*[.B63]+0.5&gt;1;1;[.$B$5]*[.B63]+0.5))" office:value-type="float" office:value="0.57493756243682" calcext:value-type="float">
            <text:p>0,57493756243682</text:p>
          </table:table-cell>
          <table:table-cell table:number-columns-repeated="4"/>
        </table:table-row>
        <table:table-row table:style-name="ro1">
          <table:table-cell/>
          <table:table-cell table:formula="of:=[.B63]+0.1" office:value-type="float" office:value="0.4" calcext:value-type="float">
            <text:p>0,4</text:p>
          </table:table-cell>
          <table:table-cell table:formula="of:=1/(1+POWER([.$B$3]; -[.B64]/[.$B$2]))" office:value-type="float" office:value="0.598687660112452" calcext:value-type="float">
            <text:p>0,598687660112452</text:p>
          </table:table-cell>
          <table:table-cell table:formula="of:=([.C64]-[.C63])/[.$B$4]" office:value-type="float" office:value="0.970613768811899" calcext:value-type="float">
            <text:p>0,970613768811899</text:p>
          </table:table-cell>
          <table:table-cell table:formula="of:=IF([.$B$5]*[.B64]+0.5&lt;=0;0;IF([.$B$5]*[.B64]+0.5&gt;1;1;[.$B$5]*[.B64]+0.5))" office:value-type="float" office:value="0.59991674991576" calcext:value-type="float">
            <text:p>0,59991674991576</text:p>
          </table:table-cell>
          <table:table-cell table:number-columns-repeated="4"/>
        </table:table-row>
        <table:table-row table:style-name="ro1">
          <table:table-cell/>
          <table:table-cell table:formula="of:=[.B64]+0.1" office:value-type="float" office:value="0.5" calcext:value-type="float">
            <text:p>0,5</text:p>
          </table:table-cell>
          <table:table-cell table:formula="of:=1/(1+POWER([.$B$3]; -[.B65]/[.$B$2]))" office:value-type="float" office:value="0.622459331201854" calcext:value-type="float">
            <text:p>0,622459331201854</text:p>
          </table:table-cell>
          <table:table-cell table:formula="of:=([.C65]-[.C64])/[.$B$4]" office:value-type="float" office:value="0.951659100579012" calcext:value-type="float">
            <text:p>0,951659100579012</text:p>
          </table:table-cell>
          <table:table-cell table:formula="of:=IF([.$B$5]*[.B65]+0.5&lt;=0;0;IF([.$B$5]*[.B65]+0.5&gt;1;1;[.$B$5]*[.B65]+0.5))" office:value-type="float" office:value="0.624895937394699" calcext:value-type="float">
            <text:p>0,624895937394699</text:p>
          </table:table-cell>
          <table:table-cell table:number-columns-repeated="4"/>
        </table:table-row>
        <table:table-row table:style-name="ro1">
          <table:table-cell/>
          <table:table-cell table:formula="of:=[.B65]+0.1" office:value-type="float" office:value="0.6" calcext:value-type="float">
            <text:p>0,6</text:p>
          </table:table-cell>
          <table:table-cell table:formula="of:=1/(1+POWER([.$B$3]; -[.B66]/[.$B$2]))" office:value-type="float" office:value="0.645656306225795" calcext:value-type="float">
            <text:p>0,645656306225795</text:p>
          </table:table-cell>
          <table:table-cell table:formula="of:=([.C66]-[.C65])/[.$B$4]" office:value-type="float" office:value="0.928652104617034" calcext:value-type="float">
            <text:p>0,928652104617034</text:p>
          </table:table-cell>
          <table:table-cell table:formula="of:=IF([.$B$5]*[.B66]+0.5&lt;=0;0;IF([.$B$5]*[.B66]+0.5&gt;1;1;[.$B$5]*[.B66]+0.5))" office:value-type="float" office:value="0.649875124873639" calcext:value-type="float">
            <text:p>0,649875124873639</text:p>
          </table:table-cell>
          <table:table-cell table:number-columns-repeated="4"/>
        </table:table-row>
        <table:table-row table:style-name="ro1">
          <table:table-cell/>
          <table:table-cell table:formula="of:=[.B66]+0.1" office:value-type="float" office:value="0.7" calcext:value-type="float">
            <text:p>0,7</text:p>
          </table:table-cell>
          <table:table-cell table:formula="of:=1/(1+POWER([.$B$3]; -[.B67]/[.$B$2]))" office:value-type="float" office:value="0.668187772168166" calcext:value-type="float">
            <text:p>0,668187772168166</text:p>
          </table:table-cell>
          <table:table-cell table:formula="of:=([.C67]-[.C66])/[.$B$4]" office:value-type="float" office:value="0.902009561414551" calcext:value-type="float">
            <text:p>0,902009561414551</text:p>
          </table:table-cell>
          <table:table-cell table:formula="of:=IF([.$B$5]*[.B67]+0.5&lt;=0;0;IF([.$B$5]*[.B67]+0.5&gt;1;1;[.$B$5]*[.B67]+0.5))" office:value-type="float" office:value="0.674854312352579" calcext:value-type="float">
            <text:p>0,674854312352579</text:p>
          </table:table-cell>
          <table:table-cell table:number-columns-repeated="4"/>
        </table:table-row>
        <table:table-row table:style-name="ro1">
          <table:table-cell/>
          <table:table-cell table:formula="of:=[.B67]+0.1" office:value-type="float" office:value="0.8" calcext:value-type="float">
            <text:p>0,8</text:p>
          </table:table-cell>
          <table:table-cell table:formula="of:=1/(1+POWER([.$B$3]; -[.B68]/[.$B$2]))" office:value-type="float" office:value="0.689974481127612" calcext:value-type="float">
            <text:p>0,689974481127612</text:p>
          </table:table-cell>
          <table:table-cell table:formula="of:=([.C68]-[.C67])/[.$B$4]" office:value-type="float" office:value="0.872194461001381" calcext:value-type="float">
            <text:p>0,872194461001381</text:p>
          </table:table-cell>
          <table:table-cell table:formula="of:=IF([.$B$5]*[.B68]+0.5&lt;=0;0;IF([.$B$5]*[.B68]+0.5&gt;1;1;[.$B$5]*[.B68]+0.5))" office:value-type="float" office:value="0.699833499831519" calcext:value-type="float">
            <text:p>0,699833499831519</text:p>
          </table:table-cell>
          <table:table-cell table:number-columns-repeated="4"/>
        </table:table-row>
        <table:table-row table:style-name="ro1">
          <table:table-cell/>
          <table:table-cell table:formula="of:=[.B68]+0.1" office:value-type="float" office:value="0.9" calcext:value-type="float">
            <text:p>0,9</text:p>
          </table:table-cell>
          <table:table-cell table:formula="of:=1/(1+POWER([.$B$3]; -[.B69]/[.$B$2]))" office:value-type="float" office:value="0.710949502625004" calcext:value-type="float">
            <text:p>0,710949502625004</text:p>
          </table:table-cell>
          <table:table-cell table:formula="of:=([.C69]-[.C68])/[.$B$4]" office:value-type="float" office:value="0.839699910778745" calcext:value-type="float">
            <text:p>0,839699910778745</text:p>
          </table:table-cell>
          <table:table-cell table:formula="of:=IF([.$B$5]*[.B69]+0.5&lt;=0;0;IF([.$B$5]*[.B69]+0.5&gt;1;1;[.$B$5]*[.B69]+0.5))" office:value-type="float" office:value="0.724812687310459" calcext:value-type="float">
            <text:p>0,724812687310459</text:p>
          </table:table-cell>
          <table:table-cell table:number-columns-repeated="4"/>
        </table:table-row>
        <table:table-row table:style-name="ro1">
          <table:table-cell/>
          <table:table-cell table:formula="of:=[.B69]+0.1" office:value-type="float" office:value="1" calcext:value-type="float">
            <text:p>1</text:p>
          </table:table-cell>
          <table:table-cell table:formula="of:=1/(1+POWER([.$B$3]; -[.B70]/[.$B$2]))" office:value-type="float" office:value="0.731058578630005" calcext:value-type="float">
            <text:p>0,731058578630005</text:p>
          </table:table-cell>
          <table:table-cell table:formula="of:=([.C70]-[.C69])/[.$B$4]" office:value-type="float" office:value="0.805033231043046" calcext:value-type="float">
            <text:p>0,805033231043046</text:p>
          </table:table-cell>
          <table:table-cell table:formula="of:=IF([.$B$5]*[.B70]+0.5&lt;=0;0;IF([.$B$5]*[.B70]+0.5&gt;1;1;[.$B$5]*[.B70]+0.5))" office:value-type="float" office:value="0.749791874789399" calcext:value-type="float">
            <text:p>0,749791874789399</text:p>
          </table:table-cell>
          <table:table-cell table:number-columns-repeated="4"/>
        </table:table-row>
        <table:table-row table:style-name="ro1">
          <table:table-cell/>
          <table:table-cell table:formula="of:=[.B70]+0.1" office:value-type="float" office:value="1.1" calcext:value-type="float">
            <text:p>1,1</text:p>
          </table:table-cell>
          <table:table-cell table:formula="of:=1/(1+POWER([.$B$3]; -[.B71]/[.$B$2]))" office:value-type="float" office:value="0.750260105595117" calcext:value-type="float">
            <text:p>0,750260105595117</text:p>
          </table:table-cell>
          <table:table-cell table:formula="of:=([.C71]-[.C70])/[.$B$4]" office:value-type="float" office:value="0.768701022853585" calcext:value-type="float">
            <text:p>0,768701022853585</text:p>
          </table:table-cell>
          <table:table-cell table:formula="of:=IF([.$B$5]*[.B71]+0.5&lt;=0;0;IF([.$B$5]*[.B71]+0.5&gt;1;1;[.$B$5]*[.B71]+0.5))" office:value-type="float" office:value="0.774771062268339" calcext:value-type="float">
            <text:p>0,774771062268339</text:p>
          </table:table-cell>
          <table:table-cell table:number-columns-repeated="4"/>
        </table:table-row>
        <table:table-row table:style-name="ro1">
          <table:table-cell/>
          <table:table-cell table:formula="of:=[.B71]+0.1" office:value-type="float" office:value="1.2" calcext:value-type="float">
            <text:p>1,2</text:p>
          </table:table-cell>
          <table:table-cell table:formula="of:=1/(1+POWER([.$B$3]; -[.B72]/[.$B$2]))" office:value-type="float" office:value="0.768524783499017" calcext:value-type="float">
            <text:p>0,768524783499017</text:p>
          </table:table-cell>
          <table:table-cell table:formula="of:=([.C72]-[.C71])/[.$B$4]" office:value-type="float" office:value="0.731195837306522" calcext:value-type="float">
            <text:p>0,731195837306522</text:p>
          </table:table-cell>
          <table:table-cell table:formula="of:=IF([.$B$5]*[.B72]+0.5&lt;=0;0;IF([.$B$5]*[.B72]+0.5&gt;1;1;[.$B$5]*[.B72]+0.5))" office:value-type="float" office:value="0.799750249747279" calcext:value-type="float">
            <text:p>0,799750249747279</text:p>
          </table:table-cell>
          <table:table-cell table:number-columns-repeated="4"/>
        </table:table-row>
        <table:table-row table:style-name="ro1">
          <table:table-cell/>
          <table:table-cell table:formula="of:=[.B72]+0.1" office:value-type="float" office:value="1.3" calcext:value-type="float">
            <text:p>1,3</text:p>
          </table:table-cell>
          <table:table-cell table:formula="of:=1/(1+POWER([.$B$3]; -[.B73]/[.$B$2]))" office:value-type="float" office:value="0.785834983042558" calcext:value-type="float">
            <text:p>0,785834983042558</text:p>
          </table:table-cell>
          <table:table-cell table:formula="of:=([.C73]-[.C72])/[.$B$4]" office:value-type="float" office:value="0.692984892248212" calcext:value-type="float">
            <text:p>0,692984892248212</text:p>
          </table:table-cell>
          <table:table-cell table:formula="of:=IF([.$B$5]*[.B73]+0.5&lt;=0;0;IF([.$B$5]*[.B73]+0.5&gt;1;1;[.$B$5]*[.B73]+0.5))" office:value-type="float" office:value="0.824729437226219" calcext:value-type="float">
            <text:p>0,824729437226219</text:p>
          </table:table-cell>
          <table:table-cell table:number-columns-repeated="4"/>
        </table:table-row>
        <table:table-row table:style-name="ro1">
          <table:table-cell/>
          <table:table-cell table:formula="of:=[.B73]+0.1" office:value-type="float" office:value="1.4" calcext:value-type="float">
            <text:p>1,4</text:p>
          </table:table-cell>
          <table:table-cell table:formula="of:=1/(1+POWER([.$B$3]; -[.B74]/[.$B$2]))" office:value-type="float" office:value="0.802183888558581" calcext:value-type="float">
            <text:p>0,802183888558581</text:p>
          </table:table-cell>
          <table:table-cell table:formula="of:=([.C74]-[.C73])/[.$B$4]" office:value-type="float" office:value="0.654501093352493" calcext:value-type="float">
            <text:p>0,654501093352493</text:p>
          </table:table-cell>
          <table:table-cell table:formula="of:=IF([.$B$5]*[.B74]+0.5&lt;=0;0;IF([.$B$5]*[.B74]+0.5&gt;1;1;[.$B$5]*[.B74]+0.5))" office:value-type="float" office:value="0.849708624705159" calcext:value-type="float">
            <text:p>0,849708624705159</text:p>
          </table:table-cell>
          <table:table-cell table:number-columns-repeated="4"/>
        </table:table-row>
        <table:table-row table:style-name="ro1">
          <table:table-cell/>
          <table:table-cell table:formula="of:=[.B74]+0.1" office:value-type="float" office:value="1.5" calcext:value-type="float">
            <text:p>1,5</text:p>
          </table:table-cell>
          <table:table-cell table:formula="of:=1/(1+POWER([.$B$3]; -[.B75]/[.$B$2]))" office:value-type="float" office:value="0.817574476193643" calcext:value-type="float">
            <text:p>0,817574476193643</text:p>
          </table:table-cell>
          <table:table-cell table:formula="of:=([.C75]-[.C74])/[.$B$4]" office:value-type="float" office:value="0.616136439507404" calcext:value-type="float">
            <text:p>0,616136439507404</text:p>
          </table:table-cell>
          <table:table-cell table:formula="of:=IF([.$B$5]*[.B75]+0.5&lt;=0;0;IF([.$B$5]*[.B75]+0.5&gt;1;1;[.$B$5]*[.B75]+0.5))" office:value-type="float" office:value="0.874687812184099" calcext:value-type="float">
            <text:p>0,874687812184099</text:p>
          </table:table-cell>
          <table:table-cell table:number-columns-repeated="4"/>
        </table:table-row>
        <table:table-row table:style-name="ro1">
          <table:table-cell/>
          <table:table-cell table:formula="of:=[.B75]+0.1" office:value-type="float" office:value="1.6" calcext:value-type="float">
            <text:p>1,6</text:p>
          </table:table-cell>
          <table:table-cell table:formula="of:=1/(1+POWER([.$B$3]; -[.B76]/[.$B$2]))" office:value-type="float" office:value="0.832018385133924" calcext:value-type="float">
            <text:p>0,832018385133924</text:p>
          </table:table-cell>
          <table:table-cell table:formula="of:=([.C76]-[.C75])/[.$B$4]" office:value-type="float" office:value="0.578237741017739" calcext:value-type="float">
            <text:p>0,578237741017739</text:p>
          </table:table-cell>
          <table:table-cell table:formula="of:=IF([.$B$5]*[.B76]+0.5&lt;=0;0;IF([.$B$5]*[.B76]+0.5&gt;1;1;[.$B$5]*[.B76]+0.5))" office:value-type="float" office:value="0.899666999663039" calcext:value-type="float">
            <text:p>0,899666999663039</text:p>
          </table:table-cell>
          <table:table-cell table:number-columns-repeated="4"/>
        </table:table-row>
        <table:table-row table:style-name="ro1">
          <table:table-cell/>
          <table:table-cell table:formula="of:=[.B76]+0.1" office:value-type="float" office:value="1.7" calcext:value-type="float">
            <text:p>1,7</text:p>
          </table:table-cell>
          <table:table-cell table:formula="of:=1/(1+POWER([.$B$3]; -[.B77]/[.$B$2]))" office:value-type="float" office:value="0.845534734916465" calcext:value-type="float">
            <text:p>0,845534734916465</text:p>
          </table:table-cell>
          <table:table-cell table:formula="of:=([.C77]-[.C76])/[.$B$4]" office:value-type="float" office:value="0.541104461221427" calcext:value-type="float">
            <text:p>0,541104461221427</text:p>
          </table:table-cell>
          <table:table-cell table:formula="of:=IF([.$B$5]*[.B77]+0.5&lt;=0;0;IF([.$B$5]*[.B77]+0.5&gt;1;1;[.$B$5]*[.B77]+0.5))" office:value-type="float" office:value="0.924646187141978" calcext:value-type="float">
            <text:p>0,924646187141978</text:p>
          </table:table-cell>
          <table:table-cell table:number-columns-repeated="4"/>
        </table:table-row>
        <table:table-row table:style-name="ro1">
          <table:table-cell/>
          <table:table-cell table:formula="of:=[.B77]+0.1" office:value-type="float" office:value="1.8" calcext:value-type="float">
            <text:p>1,8</text:p>
          </table:table-cell>
          <table:table-cell table:formula="of:=1/(1+POWER([.$B$3]; -[.B78]/[.$B$2]))" office:value-type="float" office:value="0.858148935099512" calcext:value-type="float">
            <text:p>0,858148935099512</text:p>
          </table:table-cell>
          <table:table-cell table:formula="of:=([.C78]-[.C77])/[.$B$4]" office:value-type="float" office:value="0.504988410599109" calcext:value-type="float">
            <text:p>0,504988410599109</text:p>
          </table:table-cell>
          <table:table-cell table:formula="of:=IF([.$B$5]*[.B78]+0.5&lt;=0;0;IF([.$B$5]*[.B78]+0.5&gt;1;1;[.$B$5]*[.B78]+0.5))" office:value-type="float" office:value="0.949625374620918" calcext:value-type="float">
            <text:p>0,949625374620918</text:p>
          </table:table-cell>
          <table:table-cell table:number-columns-repeated="4"/>
        </table:table-row>
        <table:table-row table:style-name="ro1">
          <table:table-cell/>
          <table:table-cell table:formula="of:=[.B78]+0.1" office:value-type="float" office:value="1.9" calcext:value-type="float">
            <text:p>1,9</text:p>
          </table:table-cell>
          <table:table-cell table:formula="of:=1/(1+POWER([.$B$3]; -[.B79]/[.$B$2]))" office:value-type="float" office:value="0.869891525637002" calcext:value-type="float">
            <text:p>0,869891525637002</text:p>
          </table:table-cell>
          <table:table-cell table:formula="of:=([.C79]-[.C78])/[.$B$4]" office:value-type="float" office:value="0.470094975963092" calcext:value-type="float">
            <text:p>0,470094975963092</text:p>
          </table:table-cell>
          <table:table-cell table:formula="of:=IF([.$B$5]*[.B79]+0.5&lt;=0;0;IF([.$B$5]*[.B79]+0.5&gt;1;1;[.$B$5]*[.B79]+0.5))" office:value-type="float" office:value="0.974604562099858" calcext:value-type="float">
            <text:p>0,974604562099858</text:p>
          </table:table-cell>
          <table:table-cell table:number-columns-repeated="4"/>
        </table:table-row>
        <table:table-row table:style-name="ro1">
          <table:table-cell/>
          <table:table-cell table:formula="of:=[.B79]+0.1" office:value-type="float" office:value="2" calcext:value-type="float">
            <text:p>2</text:p>
          </table:table-cell>
          <table:table-cell table:formula="of:=1/(1+POWER([.$B$3]; -[.B80]/[.$B$2]))" office:value-type="float" office:value="0.880797077977882" calcext:value-type="float">
            <text:p>0,880797077977882</text:p>
          </table:table-cell>
          <table:table-cell table:formula="of:=([.C80]-[.C79])/[.$B$4]" office:value-type="float" office:value="0.436585551474592" calcext:value-type="float">
            <text:p>0,436585551474592</text:p>
          </table:table-cell>
          <table:table-cell table:formula="of:=IF([.$B$5]*[.B80]+0.5&lt;=0;0;IF([.$B$5]*[.B80]+0.5&gt;1;1;[.$B$5]*[.B80]+0.5))" office:value-type="float" office:value="0.999583749578798" calcext:value-type="float">
            <text:p>0,999583749578798</text:p>
          </table:table-cell>
          <table:table-cell table:number-columns-repeated="4"/>
        </table:table-row>
        <table:table-row table:style-name="ro1">
          <table:table-cell/>
          <table:table-cell table:formula="of:=[.B80]+0.1" office:value-type="float" office:value="2.1" calcext:value-type="float">
            <text:p>2,1</text:p>
          </table:table-cell>
          <table:table-cell table:formula="of:=1/(1+POWER([.$B$3]; -[.B81]/[.$B$2]))" office:value-type="float" office:value="0.890903178804387" calcext:value-type="float">
            <text:p>0,890903178804387</text:p>
          </table:table-cell>
          <table:table-cell table:formula="of:=([.C81]-[.C80])/[.$B$4]" office:value-type="float" office:value="0.404580846956102" calcext:value-type="float">
            <text:p>0,404580846956102</text:p>
          </table:table-cell>
          <table:table-cell table:formula="of:=IF([.$B$5]*[.B81]+0.5&lt;=0;0;IF([.$B$5]*[.B81]+0.5&gt;1;1;[.$B$5]*[.B81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1]+0.1" office:value-type="float" office:value="2.2" calcext:value-type="float">
            <text:p>2,2</text:p>
          </table:table-cell>
          <table:table-cell table:formula="of:=1/(1+POWER([.$B$3]; -[.B82]/[.$B$2]))" office:value-type="float" office:value="0.900249510880314" calcext:value-type="float">
            <text:p>0,900249510880314</text:p>
          </table:table-cell>
          <table:table-cell table:formula="of:=([.C82]-[.C81])/[.$B$4]" office:value-type="float" office:value="0.374164775527934" calcext:value-type="float">
            <text:p>0,374164775527934</text:p>
          </table:table-cell>
          <table:table-cell table:formula="of:=IF([.$B$5]*[.B82]+0.5&lt;=0;0;IF([.$B$5]*[.B82]+0.5&gt;1;1;[.$B$5]*[.B82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2]+0.1" office:value-type="float" office:value="2.3" calcext:value-type="float">
            <text:p>2,3</text:p>
          </table:table-cell>
          <table:table-cell table:formula="of:=1/(1+POWER([.$B$3]; -[.B83]/[.$B$2]))" office:value-type="float" office:value="0.908877038985144" calcext:value-type="float">
            <text:p>0,908877038985144</text:p>
          </table:table-cell>
          <table:table-cell table:formula="of:=([.C83]-[.C82])/[.$B$4]" office:value-type="float" office:value="0.345388660544025" calcext:value-type="float">
            <text:p>0,345388660544025</text:p>
          </table:table-cell>
          <table:table-cell table:formula="of:=IF([.$B$5]*[.B83]+0.5&lt;=0;0;IF([.$B$5]*[.B83]+0.5&gt;1;1;[.$B$5]*[.B83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3]+0.1" office:value-type="float" office:value="2.4" calcext:value-type="float">
            <text:p>2,4</text:p>
          </table:table-cell>
          <table:table-cell table:formula="of:=1/(1+POWER([.$B$3]; -[.B84]/[.$B$2]))" office:value-type="float" office:value="0.916827303506077" calcext:value-type="float">
            <text:p>0,916827303506077</text:p>
          </table:table-cell>
          <table:table-cell table:formula="of:=([.C84]-[.C83])/[.$B$4]" office:value-type="float" office:value="0.318275545497092" calcext:value-type="float">
            <text:p>0,318275545497092</text:p>
          </table:table-cell>
          <table:table-cell table:formula="of:=IF([.$B$5]*[.B84]+0.5&lt;=0;0;IF([.$B$5]*[.B84]+0.5&gt;1;1;[.$B$5]*[.B84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4]+0.1" office:value-type="float" office:value="2.5" calcext:value-type="float">
            <text:p>2,5</text:p>
          </table:table-cell>
          <table:table-cell table:formula="of:=1/(1+POWER([.$B$3]; -[.B85]/[.$B$2]))" office:value-type="float" office:value="0.924141819978756" calcext:value-type="float">
            <text:p>0,924141819978756</text:p>
          </table:table-cell>
          <table:table-cell table:formula="of:=([.C85]-[.C84])/[.$B$4]" office:value-type="float" office:value="0.292824435496378" calcext:value-type="float">
            <text:p>0,292824435496378</text:p>
          </table:table-cell>
          <table:table-cell table:formula="of:=IF([.$B$5]*[.B85]+0.5&lt;=0;0;IF([.$B$5]*[.B85]+0.5&gt;1;1;[.$B$5]*[.B85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5]+0.1" office:value-type="float" office:value="2.6" calcext:value-type="float">
            <text:p>2,6</text:p>
          </table:table-cell>
          <table:table-cell table:formula="of:=1/(1+POWER([.$B$3]; -[.B86]/[.$B$2]))" office:value-type="float" office:value="0.930861579656653" calcext:value-type="float">
            <text:p>0,930861579656653</text:p>
          </table:table-cell>
          <table:table-cell table:formula="of:=([.C86]-[.C85])/[.$B$4]" office:value-type="float" office:value="0.269014341782021" calcext:value-type="float">
            <text:p>0,269014341782021</text:p>
          </table:table-cell>
          <table:table-cell table:formula="of:=IF([.$B$5]*[.B86]+0.5&lt;=0;0;IF([.$B$5]*[.B86]+0.5&gt;1;1;[.$B$5]*[.B86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6]+0.1" office:value-type="float" office:value="2.7" calcext:value-type="float">
            <text:p>2,7</text:p>
          </table:table-cell>
          <table:table-cell table:formula="of:=1/(1+POWER([.$B$3]; -[.B87]/[.$B$2]))" office:value-type="float" office:value="0.937026643943003" calcext:value-type="float">
            <text:p>0,937026643943003</text:p>
          </table:table-cell>
          <table:table-cell table:formula="of:=([.C87]-[.C86])/[.$B$4]" office:value-type="float" office:value="0.246808039354697" calcext:value-type="float">
            <text:p>0,246808039354697</text:p>
          </table:table-cell>
          <table:table-cell table:formula="of:=IF([.$B$5]*[.B87]+0.5&lt;=0;0;IF([.$B$5]*[.B87]+0.5&gt;1;1;[.$B$5]*[.B87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7]+0.1" office:value-type="float" office:value="2.8" calcext:value-type="float">
            <text:p>2,8</text:p>
          </table:table-cell>
          <table:table-cell table:formula="of:=1/(1+POWER([.$B$3]; -[.B88]/[.$B$2]))" office:value-type="float" office:value="0.942675824101131" calcext:value-type="float">
            <text:p>0,942675824101131</text:p>
          </table:table-cell>
          <table:table-cell table:formula="of:=([.C88]-[.C87])/[.$B$4]" office:value-type="float" office:value="0.226155480953514" calcext:value-type="float">
            <text:p>0,226155480953514</text:p>
          </table:table-cell>
          <table:table-cell table:formula="of:=IF([.$B$5]*[.B88]+0.5&lt;=0;0;IF([.$B$5]*[.B88]+0.5&gt;1;1;[.$B$5]*[.B88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8]+0.1" office:value-type="float" office:value="2.9" calcext:value-type="float">
            <text:p>2,9</text:p>
          </table:table-cell>
          <table:table-cell table:formula="of:=1/(1+POWER([.$B$3]; -[.B89]/[.$B$2]))" office:value-type="float" office:value="0.947846436921582" calcext:value-type="float">
            <text:p>0,947846436921582</text:p>
          </table:table-cell>
          <table:table-cell table:formula="of:=([.C89]-[.C88])/[.$B$4]" office:value-type="float" office:value="0.206996837859936" calcext:value-type="float">
            <text:p>0,206996837859936</text:p>
          </table:table-cell>
          <table:table-cell table:formula="of:=IF([.$B$5]*[.B89]+0.5&lt;=0;0;IF([.$B$5]*[.B89]+0.5&gt;1;1;[.$B$5]*[.B89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9]+0.1" office:value-type="float" office:value="3" calcext:value-type="float">
            <text:p>3</text:p>
          </table:table-cell>
          <table:table-cell table:formula="of:=1/(1+POWER([.$B$3]; -[.B90]/[.$B$2]))" office:value-type="float" office:value="0.952574126822433" calcext:value-type="float">
            <text:p>0,952574126822433</text:p>
          </table:table-cell>
          <table:table-cell table:formula="of:=([.C90]-[.C89])/[.$B$4]" office:value-type="float" office:value="0.189265159438712" calcext:value-type="float">
            <text:p>0,189265159438712</text:p>
          </table:table-cell>
          <table:table-cell table:formula="of:=IF([.$B$5]*[.B90]+0.5&lt;=0;0;IF([.$B$5]*[.B90]+0.5&gt;1;1;[.$B$5]*[.B90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0]+0.1" office:value-type="float" office:value="3.1" calcext:value-type="float">
            <text:p>3,1</text:p>
          </table:table-cell>
          <table:table-cell table:formula="of:=1/(1+POWER([.$B$3]; -[.B91]/[.$B$2]))" office:value-type="float" office:value="0.956892745058914" calcext:value-type="float">
            <text:p>0,956892745058914</text:p>
          </table:table-cell>
          <table:table-cell table:formula="of:=([.C91]-[.C90])/[.$B$4]" office:value-type="float" office:value="0.172888659413824" calcext:value-type="float">
            <text:p>0,172888659413824</text:p>
          </table:table-cell>
          <table:table-cell table:formula="of:=IF([.$B$5]*[.B91]+0.5&lt;=0;0;IF([.$B$5]*[.B91]+0.5&gt;1;1;[.$B$5]*[.B91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1]+0.1" office:value-type="float" office:value="3.2" calcext:value-type="float">
            <text:p>3,2</text:p>
          </table:table-cell>
          <table:table-cell table:formula="of:=1/(1+POWER([.$B$3]; -[.B92]/[.$B$2]))" office:value-type="float" office:value="0.960834277203235" calcext:value-type="float">
            <text:p>0,960834277203235</text:p>
          </table:table-cell>
          <table:table-cell table:formula="of:=([.C92]-[.C91])/[.$B$4]" office:value-type="float" office:value="0.157792648285495" calcext:value-type="float">
            <text:p>0,157792648285495</text:p>
          </table:table-cell>
          <table:table-cell table:formula="of:=IF([.$B$5]*[.B92]+0.5&lt;=0;0;IF([.$B$5]*[.B92]+0.5&gt;1;1;[.$B$5]*[.B92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2]+0.1" office:value-type="float" office:value="3.3" calcext:value-type="float">
            <text:p>3,3</text:p>
          </table:table-cell>
          <table:table-cell table:formula="of:=1/(1+POWER([.$B$3]; -[.B93]/[.$B$2]))" office:value-type="float" office:value="0.964428810727364" calcext:value-type="float">
            <text:p>0,964428810727364</text:p>
          </table:table-cell>
          <table:table-cell table:formula="of:=([.C93]-[.C92])/[.$B$4]" office:value-type="float" office:value="0.143901138784389" calcext:value-type="float">
            <text:p>0,143901138784389</text:p>
          </table:table-cell>
          <table:table-cell table:formula="of:=IF([.$B$5]*[.B93]+0.5&lt;=0;0;IF([.$B$5]*[.B93]+0.5&gt;1;1;[.$B$5]*[.B93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3]+0.1" office:value-type="float" office:value="3.4" calcext:value-type="float">
            <text:p>3,4</text:p>
          </table:table-cell>
          <table:table-cell table:formula="of:=1/(1+POWER([.$B$3]; -[.B94]/[.$B$2]))" office:value-type="float" office:value="0.967704535301549" calcext:value-type="float">
            <text:p>0,967704535301549</text:p>
          </table:table-cell>
          <table:table-cell table:formula="of:=([.C94]-[.C93])/[.$B$4]" office:value-type="float" office:value="0.131138155592434" calcext:value-type="float">
            <text:p>0,131138155592434</text:p>
          </table:table-cell>
          <table:table-cell table:formula="of:=IF([.$B$5]*[.B94]+0.5&lt;=0;0;IF([.$B$5]*[.B94]+0.5&gt;1;1;[.$B$5]*[.B94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4]+0.1" office:value-type="float" office:value="3.5" calcext:value-type="float">
            <text:p>3,5</text:p>
          </table:table-cell>
          <table:table-cell table:formula="of:=1/(1+POWER([.$B$3]; -[.B95]/[.$B$2]))" office:value-type="float" office:value="0.970687769248644" calcext:value-type="float">
            <text:p>0,970687769248644</text:p>
          </table:table-cell>
          <table:table-cell table:formula="of:=([.C95]-[.C94])/[.$B$4]" office:value-type="float" office:value="0.119428782445762" calcext:value-type="float">
            <text:p>0,119428782445762</text:p>
          </table:table-cell>
          <table:table-cell table:formula="of:=IF([.$B$5]*[.B95]+0.5&lt;=0;0;IF([.$B$5]*[.B95]+0.5&gt;1;1;[.$B$5]*[.B95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5]+0.1" office:value-type="float" office:value="3.6" calcext:value-type="float">
            <text:p>3,6</text:p>
          </table:table-cell>
          <table:table-cell table:formula="of:=1/(1+POWER([.$B$3]; -[.B96]/[.$B$2]))" office:value-type="float" office:value="0.973403006423134" calcext:value-type="float">
            <text:p>0,973403006423134</text:p>
          </table:table-cell>
          <table:table-cell table:formula="of:=([.C96]-[.C95])/[.$B$4]" office:value-type="float" office:value="0.108699979804373" calcext:value-type="float">
            <text:p>0,108699979804373</text:p>
          </table:table-cell>
          <table:table-cell table:formula="of:=IF([.$B$5]*[.B96]+0.5&lt;=0;0;IF([.$B$5]*[.B96]+0.5&gt;1;1;[.$B$5]*[.B96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6]+0.1" office:value-type="float" office:value="3.7" calcext:value-type="float">
            <text:p>3,7</text:p>
          </table:table-cell>
          <table:table-cell table:formula="of:=1/(1+POWER([.$B$3]; -[.B97]/[.$B$2]))" office:value-type="float" office:value="0.975872978582331" calcext:value-type="float">
            <text:p>0,975872978582331</text:p>
          </table:table-cell>
          <table:table-cell table:formula="of:=([.C97]-[.C96])/[.$B$4]" office:value-type="float" office:value="0.0988812050543669" calcext:value-type="float">
            <text:p>0,098881205054367</text:p>
          </table:table-cell>
          <table:table-cell table:formula="of:=IF([.$B$5]*[.B97]+0.5&lt;=0;0;IF([.$B$5]*[.B97]+0.5&gt;1;1;[.$B$5]*[.B97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7]+0.1" office:value-type="float" office:value="3.8" calcext:value-type="float">
            <text:p>3,8</text:p>
          </table:table-cell>
          <table:table-cell table:formula="of:=1/(1+POWER([.$B$3]; -[.B98]/[.$B$2]))" office:value-type="float" office:value="0.978118729063869" calcext:value-type="float">
            <text:p>0,978118729063869</text:p>
          </table:table-cell>
          <table:table-cell table:formula="of:=([.C98]-[.C97])/[.$B$4]" office:value-type="float" office:value="0.0899048651375174" calcext:value-type="float">
            <text:p>0,089904865137517</text:p>
          </table:table-cell>
          <table:table-cell table:formula="of:=IF([.$B$5]*[.B98]+0.5&lt;=0;0;IF([.$B$5]*[.B98]+0.5&gt;1;1;[.$B$5]*[.B98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8]+0.1" office:value-type="float" office:value="3.9" calcext:value-type="float">
            <text:p>3,9</text:p>
          </table:table-cell>
          <table:table-cell table:formula="of:=1/(1+POWER([.$B$3]; -[.B99]/[.$B$2]))" office:value-type="float" office:value="0.980159694265922" calcext:value-type="float">
            <text:p>0,980159694265922</text:p>
          </table:table-cell>
          <table:table-cell table:formula="of:=([.C99]-[.C98])/[.$B$4]" office:value-type="float" office:value="0.0817066289195207" calcext:value-type="float">
            <text:p>0,081706628919521</text:p>
          </table:table-cell>
          <table:table-cell table:formula="of:=IF([.$B$5]*[.B99]+0.5&lt;=0;0;IF([.$B$5]*[.B99]+0.5&gt;1;1;[.$B$5]*[.B99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9]+0.1" office:value-type="float" office:value="4" calcext:value-type="float">
            <text:p>4</text:p>
          </table:table-cell>
          <table:table-cell table:formula="of:=1/(1+POWER([.$B$3]; -[.B100]/[.$B$2]))" office:value-type="float" office:value="0.982013790037908" calcext:value-type="float">
            <text:p>0,982013790037908</text:p>
          </table:table-cell>
          <table:table-cell table:formula="of:=([.C100]-[.C99])/[.$B$4]" office:value-type="float" office:value="0.0742256237737653" calcext:value-type="float">
            <text:p>0,074225623773765</text:p>
          </table:table-cell>
          <table:table-cell table:formula="of:=IF([.$B$5]*[.B100]+0.5&lt;=0;0;IF([.$B$5]*[.B100]+0.5&gt;1;1;[.$B$5]*[.B100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0]+0.1" office:value-type="float" office:value="4.1" calcext:value-type="float">
            <text:p>4,1</text:p>
          </table:table-cell>
          <table:table-cell table:formula="of:=1/(1+POWER([.$B$3]; -[.B101]/[.$B$2]))" office:value-type="float" office:value="0.983697500628559" calcext:value-type="float">
            <text:p>0,983697500628559</text:p>
          </table:table-cell>
          <table:table-cell table:formula="of:=([.C101]-[.C100])/[.$B$4]" office:value-type="float" office:value="0.067404537960651" calcext:value-type="float">
            <text:p>0,067404537960651</text:p>
          </table:table-cell>
          <table:table-cell table:formula="of:=IF([.$B$5]*[.B101]+0.5&lt;=0;0;IF([.$B$5]*[.B101]+0.5&gt;1;1;[.$B$5]*[.B101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1]+0.1" office:value-type="float" office:value="4.2" calcext:value-type="float">
            <text:p>4,2</text:p>
          </table:table-cell>
          <table:table-cell table:formula="of:=1/(1+POWER([.$B$3]; -[.B102]/[.$B$2]))" office:value-type="float" office:value="0.985225968306727" calcext:value-type="float">
            <text:p>0,985225968306727</text:p>
          </table:table-cell>
          <table:table-cell table:formula="of:=([.C102]-[.C101])/[.$B$4]" office:value-type="float" office:value="0.0611896475598533" calcext:value-type="float">
            <text:p>0,061189647559853</text:p>
          </table:table-cell>
          <table:table-cell table:formula="of:=IF([.$B$5]*[.B102]+0.5&lt;=0;0;IF([.$B$5]*[.B102]+0.5&gt;1;1;[.$B$5]*[.B102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2]+0.1" office:value-type="float" office:value="4.3" calcext:value-type="float">
            <text:p>4,3</text:p>
          </table:table-cell>
          <table:table-cell table:formula="of:=1/(1+POWER([.$B$3]; -[.B103]/[.$B$2]))" office:value-type="float" office:value="0.986613082172335" calcext:value-type="float">
            <text:p>0,986613082172335</text:p>
          </table:table-cell>
          <table:table-cell table:formula="of:=([.C103]-[.C102])/[.$B$4]" office:value-type="float" office:value="0.0555307840488365" calcext:value-type="float">
            <text:p>0,055530784048837</text:p>
          </table:table-cell>
          <table:table-cell table:formula="of:=IF([.$B$5]*[.B103]+0.5&lt;=0;0;IF([.$B$5]*[.B103]+0.5&gt;1;1;[.$B$5]*[.B103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3]+0.1" office:value-type="float" office:value="4.4" calcext:value-type="float">
            <text:p>4,4</text:p>
          </table:table-cell>
          <table:table-cell table:formula="of:=1/(1+POWER([.$B$3]; -[.B104]/[.$B$2]))" office:value-type="float" office:value="0.987871565015726" calcext:value-type="float">
            <text:p>0,987871565015726</text:p>
          </table:table-cell>
          <table:table-cell table:formula="of:=([.C104]-[.C103])/[.$B$4]" office:value-type="float" office:value="0.0503812561738295" calcext:value-type="float">
            <text:p>0,05038125617383</text:p>
          </table:table-cell>
          <table:table-cell table:formula="of:=IF([.$B$5]*[.B104]+0.5&lt;=0;0;IF([.$B$5]*[.B104]+0.5&gt;1;1;[.$B$5]*[.B104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4]+0.1" office:value-type="float" office:value="4.5" calcext:value-type="float">
            <text:p>4,5</text:p>
          </table:table-cell>
          <table:table-cell table:formula="of:=1/(1+POWER([.$B$3]; -[.B105]/[.$B$2]))" office:value-type="float" office:value="0.989013057369407" calcext:value-type="float">
            <text:p>0,989013057369407</text:p>
          </table:table-cell>
          <table:table-cell table:formula="of:=([.C105]-[.C104])/[.$B$4]" office:value-type="float" office:value="0.0456977375522436" calcext:value-type="float">
            <text:p>0,045697737552244</text:p>
          </table:table-cell>
          <table:table-cell table:formula="of:=IF([.$B$5]*[.B105]+0.5&lt;=0;0;IF([.$B$5]*[.B105]+0.5&gt;1;1;[.$B$5]*[.B105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5]+0.1" office:value-type="float" office:value="4.6" calcext:value-type="float">
            <text:p>4,6</text:p>
          </table:table-cell>
          <table:table-cell table:formula="of:=1/(1+POWER([.$B$3]; -[.B106]/[.$B$2]))" office:value-type="float" office:value="0.990048198133096" calcext:value-type="float">
            <text:p>0,990048198133096</text:p>
          </table:table-cell>
          <table:table-cell table:formula="of:=([.C106]-[.C105])/[.$B$4]" office:value-type="float" office:value="0.0414401294902674" calcext:value-type="float">
            <text:p>0,041440129490267</text:p>
          </table:table-cell>
          <table:table-cell table:formula="of:=IF([.$B$5]*[.B106]+0.5&lt;=0;0;IF([.$B$5]*[.B106]+0.5&gt;1;1;[.$B$5]*[.B106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6]+0.1" office:value-type="float" office:value="4.7" calcext:value-type="float">
            <text:p>4,7</text:p>
          </table:table-cell>
          <table:table-cell table:formula="of:=1/(1+POWER([.$B$3]; -[.B107]/[.$B$2]))" office:value-type="float" office:value="0.990986701347152" calcext:value-type="float">
            <text:p>0,990986701347152</text:p>
          </table:table-cell>
          <table:table-cell table:formula="of:=([.C107]-[.C106])/[.$B$4]" office:value-type="float" office:value="0.0375714067900642" calcext:value-type="float">
            <text:p>0,037571406790064</text:p>
          </table:table-cell>
          <table:table-cell table:formula="of:=IF([.$B$5]*[.B107]+0.5&lt;=0;0;IF([.$B$5]*[.B107]+0.5&gt;1;1;[.$B$5]*[.B107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7]+0.1" office:value-type="float" office:value="4.8" calcext:value-type="float">
            <text:p>4,8</text:p>
          </table:table-cell>
          <table:table-cell table:formula="of:=1/(1+POWER([.$B$3]; -[.B108]/[.$B$2]))" office:value-type="float" office:value="0.99183742884684" calcext:value-type="float">
            <text:p>0,99183742884684</text:p>
          </table:table-cell>
          <table:table-cell table:formula="of:=([.C108]-[.C107])/[.$B$4]" office:value-type="float" office:value="0.0340574528457067" calcext:value-type="float">
            <text:p>0,034057452845707</text:p>
          </table:table-cell>
          <table:table-cell table:formula="of:=IF([.$B$5]*[.B108]+0.5&lt;=0;0;IF([.$B$5]*[.B108]+0.5&gt;1;1;[.$B$5]*[.B108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8]+0.1" office:value-type="float" office:value="4.9" calcext:value-type="float">
            <text:p>4,9</text:p>
          </table:table-cell>
          <table:table-cell table:formula="of:=1/(1+POWER([.$B$3]; -[.B109]/[.$B$2]))" office:value-type="float" office:value="0.992608458655718" calcext:value-type="float">
            <text:p>0,992608458655718</text:p>
          </table:table-cell>
          <table:table-cell table:formula="of:=([.C109]-[.C108])/[.$B$4]" office:value-type="float" office:value="0.0308668890662611" calcext:value-type="float">
            <text:p>0,030866889066261</text:p>
          </table:table-cell>
          <table:table-cell table:formula="of:=IF([.$B$5]*[.B109]+0.5&lt;=0;0;IF([.$B$5]*[.B109]+0.5&gt;1;1;[.$B$5]*[.B109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9]+0.1" office:value-type="float" office:value="5" calcext:value-type="float">
            <text:p>5</text:p>
          </table:table-cell>
          <table:table-cell table:formula="of:=1/(1+POWER([.$B$3]; -[.B110]/[.$B$2]))" office:value-type="float" office:value="0.993307149075715" calcext:value-type="float">
            <text:p>0,993307149075715</text:p>
          </table:table-cell>
          <table:table-cell table:formula="of:=([.C110]-[.C109])/[.$B$4]" office:value-type="float" office:value="0.0279709025998632" calcext:value-type="float">
            <text:p>0,027970902599863</text:p>
          </table:table-cell>
          <table:table-cell table:formula="of:=IF([.$B$5]*[.B110]+0.5&lt;=0;0;IF([.$B$5]*[.B110]+0.5&gt;1;1;[.$B$5]*[.B110]+0.5))"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2" draw:display-name="Linienspitzen 2" svg:viewBox="0 0 20 30" svg:d="M10 0l-10 30h20z"/>
    <draw:marker draw:name="Linienspitzen_20_3" draw:display-name="Linienspitzen 3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4" draw:display-name="Linienspitzen 4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5" draw:display-name="Linienspitzen 5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6" draw:display-name="Linienspitzen 6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.00.0000</text:date>, <text:time style:data-style-name="N2" text:time-value="10:21:23.37445515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23:20:02.501443152</meta:creation-date>
    <dc:date>2019-11-24T16:23:11.348874369</dc:date>
    <meta:editing-duration>P16DT13H7M58S</meta:editing-duration>
    <meta:editing-cycles>10</meta:editing-cycles>
    <meta:generator>LibreOffice/6.0.7.3$Linux_X86_64 LibreOffice_project/00m0$Build-3</meta:generator>
    <meta:document-statistic meta:table-count="6" meta:cell-count="488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087cm" svg:height="9.005cm" xlink:href=".." xlink:type="simple" chart:class="chart:scatter" chart:style-name="ch1">
        <chart:legend chart:legend-position="end" svg:x="31.552cm" svg:y="3.705cm" style:legend-expansion="high" chart:style-name="ch2"/>
        <chart:plot-area chart:style-name="ch3" table:cell-range-address="Logistic.B10:Logistic.E110 Logistic.C9:Logistic.E9" chart:data-source-has-labels="row" svg:x="0.681cm" svg:y="0.18cm" svg:width="30.19cm" svg:height="8.645cm">
          <chartooo:coordinate-region svg:x="0.827cm" svg:y="0.379cm" svg:width="29.94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ogistic.C10:Logistic.C110" chart:label-cell-address="Logistic.C9:Logistic.C9" chart:class="chart:scatter">
            <chart:domain table:cell-range-address="Logistic.B10:Logistic.B110"/>
            <chart:data-point chart:repeated="101"/>
          </chart:series>
          <chart:series chart:style-name="ch8" chart:values-cell-range-address="Logistic.D10:Logistic.D110" chart:label-cell-address="Logistic.D9:Logistic.D9" chart:class="chart:scatter">
            <chart:data-point chart:repeated="101"/>
          </chart:series>
          <chart:series chart:style-name="ch9" chart:values-cell-range-address="Logistic.E10:Logistic.E110" chart:label-cell-address="Logistic.E9:Logistic.E9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igmoid</text:p>
                <draw:g>
                  <svg:desc>Logistic.C9:Logistic.C9</svg:desc>
                </draw:g>
              </table:table-cell>
              <table:table-cell office:value-type="string">
                <text:p>gauss</text:p>
                <draw:g>
                  <svg:desc>Logistic.D9:Logistic.D9</svg:desc>
                </draw:g>
              </table:table-cell>
              <table:table-cell office:value-type="string">
                <text:p>simple</text:p>
                <draw:g>
                  <svg:desc>Logistic.E9:Logistic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Logistic.B10:Logistic.B110</svg:desc>
                </draw:g>
              </table:table-cell>
              <table:table-cell office:value-type="float" office:value="0.00669285092428492">
                <text:p>0.00669285092428492</text:p>
                <draw:g>
                  <svg:desc>Logistic.C10:Logistic.C110</svg:desc>
                </draw:g>
              </table:table-cell>
              <table:table-cell office:value-type="float" office:value="NaN">
                <text:p>NaN</text:p>
                <draw:g>
                  <svg:desc>Logistic.D10:Logistic.D110</svg:desc>
                </draw:g>
              </table:table-cell>
              <table:table-cell office:value-type="float" office:value="0">
                <text:p>0</text:p>
                <draw:g>
                  <svg:desc>Logistic.E10:Logistic.E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0739154134428204">
                <text:p>0.00739154134428204</text:p>
              </table:table-cell>
              <table:table-cell office:value-type="float" office:value="0.027970902599862">
                <text:p>0.027970902599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0816257115315996">
                <text:p>0.00816257115315996</text:p>
              </table:table-cell>
              <table:table-cell office:value-type="float" office:value="0.030866889066267">
                <text:p>0.030866889066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0901329865284789">
                <text:p>0.00901329865284789</text:p>
              </table:table-cell>
              <table:table-cell office:value-type="float" office:value="0.0340574528457015">
                <text:p>0.0340574528457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0995180186690439">
                <text:p>0.00995180186690439</text:p>
              </table:table-cell>
              <table:table-cell office:value-type="float" office:value="0.037571406790063">
                <text:p>0.037571406790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109869426305933">
                <text:p>0.0109869426305933</text:p>
              </table:table-cell>
              <table:table-cell office:value-type="float" office:value="0.0414401294902643">
                <text:p>0.041440129490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121284349842743">
                <text:p>0.0121284349842743</text:p>
              </table:table-cell>
              <table:table-cell office:value-type="float" office:value="0.0456977375522506">
                <text:p>0.0456977375522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133869178276649">
                <text:p>0.0133869178276649</text:p>
              </table:table-cell>
              <table:table-cell office:value-type="float" office:value="0.0503812561738276">
                <text:p>0.0503812561738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147740316932731">
                <text:p>0.0147740316932731</text:p>
              </table:table-cell>
              <table:table-cell office:value-type="float" office:value="0.0555307840488312">
                <text:p>0.0555307840488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16302499371441">
                <text:p>0.016302499371441</text:p>
              </table:table-cell>
              <table:table-cell office:value-type="float" office:value="0.0611896475598552">
                <text:p>0.0611896475598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179862099620916">
                <text:p>0.0179862099620916</text:p>
              </table:table-cell>
              <table:table-cell office:value-type="float" office:value="0.0674045379606586">
                <text:p>0.0674045379606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198403057340776">
                <text:p>0.0198403057340776</text:p>
              </table:table-cell>
              <table:table-cell office:value-type="float" office:value="0.0742256237737578">
                <text:p>0.0742256237737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218812709361306">
                <text:p>0.0218812709361306</text:p>
              </table:table-cell>
              <table:table-cell office:value-type="float" office:value="0.0817066289195244">
                <text:p>0.0817066289195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241270214176693">
                <text:p>0.0241270214176693</text:p>
              </table:table-cell>
              <table:table-cell office:value-type="float" office:value="0.0899048651375124">
                <text:p>0.0899048651375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265969935768659">
                <text:p>0.0265969935768659</text:p>
              </table:table-cell>
              <table:table-cell office:value-type="float" office:value="0.0988812050543722">
                <text:p>0.0988812050543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0.0293122307513564">
                <text:p>0.0293122307513564</text:p>
              </table:table-cell>
              <table:table-cell office:value-type="float" office:value="0.108699979804375">
                <text:p>0.10869997980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0.0322954646984506">
                <text:p>0.0322954646984506</text:p>
              </table:table-cell>
              <table:table-cell office:value-type="float" office:value="0.119428782445761">
                <text:p>0.119428782445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0.0355711892726363">
                <text:p>0.0355711892726363</text:p>
              </table:table-cell>
              <table:table-cell office:value-type="float" office:value="0.131138155592429">
                <text:p>0.13113815559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0.0391657227967645">
                <text:p>0.0391657227967645</text:p>
              </table:table-cell>
              <table:table-cell office:value-type="float" office:value="0.143901138784388">
                <text:p>0.143901138784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0.0431072549410862">
                <text:p>0.0431072549410862</text:p>
              </table:table-cell>
              <table:table-cell office:value-type="float" office:value="0.157792648285493">
                <text:p>0.157792648285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0.0474258731775669">
                <text:p>0.0474258731775669</text:p>
              </table:table-cell>
              <table:table-cell office:value-type="float" office:value="0.172888659413831">
                <text:p>0.172888659413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0.0521535630784179">
                <text:p>0.0521535630784179</text:p>
              </table:table-cell>
              <table:table-cell office:value-type="float" office:value="0.189265159438709">
                <text:p>0.189265159438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0.0573241758988689">
                <text:p>0.0573241758988689</text:p>
              </table:table-cell>
              <table:table-cell office:value-type="float" office:value="0.206996837859934">
                <text:p>0.206996837859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0.0629733560569966">
                <text:p>0.0629733560569966</text:p>
              </table:table-cell>
              <table:table-cell office:value-type="float" office:value="0.226155480953518">
                <text:p>0.22615548095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0.069138420343347">
                <text:p>0.069138420343347</text:p>
              </table:table-cell>
              <table:table-cell office:value-type="float" office:value="0.246808039354688">
                <text:p>0.24680803935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0758581800212437">
                <text:p>0.0758581800212437</text:p>
              </table:table-cell>
              <table:table-cell office:value-type="float" office:value="0.269014341782021">
                <text:p>0.269014341782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0.0831726964939226">
                <text:p>0.0831726964939226</text:p>
              </table:table-cell>
              <table:table-cell office:value-type="float" office:value="0.29282443549638">
                <text:p>0.29282443549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0.0911229610148563">
                <text:p>0.0911229610148563</text:p>
              </table:table-cell>
              <table:table-cell office:value-type="float" office:value="0.318275545497093">
                <text:p>0.318275545497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0.0997504891196853">
                <text:p>0.0997504891196853</text:p>
              </table:table-cell>
              <table:table-cell office:value-type="float" office:value="0.34538866054402">
                <text:p>0.34538866054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0.109096821195613">
                <text:p>0.109096821195613</text:p>
              </table:table-cell>
              <table:table-cell office:value-type="float" office:value="0.374164775527937">
                <text:p>0.374164775527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0.119202922022118">
                <text:p>0.119202922022118</text:p>
              </table:table-cell>
              <table:table-cell office:value-type="float" office:value="0.404580846956096">
                <text:p>0.404580846956096</text:p>
              </table:table-cell>
              <table:table-cell office:value-type="float" office:value="0.000416250421201358">
                <text:p>0.0004162504212013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0.130108474362998">
                <text:p>0.130108474362998</text:p>
              </table:table-cell>
              <table:table-cell office:value-type="float" office:value="0.436585551474596">
                <text:p>0.436585551474596</text:p>
              </table:table-cell>
              <table:table-cell office:value-type="float" office:value="0.0253954379001413">
                <text:p>0.02539543790014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0.141851064900488">
                <text:p>0.141851064900488</text:p>
              </table:table-cell>
              <table:table-cell office:value-type="float" office:value="0.470094975963096">
                <text:p>0.470094975963096</text:p>
              </table:table-cell>
              <table:table-cell office:value-type="float" office:value="0.0503746253790812">
                <text:p>0.05037462537908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0.154465265083535">
                <text:p>0.154465265083535</text:p>
              </table:table-cell>
              <table:table-cell office:value-type="float" office:value="0.504988410599105">
                <text:p>0.504988410599105</text:p>
              </table:table-cell>
              <table:table-cell office:value-type="float" office:value="0.0753538128580212">
                <text:p>0.0753538128580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0.167981614866076">
                <text:p>0.167981614866076</text:p>
              </table:table-cell>
              <table:table-cell office:value-type="float" office:value="0.541104461221428">
                <text:p>0.541104461221428</text:p>
              </table:table-cell>
              <table:table-cell office:value-type="float" office:value="0.100333000336961">
                <text:p>0.1003330003369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0.182425523806357">
                <text:p>0.182425523806357</text:p>
              </table:table-cell>
              <table:table-cell office:value-type="float" office:value="0.57823774101774">
                <text:p>0.57823774101774</text:p>
              </table:table-cell>
              <table:table-cell office:value-type="float" office:value="0.125312187815901">
                <text:p>0.1253121878159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0.197816111441418">
                <text:p>0.197816111441418</text:p>
              </table:table-cell>
              <table:table-cell office:value-type="float" office:value="0.616136439507401">
                <text:p>0.616136439507401</text:p>
              </table:table-cell>
              <table:table-cell office:value-type="float" office:value="0.150291375294841">
                <text:p>0.1502913752948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0.214165016957442">
                <text:p>0.214165016957442</text:p>
              </table:table-cell>
              <table:table-cell office:value-type="float" office:value="0.654501093352495">
                <text:p>0.654501093352495</text:p>
              </table:table-cell>
              <table:table-cell office:value-type="float" office:value="0.175270562773781">
                <text:p>0.1752705627737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0.231475216500983">
                <text:p>0.231475216500983</text:p>
              </table:table-cell>
              <table:table-cell office:value-type="float" office:value="0.692984892248208">
                <text:p>0.692984892248208</text:p>
              </table:table-cell>
              <table:table-cell office:value-type="float" office:value="0.200249750252721">
                <text:p>0.2002497502527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0.249739894404883">
                <text:p>0.249739894404883</text:p>
              </table:table-cell>
              <table:table-cell office:value-type="float" office:value="0.731195837306519">
                <text:p>0.731195837306519</text:p>
              </table:table-cell>
              <table:table-cell office:value-type="float" office:value="0.225228937731661">
                <text:p>0.2252289377316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0.268941421369995">
                <text:p>0.268941421369995</text:p>
              </table:table-cell>
              <table:table-cell office:value-type="float" office:value="0.768701022853593">
                <text:p>0.768701022853593</text:p>
              </table:table-cell>
              <table:table-cell office:value-type="float" office:value="0.250208125210601">
                <text:p>0.2502081252106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01">
                <text:p>-0.900000000000001</text:p>
              </table:table-cell>
              <table:table-cell office:value-type="float" office:value="0.289050497374996">
                <text:p>0.289050497374996</text:p>
              </table:table-cell>
              <table:table-cell office:value-type="float" office:value="0.805033231043042">
                <text:p>0.805033231043042</text:p>
              </table:table-cell>
              <table:table-cell office:value-type="float" office:value="0.275187312689541">
                <text:p>0.2751873126895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01">
                <text:p>-0.800000000000001</text:p>
              </table:table-cell>
              <table:table-cell office:value-type="float" office:value="0.310025518872388">
                <text:p>0.310025518872388</text:p>
              </table:table-cell>
              <table:table-cell office:value-type="float" office:value="0.839699910778747">
                <text:p>0.839699910778747</text:p>
              </table:table-cell>
              <table:table-cell office:value-type="float" office:value="0.30016650016848">
                <text:p>0.300166500168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01">
                <text:p>-0.700000000000001</text:p>
              </table:table-cell>
              <table:table-cell office:value-type="float" office:value="0.331812227831834">
                <text:p>0.331812227831834</text:p>
              </table:table-cell>
              <table:table-cell office:value-type="float" office:value="0.872194461001377">
                <text:p>0.872194461001377</text:p>
              </table:table-cell>
              <table:table-cell office:value-type="float" office:value="0.32514568764742">
                <text:p>0.325145687647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01">
                <text:p>-0.600000000000001</text:p>
              </table:table-cell>
              <table:table-cell office:value-type="float" office:value="0.354343693774205">
                <text:p>0.354343693774205</text:p>
              </table:table-cell>
              <table:table-cell office:value-type="float" office:value="0.902009561414558">
                <text:p>0.902009561414558</text:p>
              </table:table-cell>
              <table:table-cell office:value-type="float" office:value="0.35012487512636">
                <text:p>0.350124875126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0.377540668798145">
                <text:p>0.377540668798145</text:p>
              </table:table-cell>
              <table:table-cell office:value-type="float" office:value="0.928652104617025">
                <text:p>0.928652104617025</text:p>
              </table:table-cell>
              <table:table-cell office:value-type="float" office:value="0.3751040626053">
                <text:p>0.37510406260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1">
                <text:p>-0.400000000000001</text:p>
              </table:table-cell>
              <table:table-cell office:value-type="float" office:value="0.401312339887548">
                <text:p>0.401312339887548</text:p>
              </table:table-cell>
              <table:table-cell office:value-type="float" office:value="0.951659100579014">
                <text:p>0.951659100579014</text:p>
              </table:table-cell>
              <table:table-cell office:value-type="float" office:value="0.40008325008424">
                <text:p>0.40008325008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1">
                <text:p>-0.300000000000001</text:p>
              </table:table-cell>
              <table:table-cell office:value-type="float" office:value="0.425557483188341">
                <text:p>0.425557483188341</text:p>
              </table:table-cell>
              <table:table-cell office:value-type="float" office:value="0.970613768811903">
                <text:p>0.970613768811903</text:p>
              </table:table-cell>
              <table:table-cell office:value-type="float" office:value="0.42506243756318">
                <text:p>0.425062437563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1">
                <text:p>-0.200000000000001</text:p>
              </table:table-cell>
              <table:table-cell office:value-type="float" office:value="0.450166002687522">
                <text:p>0.450166002687522</text:p>
              </table:table-cell>
              <table:table-cell office:value-type="float" office:value="0.985160927269095">
                <text:p>0.985160927269095</text:p>
              </table:table-cell>
              <table:table-cell office:value-type="float" office:value="0.45004162504212">
                <text:p>0.450041625042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0.47502081252106">
                <text:p>0.47502081252106</text:p>
              </table:table-cell>
              <table:table-cell office:value-type="float" office:value="0.995020748953228">
                <text:p>0.995020748953228</text:p>
              </table:table-cell>
              <table:table-cell office:value-type="float" office:value="0.47502081252106">
                <text:p>0.475020812521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00000000000001">
                <text:p>1.000000000000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">
                <text:p>0.1</text:p>
              </table:table-cell>
              <table:table-cell office:value-type="float" office:value="0.52497918747894">
                <text:p>0.52497918747894</text:p>
              </table:table-cell>
              <table:table-cell office:value-type="float" office:value="1">
                <text:p>1</text:p>
              </table:table-cell>
              <table:table-cell office:value-type="float" office:value="0.52497918747894">
                <text:p>0.524979187478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0.549833997312478">
                <text:p>0.549833997312478</text:p>
              </table:table-cell>
              <table:table-cell office:value-type="float" office:value="0.99502074895323">
                <text:p>0.99502074895323</text:p>
              </table:table-cell>
              <table:table-cell office:value-type="float" office:value="0.54995837495788">
                <text:p>0.549958374957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0.574442516811659">
                <text:p>0.574442516811659</text:p>
              </table:table-cell>
              <table:table-cell office:value-type="float" office:value="0.985160927269098">
                <text:p>0.985160927269098</text:p>
              </table:table-cell>
              <table:table-cell office:value-type="float" office:value="0.57493756243682">
                <text:p>0.574937562436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0.598687660112452">
                <text:p>0.598687660112452</text:p>
              </table:table-cell>
              <table:table-cell office:value-type="float" office:value="0.970613768811899">
                <text:p>0.970613768811899</text:p>
              </table:table-cell>
              <table:table-cell office:value-type="float" office:value="0.59991674991576">
                <text:p>0.599916749915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622459331201854">
                <text:p>0.622459331201854</text:p>
              </table:table-cell>
              <table:table-cell office:value-type="float" office:value="0.951659100579012">
                <text:p>0.951659100579012</text:p>
              </table:table-cell>
              <table:table-cell office:value-type="float" office:value="0.624895937394699">
                <text:p>0.6248959373946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645656306225795">
                <text:p>0.645656306225795</text:p>
              </table:table-cell>
              <table:table-cell office:value-type="float" office:value="0.928652104617034">
                <text:p>0.928652104617034</text:p>
              </table:table-cell>
              <table:table-cell office:value-type="float" office:value="0.649875124873639">
                <text:p>0.6498751248736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0.668187772168166">
                <text:p>0.668187772168166</text:p>
              </table:table-cell>
              <table:table-cell office:value-type="float" office:value="0.902009561414551">
                <text:p>0.902009561414551</text:p>
              </table:table-cell>
              <table:table-cell office:value-type="float" office:value="0.674854312352579">
                <text:p>0.6748543123525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">
                <text:p>0.8</text:p>
              </table:table-cell>
              <table:table-cell office:value-type="float" office:value="0.689974481127612">
                <text:p>0.689974481127612</text:p>
              </table:table-cell>
              <table:table-cell office:value-type="float" office:value="0.872194461001381">
                <text:p>0.872194461001381</text:p>
              </table:table-cell>
              <table:table-cell office:value-type="float" office:value="0.699833499831519">
                <text:p>0.6998334998315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0.710949502625004">
                <text:p>0.710949502625004</text:p>
              </table:table-cell>
              <table:table-cell office:value-type="float" office:value="0.839699910778745">
                <text:p>0.839699910778745</text:p>
              </table:table-cell>
              <table:table-cell office:value-type="float" office:value="0.724812687310459">
                <text:p>0.724812687310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731058578630005">
                <text:p>0.731058578630005</text:p>
              </table:table-cell>
              <table:table-cell office:value-type="float" office:value="0.805033231043046">
                <text:p>0.805033231043046</text:p>
              </table:table-cell>
              <table:table-cell office:value-type="float" office:value="0.749791874789399">
                <text:p>0.7497918747893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0.750260105595117">
                <text:p>0.750260105595117</text:p>
              </table:table-cell>
              <table:table-cell office:value-type="float" office:value="0.768701022853585">
                <text:p>0.768701022853585</text:p>
              </table:table-cell>
              <table:table-cell office:value-type="float" office:value="0.774771062268339">
                <text:p>0.7747710622683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0.768524783499017">
                <text:p>0.768524783499017</text:p>
              </table:table-cell>
              <table:table-cell office:value-type="float" office:value="0.731195837306522">
                <text:p>0.731195837306522</text:p>
              </table:table-cell>
              <table:table-cell office:value-type="float" office:value="0.799750249747279">
                <text:p>0.7997502497472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0.785834983042558">
                <text:p>0.785834983042558</text:p>
              </table:table-cell>
              <table:table-cell office:value-type="float" office:value="0.692984892248212">
                <text:p>0.692984892248212</text:p>
              </table:table-cell>
              <table:table-cell office:value-type="float" office:value="0.824729437226219">
                <text:p>0.8247294372262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0.802183888558581">
                <text:p>0.802183888558581</text:p>
              </table:table-cell>
              <table:table-cell office:value-type="float" office:value="0.654501093352493">
                <text:p>0.654501093352493</text:p>
              </table:table-cell>
              <table:table-cell office:value-type="float" office:value="0.849708624705159">
                <text:p>0.8497086247051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0.817574476193643">
                <text:p>0.817574476193643</text:p>
              </table:table-cell>
              <table:table-cell office:value-type="float" office:value="0.616136439507404">
                <text:p>0.616136439507404</text:p>
              </table:table-cell>
              <table:table-cell office:value-type="float" office:value="0.874687812184099">
                <text:p>0.8746878121840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0.832018385133924">
                <text:p>0.832018385133924</text:p>
              </table:table-cell>
              <table:table-cell office:value-type="float" office:value="0.578237741017739">
                <text:p>0.578237741017739</text:p>
              </table:table-cell>
              <table:table-cell office:value-type="float" office:value="0.899666999663039">
                <text:p>0.8996669996630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0.845534734916465">
                <text:p>0.845534734916465</text:p>
              </table:table-cell>
              <table:table-cell office:value-type="float" office:value="0.541104461221427">
                <text:p>0.541104461221427</text:p>
              </table:table-cell>
              <table:table-cell office:value-type="float" office:value="0.924646187141978">
                <text:p>0.9246461871419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0.858148935099512">
                <text:p>0.858148935099512</text:p>
              </table:table-cell>
              <table:table-cell office:value-type="float" office:value="0.504988410599109">
                <text:p>0.504988410599109</text:p>
              </table:table-cell>
              <table:table-cell office:value-type="float" office:value="0.949625374620918">
                <text:p>0.9496253746209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0.869891525637002">
                <text:p>0.869891525637002</text:p>
              </table:table-cell>
              <table:table-cell office:value-type="float" office:value="0.470094975963092">
                <text:p>0.470094975963092</text:p>
              </table:table-cell>
              <table:table-cell office:value-type="float" office:value="0.974604562099858">
                <text:p>0.9746045620998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880797077977882">
                <text:p>0.880797077977882</text:p>
              </table:table-cell>
              <table:table-cell office:value-type="float" office:value="0.436585551474592">
                <text:p>0.436585551474592</text:p>
              </table:table-cell>
              <table:table-cell office:value-type="float" office:value="0.999583749578798">
                <text:p>0.9995837495787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0.890903178804387">
                <text:p>0.890903178804387</text:p>
              </table:table-cell>
              <table:table-cell office:value-type="float" office:value="0.404580846956102">
                <text:p>0.404580846956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0.900249510880314">
                <text:p>0.900249510880314</text:p>
              </table:table-cell>
              <table:table-cell office:value-type="float" office:value="0.374164775527934">
                <text:p>0.374164775527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0.908877038985144">
                <text:p>0.908877038985144</text:p>
              </table:table-cell>
              <table:table-cell office:value-type="float" office:value="0.345388660544025">
                <text:p>0.345388660544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0.916827303506077">
                <text:p>0.916827303506077</text:p>
              </table:table-cell>
              <table:table-cell office:value-type="float" office:value="0.318275545497092">
                <text:p>0.318275545497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924141819978756">
                <text:p>0.924141819978756</text:p>
              </table:table-cell>
              <table:table-cell office:value-type="float" office:value="0.292824435496378">
                <text:p>0.292824435496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0.930861579656653">
                <text:p>0.930861579656653</text:p>
              </table:table-cell>
              <table:table-cell office:value-type="float" office:value="0.269014341782021">
                <text:p>0.269014341782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0.937026643943003">
                <text:p>0.937026643943003</text:p>
              </table:table-cell>
              <table:table-cell office:value-type="float" office:value="0.246808039354697">
                <text:p>0.246808039354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0.942675824101131">
                <text:p>0.942675824101131</text:p>
              </table:table-cell>
              <table:table-cell office:value-type="float" office:value="0.226155480953514">
                <text:p>0.226155480953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0.947846436921582">
                <text:p>0.947846436921582</text:p>
              </table:table-cell>
              <table:table-cell office:value-type="float" office:value="0.206996837859936">
                <text:p>0.206996837859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952574126822433">
                <text:p>0.952574126822433</text:p>
              </table:table-cell>
              <table:table-cell office:value-type="float" office:value="0.189265159438712">
                <text:p>0.189265159438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0.956892745058914">
                <text:p>0.956892745058914</text:p>
              </table:table-cell>
              <table:table-cell office:value-type="float" office:value="0.172888659413824">
                <text:p>0.172888659413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0.960834277203235">
                <text:p>0.960834277203235</text:p>
              </table:table-cell>
              <table:table-cell office:value-type="float" office:value="0.157792648285495">
                <text:p>0.157792648285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0.964428810727364">
                <text:p>0.964428810727364</text:p>
              </table:table-cell>
              <table:table-cell office:value-type="float" office:value="0.143901138784389">
                <text:p>0.143901138784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0.967704535301549">
                <text:p>0.967704535301549</text:p>
              </table:table-cell>
              <table:table-cell office:value-type="float" office:value="0.131138155592434">
                <text:p>0.131138155592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0.970687769248644">
                <text:p>0.970687769248644</text:p>
              </table:table-cell>
              <table:table-cell office:value-type="float" office:value="0.119428782445762">
                <text:p>0.119428782445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0.973403006423134">
                <text:p>0.973403006423134</text:p>
              </table:table-cell>
              <table:table-cell office:value-type="float" office:value="0.108699979804373">
                <text:p>0.108699979804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0.975872978582331">
                <text:p>0.975872978582331</text:p>
              </table:table-cell>
              <table:table-cell office:value-type="float" office:value="0.0988812050543669">
                <text:p>0.0988812050543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0.978118729063869">
                <text:p>0.978118729063869</text:p>
              </table:table-cell>
              <table:table-cell office:value-type="float" office:value="0.0899048651375174">
                <text:p>0.0899048651375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0.980159694265922">
                <text:p>0.980159694265922</text:p>
              </table:table-cell>
              <table:table-cell office:value-type="float" office:value="0.0817066289195207">
                <text:p>0.0817066289195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0.982013790037908">
                <text:p>0.982013790037908</text:p>
              </table:table-cell>
              <table:table-cell office:value-type="float" office:value="0.0742256237737653">
                <text:p>0.0742256237737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0.983697500628559">
                <text:p>0.983697500628559</text:p>
              </table:table-cell>
              <table:table-cell office:value-type="float" office:value="0.067404537960651">
                <text:p>0.067404537960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0.985225968306727">
                <text:p>0.985225968306727</text:p>
              </table:table-cell>
              <table:table-cell office:value-type="float" office:value="0.0611896475598533">
                <text:p>0.0611896475598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0.986613082172335">
                <text:p>0.986613082172335</text:p>
              </table:table-cell>
              <table:table-cell office:value-type="float" office:value="0.0555307840488365">
                <text:p>0.0555307840488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987871565015726">
                <text:p>0.987871565015726</text:p>
              </table:table-cell>
              <table:table-cell office:value-type="float" office:value="0.0503812561738295">
                <text:p>0.0503812561738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0.989013057369407">
                <text:p>0.989013057369407</text:p>
              </table:table-cell>
              <table:table-cell office:value-type="float" office:value="0.0456977375522436">
                <text:p>0.0456977375522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0.990048198133096">
                <text:p>0.990048198133096</text:p>
              </table:table-cell>
              <table:table-cell office:value-type="float" office:value="0.0414401294902674">
                <text:p>0.0414401294902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990986701347152">
                <text:p>0.990986701347152</text:p>
              </table:table-cell>
              <table:table-cell office:value-type="float" office:value="0.0375714067900642">
                <text:p>0.0375714067900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99183742884684">
                <text:p>0.99183742884684</text:p>
              </table:table-cell>
              <table:table-cell office:value-type="float" office:value="0.0340574528457067">
                <text:p>0.0340574528457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992608458655718">
                <text:p>0.992608458655718</text:p>
              </table:table-cell>
              <table:table-cell office:value-type="float" office:value="0.0308668890662611">
                <text:p>0.0308668890662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993307149075715">
                <text:p>0.993307149075715</text:p>
              </table:table-cell>
              <table:table-cell office:value-type="float" office:value="0.0279709025998632">
                <text:p>0.027970902599863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638cm" svg:y="3.954cm" style:legend-expansion="high" chart:style-name="ch2"/>
        <chart:plot-area chart:style-name="ch3" table:cell-range-address="Logistic.H31:Logistic.I40" svg:x="0.319cm" svg:y="0.18cm" svg:width="11cm" svg:height="8.645cm">
          <chartooo:coordinate-region svg:x="0.755cm" svg:y="0.379cm" svg:width="10.4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gistic.I31:Logistic.I40" chart:class="chart:scatter">
            <chart:domain table:cell-range-address="Logistic.H31:Logistic.H40"/>
            <chart:regression-curve chart:style-name="ch7">
              <chart:equation chart:display-equation="true" chart:display-r-square="fals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Logistic.H31:Logistic.H40</svg:desc>
                </draw:g>
              </table:table-cell>
              <table:table-cell office:value-type="float" office:value="5">
                <text:p>5</text:p>
                <draw:g>
                  <svg:desc>Logistic.I31:Logistic.I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0.09">
                <text:p>0.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4.201cm" style:legend-expansion="high" chart:style-name="ch2"/>
        <chart:plot-area chart:style-name="ch3" table:cell-range-address="'Automatische Lösung'.M9:'Automatische Lösung'.M63" chart:data-source-has-labels="row" svg:x="0.32cm" svg:y="0.18cm" svg:width="12.455cm" svg:height="8.64cm">
          <chartooo:coordinate-region svg:x="0.941cm" svg:y="0.379cm" svg:width="11.834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utomatische Lösung'.M10:'Automatische Lösung'.M63" chart:label-cell-address="'Automatische Lösung'.M9:'Automatische Lösung'.M9" chart:class="chart:line">
            <chart:data-point chart:repeated="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error²</text:p>
                <draw:g>
                  <svg:desc>'Automatische Lösung'.M9:'Automatische Lösung'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7609280438998">
                <text:p>12.7609280438998</text:p>
                <draw:g>
                  <svg:desc>'Automatische Lösung'.M10:'Automatische Lösung'.M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508261560189">
                <text:p>10.0508261560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08831063037097">
                <text:p>8.088310630370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65648209578918">
                <text:p>6.65648209578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0192943250847">
                <text:p>5.601929432508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1611841090519">
                <text:p>4.81611841090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2223756085312">
                <text:p>4.22223756085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6590103257331">
                <text:p>3.76590103257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0857745583271">
                <text:p>3.40857745583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2294545085711">
                <text:p>3.12294545085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8961084038958">
                <text:p>2.88961084038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9478627521343">
                <text:p>2.694786275213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2865107016199">
                <text:p>2.52865107016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8419179899666">
                <text:p>2.38419179899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5638268229648">
                <text:p>2.256382682296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4160613819775">
                <text:p>2.141606138197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724308045368">
                <text:p>2.037243080453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4138319617647">
                <text:p>1.941383196176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5262002884529">
                <text:p>1.852620028845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6990600615744">
                <text:p>1.769906006157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9244984188533">
                <text:p>1.692449841885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1964389294119">
                <text:p>1.619643892941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5101269414857">
                <text:p>1.551012694148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861764667759">
                <text:p>1.48617646677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2482521580181">
                <text:p>1.424825215801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6670031644113">
                <text:p>1.36670031644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1158139906262">
                <text:p>1.311581399062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5927698381072">
                <text:p>1.259276983810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0961777012728">
                <text:p>1.209617770127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624518071705">
                <text:p>1.16245180717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1764099787087">
                <text:p>1.117640997870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750585496284">
                <text:p>1.07505854962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3458709793506">
                <text:p>1.034587097935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6117309278745">
                <text:p>0.996117309278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9546826286178">
                <text:p>0.9595468262861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24779458075599">
                <text:p>0.9247794580755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91724547077871">
                <text:p>0.891724547077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602964635862">
                <text:p>0.86029646358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30414193438393">
                <text:p>0.8304141934383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02000994239351">
                <text:p>0.8020009942393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74984102608691">
                <text:p>0.7749841026086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49294479946991">
                <text:p>0.7492944799469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24866587760294">
                <text:p>0.7248665877602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01638186094779">
                <text:p>0.701638186094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79550150414831">
                <text:p>0.6795501504148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58546303522052">
                <text:p>0.6585463035220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3857326001152">
                <text:p>0.638573260011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19580281401662">
                <text:p>0.6195802814016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0151914053117">
                <text:p>0.601519140531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84343994143781">
                <text:p>0.5843439941437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68011262817385">
                <text:p>0.5680112628173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479517564409">
                <text:p>0.5524795175644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7709372554754">
                <text:p>0.5377093725547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23663383504012">
                <text:p>0.5236633835040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